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7689in"/>
    </style:style>
    <style:style style:name="co4" style:family="table-column">
      <style:table-column-properties fo:break-before="auto" style:column-width="1.4437in"/>
    </style:style>
    <style:style style:name="co5" style:family="table-column">
      <style:table-column-properties fo:break-before="auto" style:column-width="0.7874in"/>
    </style:style>
    <style:style style:name="co6" style:family="table-column">
      <style:table-column-properties fo:break-before="auto" style:column-width="1.0354in"/>
    </style:style>
    <style:style style:name="co7" style:family="table-column">
      <style:table-column-properties fo:break-before="auto" style:column-width="1.7272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3516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M98_5f_01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7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9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2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13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automatic"/>
      <style:paragraph-properties fo:text-align="end" fo:margin-left="0in" style:writing-mode="page"/>
    </style:style>
    <style:style style:name="ce15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order-bottom="0.0555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18" style:family="table-cell" style:parent-style-name="Default" style:data-style-name="N144"/>
    <style:style style:name="ce19" style:family="table-cell" style:parent-style-name="Default" style:data-style-name="N144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0" style:family="table-cell" style:parent-style-name="Default" style:data-style-name="N144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Default" style:data-style-name="N143">
      <style:table-cell-properties style:cell-protect="protected" style:print-content="true"/>
    </style:style>
    <style:style style:name="ce22" style:family="table-cell" style:parent-style-name="Default" style:data-style-name="N5126">
      <style:table-cell-properties style:cell-protect="protected" style:print-content="true"/>
    </style:style>
    <style:style style:name="ce23" style:family="table-cell" style:parent-style-name="Default" style:data-style-name="N5126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 table:number-rows-repeated="10485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98_01p1" table:style-name="ta2" table:print="false">
        <office:forms form:automatic-focus="false" form:apply-design-mode="false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9" table:default-cell-style-name="Default"/>
        <table:table-column table:style-name="co10" table:number-columns-repeated="246" table:default-cell-style-name="Default"/>
        <table:table-row table:style-name="ro1">
          <table:table-cell table:style-name="ce1" office:value-type="string">
            <text:p>Table C9.1. <text:s text:c="3"/>Number of Establishments by Participation in Energy-Management Activity, 1998;</text:p>
          </table:table-cell>
          <table:table-cell table:number-columns-repeated="18"/>
          <table:table-cell table:style-name="ce22"/>
          <table:table-cell table:number-columns-repeated="236"/>
        </table:table-row>
        <table:table-row table:style-name="ro1">
          <table:table-cell table:style-name="ce1" office:value-type="string">
            <text:p><text:s text:c="24"/>Level: National Data; </text:p>
          </table:table-cell>
          <table:table-cell table:number-columns-repeated="18"/>
          <table:table-cell table:style-name="ce22"/>
          <table:table-cell table:number-columns-repeated="236"/>
        </table:table-row>
        <table:table-row table:style-name="ro1">
          <table:table-cell table:style-name="ce1" office:value-type="string">
            <text:p><text:s text:c="24"/>Row: Energy-Management Activities within NAICS Codes;</text:p>
          </table:table-cell>
          <table:table-cell table:number-columns-repeated="18"/>
          <table:table-cell table:style-name="ce23"/>
          <table:table-cell table:number-columns-repeated="236"/>
        </table:table-row>
        <table:table-row table:style-name="ro1">
          <table:table-cell table:style-name="ce1" office:value-type="string">
            <text:p><text:s text:c="24"/>Column: Participation and General Amounts of Establishment-Paid Activity Cost;</text:p>
          </table:table-cell>
          <table:table-cell table:number-columns-repeated="18"/>
          <table:table-cell table:style-name="ce22"/>
          <table:table-cell table:number-columns-repeated="236"/>
        </table:table-row>
        <table:table-row table:style-name="ro1">
          <table:table-cell table:style-name="ce1" office:value-type="string">
            <text:p><text:s text:c="24"/>Unit: Establishment Counts.</text:p>
          </table:table-cell>
          <table:table-cell table:number-columns-repeated="18"/>
          <table:table-cell table:style-name="ce22"/>
          <table:table-cell table:number-columns-repeated="236"/>
        </table:table-row>
        <table:table-row table:style-name="ro1">
          <table:table-cell table:number-columns-repeated="3" table:style-name="ce1" office:value-type="string">
            <text:p><text:s/></text:p>
          </table:table-cell>
          <table:table-cell table:style-name="ce1" table:number-columns-repeated="3"/>
          <table:table-cell table:style-name="ce10"/>
          <table:table-cell table:style-name="ce1"/>
          <table:table-cell table:style-name="ce19" office:value-type="string">
            <text:p><text:s/></text:p>
          </table:table-cell>
          <table:table-cell table:number-columns-repeated="10"/>
          <table:table-cell table:style-name="ce22"/>
          <table:table-cell table:number-columns-repeated="236"/>
        </table:table-row>
        <table:table-row table:style-name="ro1">
          <table:table-cell table:number-columns-repeated="2" table:style-name="ce1" office:value-type="string">
            <text:p><text:s/></text:p>
          </table:table-cell>
          <table:table-cell table:style-name="ce10" table:number-columns-repeated="2"/>
          <table:table-cell table:style-name="ce14" office:value-type="string">
            <text:p>General</text:p>
          </table:table-cell>
          <table:table-cell table:style-name="ce15" office:value-type="string">
            <text:p>Amount of </text:p>
          </table:table-cell>
          <table:table-cell table:style-name="ce16" office:value-type="string">
            <text:p>Establishment-Paid</text:p>
          </table:table-cell>
          <table:table-cell table:style-name="ce17" office:value-type="string">
            <text:p>Activity Cost</text:p>
          </table:table-cell>
          <table:table-cell table:style-name="ce20" office:value-type="string">
            <text:p>RSE</text:p>
          </table:table-cell>
          <table:table-cell table:style-name="ce10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1" office:value-type="string">
            <text:p>NAICS</text:p>
          </table:table-cell>
          <table:table-cell table:style-name="ce1" office:value-type="string">
            <text:p><text:s/></text:p>
          </table:table-cell>
          <table:table-cell office:value-type="string">
            <text:p><text:s/></text:p>
          </table:table-cell>
          <table:table-cell/>
          <table:table-cell table:style-name="ce10" table:number-columns-repeated="3"/>
          <table:table-cell/>
          <table:table-cell table:style-name="ce20" office:value-type="string">
            <text:p>Row</text:p>
          </table:table-cell>
          <table:table-cell table:style-name="ce10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1" office:value-type="string">
            <text:p>Code(a)</text:p>
          </table:table-cell>
          <table:table-cell table:style-name="ce1" office:value-type="string">
            <text:p>Energy-Management Activity</text:p>
          </table:table-cell>
          <table:table-cell table:style-name="ce10" office:value-type="string">
            <text:p>No Participation</text:p>
          </table:table-cell>
          <table:table-cell table:style-name="ce10" office:value-type="string">
            <text:p>Participation(b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Some</text:p>
          </table:table-cell>
          <table:table-cell table:style-name="ce10" office:value-type="string">
            <text:p>None</text:p>
          </table:table-cell>
          <table:table-cell table:style-name="ce10" office:value-type="string">
            <text:p>Don't Know</text:p>
          </table:table-cell>
          <table:table-cell table:style-name="ce20" office:value-type="string">
            <text:p>Factors</text:p>
          </table:table-cell>
          <table:table-cell table:style-name="ce10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2"/>
          <table:table-cell table:style-name="ce7"/>
          <table:table-cell table:number-columns-repeated="17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1"/>
          <table:table-cell table:style-name="ce3" office:value-type="string">
            <text:p>Total United States</text:p>
          </table:table-cell>
          <table:table-cell table:style-name="ce3"/>
          <table:table-cell table:number-columns-repeated="15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1"/>
          <table:table-cell table:style-name="ce3" table:number-columns-repeated="2"/>
          <table:table-cell table:number-columns-repeated="15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RSE Column Factors:</text:p>
          </table:table-cell>
          <table:table-cell table:style-name="ce11" office:value-type="float" office:value="0.4">
            <text:p>0.4</text:p>
          </table:table-cell>
          <table:table-cell table:style-name="ce11" office:value-type="float" office:value="2.2">
            <text:p>2.2</text:p>
          </table:table-cell>
          <table:table-cell table:number-columns-repeated="4" table:style-name="ce11" office:value-type="float" office:value="1">
            <text:p>1.0</text:p>
          </table:table-cell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number-columns-repeated="2"/>
          <table:table-cell table:style-name="ce12" table:number-columns-repeated="6"/>
          <table:table-cell table:style-name="ce11"/>
          <table:table-cell table:number-columns-repeated="10"/>
          <table:table-cell table:style-name="ce22"/>
          <table:table-cell table:number-columns-repeated="236"/>
        </table:table-row>
        <table:table-row table:style-name="ro1">
          <table:table-cell table:style-name="ce5" office:value-type="string">
            <text:p><text:s text:c="2"/>311 - 339</text:p>
          </table:table-cell>
          <table:table-cell table:style-name="ce5" office:value-type="string">
            <text:p>ALL MANUFACTURING INDUSTRIE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51365">
            <text:p>151,365</text:p>
          </table:table-cell>
          <table:table-cell table:style-name="ce12" office:value-type="float" office:value="75448">
            <text:p>75,44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1">
            <text:p>1.1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2"/>Energy Audits</text:p>
          </table:table-cell>
          <table:table-cell table:style-name="ce12" office:value-type="float" office:value="202475">
            <text:p>202,475</text:p>
          </table:table-cell>
          <table:table-cell table:style-name="ce12" office:value-type="float" office:value="24338">
            <text:p>24,338</text:p>
          </table:table-cell>
          <table:table-cell table:style-name="ce12" office:value-type="float" office:value="7007">
            <text:p>7,007</text:p>
          </table:table-cell>
          <table:table-cell table:style-name="ce12" office:value-type="float" office:value="3595">
            <text:p>3,595</text:p>
          </table:table-cell>
          <table:table-cell table:style-name="ce12" office:value-type="float" office:value="10077">
            <text:p>10,077</text:p>
          </table:table-cell>
          <table:table-cell table:style-name="ce12" office:value-type="float" office:value="3659">
            <text:p>3,659</text:p>
          </table:table-cell>
          <table:table-cell table:style-name="ce11" office:value-type="float" office:value="3.8">
            <text:p>3.8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2"/>Electricity Load Control</text:p>
          </table:table-cell>
          <table:table-cell table:style-name="ce12" office:value-type="float" office:value="205891">
            <text:p>205,891</text:p>
          </table:table-cell>
          <table:table-cell table:style-name="ce12" office:value-type="float" office:value="20922">
            <text:p>20,922</text:p>
          </table:table-cell>
          <table:table-cell table:style-name="ce12" office:value-type="float" office:value="7715">
            <text:p>7,715</text:p>
          </table:table-cell>
          <table:table-cell table:style-name="ce12" office:value-type="float" office:value="3462">
            <text:p>3,462</text:p>
          </table:table-cell>
          <table:table-cell table:style-name="ce12" office:value-type="float" office:value="5228">
            <text:p>5,228</text:p>
          </table:table-cell>
          <table:table-cell table:style-name="ce12" office:value-type="float" office:value="4517">
            <text:p>4,517</text:p>
          </table:table-cell>
          <table:table-cell table:style-name="ce11" office:value-type="float" office:value="3.9">
            <text:p>3.9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206500">
            <text:p>206,500</text:p>
          </table:table-cell>
          <table:table-cell table:style-name="ce12" office:value-type="float" office:value="20313">
            <text:p>20,31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220531">
            <text:p>220,531</text:p>
          </table:table-cell>
          <table:table-cell table:style-name="ce12" office:value-type="float" office:value="6282">
            <text:p>6,282</text:p>
          </table:table-cell>
          <table:table-cell table:style-name="ce12" office:value-type="float" office:value="3405">
            <text:p>3,405</text:p>
          </table:table-cell>
          <table:table-cell table:style-name="ce12" office:value-type="float" office:value="552">
            <text:p>552</text:p>
          </table:table-cell>
          <table:table-cell table:style-name="ce12" office:value-type="float" office:value="958">
            <text:p>958</text:p>
          </table:table-cell>
          <table:table-cell table:style-name="ce12" office:value-type="float" office:value="1367">
            <text:p>1,367</text:p>
          </table:table-cell>
          <table:table-cell table:style-name="ce11" office:value-type="float" office:value="5.9">
            <text:p>5.9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2"/>Equipment Rebates</text:p>
          </table:table-cell>
          <table:table-cell table:style-name="ce12" office:value-type="float" office:value="221952">
            <text:p>221,952</text:p>
          </table:table-cell>
          <table:table-cell table:style-name="ce12" office:value-type="float" office:value="4861">
            <text:p>4,86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207272">
            <text:p>207,272</text:p>
          </table:table-cell>
          <table:table-cell table:style-name="ce12" office:value-type="float" office:value="19541">
            <text:p>19,541</text:p>
          </table:table-cell>
          <table:table-cell table:style-name="ce12" office:value-type="float" office:value="9410">
            <text:p>9,410</text:p>
          </table:table-cell>
          <table:table-cell table:style-name="ce12" office:value-type="float" office:value="2816">
            <text:p>2,816</text:p>
          </table:table-cell>
          <table:table-cell table:style-name="ce12" office:value-type="float" office:value="3072">
            <text:p>3,072</text:p>
          </table:table-cell>
          <table:table-cell table:style-name="ce12" office:value-type="float" office:value="4243">
            <text:p>4,243</text:p>
          </table:table-cell>
          <table:table-cell table:style-name="ce11" office:value-type="float" office:value="4">
            <text:p>4.0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224937">
            <text:p>224,937</text:p>
          </table:table-cell>
          <table:table-cell table:style-name="ce12" office:value-type="float" office:value="1876">
            <text:p>1,87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224663">
            <text:p>224,663</text:p>
          </table:table-cell>
          <table:table-cell table:style-name="ce12" office:value-type="float" office:value="2150">
            <text:p>2,15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4">
            <text:p>1.4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225533">
            <text:p>225,533</text:p>
          </table:table-cell>
          <table:table-cell table:style-name="ce12" office:value-type="float" office:value="1280">
            <text:p>1,28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4">
            <text:p>1.4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2">
          <table:table-cell table:style-name="ce3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2">
          <table:table-cell table:style-name="ce3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217020">
            <text:p>217,020</text:p>
          </table:table-cell>
          <table:table-cell table:style-name="ce12" office:value-type="float" office:value="9793">
            <text:p>9,793</text:p>
          </table:table-cell>
          <table:table-cell table:style-name="ce12" office:value-type="float" office:value="6961">
            <text:p>6,961</text:p>
          </table:table-cell>
          <table:table-cell table:style-name="ce12" office:value-type="float" office:value="1156">
            <text:p>1,156</text:p>
          </table:table-cell>
          <table:table-cell table:style-name="ce12" office:value-type="float" office:value="637">
            <text:p>637</text:p>
          </table:table-cell>
          <table:table-cell table:style-name="ce12" office:value-type="float" office:value="1040">
            <text:p>1,040</text:p>
          </table:table-cell>
          <table:table-cell table:style-name="ce11" office:value-type="float" office:value="6.3">
            <text:p>6.3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97282">
            <text:p>197,282</text:p>
          </table:table-cell>
          <table:table-cell table:style-name="ce12" office:value-type="float" office:value="29531">
            <text:p>29,531</text:p>
          </table:table-cell>
          <table:table-cell table:style-name="ce12" office:value-type="float" office:value="21900">
            <text:p>21,900</text:p>
          </table:table-cell>
          <table:table-cell table:style-name="ce12" office:value-type="float" office:value="3189">
            <text:p>3,189</text:p>
          </table:table-cell>
          <table:table-cell table:style-name="ce12" office:value-type="float" office:value="1255">
            <text:p>1,255</text:p>
          </table:table-cell>
          <table:table-cell table:style-name="ce12" office:value-type="float" office:value="3187">
            <text:p>3,187</text:p>
          </table:table-cell>
          <table:table-cell table:style-name="ce11" office:value-type="float" office:value="4.6">
            <text:p>4.6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215021">
            <text:p>215,021</text:p>
          </table:table-cell>
          <table:table-cell table:style-name="ce12" office:value-type="float" office:value="11792">
            <text:p>11,792</text:p>
          </table:table-cell>
          <table:table-cell table:style-name="ce12" office:value-type="float" office:value="8059">
            <text:p>8,059</text:p>
          </table:table-cell>
          <table:table-cell table:style-name="ce12" office:value-type="float" office:value="1407">
            <text:p>1,407</text:p>
          </table:table-cell>
          <table:table-cell table:style-name="ce12" office:value-type="float" office:value="705">
            <text:p>705</text:p>
          </table:table-cell>
          <table:table-cell table:style-name="ce12" office:value-type="float" office:value="1620">
            <text:p>1,620</text:p>
          </table:table-cell>
          <table:table-cell table:style-name="ce11" office:value-type="float" office:value="5.5">
            <text:p>5.5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217663">
            <text:p>217,663</text:p>
          </table:table-cell>
          <table:table-cell table:style-name="ce12" office:value-type="float" office:value="9150">
            <text:p>9,150</text:p>
          </table:table-cell>
          <table:table-cell table:style-name="ce12" office:value-type="float" office:value="6427">
            <text:p>6,427</text:p>
          </table:table-cell>
          <table:table-cell table:style-name="ce12" office:value-type="float" office:value="853">
            <text:p>853</text:p>
          </table:table-cell>
          <table:table-cell table:style-name="ce12" office:value-type="float" office:value="629">
            <text:p>629</text:p>
          </table:table-cell>
          <table:table-cell table:style-name="ce12" office:value-type="float" office:value="1241">
            <text:p>1,241</text:p>
          </table:table-cell>
          <table:table-cell table:style-name="ce11" office:value-type="float" office:value="5.5">
            <text:p>5.5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4"/>Direct Machine Drive (f)</text:p>
          </table:table-cell>
          <table:table-cell table:style-name="ce12" office:value-type="float" office:value="204612">
            <text:p>204,612</text:p>
          </table:table-cell>
          <table:table-cell table:style-name="ce12" office:value-type="float" office:value="22201">
            <text:p>22,201</text:p>
          </table:table-cell>
          <table:table-cell table:style-name="ce12" office:value-type="float" office:value="15768">
            <text:p>15,768</text:p>
          </table:table-cell>
          <table:table-cell table:style-name="ce12" office:value-type="float" office:value="2512">
            <text:p>2,512</text:p>
          </table:table-cell>
          <table:table-cell table:style-name="ce12" office:value-type="float" office:value="1078">
            <text:p>1,078</text:p>
          </table:table-cell>
          <table:table-cell table:style-name="ce12" office:value-type="float" office:value="2843">
            <text:p>2,843</text:p>
          </table:table-cell>
          <table:table-cell table:style-name="ce11" office:value-type="float" office:value="4.4">
            <text:p>4.4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4"/>Facility HVAC (g)</text:p>
          </table:table-cell>
          <table:table-cell table:style-name="ce12" office:value-type="float" office:value="202392">
            <text:p>202,392</text:p>
          </table:table-cell>
          <table:table-cell table:style-name="ce12" office:value-type="float" office:value="24421">
            <text:p>24,421</text:p>
          </table:table-cell>
          <table:table-cell table:style-name="ce12" office:value-type="float" office:value="17583">
            <text:p>17,583</text:p>
          </table:table-cell>
          <table:table-cell table:style-name="ce12" office:value-type="float" office:value="2715">
            <text:p>2,715</text:p>
          </table:table-cell>
          <table:table-cell table:style-name="ce12" office:value-type="float" office:value="1141">
            <text:p>1,141</text:p>
          </table:table-cell>
          <table:table-cell table:style-name="ce12" office:value-type="float" office:value="2982">
            <text:p>2,982</text:p>
          </table:table-cell>
          <table:table-cell table:style-name="ce11" office:value-type="float" office:value="4.9">
            <text:p>4.9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4"/>Facility Lighting</text:p>
          </table:table-cell>
          <table:table-cell table:style-name="ce12" office:value-type="float" office:value="201459">
            <text:p>201,459</text:p>
          </table:table-cell>
          <table:table-cell table:style-name="ce12" office:value-type="float" office:value="25354">
            <text:p>25,354</text:p>
          </table:table-cell>
          <table:table-cell table:style-name="ce12" office:value-type="float" office:value="17548">
            <text:p>17,548</text:p>
          </table:table-cell>
          <table:table-cell table:style-name="ce12" office:value-type="float" office:value="3230">
            <text:p>3,230</text:p>
          </table:table-cell>
          <table:table-cell table:style-name="ce12" office:value-type="float" office:value="1325">
            <text:p>1,325</text:p>
          </table:table-cell>
          <table:table-cell table:style-name="ce12" office:value-type="float" office:value="3251">
            <text:p>3,251</text:p>
          </table:table-cell>
          <table:table-cell table:style-name="ce11" office:value-type="float" office:value="4.8">
            <text:p>4.8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2">
          <table:table-cell table:style-name="ce3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2">
          <table:table-cell table:style-name="ce3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220552">
            <text:p>220,552</text:p>
          </table:table-cell>
          <table:table-cell table:style-name="ce12" office:value-type="float" office:value="6261">
            <text:p>6,261</text:p>
          </table:table-cell>
          <table:table-cell table:style-name="ce12" office:value-type="float" office:value="3092">
            <text:p>3,092</text:p>
          </table:table-cell>
          <table:table-cell table:style-name="ce12" office:value-type="float" office:value="1063">
            <text:p>1,063</text:p>
          </table:table-cell>
          <table:table-cell table:style-name="ce12" office:value-type="float" office:value="793">
            <text:p>793</text:p>
          </table:table-cell>
          <table:table-cell table:style-name="ce12" office:value-type="float" office:value="1313">
            <text:p>1,313</text:p>
          </table:table-cell>
          <table:table-cell table:style-name="ce11" office:value-type="float" office:value="7.1">
            <text:p>7.1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<text:s text:c="2"/>Other (i)</text:p>
          </table:table-cell>
          <table:table-cell table:style-name="ce12" office:value-type="float" office:value="225739">
            <text:p>225,739</text:p>
          </table:table-cell>
          <table:table-cell table:style-name="ce12" office:value-type="float" office:value="1074">
            <text:p>1,074</text:p>
          </table:table-cell>
          <table:table-cell table:style-name="ce12" office:value-type="float" office:value="558">
            <text:p>558</text:p>
          </table:table-cell>
          <table:table-cell table:style-name="ce12" office:value-type="float" office:value="273">
            <text:p>273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9.2">
            <text:p>9.2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 office:value-type="string">
            <text:p>Full-Time Energy Manager (j)</text:p>
          </table:table-cell>
          <table:table-cell table:style-name="ce12" office:value-type="float" office:value="224568">
            <text:p>224,568</text:p>
          </table:table-cell>
          <table:table-cell table:style-name="ce12" office:value-type="float" office:value="2245">
            <text:p>2,24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4">
            <text:p>1.4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 office:value-type="string">
            <text:p>Actual</text:p>
          </table:table-cell>
          <table:table-cell table:style-name="ce8" office:value-type="string">
            <text:p>FOOD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68]" office:value-type="float" office:value="0">
            <text:p>0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69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2" table:formula="of:=IF(ISNUMBER([.C69]);[.C69];0)+IF(ISNUMBER([.C121]);[.C121];0)" office:value-type="float" office:value="9945">
            <text:p>9,945</text:p>
          </table:table-cell>
          <table:table-cell table:style-name="ce12" table:formula="of:=IF(ISNUMBER([.D69]);[.D69];0)+IF(ISNUMBER([.D121]);[.D121];0)" office:value-type="float" office:value="8155">
            <text:p>8,155</text:p>
          </table:table-cell>
          <table:table-cell table:style-name="ce12" table:formula="of:=IF(ISNUMBER([.E69]);[.E69];0)+IF(ISNUMBER([.E121]);[.E121];0)" office:value-type="float" office:value="0">
            <text:p>0</text:p>
          </table:table-cell>
          <table:table-cell table:style-name="ce12" table:formula="of:=IF(ISNUMBER([.F69]);[.F69];0)+IF(ISNUMBER([.F121]);[.F121];0)" office:value-type="float" office:value="0">
            <text:p>0</text:p>
          </table:table-cell>
          <table:table-cell table:style-name="ce12" table:formula="of:=IF(ISNUMBER([.G69]);[.G69];0)+IF(ISNUMBER([.G121]);[.G121];0)" office:value-type="float" office:value="0">
            <text:p>0</text:p>
          </table:table-cell>
          <table:table-cell table:style-name="ce12" table:formula="of:=IF(ISNUMBER([.H69]);[.H69];0)+IF(ISNUMBER([.H121]);[.H121];0)" office:value-type="float" office:value="0">
            <text:p>0</text:p>
          </table:table-cell>
          <table:table-cell table:style-name="ce12" table:formula="of:=IF(ISNUMBER([.I69]);[.I69];0)+IF(ISNUMBER([.I121]);[.I121];0)" office:value-type="float" office:value="3.9">
            <text:p>4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70]" office:value-type="string" office:string-value="  Energy Audits">
            <text:p><text:s text:c="2"/>Energy Audits</text:p>
          </table:table-cell>
          <table:table-cell table:style-name="ce12" table:formula="of:=IF(ISNUMBER([.C70]);[.C70];0)+IF(ISNUMBER([.C122]);[.C122];0)" office:value-type="float" office:value="14888">
            <text:p>14,888</text:p>
          </table:table-cell>
          <table:table-cell table:style-name="ce12" table:formula="of:=IF(ISNUMBER([.D70]);[.D70];0)+IF(ISNUMBER([.D122]);[.D122];0)" office:value-type="float" office:value="3212">
            <text:p>3,212</text:p>
          </table:table-cell>
          <table:table-cell table:style-name="ce12" table:formula="of:=IF(ISNUMBER([.E70]);[.E70];0)+IF(ISNUMBER([.E122]);[.E122];0)" office:value-type="float" office:value="1219">
            <text:p>1,219</text:p>
          </table:table-cell>
          <table:table-cell table:style-name="ce12" table:formula="of:=IF(ISNUMBER([.F70]);[.F70];0)+IF(ISNUMBER([.F122]);[.F122];0)" office:value-type="float" office:value="373">
            <text:p>373</text:p>
          </table:table-cell>
          <table:table-cell table:style-name="ce12" table:formula="of:=IF(ISNUMBER([.G70]);[.G70];0)+IF(ISNUMBER([.G122]);[.G122];0)" office:value-type="float" office:value="1091">
            <text:p>1,091</text:p>
          </table:table-cell>
          <table:table-cell table:style-name="ce12" table:formula="of:=IF(ISNUMBER([.H70]);[.H70];0)+IF(ISNUMBER([.H122]);[.H122];0)" office:value-type="float" office:value="329">
            <text:p>329</text:p>
          </table:table-cell>
          <table:table-cell table:style-name="ce12" table:formula="of:=IF(ISNUMBER([.I70]);[.I70];0)+IF(ISNUMBER([.I122]);[.I122];0)" office:value-type="float" office:value="29.3">
            <text:p>29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71]" office:value-type="string" office:string-value="  Electricity Load Control">
            <text:p><text:s text:c="2"/>Electricity Load Control</text:p>
          </table:table-cell>
          <table:table-cell table:style-name="ce12" table:formula="of:=IF(ISNUMBER([.C71]);[.C71];0)+IF(ISNUMBER([.C123]);[.C123];0)" office:value-type="float" office:value="15343">
            <text:p>15,343</text:p>
          </table:table-cell>
          <table:table-cell table:style-name="ce12" table:formula="of:=IF(ISNUMBER([.D71]);[.D71];0)+IF(ISNUMBER([.D123]);[.D123];0)" office:value-type="float" office:value="2757">
            <text:p>2,757</text:p>
          </table:table-cell>
          <table:table-cell table:style-name="ce12" table:formula="of:=IF(ISNUMBER([.E71]);[.E71];0)+IF(ISNUMBER([.E123]);[.E123];0)" office:value-type="float" office:value="1015">
            <text:p>1,015</text:p>
          </table:table-cell>
          <table:table-cell table:style-name="ce12" table:formula="of:=IF(ISNUMBER([.F71]);[.F71];0)+IF(ISNUMBER([.F123]);[.F123];0)" office:value-type="float" office:value="278">
            <text:p>278</text:p>
          </table:table-cell>
          <table:table-cell table:style-name="ce12" table:formula="of:=IF(ISNUMBER([.G71]);[.G71];0)+IF(ISNUMBER([.G123]);[.G123];0)" office:value-type="float" office:value="852">
            <text:p>852</text:p>
          </table:table-cell>
          <table:table-cell table:style-name="ce12" table:formula="of:=IF(ISNUMBER([.H71]);[.H71];0)+IF(ISNUMBER([.H123]);[.H123];0)" office:value-type="float" office:value="558">
            <text:p>558</text:p>
          </table:table-cell>
          <table:table-cell table:style-name="ce12" table:formula="of:=IF(ISNUMBER([.I71]);[.I71];0)+IF(ISNUMBER([.I123]);[.I123];0)" office:value-type="float" office:value="31">
            <text:p>31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72]" office:value-type="string" office:string-value="  Special Rate Schedule (c)">
            <text:p><text:s text:c="2"/>Special Rate Schedule (c)</text:p>
          </table:table-cell>
          <table:table-cell table:style-name="ce12" table:formula="of:=IF(ISNUMBER([.C72]);[.C72];0)+IF(ISNUMBER([.C124]);[.C124];0)" office:value-type="float" office:value="15274">
            <text:p>15,274</text:p>
          </table:table-cell>
          <table:table-cell table:style-name="ce12" table:formula="of:=IF(ISNUMBER([.D72]);[.D72];0)+IF(ISNUMBER([.D124]);[.D124];0)" office:value-type="float" office:value="2826">
            <text:p>2,826</text:p>
          </table:table-cell>
          <table:table-cell table:style-name="ce12" table:formula="of:=IF(ISNUMBER([.E72]);[.E72];0)+IF(ISNUMBER([.E124]);[.E124];0)" office:value-type="float" office:value="0">
            <text:p>0</text:p>
          </table:table-cell>
          <table:table-cell table:style-name="ce12" table:formula="of:=IF(ISNUMBER([.F72]);[.F72];0)+IF(ISNUMBER([.F124]);[.F124];0)" office:value-type="float" office:value="0">
            <text:p>0</text:p>
          </table:table-cell>
          <table:table-cell table:style-name="ce12" table:formula="of:=IF(ISNUMBER([.G72]);[.G72];0)+IF(ISNUMBER([.G124]);[.G124];0)" office:value-type="float" office:value="0">
            <text:p>0</text:p>
          </table:table-cell>
          <table:table-cell table:style-name="ce12" table:formula="of:=IF(ISNUMBER([.H72]);[.H72];0)+IF(ISNUMBER([.H124]);[.H124];0)" office:value-type="float" office:value="0">
            <text:p>0</text:p>
          </table:table-cell>
          <table:table-cell table:style-name="ce12" table:formula="of:=IF(ISNUMBER([.I72]);[.I72];0)+IF(ISNUMBER([.I124]);[.I124];0)" office:value-type="float" office:value="3.7">
            <text:p>4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73]" office:value-type="string" office:string-value="  Standby Generation Program">
            <text:p><text:s text:c="2"/>Standby Generation Program</text:p>
          </table:table-cell>
          <table:table-cell table:style-name="ce12" table:formula="of:=IF(ISNUMBER([.C73]);[.C73];0)+IF(ISNUMBER([.C125]);[.C125];0)" office:value-type="float" office:value="17355">
            <text:p>17,355</text:p>
          </table:table-cell>
          <table:table-cell table:style-name="ce12" table:formula="of:=IF(ISNUMBER([.D73]);[.D73];0)+IF(ISNUMBER([.D125]);[.D125];0)" office:value-type="float" office:value="745">
            <text:p>745</text:p>
          </table:table-cell>
          <table:table-cell table:style-name="ce12" table:formula="of:=IF(ISNUMBER([.E73]);[.E73];0)+IF(ISNUMBER([.E125]);[.E125];0)" office:value-type="float" office:value="374">
            <text:p>374</text:p>
          </table:table-cell>
          <table:table-cell table:style-name="ce12" table:formula="of:=IF(ISNUMBER([.F73]);[.F73];0)+IF(ISNUMBER([.F125]);[.F125];0)" office:value-type="float" office:value="37">
            <text:p>37</text:p>
          </table:table-cell>
          <table:table-cell table:style-name="ce12" table:formula="of:=IF(ISNUMBER([.G73]);[.G73];0)+IF(ISNUMBER([.G125]);[.G125];0)" office:value-type="float" office:value="95">
            <text:p>95</text:p>
          </table:table-cell>
          <table:table-cell table:style-name="ce12" table:formula="of:=IF(ISNUMBER([.H73]);[.H73];0)+IF(ISNUMBER([.H125]);[.H125];0)" office:value-type="float" office:value="229">
            <text:p>229</text:p>
          </table:table-cell>
          <table:table-cell table:style-name="ce12" table:formula="of:=IF(ISNUMBER([.I73]);[.I73];0)+IF(ISNUMBER([.I125]);[.I125];0)" office:value-type="float" office:value="18.4">
            <text:p>18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74]" office:value-type="string" office:string-value="  Equipment Rebates">
            <text:p><text:s text:c="2"/>Equipment Rebates</text:p>
          </table:table-cell>
          <table:table-cell table:style-name="ce12" table:formula="of:=IF(ISNUMBER([.C74]);[.C74];0)+IF(ISNUMBER([.C126]);[.C126];0)" office:value-type="float" office:value="17515">
            <text:p>17,515</text:p>
          </table:table-cell>
          <table:table-cell table:style-name="ce12" table:formula="of:=IF(ISNUMBER([.D74]);[.D74];0)+IF(ISNUMBER([.D126]);[.D126];0)" office:value-type="float" office:value="467">
            <text:p>467</text:p>
          </table:table-cell>
          <table:table-cell table:style-name="ce12" table:formula="of:=IF(ISNUMBER([.E74]);[.E74];0)+IF(ISNUMBER([.E126]);[.E126];0)" office:value-type="float" office:value="0">
            <text:p>0</text:p>
          </table:table-cell>
          <table:table-cell table:style-name="ce12" table:formula="of:=IF(ISNUMBER([.F74]);[.F74];0)+IF(ISNUMBER([.F126]);[.F126];0)" office:value-type="float" office:value="0">
            <text:p>0</text:p>
          </table:table-cell>
          <table:table-cell table:style-name="ce12" table:formula="of:=IF(ISNUMBER([.G74]);[.G74];0)+IF(ISNUMBER([.G126]);[.G126];0)" office:value-type="float" office:value="0">
            <text:p>0</text:p>
          </table:table-cell>
          <table:table-cell table:style-name="ce12" table:formula="of:=IF(ISNUMBER([.H74]);[.H74];0)+IF(ISNUMBER([.H126]);[.H126];0)" office:value-type="float" office:value="0">
            <text:p>0</text:p>
          </table:table-cell>
          <table:table-cell table:style-name="ce12" table:formula="of:=IF(ISNUMBER([.I74]);[.I74];0)+IF(ISNUMBER([.I126]);[.I126];0)" office:value-type="float" office:value="2.8">
            <text:p>3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75]" office:value-type="string" office:string-value="  Power Factor Correction or Improvement">
            <text:p><text:s text:c="2"/>Power Factor Correction or Improvement</text:p>
          </table:table-cell>
          <table:table-cell table:style-name="ce12" table:formula="of:=IF(ISNUMBER([.C75]);[.C75];0)+IF(ISNUMBER([.C127]);[.C127];0)" office:value-type="float" office:value="15566">
            <text:p>15,566</text:p>
          </table:table-cell>
          <table:table-cell table:style-name="ce12" table:formula="of:=IF(ISNUMBER([.D75]);[.D75];0)+IF(ISNUMBER([.D127]);[.D127];0)" office:value-type="float" office:value="2534">
            <text:p>2,534</text:p>
          </table:table-cell>
          <table:table-cell table:style-name="ce12" table:formula="of:=IF(ISNUMBER([.E75]);[.E75];0)+IF(ISNUMBER([.E127]);[.E127];0)" office:value-type="float" office:value="1202">
            <text:p>1,202</text:p>
          </table:table-cell>
          <table:table-cell table:style-name="ce12" table:formula="of:=IF(ISNUMBER([.F75]);[.F75];0)+IF(ISNUMBER([.F127]);[.F127];0)" office:value-type="float" office:value="328">
            <text:p>328</text:p>
          </table:table-cell>
          <table:table-cell table:style-name="ce12" table:formula="of:=IF(ISNUMBER([.G75]);[.G75];0)+IF(ISNUMBER([.G127]);[.G127];0)" office:value-type="float" office:value="370">
            <text:p>370</text:p>
          </table:table-cell>
          <table:table-cell table:style-name="ce12" table:formula="of:=IF(ISNUMBER([.H75]);[.H75];0)+IF(ISNUMBER([.H127]);[.H127];0)" office:value-type="float" office:value="457">
            <text:p>457</text:p>
          </table:table-cell>
          <table:table-cell table:style-name="ce12" table:formula="of:=IF(ISNUMBER([.I75]);[.I75];0)+IF(ISNUMBER([.I127]);[.I127];0)" office:value-type="float" office:value="25.6">
            <text:p>26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76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2" table:formula="of:=IF(ISNUMBER([.C76]);[.C76];0)+IF(ISNUMBER([.C128]);[.C128];0)" office:value-type="float" office:value="16420">
            <text:p>16,420</text:p>
          </table:table-cell>
          <table:table-cell table:style-name="ce12" table:formula="of:=IF(ISNUMBER([.D76]);[.D76];0)+IF(ISNUMBER([.D128]);[.D128];0)" office:value-type="float" office:value="133">
            <text:p>133</text:p>
          </table:table-cell>
          <table:table-cell table:style-name="ce12" table:formula="of:=IF(ISNUMBER([.E76]);[.E76];0)+IF(ISNUMBER([.E128]);[.E128];0)" office:value-type="float" office:value="0">
            <text:p>0</text:p>
          </table:table-cell>
          <table:table-cell table:style-name="ce12" table:formula="of:=IF(ISNUMBER([.F76]);[.F76];0)+IF(ISNUMBER([.F128]);[.F128];0)" office:value-type="float" office:value="0">
            <text:p>0</text:p>
          </table:table-cell>
          <table:table-cell table:style-name="ce12" table:formula="of:=IF(ISNUMBER([.G76]);[.G76];0)+IF(ISNUMBER([.G128]);[.G128];0)" office:value-type="float" office:value="0">
            <text:p>0</text:p>
          </table:table-cell>
          <table:table-cell table:style-name="ce12" table:formula="of:=IF(ISNUMBER([.H76]);[.H76];0)+IF(ISNUMBER([.H128]);[.H128];0)" office:value-type="float" office:value="0">
            <text:p>0</text:p>
          </table:table-cell>
          <table:table-cell table:style-name="ce12" table:formula="of:=IF(ISNUMBER([.I76]);[.I76];0)+IF(ISNUMBER([.I128]);[.I128];0)" office:value-type="float" office:value="2.6">
            <text:p>3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77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2" table:formula="of:=IF(ISNUMBER([.C77]);[.C77];0)+IF(ISNUMBER([.C129]);[.C129];0)" office:value-type="float" office:value="18031">
            <text:p>18,031</text:p>
          </table:table-cell>
          <table:table-cell table:style-name="ce12" table:formula="of:=IF(ISNUMBER([.D77]);[.D77];0)+IF(ISNUMBER([.D129]);[.D129];0)" office:value-type="float" office:value="62">
            <text:p>62</text:p>
          </table:table-cell>
          <table:table-cell table:style-name="ce12" table:formula="of:=IF(ISNUMBER([.E77]);[.E77];0)+IF(ISNUMBER([.E129]);[.E129];0)" office:value-type="float" office:value="0">
            <text:p>0</text:p>
          </table:table-cell>
          <table:table-cell table:style-name="ce12" table:formula="of:=IF(ISNUMBER([.F77]);[.F77];0)+IF(ISNUMBER([.F129]);[.F129];0)" office:value-type="float" office:value="0">
            <text:p>0</text:p>
          </table:table-cell>
          <table:table-cell table:style-name="ce12" table:formula="of:=IF(ISNUMBER([.G77]);[.G77];0)+IF(ISNUMBER([.G129]);[.G129];0)" office:value-type="float" office:value="0">
            <text:p>0</text:p>
          </table:table-cell>
          <table:table-cell table:style-name="ce12" table:formula="of:=IF(ISNUMBER([.H77]);[.H77];0)+IF(ISNUMBER([.H129]);[.H129];0)" office:value-type="float" office:value="0">
            <text:p>0</text:p>
          </table:table-cell>
          <table:table-cell table:style-name="ce12" table:formula="of:=IF(ISNUMBER([.I77]);[.I77];0)+IF(ISNUMBER([.I129]);[.I129];0)" office:value-type="float" office:value="2.3">
            <text:p>2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78]" office:value-type="string" office:string-value="  U.S. Department of Energy's Motor Challenge Program">
            <text:p><text:s text:c="2"/>U.S. Department of Energy's Motor Challenge Program</text:p>
          </table:table-cell>
          <table:table-cell table:style-name="ce12" table:formula="of:=IF(ISNUMBER([.C78]);[.C78];0)+IF(ISNUMBER([.C130]);[.C130];0)" office:value-type="float" office:value="16390">
            <text:p>16,390</text:p>
          </table:table-cell>
          <table:table-cell table:style-name="ce12" table:formula="of:=IF(ISNUMBER([.D78]);[.D78];0)+IF(ISNUMBER([.D130]);[.D130];0)" office:value-type="float" office:value="163">
            <text:p>163</text:p>
          </table:table-cell>
          <table:table-cell table:style-name="ce12" table:formula="of:=IF(ISNUMBER([.E78]);[.E78];0)+IF(ISNUMBER([.E130]);[.E130];0)" office:value-type="float" office:value="0">
            <text:p>0</text:p>
          </table:table-cell>
          <table:table-cell table:style-name="ce12" table:formula="of:=IF(ISNUMBER([.F78]);[.F78];0)+IF(ISNUMBER([.F130]);[.F130];0)" office:value-type="float" office:value="0">
            <text:p>0</text:p>
          </table:table-cell>
          <table:table-cell table:style-name="ce12" table:formula="of:=IF(ISNUMBER([.G78]);[.G78];0)+IF(ISNUMBER([.G130]);[.G130];0)" office:value-type="float" office:value="0">
            <text:p>0</text:p>
          </table:table-cell>
          <table:table-cell table:style-name="ce12" table:formula="of:=IF(ISNUMBER([.H78]);[.H78];0)+IF(ISNUMBER([.H130]);[.H130];0)" office:value-type="float" office:value="0">
            <text:p>0</text:p>
          </table:table-cell>
          <table:table-cell table:style-name="ce12" table:formula="of:=IF(ISNUMBER([.I78]);[.I78];0)+IF(ISNUMBER([.I130]);[.I130];0)" office:value-type="float" office:value="3.2">
            <text:p>3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79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2" table:formula="of:=IF(ISNUMBER([.C79]);[.C79];0)+IF(ISNUMBER([.C131]);[.C131];0)" office:value-type="float" office:value="0">
            <text:p>0</text:p>
          </table:table-cell>
          <table:table-cell table:style-name="ce12" table:formula="of:=IF(ISNUMBER([.D79]);[.D79];0)+IF(ISNUMBER([.D131]);[.D131];0)" office:value-type="float" office:value="0">
            <text:p>0</text:p>
          </table:table-cell>
          <table:table-cell table:style-name="ce12" table:formula="of:=IF(ISNUMBER([.E79]);[.E79];0)+IF(ISNUMBER([.E131]);[.E131];0)" office:value-type="float" office:value="0">
            <text:p>0</text:p>
          </table:table-cell>
          <table:table-cell table:style-name="ce12" table:formula="of:=IF(ISNUMBER([.F79]);[.F79];0)+IF(ISNUMBER([.F131]);[.F131];0)" office:value-type="float" office:value="0">
            <text:p>0</text:p>
          </table:table-cell>
          <table:table-cell table:style-name="ce12" table:formula="of:=IF(ISNUMBER([.G79]);[.G79];0)+IF(ISNUMBER([.G131]);[.G131];0)" office:value-type="float" office:value="0">
            <text:p>0</text:p>
          </table:table-cell>
          <table:table-cell table:style-name="ce12" table:formula="of:=IF(ISNUMBER([.H79]);[.H79];0)+IF(ISNUMBER([.H131]);[.H131];0)" office:value-type="float" office:value="0">
            <text:p>0</text:p>
          </table:table-cell>
          <table:table-cell table:style-name="ce12" table:formula="of:=IF(ISNUMBER([.I79]);[.I79];0)+IF(ISNUMBER([.I131]);[.I131];0)" office:value-type="float" office:value="0">
            <text:p>0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80]" office:value-type="string" office:string-value="    Improving Energy Efficiency Affecting:">
            <text:p><text:s text:c="4"/>Improving Energy Efficiency Affecting:</text:p>
          </table:table-cell>
          <table:table-cell table:style-name="ce12" table:formula="of:=IF(ISNUMBER([.C80]);[.C80];0)+IF(ISNUMBER([.C132]);[.C132];0)" office:value-type="float" office:value="0">
            <text:p>0</text:p>
          </table:table-cell>
          <table:table-cell table:style-name="ce12" table:formula="of:=IF(ISNUMBER([.D80]);[.D80];0)+IF(ISNUMBER([.D132]);[.D132];0)" office:value-type="float" office:value="0">
            <text:p>0</text:p>
          </table:table-cell>
          <table:table-cell table:style-name="ce12" table:formula="of:=IF(ISNUMBER([.E80]);[.E80];0)+IF(ISNUMBER([.E132]);[.E132];0)" office:value-type="float" office:value="0">
            <text:p>0</text:p>
          </table:table-cell>
          <table:table-cell table:style-name="ce12" table:formula="of:=IF(ISNUMBER([.F80]);[.F80];0)+IF(ISNUMBER([.F132]);[.F132];0)" office:value-type="float" office:value="0">
            <text:p>0</text:p>
          </table:table-cell>
          <table:table-cell table:style-name="ce12" table:formula="of:=IF(ISNUMBER([.G80]);[.G80];0)+IF(ISNUMBER([.G132]);[.G132];0)" office:value-type="float" office:value="0">
            <text:p>0</text:p>
          </table:table-cell>
          <table:table-cell table:style-name="ce12" table:formula="of:=IF(ISNUMBER([.H80]);[.H80];0)+IF(ISNUMBER([.H132]);[.H132];0)" office:value-type="float" office:value="0">
            <text:p>0</text:p>
          </table:table-cell>
          <table:table-cell table:style-name="ce12" table:formula="of:=IF(ISNUMBER([.I80]);[.I80];0)+IF(ISNUMBER([.I132]);[.I132];0)" office:value-type="float" office:value="0">
            <text:p>0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81]" office:value-type="string" office:string-value="    Steam Production/System (d)">
            <text:p><text:s text:c="4"/>Steam Production/System (d)</text:p>
          </table:table-cell>
          <table:table-cell table:style-name="ce12" table:formula="of:=IF(ISNUMBER([.C81]);[.C81];0)+IF(ISNUMBER([.C133]);[.C133];0)" office:value-type="float" office:value="15884">
            <text:p>15,884</text:p>
          </table:table-cell>
          <table:table-cell table:style-name="ce12" table:formula="of:=IF(ISNUMBER([.D81]);[.D81];0)+IF(ISNUMBER([.D133]);[.D133];0)" office:value-type="float" office:value="2216">
            <text:p>2,216</text:p>
          </table:table-cell>
          <table:table-cell table:style-name="ce12" table:formula="of:=IF(ISNUMBER([.E81]);[.E81];0)+IF(ISNUMBER([.E133]);[.E133];0)" office:value-type="float" office:value="1729">
            <text:p>1,729</text:p>
          </table:table-cell>
          <table:table-cell table:style-name="ce12" table:formula="of:=IF(ISNUMBER([.F81]);[.F81];0)+IF(ISNUMBER([.F133]);[.F133];0)" office:value-type="float" office:value="316">
            <text:p>316</text:p>
          </table:table-cell>
          <table:table-cell table:style-name="ce12" table:formula="of:=IF(ISNUMBER([.G81]);[.G81];0)+IF(ISNUMBER([.G133]);[.G133];0)" office:value-type="float" office:value="64">
            <text:p>64</text:p>
          </table:table-cell>
          <table:table-cell table:style-name="ce12" table:formula="of:=IF(ISNUMBER([.H81]);[.H81];0)+IF(ISNUMBER([.H133]);[.H133];0)" office:value-type="float" office:value="99">
            <text:p>99</text:p>
          </table:table-cell>
          <table:table-cell table:style-name="ce12" table:formula="of:=IF(ISNUMBER([.I81]);[.I81];0)+IF(ISNUMBER([.I133]);[.I133];0)" office:value-type="float" office:value="18.2">
            <text:p>18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82]" office:value-type="string" office:string-value="    Compressed Air Systems (e)">
            <text:p><text:s text:c="4"/>Compressed Air Systems (e)</text:p>
          </table:table-cell>
          <table:table-cell table:style-name="ce12" table:formula="of:=IF(ISNUMBER([.C82]);[.C82];0)+IF(ISNUMBER([.C134]);[.C134];0)" office:value-type="float" office:value="15076">
            <text:p>15,076</text:p>
          </table:table-cell>
          <table:table-cell table:style-name="ce12" table:formula="of:=IF(ISNUMBER([.D82]);[.D82];0)+IF(ISNUMBER([.D134]);[.D134];0)" office:value-type="float" office:value="3024">
            <text:p>3,024</text:p>
          </table:table-cell>
          <table:table-cell table:style-name="ce12" table:formula="of:=IF(ISNUMBER([.E82]);[.E82];0)+IF(ISNUMBER([.E134]);[.E134];0)" office:value-type="float" office:value="2443">
            <text:p>2,443</text:p>
          </table:table-cell>
          <table:table-cell table:style-name="ce12" table:formula="of:=IF(ISNUMBER([.F82]);[.F82];0)+IF(ISNUMBER([.F134]);[.F134];0)" office:value-type="float" office:value="256">
            <text:p>256</text:p>
          </table:table-cell>
          <table:table-cell table:style-name="ce12" table:formula="of:=IF(ISNUMBER([.G82]);[.G82];0)+IF(ISNUMBER([.G134]);[.G134];0)" office:value-type="float" office:value="142">
            <text:p>142</text:p>
          </table:table-cell>
          <table:table-cell table:style-name="ce12" table:formula="of:=IF(ISNUMBER([.H82]);[.H82];0)+IF(ISNUMBER([.H134]);[.H134];0)" office:value-type="float" office:value="172">
            <text:p>172</text:p>
          </table:table-cell>
          <table:table-cell table:style-name="ce12" table:formula="of:=IF(ISNUMBER([.I82]);[.I82];0)+IF(ISNUMBER([.I134]);[.I134];0)" office:value-type="float" office:value="25.1">
            <text:p>25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83]" office:value-type="string" office:string-value="    Direct/Indirect Process Heating">
            <text:p><text:s text:c="4"/>Direct/Indirect Process Heating</text:p>
          </table:table-cell>
          <table:table-cell table:style-name="ce12" table:formula="of:=IF(ISNUMBER([.C83]);[.C83];0)+IF(ISNUMBER([.C135]);[.C135];0)" office:value-type="float" office:value="16521">
            <text:p>16,521</text:p>
          </table:table-cell>
          <table:table-cell table:style-name="ce12" table:formula="of:=IF(ISNUMBER([.D83]);[.D83];0)+IF(ISNUMBER([.D135]);[.D135];0)" office:value-type="float" office:value="1428">
            <text:p>1,428</text:p>
          </table:table-cell>
          <table:table-cell table:style-name="ce12" table:formula="of:=IF(ISNUMBER([.E83]);[.E83];0)+IF(ISNUMBER([.E135]);[.E135];0)" office:value-type="float" office:value="1141">
            <text:p>1,141</text:p>
          </table:table-cell>
          <table:table-cell table:style-name="ce12" table:formula="of:=IF(ISNUMBER([.F83]);[.F83];0)+IF(ISNUMBER([.F135]);[.F135];0)" office:value-type="float" office:value="155">
            <text:p>155</text:p>
          </table:table-cell>
          <table:table-cell table:style-name="ce12" table:formula="of:=IF(ISNUMBER([.G83]);[.G83];0)+IF(ISNUMBER([.G135]);[.G135];0)" office:value-type="float" office:value="49">
            <text:p>49</text:p>
          </table:table-cell>
          <table:table-cell table:style-name="ce12" table:formula="of:=IF(ISNUMBER([.H83]);[.H83];0)+IF(ISNUMBER([.H135]);[.H135];0)" office:value-type="float" office:value="82">
            <text:p>82</text:p>
          </table:table-cell>
          <table:table-cell table:style-name="ce12" table:formula="of:=IF(ISNUMBER([.I83]);[.I83];0)+IF(ISNUMBER([.I135]);[.I135];0)" office:value-type="float" office:value="16.3">
            <text:p>16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84]" office:value-type="string" office:string-value="    Direct Process Cooling, Refrigeration">
            <text:p><text:s text:c="4"/>Direct Process Cooling, Refrigeration</text:p>
          </table:table-cell>
          <table:table-cell table:style-name="ce12" table:formula="of:=IF(ISNUMBER([.C84]);[.C84];0)+IF(ISNUMBER([.C136]);[.C136];0)" office:value-type="float" office:value="14489">
            <text:p>14,489</text:p>
          </table:table-cell>
          <table:table-cell table:style-name="ce12" table:formula="of:=IF(ISNUMBER([.D84]);[.D84];0)+IF(ISNUMBER([.D136]);[.D136];0)" office:value-type="float" office:value="2064">
            <text:p>2,064</text:p>
          </table:table-cell>
          <table:table-cell table:style-name="ce12" table:formula="of:=IF(ISNUMBER([.E84]);[.E84];0)+IF(ISNUMBER([.E136]);[.E136];0)" office:value-type="float" office:value="1750">
            <text:p>1,750</text:p>
          </table:table-cell>
          <table:table-cell table:style-name="ce12" table:formula="of:=IF(ISNUMBER([.F84]);[.F84];0)+IF(ISNUMBER([.F136]);[.F136];0)" office:value-type="float" office:value="316">
            <text:p>316</text:p>
          </table:table-cell>
          <table:table-cell table:style-name="ce12" table:formula="of:=IF(ISNUMBER([.G84]);[.G84];0)+IF(ISNUMBER([.G136]);[.G136];0)" office:value-type="float" office:value="114">
            <text:p>114</text:p>
          </table:table-cell>
          <table:table-cell table:style-name="ce12" table:formula="of:=IF(ISNUMBER([.H84]);[.H84];0)+IF(ISNUMBER([.H136]);[.H136];0)" office:value-type="float" office:value="154">
            <text:p>154</text:p>
          </table:table-cell>
          <table:table-cell table:style-name="ce12" table:formula="of:=IF(ISNUMBER([.I84]);[.I84];0)+IF(ISNUMBER([.I136]);[.I136];0)" office:value-type="float" office:value="23.9">
            <text:p>24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85]" office:value-type="string" office:string-value="    Direct Machine Drive (f)">
            <text:p><text:s text:c="4"/>Direct Machine Drive (f)</text:p>
          </table:table-cell>
          <table:table-cell table:style-name="ce12" table:formula="of:=IF(ISNUMBER([.C85]);[.C85];0)+IF(ISNUMBER([.C137]);[.C137];0)" office:value-type="float" office:value="14602">
            <text:p>14,602</text:p>
          </table:table-cell>
          <table:table-cell table:style-name="ce12" table:formula="of:=IF(ISNUMBER([.D85]);[.D85];0)+IF(ISNUMBER([.D137]);[.D137];0)" office:value-type="float" office:value="3498">
            <text:p>3,498</text:p>
          </table:table-cell>
          <table:table-cell table:style-name="ce12" table:formula="of:=IF(ISNUMBER([.E85]);[.E85];0)+IF(ISNUMBER([.E137]);[.E137];0)" office:value-type="float" office:value="2618">
            <text:p>2,618</text:p>
          </table:table-cell>
          <table:table-cell table:style-name="ce12" table:formula="of:=IF(ISNUMBER([.F85]);[.F85];0)+IF(ISNUMBER([.F137]);[.F137];0)" office:value-type="float" office:value="451">
            <text:p>451</text:p>
          </table:table-cell>
          <table:table-cell table:style-name="ce12" table:formula="of:=IF(ISNUMBER([.G85]);[.G85];0)+IF(ISNUMBER([.G137]);[.G137];0)" office:value-type="float" office:value="204">
            <text:p>204</text:p>
          </table:table-cell>
          <table:table-cell table:style-name="ce12" table:formula="of:=IF(ISNUMBER([.H85]);[.H85];0)+IF(ISNUMBER([.H137]);[.H137];0)" office:value-type="float" office:value="167">
            <text:p>167</text:p>
          </table:table-cell>
          <table:table-cell table:style-name="ce12" table:formula="of:=IF(ISNUMBER([.I85]);[.I85];0)+IF(ISNUMBER([.I137]);[.I137];0)" office:value-type="float" office:value="20.3">
            <text:p>20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86]" office:value-type="string" office:string-value="    Facility HVAC (g)">
            <text:p><text:s text:c="4"/>Facility HVAC (g)</text:p>
          </table:table-cell>
          <table:table-cell table:style-name="ce12" table:formula="of:=IF(ISNUMBER([.C86]);[.C86];0)+IF(ISNUMBER([.C138]);[.C138];0)" office:value-type="float" office:value="15882">
            <text:p>15,882</text:p>
          </table:table-cell>
          <table:table-cell table:style-name="ce12" table:formula="of:=IF(ISNUMBER([.D86]);[.D86];0)+IF(ISNUMBER([.D138]);[.D138];0)" office:value-type="float" office:value="2218">
            <text:p>2,218</text:p>
          </table:table-cell>
          <table:table-cell table:style-name="ce12" table:formula="of:=IF(ISNUMBER([.E86]);[.E86];0)+IF(ISNUMBER([.E138]);[.E138];0)" office:value-type="float" office:value="1312">
            <text:p>1,312</text:p>
          </table:table-cell>
          <table:table-cell table:style-name="ce12" table:formula="of:=IF(ISNUMBER([.F86]);[.F86];0)+IF(ISNUMBER([.F138]);[.F138];0)" office:value-type="float" office:value="286">
            <text:p>286</text:p>
          </table:table-cell>
          <table:table-cell table:style-name="ce12" table:formula="of:=IF(ISNUMBER([.G86]);[.G86];0)+IF(ISNUMBER([.G138]);[.G138];0)" office:value-type="float" office:value="123">
            <text:p>123</text:p>
          </table:table-cell>
          <table:table-cell table:style-name="ce12" table:formula="of:=IF(ISNUMBER([.H86]);[.H86];0)+IF(ISNUMBER([.H138]);[.H138];0)" office:value-type="float" office:value="276">
            <text:p>276</text:p>
          </table:table-cell>
          <table:table-cell table:style-name="ce12" table:formula="of:=IF(ISNUMBER([.I86]);[.I86];0)+IF(ISNUMBER([.I138]);[.I138];0)" office:value-type="float" office:value="20.1">
            <text:p>20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87]" office:value-type="string" office:string-value="    Facility Lighting">
            <text:p><text:s text:c="4"/>Facility Lighting</text:p>
          </table:table-cell>
          <table:table-cell table:style-name="ce12" table:formula="of:=IF(ISNUMBER([.C87]);[.C87];0)+IF(ISNUMBER([.C139]);[.C139];0)" office:value-type="float" office:value="15773">
            <text:p>15,773</text:p>
          </table:table-cell>
          <table:table-cell table:style-name="ce12" table:formula="of:=IF(ISNUMBER([.D87]);[.D87];0)+IF(ISNUMBER([.D139]);[.D139];0)" office:value-type="float" office:value="2327">
            <text:p>2,327</text:p>
          </table:table-cell>
          <table:table-cell table:style-name="ce12" table:formula="of:=IF(ISNUMBER([.E87]);[.E87];0)+IF(ISNUMBER([.E139]);[.E139];0)" office:value-type="float" office:value="1711">
            <text:p>1,711</text:p>
          </table:table-cell>
          <table:table-cell table:style-name="ce12" table:formula="of:=IF(ISNUMBER([.F87]);[.F87];0)+IF(ISNUMBER([.F139]);[.F139];0)" office:value-type="float" office:value="310">
            <text:p>310</text:p>
          </table:table-cell>
          <table:table-cell table:style-name="ce12" table:formula="of:=IF(ISNUMBER([.G87]);[.G87];0)+IF(ISNUMBER([.G139]);[.G139];0)" office:value-type="float" office:value="115">
            <text:p>115</text:p>
          </table:table-cell>
          <table:table-cell table:style-name="ce12" table:formula="of:=IF(ISNUMBER([.H87]);[.H87];0)+IF(ISNUMBER([.H139]);[.H139];0)" office:value-type="float" office:value="181">
            <text:p>181</text:p>
          </table:table-cell>
          <table:table-cell table:style-name="ce12" table:formula="of:=IF(ISNUMBER([.I87]);[.I87];0)+IF(ISNUMBER([.I139]);[.I139];0)" office:value-type="float" office:value="19">
            <text:p>19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88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2" table:formula="of:=IF(ISNUMBER([.C88]);[.C88];0)+IF(ISNUMBER([.C140]);[.C140];0)" office:value-type="float" office:value="0">
            <text:p>0</text:p>
          </table:table-cell>
          <table:table-cell table:style-name="ce12" table:formula="of:=IF(ISNUMBER([.D88]);[.D88];0)+IF(ISNUMBER([.D140]);[.D140];0)" office:value-type="float" office:value="0">
            <text:p>0</text:p>
          </table:table-cell>
          <table:table-cell table:style-name="ce12" table:formula="of:=IF(ISNUMBER([.E88]);[.E88];0)+IF(ISNUMBER([.E140]);[.E140];0)" office:value-type="float" office:value="0">
            <text:p>0</text:p>
          </table:table-cell>
          <table:table-cell table:style-name="ce12" table:formula="of:=IF(ISNUMBER([.F88]);[.F88];0)+IF(ISNUMBER([.F140]);[.F140];0)" office:value-type="float" office:value="0">
            <text:p>0</text:p>
          </table:table-cell>
          <table:table-cell table:style-name="ce12" table:formula="of:=IF(ISNUMBER([.G88]);[.G88];0)+IF(ISNUMBER([.G140]);[.G140];0)" office:value-type="float" office:value="0">
            <text:p>0</text:p>
          </table:table-cell>
          <table:table-cell table:style-name="ce12" table:formula="of:=IF(ISNUMBER([.H88]);[.H88];0)+IF(ISNUMBER([.H140]);[.H140];0)" office:value-type="float" office:value="0">
            <text:p>0</text:p>
          </table:table-cell>
          <table:table-cell table:style-name="ce12" table:formula="of:=IF(ISNUMBER([.I88]);[.I88];0)+IF(ISNUMBER([.I140]);[.I140];0)" office:value-type="float" office:value="0">
            <text:p>0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89]" office:value-type="string" office:string-value="    Using a Different Energy Source (h)">
            <text:p><text:s text:c="4"/>Using a Different Energy Source (h)</text:p>
          </table:table-cell>
          <table:table-cell table:style-name="ce12" table:formula="of:=IF(ISNUMBER([.C89]);[.C89];0)+IF(ISNUMBER([.C141]);[.C141];0)" office:value-type="float" office:value="17365">
            <text:p>17,365</text:p>
          </table:table-cell>
          <table:table-cell table:style-name="ce12" table:formula="of:=IF(ISNUMBER([.D89]);[.D89];0)+IF(ISNUMBER([.D141]);[.D141];0)" office:value-type="float" office:value="735">
            <text:p>735</text:p>
          </table:table-cell>
          <table:table-cell table:style-name="ce12" table:formula="of:=IF(ISNUMBER([.E89]);[.E89];0)+IF(ISNUMBER([.E141]);[.E141];0)" office:value-type="float" office:value="403">
            <text:p>403</text:p>
          </table:table-cell>
          <table:table-cell table:style-name="ce12" table:formula="of:=IF(ISNUMBER([.F89]);[.F89];0)+IF(ISNUMBER([.F141]);[.F141];0)" office:value-type="float" office:value="62">
            <text:p>62</text:p>
          </table:table-cell>
          <table:table-cell table:style-name="ce12" table:formula="of:=IF(ISNUMBER([.G89]);[.G89];0)+IF(ISNUMBER([.G141]);[.G141];0)" office:value-type="float" office:value="55">
            <text:p>55</text:p>
          </table:table-cell>
          <table:table-cell table:style-name="ce12" table:formula="of:=IF(ISNUMBER([.H89]);[.H89];0)+IF(ISNUMBER([.H141]);[.H141];0)" office:value-type="float" office:value="131">
            <text:p>131</text:p>
          </table:table-cell>
          <table:table-cell table:style-name="ce12" table:formula="of:=IF(ISNUMBER([.I89]);[.I89];0)+IF(ISNUMBER([.I141]);[.I141];0)" office:value-type="float" office:value="22.5">
            <text:p>23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Default"/>
          <table:table-cell table:formula="of:=[.B90]" office:value-type="string" office:string-value="  Other (i)">
            <text:p><text:s text:c="2"/>Other (i)</text:p>
          </table:table-cell>
          <table:table-cell table:style-name="ce12" table:formula="of:=IF(ISNUMBER([.C90]);[.C90];0)+IF(ISNUMBER([.C142]);[.C142];0)" office:value-type="float" office:value="16468">
            <text:p>16,468</text:p>
          </table:table-cell>
          <table:table-cell table:style-name="ce12" table:formula="of:=IF(ISNUMBER([.D90]);[.D90];0)+IF(ISNUMBER([.D142]);[.D142];0)" office:value-type="float" office:value="85">
            <text:p>85</text:p>
          </table:table-cell>
          <table:table-cell table:style-name="ce12" table:formula="of:=IF(ISNUMBER([.E90]);[.E90];0)+IF(ISNUMBER([.E142]);[.E142];0)" office:value-type="float" office:value="51">
            <text:p>51</text:p>
          </table:table-cell>
          <table:table-cell table:style-name="ce12" table:formula="of:=IF(ISNUMBER([.F90]);[.F90];0)+IF(ISNUMBER([.F142]);[.F142];0)" office:value-type="float" office:value="24">
            <text:p>24</text:p>
          </table:table-cell>
          <table:table-cell table:style-name="ce12" table:formula="of:=IF(ISNUMBER([.G90]);[.G90];0)+IF(ISNUMBER([.G142]);[.G142];0)" office:value-type="float" office:value="0">
            <text:p>0</text:p>
          </table:table-cell>
          <table:table-cell table:style-name="ce12" table:formula="of:=IF(ISNUMBER([.H90]);[.H90];0)+IF(ISNUMBER([.H142]);[.H142];0)" office:value-type="float" office:value="0">
            <text:p>0</text:p>
          </table:table-cell>
          <table:table-cell table:style-name="ce12" table:formula="of:=IF(ISNUMBER([.I90]);[.I90];0)+IF(ISNUMBER([.I142]);[.I142];0)" office:value-type="float" office:value="5.6">
            <text:p>6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 table:formula="of:=[.B91]" office:value-type="string" office:string-value="Full-Time Energy Manager (j)">
            <text:p>Full-Time Energy Manager (j)</text:p>
          </table:table-cell>
          <table:table-cell table:style-name="ce12" table:formula="of:=IF(ISNUMBER([.C91]);[.C91];0)+IF(ISNUMBER([.C143]);[.C143];0)" office:value-type="float" office:value="17833">
            <text:p>17,833</text:p>
          </table:table-cell>
          <table:table-cell table:style-name="ce12" table:formula="of:=IF(ISNUMBER([.D91]);[.D91];0)+IF(ISNUMBER([.D143]);[.D143];0)" office:value-type="float" office:value="267">
            <text:p>267</text:p>
          </table:table-cell>
          <table:table-cell table:style-name="ce12" table:formula="of:=IF(ISNUMBER([.E91]);[.E91];0)+IF(ISNUMBER([.E143]);[.E143];0)" office:value-type="float" office:value="0">
            <text:p>0</text:p>
          </table:table-cell>
          <table:table-cell table:style-name="ce12" table:formula="of:=IF(ISNUMBER([.F91]);[.F91];0)+IF(ISNUMBER([.F143]);[.F143];0)" office:value-type="float" office:value="0">
            <text:p>0</text:p>
          </table:table-cell>
          <table:table-cell table:style-name="ce12" table:formula="of:=IF(ISNUMBER([.G91]);[.G91];0)+IF(ISNUMBER([.G143]);[.G143];0)" office:value-type="float" office:value="0">
            <text:p>0</text:p>
          </table:table-cell>
          <table:table-cell table:style-name="ce12" table:formula="of:=IF(ISNUMBER([.H91]);[.H91];0)+IF(ISNUMBER([.H143]);[.H143];0)" office:value-type="float" office:value="0">
            <text:p>0</text:p>
          </table:table-cell>
          <table:table-cell table:style-name="ce12" table:formula="of:=IF(ISNUMBER([.I91]);[.I91];0)+IF(ISNUMBER([.I143]);[.I143];0)" office:value-type="float" office:value="2.9">
            <text:p>3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>
          <table:table-cell table:style-name="ce3"/>
          <table:table-cell/>
          <table:table-cell table:style-name="ce12" table:number-columns-repeated="6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5" office:value-type="string">
            <text:p><text:s text:c="2"/>311</text:p>
          </table:table-cell>
          <table:table-cell table:style-name="ce5" office:value-type="string">
            <text:p>FOOD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9250">
            <text:p>9,250</text:p>
          </table:table-cell>
          <table:table-cell table:style-name="ce12" office:value-type="float" office:value="7303">
            <text:p>7,30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2"/>Energy Audits</text:p>
          </table:table-cell>
          <table:table-cell table:style-name="ce12" office:value-type="float" office:value="13800">
            <text:p>13,800</text:p>
          </table:table-cell>
          <table:table-cell table:style-name="ce12" office:value-type="float" office:value="2753">
            <text:p>2,753</text:p>
          </table:table-cell>
          <table:table-cell table:style-name="ce12" office:value-type="float" office:value="1070">
            <text:p>1,070</text:p>
          </table:table-cell>
          <table:table-cell table:style-name="ce12" office:value-type="float" office:value="373">
            <text:p>373</text:p>
          </table:table-cell>
          <table:table-cell table:style-name="ce12" office:value-type="float" office:value="1091">
            <text:p>1,091</text:p>
          </table:table-cell>
          <table:table-cell table:style-name="ce12" office:value-type="float" office:value="219">
            <text:p>219</text:p>
          </table:table-cell>
          <table:table-cell table:style-name="ce11" office:value-type="float" office:value="2.8">
            <text:p>2.8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4191">
            <text:p>14,191</text:p>
          </table:table-cell>
          <table:table-cell table:style-name="ce12" office:value-type="float" office:value="2362">
            <text:p>2,362</text:p>
          </table:table-cell>
          <table:table-cell table:style-name="ce12" office:value-type="float" office:value="954">
            <text:p>954</text:p>
          </table:table-cell>
          <table:table-cell table:style-name="ce12" office:value-type="float" office:value="278">
            <text:p>278</text:p>
          </table:table-cell>
          <table:table-cell table:style-name="ce12" office:value-type="float" office:value="663">
            <text:p>663</text:p>
          </table:table-cell>
          <table:table-cell table:style-name="ce12" office:value-type="float" office:value="467">
            <text:p>467</text:p>
          </table:table-cell>
          <table:table-cell table:style-name="ce11" office:value-type="float" office:value="2.6">
            <text:p>2.6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4030">
            <text:p>14,030</text:p>
          </table:table-cell>
          <table:table-cell table:style-name="ce12" office:value-type="float" office:value="2523">
            <text:p>2,52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5838">
            <text:p>15,838</text:p>
          </table:table-cell>
          <table:table-cell table:style-name="ce12" office:value-type="float" office:value="715">
            <text:p>715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229">
            <text:p>229</text:p>
          </table:table-cell>
          <table:table-cell table:style-name="ce11" office:value-type="float" office:value="3.7">
            <text:p>3.7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2"/>Equipment Rebates</text:p>
          </table:table-cell>
          <table:table-cell table:style-name="ce12" office:value-type="float" office:value="16086">
            <text:p>16,086</text:p>
          </table:table-cell>
          <table:table-cell table:style-name="ce12" office:value-type="float" office:value="467">
            <text:p>46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4280">
            <text:p>14,280</text:p>
          </table:table-cell>
          <table:table-cell table:style-name="ce12" office:value-type="float" office:value="2273">
            <text:p>2,273</text:p>
          </table:table-cell>
          <table:table-cell table:style-name="ce12" office:value-type="float" office:value="1136">
            <text:p>1,136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370">
            <text:p>370</text:p>
          </table:table-cell>
          <table:table-cell table:style-name="ce12" office:value-type="float" office:value="457">
            <text:p>457</text:p>
          </table:table-cell>
          <table:table-cell table:style-name="ce11" office:value-type="float" office:value="3.7">
            <text:p>3.7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6420">
            <text:p>16,420</text:p>
          </table:table-cell>
          <table:table-cell table:style-name="ce12" office:value-type="float" office:value="133">
            <text:p>13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4">
            <text:p>1.4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6491">
            <text:p>16,491</text:p>
          </table:table-cell>
          <table:table-cell table:style-name="ce12" office:value-type="float" office:value="62">
            <text:p>6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1">
            <text:p>1.1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16390">
            <text:p>16,390</text:p>
          </table:table-cell>
          <table:table-cell table:style-name="ce12" office:value-type="float" office:value="163">
            <text:p>16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2" table:visibility="collapse">
          <table:table-cell table:style-name="ce3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2" table:visibility="collapse">
          <table:table-cell table:style-name="ce3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4456">
            <text:p>14,456</text:p>
          </table:table-cell>
          <table:table-cell table:style-name="ce12" office:value-type="float" office:value="2097">
            <text:p>2,097</text:p>
          </table:table-cell>
          <table:table-cell table:style-name="ce12" office:value-type="float" office:value="1619">
            <text:p>1,619</text:p>
          </table:table-cell>
          <table:table-cell table:style-name="ce12" office:value-type="float" office:value="316">
            <text:p>316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4.1">
            <text:p>4.1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3804">
            <text:p>13,804</text:p>
          </table:table-cell>
          <table:table-cell table:style-name="ce12" office:value-type="float" office:value="2749">
            <text:p>2,749</text:p>
          </table:table-cell>
          <table:table-cell table:style-name="ce12" office:value-type="float" office:value="2192">
            <text:p>2,192</text:p>
          </table:table-cell>
          <table:table-cell table:style-name="ce12" office:value-type="float" office:value="256">
            <text:p>256</text:p>
          </table:table-cell>
          <table:table-cell table:style-name="ce12" office:value-type="float" office:value="142">
            <text:p>142</text:p>
          </table:table-cell>
          <table:table-cell table:style-name="ce12" office:value-type="float" office:value="158">
            <text:p>158</text:p>
          </table:table-cell>
          <table:table-cell table:style-name="ce11" office:value-type="float" office:value="3.6">
            <text:p>3.6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5125">
            <text:p>15,125</text:p>
          </table:table-cell>
          <table:table-cell table:style-name="ce12" office:value-type="float" office:value="1428">
            <text:p>1,428</text:p>
          </table:table-cell>
          <table:table-cell table:style-name="ce12" office:value-type="float" office:value="1141">
            <text:p>1,141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82">
            <text:p>82</text:p>
          </table:table-cell>
          <table:table-cell table:style-name="ce11" office:value-type="float" office:value="2.6">
            <text:p>2.6</text:p>
          </table:table-cell>
          <table:table-cell table:style-name="ce21"/>
          <table:table-cell table:number-columns-repeated="9"/>
          <table:table-cell table:style-name="ce23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4489">
            <text:p>14,489</text:p>
          </table:table-cell>
          <table:table-cell table:style-name="ce12" office:value-type="float" office:value="2064">
            <text:p>2,064</text:p>
          </table:table-cell>
          <table:table-cell table:style-name="ce12" office:value-type="float" office:value="1480">
            <text:p>1,480</text:p>
          </table:table-cell>
          <table:table-cell table:style-name="ce12" office:value-type="float" office:value="316">
            <text:p>316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154">
            <text:p>154</text:p>
          </table:table-cell>
          <table:table-cell table:style-name="ce11" office:value-type="float" office:value="5.9">
            <text:p>5.9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3417">
            <text:p>13,417</text:p>
          </table:table-cell>
          <table:table-cell table:style-name="ce12" office:value-type="float" office:value="3136">
            <text:p>3,136</text:p>
          </table:table-cell>
          <table:table-cell table:style-name="ce12" office:value-type="float" office:value="2314">
            <text:p>2,314</text:p>
          </table:table-cell>
          <table:table-cell table:style-name="ce12" office:value-type="float" office:value="451">
            <text:p>451</text:p>
          </table:table-cell>
          <table:table-cell table:style-name="ce12" office:value-type="float" office:value="204">
            <text:p>204</text:p>
          </table:table-cell>
          <table:table-cell table:style-name="ce12" office:value-type="float" office:value="167">
            <text:p>167</text:p>
          </table:table-cell>
          <table:table-cell table:style-name="ce11" office:value-type="float" office:value="3.1">
            <text:p>3.1</text:p>
          </table:table-cell>
          <table:table-cell table:style-name="ce21"/>
          <table:table-cell table:number-columns-repeated="9"/>
          <table:table-cell table:style-name="ce22"/>
          <table:table-cell table:number-columns-repeated="236"/>
        </table:table-row>
        <table:table-row table:style-name="ro1" table:visibility="collapse">
          <table:table-cell table:style-name="ce3"/>
          <table:table-cell table:style-name="ce8" office:value-type="string">
            <text:p><text:s text:c="4"/>Facility HVAC (g)</text:p>
          </table:table-cell>
          <table:table-cell table:style-name="ce12" office:value-type="float" office:value="14556">
            <text:p>14,556</text:p>
          </table:table-cell>
          <table:table-cell table:style-name="ce12" office:value-type="float" office:value="1997">
            <text:p>1,997</text:p>
          </table:table-cell>
          <table:table-cell table:style-name="ce12" office:value-type="float" office:value="1312">
            <text:p>1,312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276">
            <text:p>276</text:p>
          </table:table-cell>
          <table:table-cell table:style-name="ce11" office:value-type="float" office:value="3.1">
            <text:p>3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3"/>
          <table:table-cell table:style-name="ce8" office:value-type="string">
            <text:p><text:s text:c="4"/>Facility Lighting</text:p>
          </table:table-cell>
          <table:table-cell table:style-name="ce12" office:value-type="float" office:value="14311">
            <text:p>14,311</text:p>
          </table:table-cell>
          <table:table-cell table:style-name="ce12" office:value-type="float" office:value="2242">
            <text:p>2,242</text:p>
          </table:table-cell>
          <table:table-cell table:style-name="ce12" office:value-type="float" office:value="1644">
            <text:p>1,644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181">
            <text:p>181</text:p>
          </table:table-cell>
          <table:table-cell table:style-name="ce11" office:value-type="float" office:value="3.4">
            <text:p>3.4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3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3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5927">
            <text:p>15,927</text:p>
          </table:table-cell>
          <table:table-cell table:style-name="ce12" office:value-type="float" office:value="626">
            <text:p>626</text:p>
          </table:table-cell>
          <table:table-cell table:style-name="ce12" office:value-type="float" office:value="378">
            <text:p>378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31">
            <text:p>131</text:p>
          </table:table-cell>
          <table:table-cell table:style-name="ce11" office:value-type="float" office:value="5.3">
            <text:p>5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3"/>
          <table:table-cell table:style-name="ce8" office:value-type="string">
            <text:p><text:s text:c="2"/>Other (i)</text:p>
          </table:table-cell>
          <table:table-cell table:style-name="ce12" office:value-type="float" office:value="16468">
            <text:p>16,468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24">
            <text:p>24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3.3">
            <text:p>3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3"/>
          <table:table-cell table:style-name="ce8" office:value-type="string">
            <text:p>Full-Time Energy Manager (j)</text:p>
          </table:table-cell>
          <table:table-cell table:style-name="ce12" office:value-type="float" office:value="16305">
            <text:p>16,305</text:p>
          </table:table-cell>
          <table:table-cell table:style-name="ce12" office:value-type="float" office:value="248">
            <text:p>24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3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6"/>311221</text:p>
          </table:table-cell>
          <table:table-cell table:style-name="ce5" office:value-type="string">
            <text:p><text:s text:c="2"/>Wet Corn Milling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5">
            <text:p>3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9">
            <text:p>9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9">
            <text:p>9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number-columns-repeated="2" table:style-name="ce12" office:value-type="float" office:value="25">
            <text:p>2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47">
            <text:p>47</text:p>
          </table:table-cell>
          <table:table-cell table:number-columns-repeated="2" table:style-name="ce12" office:value-type="float" office:value="3">
            <text:p>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7">
            <text:p>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16">
            <text:p>16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14">
            <text:p>14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15">
            <text:p>15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9">
            <text:p>9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number-columns-repeated="4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5">
            <text:p>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2"/>312</text:p>
          </table:table-cell>
          <table:table-cell table:style-name="ce5" office:value-type="string">
            <text:p>BEVERAGE AND TOBACCO PRODUCT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695">
            <text:p>695</text:p>
          </table:table-cell>
          <table:table-cell table:style-name="ce12" office:value-type="float" office:value="852">
            <text:p>85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6">
            <text:p>2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088">
            <text:p>1,088</text:p>
          </table:table-cell>
          <table:table-cell table:style-name="ce12" office:value-type="float" office:value="459">
            <text:p>459</text:p>
          </table:table-cell>
          <table:table-cell table:style-name="ce12" office:value-type="float" office:value="149">
            <text:p>149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float" office:value="110">
            <text:p>110</text:p>
          </table:table-cell>
          <table:table-cell table:style-name="ce11" office:value-type="float" office:value="26.5">
            <text:p>26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152">
            <text:p>1,152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Q</text:p>
          </table:table-cell>
          <table:table-cell table:style-name="ce12" office:value-type="float" office:value="189">
            <text:p>189</text:p>
          </table:table-cell>
          <table:table-cell table:style-name="ce12" office:value-type="float" office:value="91">
            <text:p>91</text:p>
          </table:table-cell>
          <table:table-cell table:style-name="ce11" office:value-type="float" office:value="28.4">
            <text:p>28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244">
            <text:p>1,244</text:p>
          </table:table-cell>
          <table:table-cell table:style-name="ce12" office:value-type="float" office:value="303">
            <text:p>30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5">
            <text:p>2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517">
            <text:p>1,517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4.7">
            <text:p>14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429">
            <text:p>1,429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286">
            <text:p>1,286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19">
            <text:p>19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21.9">
            <text:p>21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540">
            <text:p>1,540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428">
            <text:p>1,428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4.1">
            <text:p>14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272">
            <text:p>1,272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251">
            <text:p>251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14">
            <text:p>14</text:p>
          </table:table-cell>
          <table:table-cell table:style-name="ce11" office:value-type="float" office:value="21.5">
            <text:p>21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396">
            <text:p>1,396</text:p>
          </table:table-cell>
          <table:table-cell table:number-columns-repeated="2" table:style-name="ce12" office:value-type="string">
            <text:p>Q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3.7">
            <text:p>13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270">
            <text:p>270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8">
            <text:p>18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185">
            <text:p>1,185</text:p>
          </table:table-cell>
          <table:table-cell table:style-name="ce12" office:value-type="float" office:value="362">
            <text:p>362</text:p>
          </table:table-cell>
          <table:table-cell table:style-name="ce12" office:value-type="float" office:value="304">
            <text:p>304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17.2">
            <text:p>17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326">
            <text:p>1,326</text:p>
          </table:table-cell>
          <table:table-cell table:style-name="ce12" office:value-type="float" office:value="221">
            <text:p>221</text:p>
          </table:table-cell>
          <table:table-cell table:style-name="ce12" office:value-type="string">
            <text:p>Q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7">
            <text:p>17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462">
            <text:p>1,462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9">
            <text:p>9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5.6">
            <text:p>15.6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438">
            <text:p>1,438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25">
            <text:p>25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1" office:value-type="float" office:value="17.2">
            <text:p>17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1528">
            <text:p>1,528</text:p>
          </table:table-cell>
          <table:table-cell table:style-name="ce12" office:value-type="float" office:value="19">
            <text:p>1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 office:value-type="string">
            <text:p>Actual</text:p>
          </table:table-cell>
          <table:table-cell table:style-name="ce8" office:value-type="string">
            <text:p>Textiles &amp; Apparrel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>
          <table:table-cell table:style-name="ce5"/>
          <table:table-cell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73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2" table:formula="of:=IF(ISNUMBER([.C173]);[.C173];0) + IF(ISNUMBER([.C225]);[.C225];0)+IF(ISNUMBER([.C251]);[.C251];0) + IF(ISNUMBER([.C277]);[.C277];0)" office:value-type="float" office:value="16097">
            <text:p>16,097</text:p>
          </table:table-cell>
          <table:table-cell table:style-name="ce12" table:formula="of:=IF(ISNUMBER([.D173]);[.D173];0) + IF(ISNUMBER([.D225]);[.D225];0)+IF(ISNUMBER([.D251]);[.D251];0) + IF(ISNUMBER([.D277]);[.D277];0)" office:value-type="float" office:value="4615">
            <text:p>4,615</text:p>
          </table:table-cell>
          <table:table-cell table:style-name="ce12" table:formula="of:=IF(ISNUMBER([.E173]);[.E173];0) + IF(ISNUMBER([.E225]);[.E225];0)+IF(ISNUMBER([.E251]);[.E251];0) + IF(ISNUMBER([.E277]);[.E277];0)" office:value-type="float" office:value="0">
            <text:p>0</text:p>
          </table:table-cell>
          <table:table-cell table:style-name="ce12" table:formula="of:=IF(ISNUMBER([.F173]);[.F173];0) + IF(ISNUMBER([.F225]);[.F225];0)+IF(ISNUMBER([.F251]);[.F251];0) + IF(ISNUMBER([.F277]);[.F277];0)" office:value-type="float" office:value="0">
            <text:p>0</text:p>
          </table:table-cell>
          <table:table-cell table:style-name="ce12" table:formula="of:=IF(ISNUMBER([.G173]);[.G173];0) + IF(ISNUMBER([.G225]);[.G225];0)+IF(ISNUMBER([.G251]);[.G251];0) + IF(ISNUMBER([.G277]);[.G277];0)" office:value-type="float" office:value="0">
            <text:p>0</text:p>
          </table:table-cell>
          <table:table-cell table:style-name="ce12" table:formula="of:=IF(ISNUMBER([.H173]);[.H173];0) + IF(ISNUMBER([.H225]);[.H225];0)+IF(ISNUMBER([.H251]);[.H251];0) + IF(ISNUMBER([.H277]);[.H277];0)" office:value-type="float" office:value="0">
            <text:p>0</text:p>
          </table:table-cell>
          <table:table-cell table:style-name="ce12" table:formula="of:=IF(ISNUMBER([.I173]);[.I173];0) + IF(ISNUMBER([.I225]);[.I225];0)+IF(ISNUMBER([.I251]);[.I251];0) + IF(ISNUMBER([.I277]);[.I277];0)" office:value-type="float" office:value="8.5">
            <text:p>9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74]" office:value-type="string" office:string-value="  Energy Audits">
            <text:p><text:s text:c="2"/>Energy Audits</text:p>
          </table:table-cell>
          <table:table-cell table:style-name="ce12" table:formula="of:=IF(ISNUMBER([.C174]);[.C174];0) + IF(ISNUMBER([.C226]);[.C226];0)+IF(ISNUMBER([.C252]);[.C252];0) + IF(ISNUMBER([.C278]);[.C278];0)" office:value-type="float" office:value="19458">
            <text:p>19,458</text:p>
          </table:table-cell>
          <table:table-cell table:style-name="ce12" table:formula="of:=IF(ISNUMBER([.D174]);[.D174];0) + IF(ISNUMBER([.D226]);[.D226];0)+IF(ISNUMBER([.D252]);[.D252];0) + IF(ISNUMBER([.D278]);[.D278];0)" office:value-type="float" office:value="1254">
            <text:p>1,254</text:p>
          </table:table-cell>
          <table:table-cell table:style-name="ce12" table:formula="of:=IF(ISNUMBER([.E174]);[.E174];0) + IF(ISNUMBER([.E226]);[.E226];0)+IF(ISNUMBER([.E252]);[.E252];0) + IF(ISNUMBER([.E278]);[.E278];0)" office:value-type="float" office:value="414">
            <text:p>414</text:p>
          </table:table-cell>
          <table:table-cell table:style-name="ce12" table:formula="of:=IF(ISNUMBER([.F174]);[.F174];0) + IF(ISNUMBER([.F226]);[.F226];0)+IF(ISNUMBER([.F252]);[.F252];0) + IF(ISNUMBER([.F278]);[.F278];0)" office:value-type="float" office:value="114">
            <text:p>114</text:p>
          </table:table-cell>
          <table:table-cell table:style-name="ce12" table:formula="of:=IF(ISNUMBER([.G174]);[.G174];0) + IF(ISNUMBER([.G226]);[.G226];0)+IF(ISNUMBER([.G252]);[.G252];0) + IF(ISNUMBER([.G278]);[.G278];0)" office:value-type="float" office:value="359">
            <text:p>359</text:p>
          </table:table-cell>
          <table:table-cell table:style-name="ce12" table:formula="of:=IF(ISNUMBER([.H174]);[.H174];0) + IF(ISNUMBER([.H226]);[.H226];0)+IF(ISNUMBER([.H252]);[.H252];0) + IF(ISNUMBER([.H278]);[.H278];0)" office:value-type="float" office:value="102">
            <text:p>102</text:p>
          </table:table-cell>
          <table:table-cell table:style-name="ce12" table:formula="of:=IF(ISNUMBER([.I174]);[.I174];0) + IF(ISNUMBER([.I226]);[.I226];0)+IF(ISNUMBER([.I252]);[.I252];0) + IF(ISNUMBER([.I278]);[.I278];0)" office:value-type="float" office:value="59.3">
            <text:p>59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75]" office:value-type="string" office:string-value="  Electricity Load Control">
            <text:p><text:s text:c="2"/>Electricity Load Control</text:p>
          </table:table-cell>
          <table:table-cell table:style-name="ce12" table:formula="of:=IF(ISNUMBER([.C175]);[.C175];0) + IF(ISNUMBER([.C227]);[.C227];0)+IF(ISNUMBER([.C253]);[.C253];0) + IF(ISNUMBER([.C279]);[.C279];0)" office:value-type="float" office:value="19684">
            <text:p>19,684</text:p>
          </table:table-cell>
          <table:table-cell table:style-name="ce12" table:formula="of:=IF(ISNUMBER([.D175]);[.D175];0) + IF(ISNUMBER([.D227]);[.D227];0)+IF(ISNUMBER([.D253]);[.D253];0) + IF(ISNUMBER([.D279]);[.D279];0)" office:value-type="float" office:value="1028">
            <text:p>1,028</text:p>
          </table:table-cell>
          <table:table-cell table:style-name="ce12" table:formula="of:=IF(ISNUMBER([.E175]);[.E175];0) + IF(ISNUMBER([.E227]);[.E227];0)+IF(ISNUMBER([.E253]);[.E253];0) + IF(ISNUMBER([.E279]);[.E279];0)" office:value-type="float" office:value="402">
            <text:p>402</text:p>
          </table:table-cell>
          <table:table-cell table:style-name="ce12" table:formula="of:=IF(ISNUMBER([.F175]);[.F175];0) + IF(ISNUMBER([.F227]);[.F227];0)+IF(ISNUMBER([.F253]);[.F253];0) + IF(ISNUMBER([.F279]);[.F279];0)" office:value-type="float" office:value="63">
            <text:p>63</text:p>
          </table:table-cell>
          <table:table-cell table:style-name="ce12" table:formula="of:=IF(ISNUMBER([.G175]);[.G175];0) + IF(ISNUMBER([.G227]);[.G227];0)+IF(ISNUMBER([.G253]);[.G253];0) + IF(ISNUMBER([.G279]);[.G279];0)" office:value-type="float" office:value="212">
            <text:p>212</text:p>
          </table:table-cell>
          <table:table-cell table:style-name="ce12" table:formula="of:=IF(ISNUMBER([.H175]);[.H175];0) + IF(ISNUMBER([.H227]);[.H227];0)+IF(ISNUMBER([.H253]);[.H253];0) + IF(ISNUMBER([.H279]);[.H279];0)" office:value-type="float" office:value="121">
            <text:p>121</text:p>
          </table:table-cell>
          <table:table-cell table:style-name="ce12" table:formula="of:=IF(ISNUMBER([.I175]);[.I175];0) + IF(ISNUMBER([.I227]);[.I227];0)+IF(ISNUMBER([.I253]);[.I253];0) + IF(ISNUMBER([.I279]);[.I279];0)" office:value-type="float" office:value="69.9">
            <text:p>70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76]" office:value-type="string" office:string-value="  Special Rate Schedule (c)">
            <text:p><text:s text:c="2"/>Special Rate Schedule (c)</text:p>
          </table:table-cell>
          <table:table-cell table:style-name="ce12" table:formula="of:=IF(ISNUMBER([.C176]);[.C176];0) + IF(ISNUMBER([.C228]);[.C228];0)+IF(ISNUMBER([.C254]);[.C254];0) + IF(ISNUMBER([.C280]);[.C280];0)" office:value-type="float" office:value="19302">
            <text:p>19,302</text:p>
          </table:table-cell>
          <table:table-cell table:style-name="ce12" table:formula="of:=IF(ISNUMBER([.D176]);[.D176];0) + IF(ISNUMBER([.D228]);[.D228];0)+IF(ISNUMBER([.D254]);[.D254];0) + IF(ISNUMBER([.D280]);[.D280];0)" office:value-type="float" office:value="1360">
            <text:p>1,360</text:p>
          </table:table-cell>
          <table:table-cell table:style-name="ce12" table:formula="of:=IF(ISNUMBER([.E176]);[.E176];0) + IF(ISNUMBER([.E228]);[.E228];0)+IF(ISNUMBER([.E254]);[.E254];0) + IF(ISNUMBER([.E280]);[.E280];0)" office:value-type="float" office:value="0">
            <text:p>0</text:p>
          </table:table-cell>
          <table:table-cell table:style-name="ce12" table:formula="of:=IF(ISNUMBER([.F176]);[.F176];0) + IF(ISNUMBER([.F228]);[.F228];0)+IF(ISNUMBER([.F254]);[.F254];0) + IF(ISNUMBER([.F280]);[.F280];0)" office:value-type="float" office:value="0">
            <text:p>0</text:p>
          </table:table-cell>
          <table:table-cell table:style-name="ce12" table:formula="of:=IF(ISNUMBER([.G176]);[.G176];0) + IF(ISNUMBER([.G228]);[.G228];0)+IF(ISNUMBER([.G254]);[.G254];0) + IF(ISNUMBER([.G280]);[.G280];0)" office:value-type="float" office:value="0">
            <text:p>0</text:p>
          </table:table-cell>
          <table:table-cell table:style-name="ce12" table:formula="of:=IF(ISNUMBER([.H176]);[.H176];0) + IF(ISNUMBER([.H228]);[.H228];0)+IF(ISNUMBER([.H254]);[.H254];0) + IF(ISNUMBER([.H280]);[.H280];0)" office:value-type="float" office:value="0">
            <text:p>0</text:p>
          </table:table-cell>
          <table:table-cell table:style-name="ce12" table:formula="of:=IF(ISNUMBER([.I176]);[.I176];0) + IF(ISNUMBER([.I228]);[.I228];0)+IF(ISNUMBER([.I254]);[.I254];0) + IF(ISNUMBER([.I280]);[.I280];0)" office:value-type="float" office:value="7.9">
            <text:p>8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77]" office:value-type="string" office:string-value="  Standby Generation Program">
            <text:p><text:s text:c="2"/>Standby Generation Program</text:p>
          </table:table-cell>
          <table:table-cell table:style-name="ce12" table:formula="of:=IF(ISNUMBER([.C177]);[.C177];0) + IF(ISNUMBER([.C229]);[.C229];0)+IF(ISNUMBER([.C255]);[.C255];0) + IF(ISNUMBER([.C281]);[.C281];0)" office:value-type="float" office:value="20438">
            <text:p>20,438</text:p>
          </table:table-cell>
          <table:table-cell table:style-name="ce12" table:formula="of:=IF(ISNUMBER([.D177]);[.D177];0) + IF(ISNUMBER([.D229]);[.D229];0)+IF(ISNUMBER([.D255]);[.D255];0) + IF(ISNUMBER([.D281]);[.D281];0)" office:value-type="float" office:value="182">
            <text:p>182</text:p>
          </table:table-cell>
          <table:table-cell table:style-name="ce12" table:formula="of:=IF(ISNUMBER([.E177]);[.E177];0) + IF(ISNUMBER([.E229]);[.E229];0)+IF(ISNUMBER([.E255]);[.E255];0) + IF(ISNUMBER([.E281]);[.E281];0)" office:value-type="float" office:value="97">
            <text:p>97</text:p>
          </table:table-cell>
          <table:table-cell table:style-name="ce12" table:formula="of:=IF(ISNUMBER([.F177]);[.F177];0) + IF(ISNUMBER([.F229]);[.F229];0)+IF(ISNUMBER([.F255]);[.F255];0) + IF(ISNUMBER([.F281]);[.F281];0)" office:value-type="float" office:value="16">
            <text:p>16</text:p>
          </table:table-cell>
          <table:table-cell table:style-name="ce12" table:formula="of:=IF(ISNUMBER([.G177]);[.G177];0) + IF(ISNUMBER([.G229]);[.G229];0)+IF(ISNUMBER([.G255]);[.G255];0) + IF(ISNUMBER([.G281]);[.G281];0)" office:value-type="float" office:value="27">
            <text:p>27</text:p>
          </table:table-cell>
          <table:table-cell table:style-name="ce12" table:formula="of:=IF(ISNUMBER([.H177]);[.H177];0) + IF(ISNUMBER([.H229]);[.H229];0)+IF(ISNUMBER([.H255]);[.H255];0) + IF(ISNUMBER([.H281]);[.H281];0)" office:value-type="float" office:value="32">
            <text:p>32</text:p>
          </table:table-cell>
          <table:table-cell table:style-name="ce12" table:formula="of:=IF(ISNUMBER([.I177]);[.I177];0) + IF(ISNUMBER([.I229]);[.I229];0)+IF(ISNUMBER([.I255]);[.I255];0) + IF(ISNUMBER([.I281]);[.I281];0)" office:value-type="float" office:value="46.9">
            <text:p>47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78]" office:value-type="string" office:string-value="  Equipment Rebates">
            <text:p><text:s text:c="2"/>Equipment Rebates</text:p>
          </table:table-cell>
          <table:table-cell table:style-name="ce12" table:formula="of:=IF(ISNUMBER([.C178]);[.C178];0) + IF(ISNUMBER([.C230]);[.C230];0)+IF(ISNUMBER([.C256]);[.C256];0) + IF(ISNUMBER([.C282]);[.C282];0)" office:value-type="float" office:value="20531">
            <text:p>20,531</text:p>
          </table:table-cell>
          <table:table-cell table:style-name="ce12" table:formula="of:=IF(ISNUMBER([.D178]);[.D178];0) + IF(ISNUMBER([.D230]);[.D230];0)+IF(ISNUMBER([.D256]);[.D256];0) + IF(ISNUMBER([.D282]);[.D282];0)" office:value-type="float" office:value="181">
            <text:p>181</text:p>
          </table:table-cell>
          <table:table-cell table:style-name="ce12" table:formula="of:=IF(ISNUMBER([.E178]);[.E178];0) + IF(ISNUMBER([.E230]);[.E230];0)+IF(ISNUMBER([.E256]);[.E256];0) + IF(ISNUMBER([.E282]);[.E282];0)" office:value-type="float" office:value="0">
            <text:p>0</text:p>
          </table:table-cell>
          <table:table-cell table:style-name="ce12" table:formula="of:=IF(ISNUMBER([.F178]);[.F178];0) + IF(ISNUMBER([.F230]);[.F230];0)+IF(ISNUMBER([.F256]);[.F256];0) + IF(ISNUMBER([.F282]);[.F282];0)" office:value-type="float" office:value="0">
            <text:p>0</text:p>
          </table:table-cell>
          <table:table-cell table:style-name="ce12" table:formula="of:=IF(ISNUMBER([.G178]);[.G178];0) + IF(ISNUMBER([.G230]);[.G230];0)+IF(ISNUMBER([.G256]);[.G256];0) + IF(ISNUMBER([.G282]);[.G282];0)" office:value-type="float" office:value="0">
            <text:p>0</text:p>
          </table:table-cell>
          <table:table-cell table:style-name="ce12" table:formula="of:=IF(ISNUMBER([.H178]);[.H178];0) + IF(ISNUMBER([.H230]);[.H230];0)+IF(ISNUMBER([.H256]);[.H256];0) + IF(ISNUMBER([.H282]);[.H282];0)" office:value-type="float" office:value="0">
            <text:p>0</text:p>
          </table:table-cell>
          <table:table-cell table:style-name="ce12" table:formula="of:=IF(ISNUMBER([.I178]);[.I178];0) + IF(ISNUMBER([.I230]);[.I230];0)+IF(ISNUMBER([.I256]);[.I256];0) + IF(ISNUMBER([.I282]);[.I282];0)" office:value-type="float" office:value="6.6">
            <text:p>7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79]" office:value-type="string" office:string-value="  Power Factor Correction or Improvement">
            <text:p><text:s text:c="2"/>Power Factor Correction or Improvement</text:p>
          </table:table-cell>
          <table:table-cell table:style-name="ce12" table:formula="of:=IF(ISNUMBER([.C179]);[.C179];0) + IF(ISNUMBER([.C231]);[.C231];0)+IF(ISNUMBER([.C257]);[.C257];0) + IF(ISNUMBER([.C283]);[.C283];0)" office:value-type="float" office:value="19766">
            <text:p>19,766</text:p>
          </table:table-cell>
          <table:table-cell table:style-name="ce12" table:formula="of:=IF(ISNUMBER([.D179]);[.D179];0) + IF(ISNUMBER([.D231]);[.D231];0)+IF(ISNUMBER([.D257]);[.D257];0) + IF(ISNUMBER([.D283]);[.D283];0)" office:value-type="float" office:value="946">
            <text:p>946</text:p>
          </table:table-cell>
          <table:table-cell table:style-name="ce12" table:formula="of:=IF(ISNUMBER([.E179]);[.E179];0) + IF(ISNUMBER([.E231]);[.E231];0)+IF(ISNUMBER([.E257]);[.E257];0) + IF(ISNUMBER([.E283]);[.E283];0)" office:value-type="float" office:value="614">
            <text:p>614</text:p>
          </table:table-cell>
          <table:table-cell table:style-name="ce12" table:formula="of:=IF(ISNUMBER([.F179]);[.F179];0) + IF(ISNUMBER([.F231]);[.F231];0)+IF(ISNUMBER([.F257]);[.F257];0) + IF(ISNUMBER([.F283]);[.F283];0)" office:value-type="float" office:value="54">
            <text:p>54</text:p>
          </table:table-cell>
          <table:table-cell table:style-name="ce12" table:formula="of:=IF(ISNUMBER([.G179]);[.G179];0) + IF(ISNUMBER([.G231]);[.G231];0)+IF(ISNUMBER([.G257]);[.G257];0) + IF(ISNUMBER([.G283]);[.G283];0)" office:value-type="float" office:value="43">
            <text:p>43</text:p>
          </table:table-cell>
          <table:table-cell table:style-name="ce12" table:formula="of:=IF(ISNUMBER([.H179]);[.H179];0) + IF(ISNUMBER([.H231]);[.H231];0)+IF(ISNUMBER([.H257]);[.H257];0) + IF(ISNUMBER([.H283]);[.H283];0)" office:value-type="float" office:value="118">
            <text:p>118</text:p>
          </table:table-cell>
          <table:table-cell table:style-name="ce12" table:formula="of:=IF(ISNUMBER([.I179]);[.I179];0) + IF(ISNUMBER([.I231]);[.I231];0)+IF(ISNUMBER([.I257]);[.I257];0) + IF(ISNUMBER([.I283]);[.I283];0)" office:value-type="float" office:value="57.5">
            <text:p>58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80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2" table:formula="of:=IF(ISNUMBER([.C180]);[.C180];0) + IF(ISNUMBER([.C232]);[.C232];0)+IF(ISNUMBER([.C258]);[.C258];0) + IF(ISNUMBER([.C284]);[.C284];0)" office:value-type="float" office:value="15457">
            <text:p>15,457</text:p>
          </table:table-cell>
          <table:table-cell table:style-name="ce12" table:formula="of:=IF(ISNUMBER([.D180]);[.D180];0) + IF(ISNUMBER([.D232]);[.D232];0)+IF(ISNUMBER([.D258]);[.D258];0) + IF(ISNUMBER([.D284]);[.D284];0)" office:value-type="float" office:value="44">
            <text:p>44</text:p>
          </table:table-cell>
          <table:table-cell table:style-name="ce12" table:formula="of:=IF(ISNUMBER([.E180]);[.E180];0) + IF(ISNUMBER([.E232]);[.E232];0)+IF(ISNUMBER([.E258]);[.E258];0) + IF(ISNUMBER([.E284]);[.E284];0)" office:value-type="float" office:value="0">
            <text:p>0</text:p>
          </table:table-cell>
          <table:table-cell table:style-name="ce12" table:formula="of:=IF(ISNUMBER([.F180]);[.F180];0) + IF(ISNUMBER([.F232]);[.F232];0)+IF(ISNUMBER([.F258]);[.F258];0) + IF(ISNUMBER([.F284]);[.F284];0)" office:value-type="float" office:value="0">
            <text:p>0</text:p>
          </table:table-cell>
          <table:table-cell table:style-name="ce12" table:formula="of:=IF(ISNUMBER([.G180]);[.G180];0) + IF(ISNUMBER([.G232]);[.G232];0)+IF(ISNUMBER([.G258]);[.G258];0) + IF(ISNUMBER([.G284]);[.G284];0)" office:value-type="float" office:value="0">
            <text:p>0</text:p>
          </table:table-cell>
          <table:table-cell table:style-name="ce12" table:formula="of:=IF(ISNUMBER([.H180]);[.H180];0) + IF(ISNUMBER([.H232]);[.H232];0)+IF(ISNUMBER([.H258]);[.H258];0) + IF(ISNUMBER([.H284]);[.H284];0)" office:value-type="float" office:value="0">
            <text:p>0</text:p>
          </table:table-cell>
          <table:table-cell table:style-name="ce12" table:formula="of:=IF(ISNUMBER([.I180]);[.I180];0) + IF(ISNUMBER([.I232]);[.I232];0)+IF(ISNUMBER([.I258]);[.I258];0) + IF(ISNUMBER([.I284]);[.I284];0)" office:value-type="float" office:value="6.7">
            <text:p>7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81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2" table:formula="of:=IF(ISNUMBER([.C181]);[.C181];0) + IF(ISNUMBER([.C233]);[.C233];0)+IF(ISNUMBER([.C259]);[.C259];0) + IF(ISNUMBER([.C285]);[.C285];0)" office:value-type="float" office:value="20647">
            <text:p>20,647</text:p>
          </table:table-cell>
          <table:table-cell table:style-name="ce12" table:formula="of:=IF(ISNUMBER([.D181]);[.D181];0) + IF(ISNUMBER([.D233]);[.D233];0)+IF(ISNUMBER([.D259]);[.D259];0) + IF(ISNUMBER([.D285]);[.D285];0)" office:value-type="float" office:value="65">
            <text:p>65</text:p>
          </table:table-cell>
          <table:table-cell table:style-name="ce12" table:formula="of:=IF(ISNUMBER([.E181]);[.E181];0) + IF(ISNUMBER([.E233]);[.E233];0)+IF(ISNUMBER([.E259]);[.E259];0) + IF(ISNUMBER([.E285]);[.E285];0)" office:value-type="float" office:value="0">
            <text:p>0</text:p>
          </table:table-cell>
          <table:table-cell table:style-name="ce12" table:formula="of:=IF(ISNUMBER([.F181]);[.F181];0) + IF(ISNUMBER([.F233]);[.F233];0)+IF(ISNUMBER([.F259]);[.F259];0) + IF(ISNUMBER([.F285]);[.F285];0)" office:value-type="float" office:value="0">
            <text:p>0</text:p>
          </table:table-cell>
          <table:table-cell table:style-name="ce12" table:formula="of:=IF(ISNUMBER([.G181]);[.G181];0) + IF(ISNUMBER([.G233]);[.G233];0)+IF(ISNUMBER([.G259]);[.G259];0) + IF(ISNUMBER([.G285]);[.G285];0)" office:value-type="float" office:value="0">
            <text:p>0</text:p>
          </table:table-cell>
          <table:table-cell table:style-name="ce12" table:formula="of:=IF(ISNUMBER([.H181]);[.H181];0) + IF(ISNUMBER([.H233]);[.H233];0)+IF(ISNUMBER([.H259]);[.H259];0) + IF(ISNUMBER([.H285]);[.H285];0)" office:value-type="float" office:value="0">
            <text:p>0</text:p>
          </table:table-cell>
          <table:table-cell table:style-name="ce12" table:formula="of:=IF(ISNUMBER([.I181]);[.I181];0) + IF(ISNUMBER([.I233]);[.I233];0)+IF(ISNUMBER([.I259]);[.I259];0) + IF(ISNUMBER([.I285]);[.I285];0)" office:value-type="float" office:value="6.6">
            <text:p>7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82]" office:value-type="string" office:string-value="  U.S. Department of Energy's Motor Challenge Program">
            <text:p><text:s text:c="2"/>U.S. Department of Energy's Motor Challenge Program</text:p>
          </table:table-cell>
          <table:table-cell table:style-name="ce12" table:formula="of:=IF(ISNUMBER([.C182]);[.C182];0) + IF(ISNUMBER([.C234]);[.C234];0)+IF(ISNUMBER([.C260]);[.C260];0) + IF(ISNUMBER([.C286]);[.C286];0)" office:value-type="float" office:value="19641">
            <text:p>19,641</text:p>
          </table:table-cell>
          <table:table-cell table:style-name="ce12" table:formula="of:=IF(ISNUMBER([.D182]);[.D182];0) + IF(ISNUMBER([.D234]);[.D234];0)+IF(ISNUMBER([.D260]);[.D260];0) + IF(ISNUMBER([.D286]);[.D286];0)" office:value-type="float" office:value="76">
            <text:p>76</text:p>
          </table:table-cell>
          <table:table-cell table:style-name="ce12" table:formula="of:=IF(ISNUMBER([.E182]);[.E182];0) + IF(ISNUMBER([.E234]);[.E234];0)+IF(ISNUMBER([.E260]);[.E260];0) + IF(ISNUMBER([.E286]);[.E286];0)" office:value-type="float" office:value="0">
            <text:p>0</text:p>
          </table:table-cell>
          <table:table-cell table:style-name="ce12" table:formula="of:=IF(ISNUMBER([.F182]);[.F182];0) + IF(ISNUMBER([.F234]);[.F234];0)+IF(ISNUMBER([.F260]);[.F260];0) + IF(ISNUMBER([.F286]);[.F286];0)" office:value-type="float" office:value="0">
            <text:p>0</text:p>
          </table:table-cell>
          <table:table-cell table:style-name="ce12" table:formula="of:=IF(ISNUMBER([.G182]);[.G182];0) + IF(ISNUMBER([.G234]);[.G234];0)+IF(ISNUMBER([.G260]);[.G260];0) + IF(ISNUMBER([.G286]);[.G286];0)" office:value-type="float" office:value="0">
            <text:p>0</text:p>
          </table:table-cell>
          <table:table-cell table:style-name="ce12" table:formula="of:=IF(ISNUMBER([.H182]);[.H182];0) + IF(ISNUMBER([.H234]);[.H234];0)+IF(ISNUMBER([.H260]);[.H260];0) + IF(ISNUMBER([.H286]);[.H286];0)" office:value-type="float" office:value="0">
            <text:p>0</text:p>
          </table:table-cell>
          <table:table-cell table:style-name="ce12" table:formula="of:=IF(ISNUMBER([.I182]);[.I182];0) + IF(ISNUMBER([.I234]);[.I234];0)+IF(ISNUMBER([.I260]);[.I260];0) + IF(ISNUMBER([.I286]);[.I286];0)" office:value-type="float" office:value="6.8">
            <text:p>7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83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2" table:formula="of:=IF(ISNUMBER([.C183]);[.C183];0) + IF(ISNUMBER([.C235]);[.C235];0)+IF(ISNUMBER([.C261]);[.C261];0) + IF(ISNUMBER([.C287]);[.C287];0)" office:value-type="float" office:value="0">
            <text:p>0</text:p>
          </table:table-cell>
          <table:table-cell table:style-name="ce12" table:formula="of:=IF(ISNUMBER([.D183]);[.D183];0) + IF(ISNUMBER([.D235]);[.D235];0)+IF(ISNUMBER([.D261]);[.D261];0) + IF(ISNUMBER([.D287]);[.D287];0)" office:value-type="float" office:value="0">
            <text:p>0</text:p>
          </table:table-cell>
          <table:table-cell table:style-name="ce12" table:formula="of:=IF(ISNUMBER([.E183]);[.E183];0) + IF(ISNUMBER([.E235]);[.E235];0)+IF(ISNUMBER([.E261]);[.E261];0) + IF(ISNUMBER([.E287]);[.E287];0)" office:value-type="float" office:value="0">
            <text:p>0</text:p>
          </table:table-cell>
          <table:table-cell table:style-name="ce12" table:formula="of:=IF(ISNUMBER([.F183]);[.F183];0) + IF(ISNUMBER([.F235]);[.F235];0)+IF(ISNUMBER([.F261]);[.F261];0) + IF(ISNUMBER([.F287]);[.F287];0)" office:value-type="float" office:value="0">
            <text:p>0</text:p>
          </table:table-cell>
          <table:table-cell table:style-name="ce12" table:formula="of:=IF(ISNUMBER([.G183]);[.G183];0) + IF(ISNUMBER([.G235]);[.G235];0)+IF(ISNUMBER([.G261]);[.G261];0) + IF(ISNUMBER([.G287]);[.G287];0)" office:value-type="float" office:value="0">
            <text:p>0</text:p>
          </table:table-cell>
          <table:table-cell table:style-name="ce12" table:formula="of:=IF(ISNUMBER([.H183]);[.H183];0) + IF(ISNUMBER([.H235]);[.H235];0)+IF(ISNUMBER([.H261]);[.H261];0) + IF(ISNUMBER([.H287]);[.H287];0)" office:value-type="float" office:value="0">
            <text:p>0</text:p>
          </table:table-cell>
          <table:table-cell table:style-name="ce12" table:formula="of:=IF(ISNUMBER([.I183]);[.I183];0) + IF(ISNUMBER([.I235]);[.I235];0)+IF(ISNUMBER([.I261]);[.I261];0) + IF(ISNUMBER([.I287]);[.I287];0)" office:value-type="float" office:value="0">
            <text:p>0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84]" office:value-type="string" office:string-value="    Improving Energy Efficiency Affecting:">
            <text:p><text:s text:c="4"/>Improving Energy Efficiency Affecting:</text:p>
          </table:table-cell>
          <table:table-cell table:style-name="ce12" table:formula="of:=IF(ISNUMBER([.C184]);[.C184];0) + IF(ISNUMBER([.C236]);[.C236];0)+IF(ISNUMBER([.C262]);[.C262];0) + IF(ISNUMBER([.C288]);[.C288];0)" office:value-type="float" office:value="0">
            <text:p>0</text:p>
          </table:table-cell>
          <table:table-cell table:style-name="ce12" table:formula="of:=IF(ISNUMBER([.D184]);[.D184];0) + IF(ISNUMBER([.D236]);[.D236];0)+IF(ISNUMBER([.D262]);[.D262];0) + IF(ISNUMBER([.D288]);[.D288];0)" office:value-type="float" office:value="0">
            <text:p>0</text:p>
          </table:table-cell>
          <table:table-cell table:style-name="ce12" table:formula="of:=IF(ISNUMBER([.E184]);[.E184];0) + IF(ISNUMBER([.E236]);[.E236];0)+IF(ISNUMBER([.E262]);[.E262];0) + IF(ISNUMBER([.E288]);[.E288];0)" office:value-type="float" office:value="0">
            <text:p>0</text:p>
          </table:table-cell>
          <table:table-cell table:style-name="ce12" table:formula="of:=IF(ISNUMBER([.F184]);[.F184];0) + IF(ISNUMBER([.F236]);[.F236];0)+IF(ISNUMBER([.F262]);[.F262];0) + IF(ISNUMBER([.F288]);[.F288];0)" office:value-type="float" office:value="0">
            <text:p>0</text:p>
          </table:table-cell>
          <table:table-cell table:style-name="ce12" table:formula="of:=IF(ISNUMBER([.G184]);[.G184];0) + IF(ISNUMBER([.G236]);[.G236];0)+IF(ISNUMBER([.G262]);[.G262];0) + IF(ISNUMBER([.G288]);[.G288];0)" office:value-type="float" office:value="0">
            <text:p>0</text:p>
          </table:table-cell>
          <table:table-cell table:style-name="ce12" table:formula="of:=IF(ISNUMBER([.H184]);[.H184];0) + IF(ISNUMBER([.H236]);[.H236];0)+IF(ISNUMBER([.H262]);[.H262];0) + IF(ISNUMBER([.H288]);[.H288];0)" office:value-type="float" office:value="0">
            <text:p>0</text:p>
          </table:table-cell>
          <table:table-cell table:style-name="ce12" table:formula="of:=IF(ISNUMBER([.I184]);[.I184];0) + IF(ISNUMBER([.I236]);[.I236];0)+IF(ISNUMBER([.I262]);[.I262];0) + IF(ISNUMBER([.I288]);[.I288];0)" office:value-type="float" office:value="0">
            <text:p>0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85]" office:value-type="string" office:string-value="    Steam Production/System (d)">
            <text:p><text:s text:c="4"/>Steam Production/System (d)</text:p>
          </table:table-cell>
          <table:table-cell table:style-name="ce12" table:formula="of:=IF(ISNUMBER([.C185]);[.C185];0) + IF(ISNUMBER([.C237]);[.C237];0)+IF(ISNUMBER([.C263]);[.C263];0) + IF(ISNUMBER([.C289]);[.C289];0)" office:value-type="float" office:value="19410">
            <text:p>19,410</text:p>
          </table:table-cell>
          <table:table-cell table:style-name="ce12" table:formula="of:=IF(ISNUMBER([.D185]);[.D185];0) + IF(ISNUMBER([.D237]);[.D237];0)+IF(ISNUMBER([.D263]);[.D263];0) + IF(ISNUMBER([.D289]);[.D289];0)" office:value-type="float" office:value="1302">
            <text:p>1,302</text:p>
          </table:table-cell>
          <table:table-cell table:style-name="ce12" table:formula="of:=IF(ISNUMBER([.E185]);[.E185];0) + IF(ISNUMBER([.E237]);[.E237];0)+IF(ISNUMBER([.E263]);[.E263];0) + IF(ISNUMBER([.E289]);[.E289];0)" office:value-type="float" office:value="766">
            <text:p>766</text:p>
          </table:table-cell>
          <table:table-cell table:style-name="ce12" table:formula="of:=IF(ISNUMBER([.F185]);[.F185];0) + IF(ISNUMBER([.F237]);[.F237];0)+IF(ISNUMBER([.F263]);[.F263];0) + IF(ISNUMBER([.F289]);[.F289];0)" office:value-type="float" office:value="18">
            <text:p>18</text:p>
          </table:table-cell>
          <table:table-cell table:style-name="ce12" table:formula="of:=IF(ISNUMBER([.G185]);[.G185];0) + IF(ISNUMBER([.G237]);[.G237];0)+IF(ISNUMBER([.G263]);[.G263];0) + IF(ISNUMBER([.G289]);[.G289];0)" office:value-type="float" office:value="32">
            <text:p>32</text:p>
          </table:table-cell>
          <table:table-cell table:style-name="ce12" table:formula="of:=IF(ISNUMBER([.H185]);[.H185];0) + IF(ISNUMBER([.H237]);[.H237];0)+IF(ISNUMBER([.H263]);[.H263];0) + IF(ISNUMBER([.H289]);[.H289];0)" office:value-type="float" office:value="27">
            <text:p>27</text:p>
          </table:table-cell>
          <table:table-cell table:style-name="ce12" table:formula="of:=IF(ISNUMBER([.I185]);[.I185];0) + IF(ISNUMBER([.I237]);[.I237];0)+IF(ISNUMBER([.I263]);[.I263];0) + IF(ISNUMBER([.I289]);[.I289];0)" office:value-type="float" office:value="48.8">
            <text:p>49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86]" office:value-type="string" office:string-value="    Compressed Air Systems (e)">
            <text:p><text:s text:c="4"/>Compressed Air Systems (e)</text:p>
          </table:table-cell>
          <table:table-cell table:style-name="ce12" table:formula="of:=IF(ISNUMBER([.C186]);[.C186];0) + IF(ISNUMBER([.C238]);[.C238];0)+IF(ISNUMBER([.C264]);[.C264];0) + IF(ISNUMBER([.C290]);[.C290];0)" office:value-type="float" office:value="19009">
            <text:p>19,009</text:p>
          </table:table-cell>
          <table:table-cell table:style-name="ce12" table:formula="of:=IF(ISNUMBER([.D186]);[.D186];0) + IF(ISNUMBER([.D238]);[.D238];0)+IF(ISNUMBER([.D264]);[.D264];0) + IF(ISNUMBER([.D290]);[.D290];0)" office:value-type="float" office:value="1703">
            <text:p>1,703</text:p>
          </table:table-cell>
          <table:table-cell table:style-name="ce12" table:formula="of:=IF(ISNUMBER([.E186]);[.E186];0) + IF(ISNUMBER([.E238]);[.E238];0)+IF(ISNUMBER([.E264]);[.E264];0) + IF(ISNUMBER([.E290]);[.E290];0)" office:value-type="float" office:value="1281">
            <text:p>1,281</text:p>
          </table:table-cell>
          <table:table-cell table:style-name="ce12" table:formula="of:=IF(ISNUMBER([.F186]);[.F186];0) + IF(ISNUMBER([.F238]);[.F238];0)+IF(ISNUMBER([.F264]);[.F264];0) + IF(ISNUMBER([.F290]);[.F290];0)" office:value-type="float" office:value="66">
            <text:p>66</text:p>
          </table:table-cell>
          <table:table-cell table:style-name="ce12" table:formula="of:=IF(ISNUMBER([.G186]);[.G186];0) + IF(ISNUMBER([.G238]);[.G238];0)+IF(ISNUMBER([.G264]);[.G264];0) + IF(ISNUMBER([.G290]);[.G290];0)" office:value-type="float" office:value="9">
            <text:p>9</text:p>
          </table:table-cell>
          <table:table-cell table:style-name="ce12" table:formula="of:=IF(ISNUMBER([.H186]);[.H186];0) + IF(ISNUMBER([.H238]);[.H238];0)+IF(ISNUMBER([.H264]);[.H264];0) + IF(ISNUMBER([.H290]);[.H290];0)" office:value-type="float" office:value="112">
            <text:p>112</text:p>
          </table:table-cell>
          <table:table-cell table:style-name="ce12" table:formula="of:=IF(ISNUMBER([.I186]);[.I186];0) + IF(ISNUMBER([.I238]);[.I238];0)+IF(ISNUMBER([.I264]);[.I264];0) + IF(ISNUMBER([.I290]);[.I290];0)" office:value-type="float" office:value="59.8">
            <text:p>60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87]" office:value-type="string" office:string-value="    Direct/Indirect Process Heating">
            <text:p><text:s text:c="4"/>Direct/Indirect Process Heating</text:p>
          </table:table-cell>
          <table:table-cell table:style-name="ce12" table:formula="of:=IF(ISNUMBER([.C187]);[.C187];0) + IF(ISNUMBER([.C239]);[.C239];0)+IF(ISNUMBER([.C265]);[.C265];0) + IF(ISNUMBER([.C291]);[.C291];0)" office:value-type="float" office:value="20047">
            <text:p>20,047</text:p>
          </table:table-cell>
          <table:table-cell table:style-name="ce12" table:formula="of:=IF(ISNUMBER([.D187]);[.D187];0) + IF(ISNUMBER([.D239]);[.D239];0)+IF(ISNUMBER([.D265]);[.D265];0) + IF(ISNUMBER([.D291]);[.D291];0)" office:value-type="float" office:value="665">
            <text:p>665</text:p>
          </table:table-cell>
          <table:table-cell table:style-name="ce12" table:formula="of:=IF(ISNUMBER([.E187]);[.E187];0) + IF(ISNUMBER([.E239]);[.E239];0)+IF(ISNUMBER([.E265]);[.E265];0) + IF(ISNUMBER([.E291]);[.E291];0)" office:value-type="float" office:value="393">
            <text:p>393</text:p>
          </table:table-cell>
          <table:table-cell table:style-name="ce12" table:formula="of:=IF(ISNUMBER([.F187]);[.F187];0) + IF(ISNUMBER([.F239]);[.F239];0)+IF(ISNUMBER([.F265]);[.F265];0) + IF(ISNUMBER([.F291]);[.F291];0)" office:value-type="float" office:value="15">
            <text:p>15</text:p>
          </table:table-cell>
          <table:table-cell table:style-name="ce12" table:formula="of:=IF(ISNUMBER([.G187]);[.G187];0) + IF(ISNUMBER([.G239]);[.G239];0)+IF(ISNUMBER([.G265]);[.G265];0) + IF(ISNUMBER([.G291]);[.G291];0)" office:value-type="float" office:value="18">
            <text:p>18</text:p>
          </table:table-cell>
          <table:table-cell table:style-name="ce12" table:formula="of:=IF(ISNUMBER([.H187]);[.H187];0) + IF(ISNUMBER([.H239]);[.H239];0)+IF(ISNUMBER([.H265]);[.H265];0) + IF(ISNUMBER([.H291]);[.H291];0)" office:value-type="float" office:value="37">
            <text:p>37</text:p>
          </table:table-cell>
          <table:table-cell table:style-name="ce12" table:formula="of:=IF(ISNUMBER([.I187]);[.I187];0) + IF(ISNUMBER([.I239]);[.I239];0)+IF(ISNUMBER([.I265]);[.I265];0) + IF(ISNUMBER([.I291]);[.I291];0)" office:value-type="float" office:value="58.6">
            <text:p>59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88]" office:value-type="string" office:string-value="    Direct Process Cooling, Refrigeration">
            <text:p><text:s text:c="4"/>Direct Process Cooling, Refrigeration</text:p>
          </table:table-cell>
          <table:table-cell table:style-name="ce12" table:formula="of:=IF(ISNUMBER([.C188]);[.C188];0) + IF(ISNUMBER([.C240]);[.C240];0)+IF(ISNUMBER([.C266]);[.C266];0) + IF(ISNUMBER([.C292]);[.C292];0)" office:value-type="float" office:value="19022">
            <text:p>19,022</text:p>
          </table:table-cell>
          <table:table-cell table:style-name="ce12" table:formula="of:=IF(ISNUMBER([.D188]);[.D188];0) + IF(ISNUMBER([.D240]);[.D240];0)+IF(ISNUMBER([.D266]);[.D266];0) + IF(ISNUMBER([.D292]);[.D292];0)" office:value-type="float" office:value="607">
            <text:p>607</text:p>
          </table:table-cell>
          <table:table-cell table:style-name="ce12" table:formula="of:=IF(ISNUMBER([.E188]);[.E188];0) + IF(ISNUMBER([.E240]);[.E240];0)+IF(ISNUMBER([.E266]);[.E266];0) + IF(ISNUMBER([.E292]);[.E292];0)" office:value-type="float" office:value="150">
            <text:p>150</text:p>
          </table:table-cell>
          <table:table-cell table:style-name="ce12" table:formula="of:=IF(ISNUMBER([.F188]);[.F188];0) + IF(ISNUMBER([.F240]);[.F240];0)+IF(ISNUMBER([.F266]);[.F266];0) + IF(ISNUMBER([.F292]);[.F292];0)" office:value-type="float" office:value="14">
            <text:p>14</text:p>
          </table:table-cell>
          <table:table-cell table:style-name="ce12" table:formula="of:=IF(ISNUMBER([.G188]);[.G188];0) + IF(ISNUMBER([.G240]);[.G240];0)+IF(ISNUMBER([.G266]);[.G266];0) + IF(ISNUMBER([.G292]);[.G292];0)" office:value-type="float" office:value="23">
            <text:p>23</text:p>
          </table:table-cell>
          <table:table-cell table:style-name="ce12" table:formula="of:=IF(ISNUMBER([.H188]);[.H188];0) + IF(ISNUMBER([.H240]);[.H240];0)+IF(ISNUMBER([.H266]);[.H266];0) + IF(ISNUMBER([.H292]);[.H292];0)" office:value-type="float" office:value="40">
            <text:p>40</text:p>
          </table:table-cell>
          <table:table-cell table:style-name="ce12" table:formula="of:=IF(ISNUMBER([.I188]);[.I188];0) + IF(ISNUMBER([.I240]);[.I240];0)+IF(ISNUMBER([.I266]);[.I266];0) + IF(ISNUMBER([.I292]);[.I292];0)" office:value-type="float" office:value="42.6">
            <text:p>43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89]" office:value-type="string" office:string-value="    Direct Machine Drive (f)">
            <text:p><text:s text:c="4"/>Direct Machine Drive (f)</text:p>
          </table:table-cell>
          <table:table-cell table:style-name="ce12" table:formula="of:=IF(ISNUMBER([.C189]);[.C189];0) + IF(ISNUMBER([.C241]);[.C241];0)+IF(ISNUMBER([.C267]);[.C267];0) + IF(ISNUMBER([.C293]);[.C293];0)" office:value-type="float" office:value="19172">
            <text:p>19,172</text:p>
          </table:table-cell>
          <table:table-cell table:style-name="ce12" table:formula="of:=IF(ISNUMBER([.D189]);[.D189];0) + IF(ISNUMBER([.D241]);[.D241];0)+IF(ISNUMBER([.D267]);[.D267];0) + IF(ISNUMBER([.D293]);[.D293];0)" office:value-type="float" office:value="1540">
            <text:p>1,540</text:p>
          </table:table-cell>
          <table:table-cell table:style-name="ce12" table:formula="of:=IF(ISNUMBER([.E189]);[.E189];0) + IF(ISNUMBER([.E241]);[.E241];0)+IF(ISNUMBER([.E267]);[.E267];0) + IF(ISNUMBER([.E293]);[.E293];0)" office:value-type="float" office:value="988">
            <text:p>988</text:p>
          </table:table-cell>
          <table:table-cell table:style-name="ce12" table:formula="of:=IF(ISNUMBER([.F189]);[.F189];0) + IF(ISNUMBER([.F241]);[.F241];0)+IF(ISNUMBER([.F267]);[.F267];0) + IF(ISNUMBER([.F293]);[.F293];0)" office:value-type="float" office:value="89">
            <text:p>89</text:p>
          </table:table-cell>
          <table:table-cell table:style-name="ce12" table:formula="of:=IF(ISNUMBER([.G189]);[.G189];0) + IF(ISNUMBER([.G241]);[.G241];0)+IF(ISNUMBER([.G267]);[.G267];0) + IF(ISNUMBER([.G293]);[.G293];0)" office:value-type="float" office:value="53">
            <text:p>53</text:p>
          </table:table-cell>
          <table:table-cell table:style-name="ce12" table:formula="of:=IF(ISNUMBER([.H189]);[.H189];0) + IF(ISNUMBER([.H241]);[.H241];0)+IF(ISNUMBER([.H267]);[.H267];0) + IF(ISNUMBER([.H293]);[.H293];0)" office:value-type="float" office:value="0">
            <text:p>0</text:p>
          </table:table-cell>
          <table:table-cell table:style-name="ce12" table:formula="of:=IF(ISNUMBER([.I189]);[.I189];0) + IF(ISNUMBER([.I241]);[.I241];0)+IF(ISNUMBER([.I267]);[.I267];0) + IF(ISNUMBER([.I293]);[.I293];0)" office:value-type="float" office:value="59.6">
            <text:p>60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90]" office:value-type="string" office:string-value="    Facility HVAC (g)">
            <text:p><text:s text:c="4"/>Facility HVAC (g)</text:p>
          </table:table-cell>
          <table:table-cell table:style-name="ce12" table:formula="of:=IF(ISNUMBER([.C190]);[.C190];0) + IF(ISNUMBER([.C242]);[.C242];0)+IF(ISNUMBER([.C268]);[.C268];0) + IF(ISNUMBER([.C294]);[.C294];0)" office:value-type="float" office:value="18792">
            <text:p>18,792</text:p>
          </table:table-cell>
          <table:table-cell table:style-name="ce12" table:formula="of:=IF(ISNUMBER([.D190]);[.D190];0) + IF(ISNUMBER([.D242]);[.D242];0)+IF(ISNUMBER([.D268]);[.D268];0) + IF(ISNUMBER([.D294]);[.D294];0)" office:value-type="float" office:value="1920">
            <text:p>1,920</text:p>
          </table:table-cell>
          <table:table-cell table:style-name="ce12" table:formula="of:=IF(ISNUMBER([.E190]);[.E190];0) + IF(ISNUMBER([.E242]);[.E242];0)+IF(ISNUMBER([.E268]);[.E268];0) + IF(ISNUMBER([.E294]);[.E294];0)" office:value-type="float" office:value="1073">
            <text:p>1,073</text:p>
          </table:table-cell>
          <table:table-cell table:style-name="ce12" table:formula="of:=IF(ISNUMBER([.F190]);[.F190];0) + IF(ISNUMBER([.F242]);[.F242];0)+IF(ISNUMBER([.F268]);[.F268];0) + IF(ISNUMBER([.F294]);[.F294];0)" office:value-type="float" office:value="74">
            <text:p>74</text:p>
          </table:table-cell>
          <table:table-cell table:style-name="ce12" table:formula="of:=IF(ISNUMBER([.G190]);[.G190];0) + IF(ISNUMBER([.G242]);[.G242];0)+IF(ISNUMBER([.G268]);[.G268];0) + IF(ISNUMBER([.G294]);[.G294];0)" office:value-type="float" office:value="8">
            <text:p>8</text:p>
          </table:table-cell>
          <table:table-cell table:style-name="ce12" table:formula="of:=IF(ISNUMBER([.H190]);[.H190];0) + IF(ISNUMBER([.H242]);[.H242];0)+IF(ISNUMBER([.H268]);[.H268];0) + IF(ISNUMBER([.H294]);[.H294];0)" office:value-type="float" office:value="352">
            <text:p>352</text:p>
          </table:table-cell>
          <table:table-cell table:style-name="ce12" table:formula="of:=IF(ISNUMBER([.I190]);[.I190];0) + IF(ISNUMBER([.I242]);[.I242];0)+IF(ISNUMBER([.I268]);[.I268];0) + IF(ISNUMBER([.I294]);[.I294];0)" office:value-type="float" office:value="69.4">
            <text:p>69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91]" office:value-type="string" office:string-value="    Facility Lighting">
            <text:p><text:s text:c="4"/>Facility Lighting</text:p>
          </table:table-cell>
          <table:table-cell table:style-name="ce12" table:formula="of:=IF(ISNUMBER([.C191]);[.C191];0) + IF(ISNUMBER([.C243]);[.C243];0)+IF(ISNUMBER([.C269]);[.C269];0) + IF(ISNUMBER([.C295]);[.C295];0)" office:value-type="float" office:value="18902">
            <text:p>18,902</text:p>
          </table:table-cell>
          <table:table-cell table:style-name="ce12" table:formula="of:=IF(ISNUMBER([.D191]);[.D191];0) + IF(ISNUMBER([.D243]);[.D243];0)+IF(ISNUMBER([.D269]);[.D269];0) + IF(ISNUMBER([.D295]);[.D295];0)" office:value-type="float" office:value="1753">
            <text:p>1,753</text:p>
          </table:table-cell>
          <table:table-cell table:style-name="ce12" table:formula="of:=IF(ISNUMBER([.E191]);[.E191];0) + IF(ISNUMBER([.E243]);[.E243];0)+IF(ISNUMBER([.E269]);[.E269];0) + IF(ISNUMBER([.E295]);[.E295];0)" office:value-type="float" office:value="1047">
            <text:p>1,047</text:p>
          </table:table-cell>
          <table:table-cell table:style-name="ce12" table:formula="of:=IF(ISNUMBER([.F191]);[.F191];0) + IF(ISNUMBER([.F243]);[.F243];0)+IF(ISNUMBER([.F269]);[.F269];0) + IF(ISNUMBER([.F295]);[.F295];0)" office:value-type="float" office:value="99">
            <text:p>99</text:p>
          </table:table-cell>
          <table:table-cell table:style-name="ce12" table:formula="of:=IF(ISNUMBER([.G191]);[.G191];0) + IF(ISNUMBER([.G243]);[.G243];0)+IF(ISNUMBER([.G269]);[.G269];0) + IF(ISNUMBER([.G295]);[.G295];0)" office:value-type="float" office:value="30">
            <text:p>30</text:p>
          </table:table-cell>
          <table:table-cell table:style-name="ce12" table:formula="of:=IF(ISNUMBER([.H191]);[.H191];0) + IF(ISNUMBER([.H243]);[.H243];0)+IF(ISNUMBER([.H269]);[.H269];0) + IF(ISNUMBER([.H295]);[.H295];0)" office:value-type="float" office:value="393">
            <text:p>393</text:p>
          </table:table-cell>
          <table:table-cell table:style-name="ce12" table:formula="of:=IF(ISNUMBER([.I191]);[.I191];0) + IF(ISNUMBER([.I243]);[.I243];0)+IF(ISNUMBER([.I269]);[.I269];0) + IF(ISNUMBER([.I295]);[.I295];0)" office:value-type="float" office:value="65">
            <text:p>65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92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2" table:formula="of:=IF(ISNUMBER([.C192]);[.C192];0) + IF(ISNUMBER([.C244]);[.C244];0)+IF(ISNUMBER([.C270]);[.C270];0) + IF(ISNUMBER([.C296]);[.C296];0)" office:value-type="float" office:value="0">
            <text:p>0</text:p>
          </table:table-cell>
          <table:table-cell table:style-name="ce12" table:formula="of:=IF(ISNUMBER([.D192]);[.D192];0) + IF(ISNUMBER([.D244]);[.D244];0)+IF(ISNUMBER([.D270]);[.D270];0) + IF(ISNUMBER([.D296]);[.D296];0)" office:value-type="float" office:value="0">
            <text:p>0</text:p>
          </table:table-cell>
          <table:table-cell table:style-name="ce12" table:formula="of:=IF(ISNUMBER([.E192]);[.E192];0) + IF(ISNUMBER([.E244]);[.E244];0)+IF(ISNUMBER([.E270]);[.E270];0) + IF(ISNUMBER([.E296]);[.E296];0)" office:value-type="float" office:value="0">
            <text:p>0</text:p>
          </table:table-cell>
          <table:table-cell table:style-name="ce12" table:formula="of:=IF(ISNUMBER([.F192]);[.F192];0) + IF(ISNUMBER([.F244]);[.F244];0)+IF(ISNUMBER([.F270]);[.F270];0) + IF(ISNUMBER([.F296]);[.F296];0)" office:value-type="float" office:value="0">
            <text:p>0</text:p>
          </table:table-cell>
          <table:table-cell table:style-name="ce12" table:formula="of:=IF(ISNUMBER([.G192]);[.G192];0) + IF(ISNUMBER([.G244]);[.G244];0)+IF(ISNUMBER([.G270]);[.G270];0) + IF(ISNUMBER([.G296]);[.G296];0)" office:value-type="float" office:value="0">
            <text:p>0</text:p>
          </table:table-cell>
          <table:table-cell table:style-name="ce12" table:formula="of:=IF(ISNUMBER([.H192]);[.H192];0) + IF(ISNUMBER([.H244]);[.H244];0)+IF(ISNUMBER([.H270]);[.H270];0) + IF(ISNUMBER([.H296]);[.H296];0)" office:value-type="float" office:value="0">
            <text:p>0</text:p>
          </table:table-cell>
          <table:table-cell table:style-name="ce12" table:formula="of:=IF(ISNUMBER([.I192]);[.I192];0) + IF(ISNUMBER([.I244]);[.I244];0)+IF(ISNUMBER([.I270]);[.I270];0) + IF(ISNUMBER([.I296]);[.I296];0)" office:value-type="float" office:value="0">
            <text:p>0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93]" office:value-type="string" office:string-value="    Using a Different Energy Source (h)">
            <text:p><text:s text:c="4"/>Using a Different Energy Source (h)</text:p>
          </table:table-cell>
          <table:table-cell table:style-name="ce12" table:formula="of:=IF(ISNUMBER([.C193]);[.C193];0) + IF(ISNUMBER([.C245]);[.C245];0)+IF(ISNUMBER([.C271]);[.C271];0) + IF(ISNUMBER([.C297]);[.C297];0)" office:value-type="float" office:value="20302">
            <text:p>20,302</text:p>
          </table:table-cell>
          <table:table-cell table:style-name="ce12" table:formula="of:=IF(ISNUMBER([.D193]);[.D193];0) + IF(ISNUMBER([.D245]);[.D245];0)+IF(ISNUMBER([.D271]);[.D271];0) + IF(ISNUMBER([.D297]);[.D297];0)" office:value-type="float" office:value="233">
            <text:p>233</text:p>
          </table:table-cell>
          <table:table-cell table:style-name="ce12" table:formula="of:=IF(ISNUMBER([.E193]);[.E193];0) + IF(ISNUMBER([.E245]);[.E245];0)+IF(ISNUMBER([.E271]);[.E271];0) + IF(ISNUMBER([.E297]);[.E297];0)" office:value-type="float" office:value="125">
            <text:p>125</text:p>
          </table:table-cell>
          <table:table-cell table:style-name="ce12" table:formula="of:=IF(ISNUMBER([.F193]);[.F193];0) + IF(ISNUMBER([.F245]);[.F245];0)+IF(ISNUMBER([.F271]);[.F271];0) + IF(ISNUMBER([.F297]);[.F297];0)" office:value-type="float" office:value="20">
            <text:p>20</text:p>
          </table:table-cell>
          <table:table-cell table:style-name="ce12" table:formula="of:=IF(ISNUMBER([.G193]);[.G193];0) + IF(ISNUMBER([.G245]);[.G245];0)+IF(ISNUMBER([.G271]);[.G271];0) + IF(ISNUMBER([.G297]);[.G297];0)" office:value-type="float" office:value="26">
            <text:p>26</text:p>
          </table:table-cell>
          <table:table-cell table:style-name="ce12" table:formula="of:=IF(ISNUMBER([.H193]);[.H193];0) + IF(ISNUMBER([.H245]);[.H245];0)+IF(ISNUMBER([.H271]);[.H271];0) + IF(ISNUMBER([.H297]);[.H297];0)" office:value-type="float" office:value="32">
            <text:p>32</text:p>
          </table:table-cell>
          <table:table-cell table:style-name="ce12" table:formula="of:=IF(ISNUMBER([.I193]);[.I193];0) + IF(ISNUMBER([.I245]);[.I245];0)+IF(ISNUMBER([.I271]);[.I271];0) + IF(ISNUMBER([.I297]);[.I297];0)" office:value-type="float" office:value="53.2">
            <text:p>53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94]" office:value-type="string" office:string-value="  Other (i)">
            <text:p><text:s text:c="2"/>Other (i)</text:p>
          </table:table-cell>
          <table:table-cell table:style-name="ce12" table:formula="of:=IF(ISNUMBER([.C194]);[.C194];0) + IF(ISNUMBER([.C246]);[.C246];0)+IF(ISNUMBER([.C272]);[.C272];0) + IF(ISNUMBER([.C298]);[.C298];0)" office:value-type="float" office:value="15446">
            <text:p>15,446</text:p>
          </table:table-cell>
          <table:table-cell table:style-name="ce12" table:formula="of:=IF(ISNUMBER([.D194]);[.D194];0) + IF(ISNUMBER([.D246]);[.D246];0)+IF(ISNUMBER([.D272]);[.D272];0) + IF(ISNUMBER([.D298]);[.D298];0)" office:value-type="float" office:value="55">
            <text:p>55</text:p>
          </table:table-cell>
          <table:table-cell table:style-name="ce12" table:formula="of:=IF(ISNUMBER([.E194]);[.E194];0) + IF(ISNUMBER([.E246]);[.E246];0)+IF(ISNUMBER([.E272]);[.E272];0) + IF(ISNUMBER([.E298]);[.E298];0)" office:value-type="float" office:value="44">
            <text:p>44</text:p>
          </table:table-cell>
          <table:table-cell table:style-name="ce12" table:formula="of:=IF(ISNUMBER([.F194]);[.F194];0) + IF(ISNUMBER([.F246]);[.F246];0)+IF(ISNUMBER([.F272]);[.F272];0) + IF(ISNUMBER([.F298]);[.F298];0)" office:value-type="float" office:value="4">
            <text:p>4</text:p>
          </table:table-cell>
          <table:table-cell table:style-name="ce12" table:formula="of:=IF(ISNUMBER([.G194]);[.G194];0) + IF(ISNUMBER([.G246]);[.G246];0)+IF(ISNUMBER([.G272]);[.G272];0) + IF(ISNUMBER([.G298]);[.G298];0)" office:value-type="float" office:value="0">
            <text:p>0</text:p>
          </table:table-cell>
          <table:table-cell table:style-name="ce12" table:formula="of:=IF(ISNUMBER([.H194]);[.H194];0) + IF(ISNUMBER([.H246]);[.H246];0)+IF(ISNUMBER([.H272]);[.H272];0) + IF(ISNUMBER([.H298]);[.H298];0)" office:value-type="float" office:value="4">
            <text:p>4</text:p>
          </table:table-cell>
          <table:table-cell table:style-name="ce12" table:formula="of:=IF(ISNUMBER([.I194]);[.I194];0) + IF(ISNUMBER([.I246]);[.I246];0)+IF(ISNUMBER([.I272]);[.I272];0) + IF(ISNUMBER([.I298]);[.I298];0)" office:value-type="float" office:value="29.5">
            <text:p>30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formula="of:=[.B195]" office:value-type="string" office:string-value="Full-Time Energy Manager (j)">
            <text:p>Full-Time Energy Manager (j)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number-rows-repeated="2">
          <table:table-cell table:style-name="ce5"/>
          <table:table-cell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2"/>313</text:p>
          </table:table-cell>
          <table:table-cell table:style-name="ce5" office:value-type="string">
            <text:p>TEXTILE MILL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231">
            <text:p>1,231</text:p>
          </table:table-cell>
          <table:table-cell table:style-name="ce12" office:value-type="float" office:value="1704">
            <text:p>1,70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">
            <text:p>2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2258">
            <text:p>2,258</text:p>
          </table:table-cell>
          <table:table-cell table:style-name="ce12" office:value-type="float" office:value="677">
            <text:p>677</text:p>
          </table:table-cell>
          <table:table-cell table:style-name="ce12" office:value-type="float" office:value="306">
            <text:p>306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204">
            <text:p>204</text:p>
          </table:table-cell>
          <table:table-cell table:style-name="ce12" office:value-type="float" office:value="58">
            <text:p>58</text:p>
          </table:table-cell>
          <table:table-cell table:style-name="ce11" office:value-type="float" office:value="11">
            <text:p>1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2393">
            <text:p>2,393</text:p>
          </table:table-cell>
          <table:table-cell table:style-name="ce12" office:value-type="float" office:value="542">
            <text:p>542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21">
            <text:p>121</text:p>
          </table:table-cell>
          <table:table-cell table:style-name="ce11" office:value-type="float" office:value="11.1">
            <text:p>11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2104">
            <text:p>2,104</text:p>
          </table:table-cell>
          <table:table-cell table:style-name="ce12" office:value-type="float" office:value="831">
            <text:p>83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2778">
            <text:p>2,778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32">
            <text:p>32</text:p>
          </table:table-cell>
          <table:table-cell table:style-name="ce11" office:value-type="float" office:value="12.7">
            <text:p>12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2808">
            <text:p>2,808</text:p>
          </table:table-cell>
          <table:table-cell table:style-name="ce12" office:value-type="float" office:value="127">
            <text:p>12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2437">
            <text:p>2,437</text:p>
          </table:table-cell>
          <table:table-cell table:style-name="ce12" office:value-type="float" office:value="498">
            <text:p>498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99">
            <text:p>99</text:p>
          </table:table-cell>
          <table:table-cell table:style-name="ce11" office:value-type="float" office:value="12.4">
            <text:p>12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2926">
            <text:p>2,926</text:p>
          </table:table-cell>
          <table:table-cell table:style-name="ce12" office:value-type="float" office:value="9">
            <text:p>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2905">
            <text:p>2,905</text:p>
          </table:table-cell>
          <table:table-cell table:style-name="ce12" office:value-type="float" office:value="30">
            <text:p>3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2880">
            <text:p>2,880</text:p>
          </table:table-cell>
          <table:table-cell table:style-name="ce12" office:value-type="float" office:value="55">
            <text:p>5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4">
            <text:p>1.4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2520">
            <text:p>2,520</text:p>
          </table:table-cell>
          <table:table-cell table:style-name="ce12" office:value-type="float" office:value="415">
            <text:p>415</text:p>
          </table:table-cell>
          <table:table-cell table:style-name="ce12" office:value-type="float" office:value="337">
            <text:p>337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27">
            <text:p>27</text:p>
          </table:table-cell>
          <table:table-cell table:style-name="ce11" office:value-type="float" office:value="13">
            <text:p>13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2307">
            <text:p>2,307</text:p>
          </table:table-cell>
          <table:table-cell table:style-name="ce12" office:value-type="float" office:value="628">
            <text:p>628</text:p>
          </table:table-cell>
          <table:table-cell table:style-name="ce12" office:value-type="float" office:value="514">
            <text:p>514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9">
            <text:p>39</text:p>
          </table:table-cell>
          <table:table-cell table:style-name="ce11" office:value-type="float" office:value="12.7">
            <text:p>12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2613">
            <text:p>2,613</text:p>
          </table:table-cell>
          <table:table-cell table:style-name="ce12" office:value-type="float" office:value="322">
            <text:p>322</text:p>
          </table:table-cell>
          <table:table-cell table:style-name="ce12" office:value-type="float" office:value="262">
            <text:p>26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27">
            <text:p>27</text:p>
          </table:table-cell>
          <table:table-cell table:style-name="ce11" office:value-type="float" office:value="15">
            <text:p>15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2709">
            <text:p>2,709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40">
            <text:p>40</text:p>
          </table:table-cell>
          <table:table-cell table:style-name="ce11" office:value-type="float" office:value="15.1">
            <text:p>15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2166">
            <text:p>2,166</text:p>
          </table:table-cell>
          <table:table-cell table:style-name="ce12" office:value-type="float" office:value="769">
            <text:p>769</text:p>
          </table:table-cell>
          <table:table-cell table:style-name="ce12" office:value-type="float" office:value="527">
            <text:p>527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53">
            <text:p>53</text:p>
          </table:table-cell>
          <table:table-cell table:style-name="ce12" office:value-type="string">
            <text:p>Q</text:p>
          </table:table-cell>
          <table:table-cell table:style-name="ce11" office:value-type="float" office:value="15.1">
            <text:p>15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2410">
            <text:p>2,410</text:p>
          </table:table-cell>
          <table:table-cell table:style-name="ce12" office:value-type="float" office:value="525">
            <text:p>525</text:p>
          </table:table-cell>
          <table:table-cell table:style-name="ce12" office:value-type="float" office:value="322">
            <text:p>322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44">
            <text:p>144</text:p>
          </table:table-cell>
          <table:table-cell table:style-name="ce11" office:value-type="float" office:value="17.7">
            <text:p>17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2385">
            <text:p>2,385</text:p>
          </table:table-cell>
          <table:table-cell table:style-name="ce12" office:value-type="float" office:value="550">
            <text:p>550</text:p>
          </table:table-cell>
          <table:table-cell table:style-name="ce12" office:value-type="float" office:value="374">
            <text:p>374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52">
            <text:p>52</text:p>
          </table:table-cell>
          <table:table-cell table:style-name="ce11" office:value-type="float" office:value="12.7">
            <text:p>12.7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2767">
            <text:p>2,767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32">
            <text:p>32</text:p>
          </table:table-cell>
          <table:table-cell table:style-name="ce11" office:value-type="float" office:value="12.5">
            <text:p>12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2884">
            <text:p>2,884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6">
            <text:p>6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2863">
            <text:p>2,863</text:p>
          </table:table-cell>
          <table:table-cell table:style-name="ce12" office:value-type="float" office:value="72">
            <text:p>7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6"/>313210</text:p>
          </table:table-cell>
          <table:table-cell table:style-name="ce5" office:value-type="string">
            <text:p><text:s text:c="2"/>Broadwoven Fabric Mill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312">
            <text:p>31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7">
            <text:p>2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174">
            <text:p>174</text:p>
          </table:table-cell>
          <table:table-cell table:style-name="ce12" office:value-type="float" office:value="102">
            <text:p>102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16">
            <text:p>16</text:p>
          </table:table-cell>
          <table:table-cell table:style-name="ce11" office:value-type="float" office:value="19.7">
            <text:p>19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371">
            <text:p>371</text:p>
          </table:table-cell>
          <table:table-cell table:style-name="ce12" office:value-type="float" office:value="102">
            <text:p>102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29">
            <text:p>29</text:p>
          </table:table-cell>
          <table:table-cell table:style-name="ce11" office:value-type="float" office:value="19.4">
            <text:p>19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254">
            <text:p>254</text:p>
          </table:table-cell>
          <table:table-cell table:style-name="ce12" office:value-type="float" office:value="219">
            <text:p>21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5">
            <text:p>2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4.3">
            <text:p>14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452">
            <text:p>452</text:p>
          </table:table-cell>
          <table:table-cell table:style-name="ce12" office:value-type="float" office:value="21">
            <text:p>2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8">
            <text:p>28</text:p>
          </table:table-cell>
          <table:table-cell table:style-name="ce11" office:value-type="float" office:value="21.5">
            <text:p>21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467">
            <text:p>467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467">
            <text:p>467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377">
            <text:p>377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4.6">
            <text:p>14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333">
            <text:p>333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14.1">
            <text:p>14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414">
            <text:p>414</text:p>
          </table:table-cell>
          <table:table-cell table:style-name="ce12" office:value-type="float" office:value="59">
            <text:p>59</text:p>
          </table:table-cell>
          <table:table-cell table:style-name="ce12" office:value-type="float" office:value="46">
            <text:p>46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7.8">
            <text:p>17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17.3">
            <text:p>17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346">
            <text:p>346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11" office:value-type="float" office:value="15.5">
            <text:p>15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368">
            <text:p>36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13.6">
            <text:p>13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7">
            <text:p>7</text:p>
          </table:table-cell>
          <table:table-cell table:style-name="ce11" office:value-type="float" office:value="16">
            <text:p>16.0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21.6">
            <text:p>21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463">
            <text:p>463</text:p>
          </table:table-cell>
          <table:table-cell table:number-columns-repeated="2" table:style-name="ce12" office:value-type="float" office:value="10">
            <text:p>1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7.9">
            <text:p>7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469">
            <text:p>469</text:p>
          </table:table-cell>
          <table:table-cell table:style-name="ce12" office:value-type="float" office:value="4">
            <text:p>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2"/>314</text:p>
          </table:table-cell>
          <table:table-cell table:style-name="ce5" office:value-type="string">
            <text:p>TEXTILE PRODUCT MILL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3308">
            <text:p>3,308</text:p>
          </table:table-cell>
          <table:table-cell table:style-name="ce12" office:value-type="float" office:value="908">
            <text:p>90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3988">
            <text:p>3,988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Q</text:p>
          </table:table-cell>
          <table:table-cell table:style-name="ce12" office:value-type="float" office:value="44">
            <text:p>44</text:p>
          </table:table-cell>
          <table:table-cell table:style-name="ce11" office:value-type="float" office:value="16.8">
            <text:p>16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4061">
            <text:p>4,061</text:p>
          </table:table-cell>
          <table:table-cell table:style-name="ce12" office:value-type="float" office:value="155">
            <text:p>155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2" office:value-type="float" office:value="19">
            <text:p>19</text:p>
          </table:table-cell>
          <table:table-cell table:style-name="ce12" office:value-type="string">
            <text:p>W</text:p>
          </table:table-cell>
          <table:table-cell table:style-name="ce11" office:value-type="float" office:value="17.7">
            <text:p>17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3899">
            <text:p>3,899</text:p>
          </table:table-cell>
          <table:table-cell table:style-name="ce12" office:value-type="float" office:value="317">
            <text:p>31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4195">
            <text:p>4,195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0.2">
            <text:p>10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4202">
            <text:p>4,202</text:p>
          </table:table-cell>
          <table:table-cell table:style-name="ce12" office:value-type="float" office:value="14">
            <text:p>1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4132">
            <text:p>4,132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50">
            <text:p>50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13">
            <text:p>13</text:p>
          </table:table-cell>
          <table:table-cell table:style-name="ce11" office:value-type="float" office:value="13.3">
            <text:p>13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4211">
            <text:p>4,211</text:p>
          </table:table-cell>
          <table:table-cell table:style-name="ce12" office:value-type="float" office:value="5">
            <text:p>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4205">
            <text:p>4,205</text:p>
          </table:table-cell>
          <table:table-cell table:style-name="ce12" office:value-type="float" office:value="11">
            <text:p>1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4070">
            <text:p>4,070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4.5">
            <text:p>14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4013">
            <text:p>4,013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157">
            <text:p>157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2.3">
            <text:p>1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4097">
            <text:p>4,097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5.2">
            <text:p>15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4128">
            <text:p>4,128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.5">
            <text:p>4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3969">
            <text:p>3,969</text:p>
          </table:table-cell>
          <table:table-cell table:style-name="ce12" office:value-type="float" office:value="247">
            <text:p>247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4.4">
            <text:p>14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3706">
            <text:p>3,706</text:p>
          </table:table-cell>
          <table:table-cell table:style-name="ce12" office:value-type="float" office:value="510">
            <text:p>510</text:p>
          </table:table-cell>
          <table:table-cell table:style-name="ce12" office:value-type="float" office:value="229">
            <text:p>229</text:p>
          </table:table-cell>
          <table:table-cell table:number-columns-repeated="3" table:style-name="ce12" office:value-type="string">
            <text:p>Q</text:p>
          </table:table-cell>
          <table:table-cell table:style-name="ce11" office:value-type="float" office:value="17.1">
            <text:p>17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3776">
            <text:p>3,776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311">
            <text:p>311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5.5">
            <text:p>15.5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4073">
            <text:p>4,073</text:p>
          </table:table-cell>
          <table:table-cell table:style-name="ce12" office:value-type="string">
            <text:p>Q</text:p>
          </table:table-cell>
          <table:table-cell table:style-name="ce12" office:value-type="float" office:value="18">
            <text:p>18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6.7">
            <text:p>16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4166">
            <text:p>4,166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2"/>315</text:p>
          </table:table-cell>
          <table:table-cell table:style-name="ce5" office:value-type="string">
            <text:p>APPAREL</text:p>
          </table:table-cell>
          <table:table-cell table:style-name="ce12" table:number-columns-repeated="6"/>
          <table:table-cell table:style-name="ce11"/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0789">
            <text:p>10,789</text:p>
          </table:table-cell>
          <table:table-cell table:style-name="ce12" office:value-type="float" office:value="1777">
            <text:p>1,77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2282">
            <text:p>12,282</text:p>
          </table:table-cell>
          <table:table-cell table:style-name="ce12" office:value-type="float" office:value="284">
            <text:p>284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W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W</text:p>
          </table:table-cell>
          <table:table-cell table:style-name="ce11" office:value-type="float" office:value="14.4">
            <text:p>14.4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2305">
            <text:p>12,30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93">
            <text:p>93</text:p>
          </table:table-cell>
          <table:table-cell table:style-name="ce12" office:value-type="string">
            <text:p>Q</text:p>
          </table:table-cell>
          <table:table-cell table:style-name="ce11" office:value-type="float" office:value="17.3">
            <text:p>17.3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2354">
            <text:p>12,354</text:p>
          </table:table-cell>
          <table:table-cell table:style-name="ce12" office:value-type="float" office:value="212">
            <text:p>21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2474">
            <text:p>12,474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12.3">
            <text:p>12.3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2537">
            <text:p>12,537</text:p>
          </table:table-cell>
          <table:table-cell table:style-name="ce12" office:value-type="float" office:value="29">
            <text:p>2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2255">
            <text:p>12,25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224">
            <text:p>224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1.9">
            <text:p>11.9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2531">
            <text:p>12,531</text:p>
          </table:table-cell>
          <table:table-cell table:style-name="ce12" office:value-type="float" office:value="35">
            <text:p>3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2540">
            <text:p>12,540</text:p>
          </table:table-cell>
          <table:table-cell table:style-name="ce12" office:value-type="float" office:value="26">
            <text:p>2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12556">
            <text:p>12,556</text:p>
          </table:table-cell>
          <table:table-cell table:style-name="ce12" office:value-type="float" office:value="10">
            <text:p>1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1845">
            <text:p>11,845</text:p>
          </table:table-cell>
          <table:table-cell table:style-name="ce12" office:value-type="float" office:value="721">
            <text:p>721</text:p>
          </table:table-cell>
          <table:table-cell table:style-name="ce12" office:value-type="float" office:value="300">
            <text:p>300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12.7">
            <text:p>12.7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1796">
            <text:p>11,796</text:p>
          </table:table-cell>
          <table:table-cell table:style-name="ce12" office:value-type="float" office:value="770">
            <text:p>770</text:p>
          </table:table-cell>
          <table:table-cell table:style-name="ce12" office:value-type="float" office:value="518">
            <text:p>518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73">
            <text:p>73</text:p>
          </table:table-cell>
          <table:table-cell table:style-name="ce11" office:value-type="float" office:value="15.1">
            <text:p>15.1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2364">
            <text:p>12,364</text:p>
          </table:table-cell>
          <table:table-cell table:style-name="ce12" office:value-type="float" office:value="202">
            <text:p>202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table:style-name="ce11" office:value-type="float" office:value="12.2">
            <text:p>12.2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2185">
            <text:p>12,185</text:p>
          </table:table-cell>
          <table:table-cell table:style-name="ce12" office:value-type="float" office:value="381">
            <text:p>381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16.1">
            <text:p>16.1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2072">
            <text:p>12,072</text:p>
          </table:table-cell>
          <table:table-cell table:style-name="ce12" office:value-type="float" office:value="494">
            <text:p>494</text:p>
          </table:table-cell>
          <table:table-cell table:style-name="ce12" office:value-type="float" office:value="317">
            <text:p>317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6.1">
            <text:p>16.1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1757">
            <text:p>11,757</text:p>
          </table:table-cell>
          <table:table-cell table:style-name="ce12" office:value-type="float" office:value="809">
            <text:p>809</text:p>
          </table:table-cell>
          <table:table-cell table:style-name="ce12" office:value-type="float" office:value="522">
            <text:p>522</text:p>
          </table:table-cell>
          <table:table-cell table:style-name="ce12" office:value-type="float" office:value="24">
            <text:p>24</text:p>
          </table:table-cell>
          <table:table-cell table:style-name="ce12" office:value-type="string">
            <text:p>Q</text:p>
          </table:table-cell>
          <table:table-cell table:style-name="ce12" office:value-type="float" office:value="208">
            <text:p>208</text:p>
          </table:table-cell>
          <table:table-cell table:style-name="ce11" office:value-type="float" office:value="20.1">
            <text:p>20.1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1803">
            <text:p>11,803</text:p>
          </table:table-cell>
          <table:table-cell table:style-name="ce12" office:value-type="float" office:value="763">
            <text:p>763</text:p>
          </table:table-cell>
          <table:table-cell table:style-name="ce12" office:value-type="float" office:value="362">
            <text:p>362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float" office:value="341">
            <text:p>341</text:p>
          </table:table-cell>
          <table:table-cell table:style-name="ce11" office:value-type="float" office:value="16.9">
            <text:p>16.9</text:p>
          </table:table-cell>
          <table:table-cell/>
          <table:table-cell table:style-name="ce21"/>
          <table:table-cell table:number-columns-repeated="245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6" table:style-name="ce12"/>
          <table:table-cell table:style-name="ce11"/>
          <table:table-cell/>
          <table:table-cell table:style-name="ce21"/>
          <table:table-cell table:number-columns-repeated="245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2501">
            <text:p>12,501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8">
            <text:p>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10.4">
            <text:p>10.4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12562">
            <text:p>12,562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1.9">
            <text:p>11.9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12456">
            <text:p>12,456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/>
          <table:table-cell table:style-name="ce21"/>
          <table:table-cell table:number-columns-repeated="245"/>
        </table:table-row>
        <table:table-row table:style-name="ro1" table:visibility="collapse">
          <table:table-cell table:style-name="ce5" office:value-type="string">
            <text:p><text:s text:c="2"/>316</text:p>
          </table:table-cell>
          <table:table-cell table:style-name="ce5" office:value-type="string">
            <text:p>LEATHER AND ALLIED PRODUC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769">
            <text:p>769</text:p>
          </table:table-cell>
          <table:table-cell table:style-name="ce12" office:value-type="float" office:value="226">
            <text:p>22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4">
            <text:p>2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930">
            <text:p>930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W</text:p>
          </table:table-cell>
          <table:table-cell table:style-name="ce12" office:value-type="float" office:value="35">
            <text:p>35</text:p>
          </table:table-cell>
          <table:table-cell table:style-name="ce12" office:value-type="string">
            <text:p>W</text:p>
          </table:table-cell>
          <table:table-cell table:style-name="ce11" office:value-type="float" office:value="17.1">
            <text:p>17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925">
            <text:p>925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Q</text:p>
          </table:table-cell>
          <table:table-cell table:style-name="ce12" office:value-type="float" office:value="13">
            <text:p>13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23.8">
            <text:p>23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945">
            <text:p>945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991">
            <text:p>99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1.7">
            <text:p>1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984">
            <text:p>984</text:p>
          </table:table-cell>
          <table:table-cell table:style-name="ce12" office:value-type="float" office:value="11">
            <text:p>1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942">
            <text:p>942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38">
            <text:p>38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6">
            <text:p>6</text:p>
          </table:table-cell>
          <table:table-cell table:style-name="ce11" office:value-type="float" office:value="19.9">
            <text:p>19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991">
            <text:p>991</text:p>
          </table:table-cell>
          <table:table-cell table:style-name="ce12" office:value-type="float" office:value="4">
            <text:p>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975">
            <text:p>975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1">
            <text:p>11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8.6">
            <text:p>8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893">
            <text:p>893</text:p>
          </table:table-cell>
          <table:table-cell table:style-name="ce12" office:value-type="float" office:value="102">
            <text:p>102</text:p>
          </table:table-cell>
          <table:table-cell table:style-name="ce12" office:value-type="float" office:value="92">
            <text:p>92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9.7">
            <text:p>19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973">
            <text:p>973</text:p>
          </table:table-cell>
          <table:table-cell table:number-columns-repeated="2" table:style-name="ce12" office:value-type="float" office:value="22">
            <text:p>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6.2">
            <text:p>16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6.9">
            <text:p>6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965">
            <text:p>965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12">
            <text:p>12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4">
            <text:p>14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919">
            <text:p>919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Q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4.5">
            <text:p>14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938">
            <text:p>938</text:p>
          </table:table-cell>
          <table:table-cell table:number-columns-repeated="3" table:style-name="ce12" office:value-type="string">
            <text:p>Q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9.9">
            <text:p>19.9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961">
            <text:p>961</text:p>
          </table:table-cell>
          <table:table-cell table:number-columns-repeated="2" table:style-name="ce12" office:value-type="string">
            <text:p>Q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3.6">
            <text:p>13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9.3">
            <text:p>9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995">
            <text:p>995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>
          <table:table-cell table:style-name="ce5" office:value-type="string">
            <text:p>Actual</text:p>
          </table:table-cell>
          <table:table-cell office:value-type="string">
            <text:p>WOOD PRODUC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formula="of:=[.B329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3" table:formula="of:=IF(ISNUMBER([.C329]);[.C329];0)+IF(ISNUMBER([.C459]);[.C459];0)+IF(ISNUMBER([.C589]);[.C589];0)+IF(ISNUMBER([.C1577]);[.C1577];0)" office:value-type="float" office:value="38196">
            <text:p>38,196</text:p>
          </table:table-cell>
          <table:table-cell table:style-name="ce13" table:formula="of:=IF(ISNUMBER([.D329]);[.D329];0)+IF(ISNUMBER([.D459]);[.D459];0)+IF(ISNUMBER([.D589]);[.D589];0)+IF(ISNUMBER([.D1577]);[.D1577];0)" office:value-type="float" office:value="15199">
            <text:p>15,199</text:p>
          </table:table-cell>
          <table:table-cell table:style-name="ce13" table:formula="of:=IF(ISNUMBER([.E329]);[.E329];0)+IF(ISNUMBER([.E459]);[.E459];0)+IF(ISNUMBER([.E589]);[.E589];0)+IF(ISNUMBER([.E1577]);[.E1577];0)" office:value-type="float" office:value="0">
            <text:p>0</text:p>
          </table:table-cell>
          <table:table-cell table:style-name="ce13" table:formula="of:=IF(ISNUMBER([.F329]);[.F329];0)+IF(ISNUMBER([.F459]);[.F459];0)+IF(ISNUMBER([.F589]);[.F589];0)+IF(ISNUMBER([.F1577]);[.F1577];0)" office:value-type="float" office:value="0">
            <text:p>0</text:p>
          </table:table-cell>
          <table:table-cell table:style-name="ce13" table:formula="of:=IF(ISNUMBER([.G329]);[.G329];0)+IF(ISNUMBER([.G459]);[.G459];0)+IF(ISNUMBER([.G589]);[.G589];0)+IF(ISNUMBER([.G1577]);[.G1577];0)" office:value-type="float" office:value="0">
            <text:p>0</text:p>
          </table:table-cell>
          <table:table-cell table:style-name="ce13" table:formula="of:=IF(ISNUMBER([.H329]);[.H329];0)+IF(ISNUMBER([.H459]);[.H459];0)+IF(ISNUMBER([.H589]);[.H589];0)+IF(ISNUMBER([.H1577]);[.H1577];0)" office:value-type="float" office:value="0">
            <text:p>0</text:p>
          </table:table-cell>
          <table:table-cell table:style-name="ce13" table:formula="of:=IF(ISNUMBER([.I329]);[.I329];0)+IF(ISNUMBER([.I459]);[.I459];0)+IF(ISNUMBER([.I589]);[.I589];0)+IF(ISNUMBER([.I1577]);[.I1577];0)" office:value-type="float" office:value="7.2">
            <text:p>7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30]" office:value-type="string" office:string-value="  Energy Audits">
            <text:p><text:s text:c="2"/>Energy Audits</text:p>
          </table:table-cell>
          <table:table-cell table:style-name="ce13" table:formula="of:=IF(ISNUMBER([.C330]);[.C330];0)+IF(ISNUMBER([.C460]);[.C460];0)+IF(ISNUMBER([.C590]);[.C590];0)+IF(ISNUMBER([.C1578]);[.C1578];0)" office:value-type="float" office:value="48829">
            <text:p>48,829</text:p>
          </table:table-cell>
          <table:table-cell table:style-name="ce13" table:formula="of:=IF(ISNUMBER([.D330]);[.D330];0)+IF(ISNUMBER([.D460]);[.D460];0)+IF(ISNUMBER([.D590]);[.D590];0)+IF(ISNUMBER([.D1578]);[.D1578];0)" office:value-type="float" office:value="4566">
            <text:p>4,566</text:p>
          </table:table-cell>
          <table:table-cell table:style-name="ce13" table:formula="of:=IF(ISNUMBER([.E330]);[.E330];0)+IF(ISNUMBER([.E460]);[.E460];0)+IF(ISNUMBER([.E590]);[.E590];0)+IF(ISNUMBER([.E1578]);[.E1578];0)" office:value-type="float" office:value="892">
            <text:p>892</text:p>
          </table:table-cell>
          <table:table-cell table:style-name="ce13" table:formula="of:=IF(ISNUMBER([.F330]);[.F330];0)+IF(ISNUMBER([.F460]);[.F460];0)+IF(ISNUMBER([.F590]);[.F590];0)+IF(ISNUMBER([.F1578]);[.F1578];0)" office:value-type="float" office:value="609">
            <text:p>609</text:p>
          </table:table-cell>
          <table:table-cell table:style-name="ce13" table:formula="of:=IF(ISNUMBER([.G330]);[.G330];0)+IF(ISNUMBER([.G460]);[.G460];0)+IF(ISNUMBER([.G590]);[.G590];0)+IF(ISNUMBER([.G1578]);[.G1578];0)" office:value-type="float" office:value="2275">
            <text:p>2,275</text:p>
          </table:table-cell>
          <table:table-cell table:style-name="ce13" table:formula="of:=IF(ISNUMBER([.H330]);[.H330];0)+IF(ISNUMBER([.H460]);[.H460];0)+IF(ISNUMBER([.H590]);[.H590];0)+IF(ISNUMBER([.H1578]);[.H1578];0)" office:value-type="float" office:value="633">
            <text:p>633</text:p>
          </table:table-cell>
          <table:table-cell table:style-name="ce13" table:formula="of:=IF(ISNUMBER([.I330]);[.I330];0)+IF(ISNUMBER([.I460]);[.I460];0)+IF(ISNUMBER([.I590]);[.I590];0)+IF(ISNUMBER([.I1578]);[.I1578];0)" office:value-type="float" office:value="67.6">
            <text:p>68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31]" office:value-type="string" office:string-value="  Electricity Load Control">
            <text:p><text:s text:c="2"/>Electricity Load Control</text:p>
          </table:table-cell>
          <table:table-cell table:style-name="ce13" table:formula="of:=IF(ISNUMBER([.C331]);[.C331];0)+IF(ISNUMBER([.C461]);[.C461];0)+IF(ISNUMBER([.C591]);[.C591];0)+IF(ISNUMBER([.C1579]);[.C1579];0)" office:value-type="float" office:value="49689">
            <text:p>49,689</text:p>
          </table:table-cell>
          <table:table-cell table:style-name="ce13" table:formula="of:=IF(ISNUMBER([.D331]);[.D331];0)+IF(ISNUMBER([.D461]);[.D461];0)+IF(ISNUMBER([.D591]);[.D591];0)+IF(ISNUMBER([.D1579]);[.D1579];0)" office:value-type="float" office:value="3706">
            <text:p>3,706</text:p>
          </table:table-cell>
          <table:table-cell table:style-name="ce13" table:formula="of:=IF(ISNUMBER([.E331]);[.E331];0)+IF(ISNUMBER([.E461]);[.E461];0)+IF(ISNUMBER([.E591]);[.E591];0)+IF(ISNUMBER([.E1579]);[.E1579];0)" office:value-type="float" office:value="1154">
            <text:p>1,154</text:p>
          </table:table-cell>
          <table:table-cell table:style-name="ce13" table:formula="of:=IF(ISNUMBER([.F331]);[.F331];0)+IF(ISNUMBER([.F461]);[.F461];0)+IF(ISNUMBER([.F591]);[.F591];0)+IF(ISNUMBER([.F1579]);[.F1579];0)" office:value-type="float" office:value="730">
            <text:p>730</text:p>
          </table:table-cell>
          <table:table-cell table:style-name="ce13" table:formula="of:=IF(ISNUMBER([.G331]);[.G331];0)+IF(ISNUMBER([.G461]);[.G461];0)+IF(ISNUMBER([.G591]);[.G591];0)+IF(ISNUMBER([.G1579]);[.G1579];0)" office:value-type="float" office:value="1054">
            <text:p>1,054</text:p>
          </table:table-cell>
          <table:table-cell table:style-name="ce13" table:formula="of:=IF(ISNUMBER([.H331]);[.H331];0)+IF(ISNUMBER([.H461]);[.H461];0)+IF(ISNUMBER([.H591]);[.H591];0)+IF(ISNUMBER([.H1579]);[.H1579];0)" office:value-type="float" office:value="628">
            <text:p>628</text:p>
          </table:table-cell>
          <table:table-cell table:style-name="ce13" table:formula="of:=IF(ISNUMBER([.I331]);[.I331];0)+IF(ISNUMBER([.I461]);[.I461];0)+IF(ISNUMBER([.I591]);[.I591];0)+IF(ISNUMBER([.I1579]);[.I1579];0)" office:value-type="float" office:value="68">
            <text:p>68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32]" office:value-type="string" office:string-value="  Special Rate Schedule (c)">
            <text:p><text:s text:c="2"/>Special Rate Schedule (c)</text:p>
          </table:table-cell>
          <table:table-cell table:style-name="ce13" table:formula="of:=IF(ISNUMBER([.C332]);[.C332];0)+IF(ISNUMBER([.C462]);[.C462];0)+IF(ISNUMBER([.C592]);[.C592];0)+IF(ISNUMBER([.C1580]);[.C1580];0)" office:value-type="float" office:value="49510">
            <text:p>49,510</text:p>
          </table:table-cell>
          <table:table-cell table:style-name="ce13" table:formula="of:=IF(ISNUMBER([.D332]);[.D332];0)+IF(ISNUMBER([.D462]);[.D462];0)+IF(ISNUMBER([.D592]);[.D592];0)+IF(ISNUMBER([.D1580]);[.D1580];0)" office:value-type="float" office:value="3885">
            <text:p>3,885</text:p>
          </table:table-cell>
          <table:table-cell table:style-name="ce13" table:formula="of:=IF(ISNUMBER([.E332]);[.E332];0)+IF(ISNUMBER([.E462]);[.E462];0)+IF(ISNUMBER([.E592]);[.E592];0)+IF(ISNUMBER([.E1580]);[.E1580];0)" office:value-type="float" office:value="0">
            <text:p>0</text:p>
          </table:table-cell>
          <table:table-cell table:style-name="ce13" table:formula="of:=IF(ISNUMBER([.F332]);[.F332];0)+IF(ISNUMBER([.F462]);[.F462];0)+IF(ISNUMBER([.F592]);[.F592];0)+IF(ISNUMBER([.F1580]);[.F1580];0)" office:value-type="float" office:value="0">
            <text:p>0</text:p>
          </table:table-cell>
          <table:table-cell table:style-name="ce13" table:formula="of:=IF(ISNUMBER([.G332]);[.G332];0)+IF(ISNUMBER([.G462]);[.G462];0)+IF(ISNUMBER([.G592]);[.G592];0)+IF(ISNUMBER([.G1580]);[.G1580];0)" office:value-type="float" office:value="0">
            <text:p>0</text:p>
          </table:table-cell>
          <table:table-cell table:style-name="ce13" table:formula="of:=IF(ISNUMBER([.H332]);[.H332];0)+IF(ISNUMBER([.H462]);[.H462];0)+IF(ISNUMBER([.H592]);[.H592];0)+IF(ISNUMBER([.H1580]);[.H1580];0)" office:value-type="float" office:value="0">
            <text:p>0</text:p>
          </table:table-cell>
          <table:table-cell table:style-name="ce13" table:formula="of:=IF(ISNUMBER([.I332]);[.I332];0)+IF(ISNUMBER([.I462]);[.I462];0)+IF(ISNUMBER([.I592]);[.I592];0)+IF(ISNUMBER([.I1580]);[.I1580];0)" office:value-type="float" office:value="7.1">
            <text:p>7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33]" office:value-type="string" office:string-value="  Standby Generation Program">
            <text:p><text:s text:c="2"/>Standby Generation Program</text:p>
          </table:table-cell>
          <table:table-cell table:style-name="ce13" table:formula="of:=IF(ISNUMBER([.C333]);[.C333];0)+IF(ISNUMBER([.C463]);[.C463];0)+IF(ISNUMBER([.C593]);[.C593];0)+IF(ISNUMBER([.C1581]);[.C1581];0)" office:value-type="float" office:value="52587">
            <text:p>52,587</text:p>
          </table:table-cell>
          <table:table-cell table:style-name="ce13" table:formula="of:=IF(ISNUMBER([.D333]);[.D333];0)+IF(ISNUMBER([.D463]);[.D463];0)+IF(ISNUMBER([.D593]);[.D593];0)+IF(ISNUMBER([.D1581]);[.D1581];0)" office:value-type="float" office:value="808">
            <text:p>808</text:p>
          </table:table-cell>
          <table:table-cell table:style-name="ce13" table:formula="of:=IF(ISNUMBER([.E333]);[.E333];0)+IF(ISNUMBER([.E463]);[.E463];0)+IF(ISNUMBER([.E593]);[.E593];0)+IF(ISNUMBER([.E1581]);[.E1581];0)" office:value-type="float" office:value="389">
            <text:p>389</text:p>
          </table:table-cell>
          <table:table-cell table:style-name="ce13" table:formula="of:=IF(ISNUMBER([.F333]);[.F333];0)+IF(ISNUMBER([.F463]);[.F463];0)+IF(ISNUMBER([.F593]);[.F593];0)+IF(ISNUMBER([.F1581]);[.F1581];0)" office:value-type="float" office:value="21">
            <text:p>21</text:p>
          </table:table-cell>
          <table:table-cell table:style-name="ce13" table:formula="of:=IF(ISNUMBER([.G333]);[.G333];0)+IF(ISNUMBER([.G463]);[.G463];0)+IF(ISNUMBER([.G593]);[.G593];0)+IF(ISNUMBER([.G1581]);[.G1581];0)" office:value-type="float" office:value="0">
            <text:p>0</text:p>
          </table:table-cell>
          <table:table-cell table:style-name="ce13" table:formula="of:=IF(ISNUMBER([.H333]);[.H333];0)+IF(ISNUMBER([.H463]);[.H463];0)+IF(ISNUMBER([.H593]);[.H593];0)+IF(ISNUMBER([.H1581]);[.H1581];0)" office:value-type="float" office:value="81">
            <text:p>81</text:p>
          </table:table-cell>
          <table:table-cell table:style-name="ce13" table:formula="of:=IF(ISNUMBER([.I333]);[.I333];0)+IF(ISNUMBER([.I463]);[.I463];0)+IF(ISNUMBER([.I593]);[.I593];0)+IF(ISNUMBER([.I1581]);[.I1581];0)" office:value-type="float" office:value="43.8">
            <text:p>44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34]" office:value-type="string" office:string-value="  Equipment Rebates">
            <text:p><text:s text:c="2"/>Equipment Rebates</text:p>
          </table:table-cell>
          <table:table-cell table:style-name="ce13" table:formula="of:=IF(ISNUMBER([.C334]);[.C334];0)+IF(ISNUMBER([.C464]);[.C464];0)+IF(ISNUMBER([.C594]);[.C594];0)+IF(ISNUMBER([.C1582]);[.C1582];0)" office:value-type="float" office:value="52353">
            <text:p>52,353</text:p>
          </table:table-cell>
          <table:table-cell table:style-name="ce13" table:formula="of:=IF(ISNUMBER([.D334]);[.D334];0)+IF(ISNUMBER([.D464]);[.D464];0)+IF(ISNUMBER([.D594]);[.D594];0)+IF(ISNUMBER([.D1582]);[.D1582];0)" office:value-type="float" office:value="1042">
            <text:p>1,042</text:p>
          </table:table-cell>
          <table:table-cell table:style-name="ce13" table:formula="of:=IF(ISNUMBER([.E334]);[.E334];0)+IF(ISNUMBER([.E464]);[.E464];0)+IF(ISNUMBER([.E594]);[.E594];0)+IF(ISNUMBER([.E1582]);[.E1582];0)" office:value-type="float" office:value="0">
            <text:p>0</text:p>
          </table:table-cell>
          <table:table-cell table:style-name="ce13" table:formula="of:=IF(ISNUMBER([.F334]);[.F334];0)+IF(ISNUMBER([.F464]);[.F464];0)+IF(ISNUMBER([.F594]);[.F594];0)+IF(ISNUMBER([.F1582]);[.F1582];0)" office:value-type="float" office:value="0">
            <text:p>0</text:p>
          </table:table-cell>
          <table:table-cell table:style-name="ce13" table:formula="of:=IF(ISNUMBER([.G334]);[.G334];0)+IF(ISNUMBER([.G464]);[.G464];0)+IF(ISNUMBER([.G594]);[.G594];0)+IF(ISNUMBER([.G1582]);[.G1582];0)" office:value-type="float" office:value="0">
            <text:p>0</text:p>
          </table:table-cell>
          <table:table-cell table:style-name="ce13" table:formula="of:=IF(ISNUMBER([.H334]);[.H334];0)+IF(ISNUMBER([.H464]);[.H464];0)+IF(ISNUMBER([.H594]);[.H594];0)+IF(ISNUMBER([.H1582]);[.H1582];0)" office:value-type="float" office:value="0">
            <text:p>0</text:p>
          </table:table-cell>
          <table:table-cell table:style-name="ce13" table:formula="of:=IF(ISNUMBER([.I334]);[.I334];0)+IF(ISNUMBER([.I464]);[.I464];0)+IF(ISNUMBER([.I594]);[.I594];0)+IF(ISNUMBER([.I1582]);[.I1582];0)" office:value-type="float" office:value="7.2">
            <text:p>7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35]" office:value-type="string" office:string-value="  Power Factor Correction or Improvement">
            <text:p><text:s text:c="2"/>Power Factor Correction or Improvement</text:p>
          </table:table-cell>
          <table:table-cell table:style-name="ce13" table:formula="of:=IF(ISNUMBER([.C335]);[.C335];0)+IF(ISNUMBER([.C465]);[.C465];0)+IF(ISNUMBER([.C595]);[.C595];0)+IF(ISNUMBER([.C1583]);[.C1583];0)" office:value-type="float" office:value="50162">
            <text:p>50,162</text:p>
          </table:table-cell>
          <table:table-cell table:style-name="ce13" table:formula="of:=IF(ISNUMBER([.D335]);[.D335];0)+IF(ISNUMBER([.D465]);[.D465];0)+IF(ISNUMBER([.D595]);[.D595];0)+IF(ISNUMBER([.D1583]);[.D1583];0)" office:value-type="float" office:value="3233">
            <text:p>3,233</text:p>
          </table:table-cell>
          <table:table-cell table:style-name="ce13" table:formula="of:=IF(ISNUMBER([.E335]);[.E335];0)+IF(ISNUMBER([.E465]);[.E465];0)+IF(ISNUMBER([.E595]);[.E595];0)+IF(ISNUMBER([.E1583]);[.E1583];0)" office:value-type="float" office:value="1582">
            <text:p>1,582</text:p>
          </table:table-cell>
          <table:table-cell table:style-name="ce13" table:formula="of:=IF(ISNUMBER([.F335]);[.F335];0)+IF(ISNUMBER([.F465]);[.F465];0)+IF(ISNUMBER([.F595]);[.F595];0)+IF(ISNUMBER([.F1583]);[.F1583];0)" office:value-type="float" office:value="497">
            <text:p>497</text:p>
          </table:table-cell>
          <table:table-cell table:style-name="ce13" table:formula="of:=IF(ISNUMBER([.G335]);[.G335];0)+IF(ISNUMBER([.G465]);[.G465];0)+IF(ISNUMBER([.G595]);[.G595];0)+IF(ISNUMBER([.G1583]);[.G1583];0)" office:value-type="float" office:value="649">
            <text:p>649</text:p>
          </table:table-cell>
          <table:table-cell table:style-name="ce13" table:formula="of:=IF(ISNUMBER([.H335]);[.H335];0)+IF(ISNUMBER([.H465]);[.H465];0)+IF(ISNUMBER([.H595]);[.H595];0)+IF(ISNUMBER([.H1583]);[.H1583];0)" office:value-type="float" office:value="503">
            <text:p>503</text:p>
          </table:table-cell>
          <table:table-cell table:style-name="ce13" table:formula="of:=IF(ISNUMBER([.I335]);[.I335];0)+IF(ISNUMBER([.I465]);[.I465];0)+IF(ISNUMBER([.I595]);[.I595];0)+IF(ISNUMBER([.I1583]);[.I1583];0)" office:value-type="float" office:value="63.7">
            <text:p>64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36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3" table:formula="of:=IF(ISNUMBER([.C336]);[.C336];0)+IF(ISNUMBER([.C466]);[.C466];0)+IF(ISNUMBER([.C596]);[.C596];0)+IF(ISNUMBER([.C1584]);[.C1584];0)" office:value-type="float" office:value="53087">
            <text:p>53,087</text:p>
          </table:table-cell>
          <table:table-cell table:style-name="ce13" table:formula="of:=IF(ISNUMBER([.D336]);[.D336];0)+IF(ISNUMBER([.D466]);[.D466];0)+IF(ISNUMBER([.D596]);[.D596];0)+IF(ISNUMBER([.D1584]);[.D1584];0)" office:value-type="float" office:value="222">
            <text:p>222</text:p>
          </table:table-cell>
          <table:table-cell table:style-name="ce13" table:formula="of:=IF(ISNUMBER([.E336]);[.E336];0)+IF(ISNUMBER([.E466]);[.E466];0)+IF(ISNUMBER([.E596]);[.E596];0)+IF(ISNUMBER([.E1584]);[.E1584];0)" office:value-type="float" office:value="0">
            <text:p>0</text:p>
          </table:table-cell>
          <table:table-cell table:style-name="ce13" table:formula="of:=IF(ISNUMBER([.F336]);[.F336];0)+IF(ISNUMBER([.F466]);[.F466];0)+IF(ISNUMBER([.F596]);[.F596];0)+IF(ISNUMBER([.F1584]);[.F1584];0)" office:value-type="float" office:value="0">
            <text:p>0</text:p>
          </table:table-cell>
          <table:table-cell table:style-name="ce13" table:formula="of:=IF(ISNUMBER([.G336]);[.G336];0)+IF(ISNUMBER([.G466]);[.G466];0)+IF(ISNUMBER([.G596]);[.G596];0)+IF(ISNUMBER([.G1584]);[.G1584];0)" office:value-type="float" office:value="0">
            <text:p>0</text:p>
          </table:table-cell>
          <table:table-cell table:style-name="ce13" table:formula="of:=IF(ISNUMBER([.H336]);[.H336];0)+IF(ISNUMBER([.H466]);[.H466];0)+IF(ISNUMBER([.H596]);[.H596];0)+IF(ISNUMBER([.H1584]);[.H1584];0)" office:value-type="float" office:value="0">
            <text:p>0</text:p>
          </table:table-cell>
          <table:table-cell table:style-name="ce13" table:formula="of:=IF(ISNUMBER([.I336]);[.I336];0)+IF(ISNUMBER([.I466]);[.I466];0)+IF(ISNUMBER([.I596]);[.I596];0)+IF(ISNUMBER([.I1584]);[.I1584];0)" office:value-type="float" office:value="6.4">
            <text:p>6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37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3" table:formula="of:=IF(ISNUMBER([.C337]);[.C337];0)+IF(ISNUMBER([.C467]);[.C467];0)+IF(ISNUMBER([.C597]);[.C597];0)+IF(ISNUMBER([.C1585]);[.C1585];0)" office:value-type="float" office:value="53048">
            <text:p>53,048</text:p>
          </table:table-cell>
          <table:table-cell table:style-name="ce13" table:formula="of:=IF(ISNUMBER([.D337]);[.D337];0)+IF(ISNUMBER([.D467]);[.D467];0)+IF(ISNUMBER([.D597]);[.D597];0)+IF(ISNUMBER([.D1585]);[.D1585];0)" office:value-type="float" office:value="85">
            <text:p>85</text:p>
          </table:table-cell>
          <table:table-cell table:style-name="ce13" table:formula="of:=IF(ISNUMBER([.E337]);[.E337];0)+IF(ISNUMBER([.E467]);[.E467];0)+IF(ISNUMBER([.E597]);[.E597];0)+IF(ISNUMBER([.E1585]);[.E1585];0)" office:value-type="float" office:value="0">
            <text:p>0</text:p>
          </table:table-cell>
          <table:table-cell table:style-name="ce13" table:formula="of:=IF(ISNUMBER([.F337]);[.F337];0)+IF(ISNUMBER([.F467]);[.F467];0)+IF(ISNUMBER([.F597]);[.F597];0)+IF(ISNUMBER([.F1585]);[.F1585];0)" office:value-type="float" office:value="0">
            <text:p>0</text:p>
          </table:table-cell>
          <table:table-cell table:style-name="ce13" table:formula="of:=IF(ISNUMBER([.G337]);[.G337];0)+IF(ISNUMBER([.G467]);[.G467];0)+IF(ISNUMBER([.G597]);[.G597];0)+IF(ISNUMBER([.G1585]);[.G1585];0)" office:value-type="float" office:value="0">
            <text:p>0</text:p>
          </table:table-cell>
          <table:table-cell table:style-name="ce13" table:formula="of:=IF(ISNUMBER([.H337]);[.H337];0)+IF(ISNUMBER([.H467]);[.H467];0)+IF(ISNUMBER([.H597]);[.H597];0)+IF(ISNUMBER([.H1585]);[.H1585];0)" office:value-type="float" office:value="0">
            <text:p>0</text:p>
          </table:table-cell>
          <table:table-cell table:style-name="ce13" table:formula="of:=IF(ISNUMBER([.I337]);[.I337];0)+IF(ISNUMBER([.I467]);[.I467];0)+IF(ISNUMBER([.I597]);[.I597];0)+IF(ISNUMBER([.I1585]);[.I1585];0)" office:value-type="float" office:value="5.8">
            <text:p>6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38]" office:value-type="string" office:string-value="  U.S. Department of Energy's Motor Challenge Program">
            <text:p><text:s text:c="2"/>U.S. Department of Energy's Motor Challenge Program</text:p>
          </table:table-cell>
          <table:table-cell table:style-name="ce13" table:formula="of:=IF(ISNUMBER([.C338]);[.C338];0)+IF(ISNUMBER([.C468]);[.C468];0)+IF(ISNUMBER([.C598]);[.C598];0)+IF(ISNUMBER([.C1586]);[.C1586];0)" office:value-type="float" office:value="42026">
            <text:p>42,026</text:p>
          </table:table-cell>
          <table:table-cell table:style-name="ce13" table:formula="of:=IF(ISNUMBER([.D338]);[.D338];0)+IF(ISNUMBER([.D468]);[.D468];0)+IF(ISNUMBER([.D598]);[.D598];0)+IF(ISNUMBER([.D1586]);[.D1586];0)" office:value-type="float" office:value="82">
            <text:p>82</text:p>
          </table:table-cell>
          <table:table-cell table:style-name="ce13" table:formula="of:=IF(ISNUMBER([.E338]);[.E338];0)+IF(ISNUMBER([.E468]);[.E468];0)+IF(ISNUMBER([.E598]);[.E598];0)+IF(ISNUMBER([.E1586]);[.E1586];0)" office:value-type="float" office:value="0">
            <text:p>0</text:p>
          </table:table-cell>
          <table:table-cell table:style-name="ce13" table:formula="of:=IF(ISNUMBER([.F338]);[.F338];0)+IF(ISNUMBER([.F468]);[.F468];0)+IF(ISNUMBER([.F598]);[.F598];0)+IF(ISNUMBER([.F1586]);[.F1586];0)" office:value-type="float" office:value="0">
            <text:p>0</text:p>
          </table:table-cell>
          <table:table-cell table:style-name="ce13" table:formula="of:=IF(ISNUMBER([.G338]);[.G338];0)+IF(ISNUMBER([.G468]);[.G468];0)+IF(ISNUMBER([.G598]);[.G598];0)+IF(ISNUMBER([.G1586]);[.G1586];0)" office:value-type="float" office:value="0">
            <text:p>0</text:p>
          </table:table-cell>
          <table:table-cell table:style-name="ce13" table:formula="of:=IF(ISNUMBER([.H338]);[.H338];0)+IF(ISNUMBER([.H468]);[.H468];0)+IF(ISNUMBER([.H598]);[.H598];0)+IF(ISNUMBER([.H1586]);[.H1586];0)" office:value-type="float" office:value="0">
            <text:p>0</text:p>
          </table:table-cell>
          <table:table-cell table:style-name="ce13" table:formula="of:=IF(ISNUMBER([.I338]);[.I338];0)+IF(ISNUMBER([.I468]);[.I468];0)+IF(ISNUMBER([.I598]);[.I598];0)+IF(ISNUMBER([.I1586]);[.I1586];0)" office:value-type="float" office:value="5.6">
            <text:p>6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39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3" table:formula="of:=IF(ISNUMBER([.C339]);[.C339];0)+IF(ISNUMBER([.C469]);[.C469];0)+IF(ISNUMBER([.C599]);[.C599];0)+IF(ISNUMBER([.C1587]);[.C1587];0)" office:value-type="float" office:value="0">
            <text:p>0</text:p>
          </table:table-cell>
          <table:table-cell table:style-name="ce13" table:formula="of:=IF(ISNUMBER([.D339]);[.D339];0)+IF(ISNUMBER([.D469]);[.D469];0)+IF(ISNUMBER([.D599]);[.D599];0)+IF(ISNUMBER([.D1587]);[.D1587];0)" office:value-type="float" office:value="0">
            <text:p>0</text:p>
          </table:table-cell>
          <table:table-cell table:style-name="ce13" table:formula="of:=IF(ISNUMBER([.E339]);[.E339];0)+IF(ISNUMBER([.E469]);[.E469];0)+IF(ISNUMBER([.E599]);[.E599];0)+IF(ISNUMBER([.E1587]);[.E1587];0)" office:value-type="float" office:value="0">
            <text:p>0</text:p>
          </table:table-cell>
          <table:table-cell table:style-name="ce13" table:formula="of:=IF(ISNUMBER([.F339]);[.F339];0)+IF(ISNUMBER([.F469]);[.F469];0)+IF(ISNUMBER([.F599]);[.F599];0)+IF(ISNUMBER([.F1587]);[.F1587];0)" office:value-type="float" office:value="0">
            <text:p>0</text:p>
          </table:table-cell>
          <table:table-cell table:style-name="ce13" table:formula="of:=IF(ISNUMBER([.G339]);[.G339];0)+IF(ISNUMBER([.G469]);[.G469];0)+IF(ISNUMBER([.G599]);[.G599];0)+IF(ISNUMBER([.G1587]);[.G1587];0)" office:value-type="float" office:value="0">
            <text:p>0</text:p>
          </table:table-cell>
          <table:table-cell table:style-name="ce13" table:formula="of:=IF(ISNUMBER([.H339]);[.H339];0)+IF(ISNUMBER([.H469]);[.H469];0)+IF(ISNUMBER([.H599]);[.H599];0)+IF(ISNUMBER([.H1587]);[.H1587];0)" office:value-type="float" office:value="0">
            <text:p>0</text:p>
          </table:table-cell>
          <table:table-cell table:style-name="ce13" table:formula="of:=IF(ISNUMBER([.I339]);[.I339];0)+IF(ISNUMBER([.I469]);[.I469];0)+IF(ISNUMBER([.I599]);[.I599];0)+IF(ISNUMBER([.I1587]);[.I1587];0)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40]" office:value-type="string" office:string-value="    Improving Energy Efficiency Affecting:">
            <text:p><text:s text:c="4"/>Improving Energy Efficiency Affecting:</text:p>
          </table:table-cell>
          <table:table-cell table:style-name="ce13" table:formula="of:=IF(ISNUMBER([.C340]);[.C340];0)+IF(ISNUMBER([.C470]);[.C470];0)+IF(ISNUMBER([.C600]);[.C600];0)+IF(ISNUMBER([.C1588]);[.C1588];0)" office:value-type="float" office:value="0">
            <text:p>0</text:p>
          </table:table-cell>
          <table:table-cell table:style-name="ce13" table:formula="of:=IF(ISNUMBER([.D340]);[.D340];0)+IF(ISNUMBER([.D470]);[.D470];0)+IF(ISNUMBER([.D600]);[.D600];0)+IF(ISNUMBER([.D1588]);[.D1588];0)" office:value-type="float" office:value="0">
            <text:p>0</text:p>
          </table:table-cell>
          <table:table-cell table:style-name="ce13" table:formula="of:=IF(ISNUMBER([.E340]);[.E340];0)+IF(ISNUMBER([.E470]);[.E470];0)+IF(ISNUMBER([.E600]);[.E600];0)+IF(ISNUMBER([.E1588]);[.E1588];0)" office:value-type="float" office:value="0">
            <text:p>0</text:p>
          </table:table-cell>
          <table:table-cell table:style-name="ce13" table:formula="of:=IF(ISNUMBER([.F340]);[.F340];0)+IF(ISNUMBER([.F470]);[.F470];0)+IF(ISNUMBER([.F600]);[.F600];0)+IF(ISNUMBER([.F1588]);[.F1588];0)" office:value-type="float" office:value="0">
            <text:p>0</text:p>
          </table:table-cell>
          <table:table-cell table:style-name="ce13" table:formula="of:=IF(ISNUMBER([.G340]);[.G340];0)+IF(ISNUMBER([.G470]);[.G470];0)+IF(ISNUMBER([.G600]);[.G600];0)+IF(ISNUMBER([.G1588]);[.G1588];0)" office:value-type="float" office:value="0">
            <text:p>0</text:p>
          </table:table-cell>
          <table:table-cell table:style-name="ce13" table:formula="of:=IF(ISNUMBER([.H340]);[.H340];0)+IF(ISNUMBER([.H470]);[.H470];0)+IF(ISNUMBER([.H600]);[.H600];0)+IF(ISNUMBER([.H1588]);[.H1588];0)" office:value-type="float" office:value="0">
            <text:p>0</text:p>
          </table:table-cell>
          <table:table-cell table:style-name="ce13" table:formula="of:=IF(ISNUMBER([.I340]);[.I340];0)+IF(ISNUMBER([.I470]);[.I470];0)+IF(ISNUMBER([.I600]);[.I600];0)+IF(ISNUMBER([.I1588]);[.I1588];0)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41]" office:value-type="string" office:string-value="    Steam Production/System (d)">
            <text:p><text:s text:c="4"/>Steam Production/System (d)</text:p>
          </table:table-cell>
          <table:table-cell table:style-name="ce13" table:formula="of:=IF(ISNUMBER([.C341]);[.C341];0)+IF(ISNUMBER([.C471]);[.C471];0)+IF(ISNUMBER([.C601]);[.C601];0)+IF(ISNUMBER([.C1589]);[.C1589];0)" office:value-type="float" office:value="51895">
            <text:p>51,895</text:p>
          </table:table-cell>
          <table:table-cell table:style-name="ce13" table:formula="of:=IF(ISNUMBER([.D341]);[.D341];0)+IF(ISNUMBER([.D471]);[.D471];0)+IF(ISNUMBER([.D601]);[.D601];0)+IF(ISNUMBER([.D1589]);[.D1589];0)" office:value-type="float" office:value="1500">
            <text:p>1,500</text:p>
          </table:table-cell>
          <table:table-cell table:style-name="ce13" table:formula="of:=IF(ISNUMBER([.E341]);[.E341];0)+IF(ISNUMBER([.E471]);[.E471];0)+IF(ISNUMBER([.E601]);[.E601];0)+IF(ISNUMBER([.E1589]);[.E1589];0)" office:value-type="float" office:value="1103">
            <text:p>1,103</text:p>
          </table:table-cell>
          <table:table-cell table:style-name="ce13" table:formula="of:=IF(ISNUMBER([.F341]);[.F341];0)+IF(ISNUMBER([.F471]);[.F471];0)+IF(ISNUMBER([.F601]);[.F601];0)+IF(ISNUMBER([.F1589]);[.F1589];0)" office:value-type="float" office:value="44">
            <text:p>44</text:p>
          </table:table-cell>
          <table:table-cell table:style-name="ce13" table:formula="of:=IF(ISNUMBER([.G341]);[.G341];0)+IF(ISNUMBER([.G471]);[.G471];0)+IF(ISNUMBER([.G601]);[.G601];0)+IF(ISNUMBER([.G1589]);[.G1589];0)" office:value-type="float" office:value="0">
            <text:p>0</text:p>
          </table:table-cell>
          <table:table-cell table:style-name="ce13" table:formula="of:=IF(ISNUMBER([.H341]);[.H341];0)+IF(ISNUMBER([.H471]);[.H471];0)+IF(ISNUMBER([.H601]);[.H601];0)+IF(ISNUMBER([.H1589]);[.H1589];0)" office:value-type="float" office:value="106">
            <text:p>106</text:p>
          </table:table-cell>
          <table:table-cell table:style-name="ce13" table:formula="of:=IF(ISNUMBER([.I341]);[.I341];0)+IF(ISNUMBER([.I471]);[.I471];0)+IF(ISNUMBER([.I601]);[.I601];0)+IF(ISNUMBER([.I1589]);[.I1589];0)" office:value-type="float" office:value="38.1">
            <text:p>38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42]" office:value-type="string" office:string-value="    Compressed Air Systems (e)">
            <text:p><text:s text:c="4"/>Compressed Air Systems (e)</text:p>
          </table:table-cell>
          <table:table-cell table:style-name="ce13" table:formula="of:=IF(ISNUMBER([.C342]);[.C342];0)+IF(ISNUMBER([.C472]);[.C472];0)+IF(ISNUMBER([.C602]);[.C602];0)+IF(ISNUMBER([.C1590]);[.C1590];0)" office:value-type="float" office:value="48024">
            <text:p>48,024</text:p>
          </table:table-cell>
          <table:table-cell table:style-name="ce13" table:formula="of:=IF(ISNUMBER([.D342]);[.D342];0)+IF(ISNUMBER([.D472]);[.D472];0)+IF(ISNUMBER([.D602]);[.D602];0)+IF(ISNUMBER([.D1590]);[.D1590];0)" office:value-type="float" office:value="5371">
            <text:p>5,371</text:p>
          </table:table-cell>
          <table:table-cell table:style-name="ce13" table:formula="of:=IF(ISNUMBER([.E342]);[.E342];0)+IF(ISNUMBER([.E472]);[.E472];0)+IF(ISNUMBER([.E602]);[.E602];0)+IF(ISNUMBER([.E1590]);[.E1590];0)" office:value-type="float" office:value="3734">
            <text:p>3,734</text:p>
          </table:table-cell>
          <table:table-cell table:style-name="ce13" table:formula="of:=IF(ISNUMBER([.F342]);[.F342];0)+IF(ISNUMBER([.F472]);[.F472];0)+IF(ISNUMBER([.F602]);[.F602];0)+IF(ISNUMBER([.F1590]);[.F1590];0)" office:value-type="float" office:value="436">
            <text:p>436</text:p>
          </table:table-cell>
          <table:table-cell table:style-name="ce13" table:formula="of:=IF(ISNUMBER([.G342]);[.G342];0)+IF(ISNUMBER([.G472]);[.G472];0)+IF(ISNUMBER([.G602]);[.G602];0)+IF(ISNUMBER([.G1590]);[.G1590];0)" office:value-type="float" office:value="312">
            <text:p>312</text:p>
          </table:table-cell>
          <table:table-cell table:style-name="ce13" table:formula="of:=IF(ISNUMBER([.H342]);[.H342];0)+IF(ISNUMBER([.H472]);[.H472];0)+IF(ISNUMBER([.H602]);[.H602];0)+IF(ISNUMBER([.H1590]);[.H1590];0)" office:value-type="float" office:value="306">
            <text:p>306</text:p>
          </table:table-cell>
          <table:table-cell table:style-name="ce13" table:formula="of:=IF(ISNUMBER([.I342]);[.I342];0)+IF(ISNUMBER([.I472]);[.I472];0)+IF(ISNUMBER([.I602]);[.I602];0)+IF(ISNUMBER([.I1590]);[.I1590];0)" office:value-type="float" office:value="59.6">
            <text:p>60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43]" office:value-type="string" office:string-value="    Direct/Indirect Process Heating">
            <text:p><text:s text:c="4"/>Direct/Indirect Process Heating</text:p>
          </table:table-cell>
          <table:table-cell table:style-name="ce13" table:formula="of:=IF(ISNUMBER([.C343]);[.C343];0)+IF(ISNUMBER([.C473]);[.C473];0)+IF(ISNUMBER([.C603]);[.C603];0)+IF(ISNUMBER([.C1591]);[.C1591];0)" office:value-type="float" office:value="52164">
            <text:p>52,164</text:p>
          </table:table-cell>
          <table:table-cell table:style-name="ce13" table:formula="of:=IF(ISNUMBER([.D343]);[.D343];0)+IF(ISNUMBER([.D473]);[.D473];0)+IF(ISNUMBER([.D603]);[.D603];0)+IF(ISNUMBER([.D1591]);[.D1591];0)" office:value-type="float" office:value="1231">
            <text:p>1,231</text:p>
          </table:table-cell>
          <table:table-cell table:style-name="ce13" table:formula="of:=IF(ISNUMBER([.E343]);[.E343];0)+IF(ISNUMBER([.E473]);[.E473];0)+IF(ISNUMBER([.E603]);[.E603];0)+IF(ISNUMBER([.E1591]);[.E1591];0)" office:value-type="float" office:value="785">
            <text:p>785</text:p>
          </table:table-cell>
          <table:table-cell table:style-name="ce13" table:formula="of:=IF(ISNUMBER([.F343]);[.F343];0)+IF(ISNUMBER([.F473]);[.F473];0)+IF(ISNUMBER([.F603]);[.F603];0)+IF(ISNUMBER([.F1591]);[.F1591];0)" office:value-type="float" office:value="8">
            <text:p>8</text:p>
          </table:table-cell>
          <table:table-cell table:style-name="ce13" table:formula="of:=IF(ISNUMBER([.G343]);[.G343];0)+IF(ISNUMBER([.G473]);[.G473];0)+IF(ISNUMBER([.G603]);[.G603];0)+IF(ISNUMBER([.G1591]);[.G1591];0)" office:value-type="float" office:value="0">
            <text:p>0</text:p>
          </table:table-cell>
          <table:table-cell table:style-name="ce13" table:formula="of:=IF(ISNUMBER([.H343]);[.H343];0)+IF(ISNUMBER([.H473]);[.H473];0)+IF(ISNUMBER([.H603]);[.H603];0)+IF(ISNUMBER([.H1591]);[.H1591];0)" office:value-type="float" office:value="23">
            <text:p>23</text:p>
          </table:table-cell>
          <table:table-cell table:style-name="ce13" table:formula="of:=IF(ISNUMBER([.I343]);[.I343];0)+IF(ISNUMBER([.I473]);[.I473];0)+IF(ISNUMBER([.I603]);[.I603];0)+IF(ISNUMBER([.I1591]);[.I1591];0)" office:value-type="float" office:value="46.2">
            <text:p>46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44]" office:value-type="string" office:string-value="    Direct Process Cooling, Refrigeration">
            <text:p><text:s text:c="4"/>Direct Process Cooling, Refrigeration</text:p>
          </table:table-cell>
          <table:table-cell table:style-name="ce13" table:formula="of:=IF(ISNUMBER([.C344]);[.C344];0)+IF(ISNUMBER([.C474]);[.C474];0)+IF(ISNUMBER([.C604]);[.C604];0)+IF(ISNUMBER([.C1592]);[.C1592];0)" office:value-type="float" office:value="52699">
            <text:p>52,699</text:p>
          </table:table-cell>
          <table:table-cell table:style-name="ce13" table:formula="of:=IF(ISNUMBER([.D344]);[.D344];0)+IF(ISNUMBER([.D474]);[.D474];0)+IF(ISNUMBER([.D604]);[.D604];0)+IF(ISNUMBER([.D1592]);[.D1592];0)" office:value-type="float" office:value="576">
            <text:p>576</text:p>
          </table:table-cell>
          <table:table-cell table:style-name="ce13" table:formula="of:=IF(ISNUMBER([.E344]);[.E344];0)+IF(ISNUMBER([.E474]);[.E474];0)+IF(ISNUMBER([.E604]);[.E604];0)+IF(ISNUMBER([.E1592]);[.E1592];0)" office:value-type="float" office:value="422">
            <text:p>422</text:p>
          </table:table-cell>
          <table:table-cell table:style-name="ce13" table:formula="of:=IF(ISNUMBER([.F344]);[.F344];0)+IF(ISNUMBER([.F474]);[.F474];0)+IF(ISNUMBER([.F604]);[.F604];0)+IF(ISNUMBER([.F1592]);[.F1592];0)" office:value-type="float" office:value="0">
            <text:p>0</text:p>
          </table:table-cell>
          <table:table-cell table:style-name="ce13" table:formula="of:=IF(ISNUMBER([.G344]);[.G344];0)+IF(ISNUMBER([.G474]);[.G474];0)+IF(ISNUMBER([.G604]);[.G604];0)+IF(ISNUMBER([.G1592]);[.G1592];0)" office:value-type="float" office:value="0">
            <text:p>0</text:p>
          </table:table-cell>
          <table:table-cell table:style-name="ce13" table:formula="of:=IF(ISNUMBER([.H344]);[.H344];0)+IF(ISNUMBER([.H474]);[.H474];0)+IF(ISNUMBER([.H604]);[.H604];0)+IF(ISNUMBER([.H1592]);[.H1592];0)" office:value-type="float" office:value="62">
            <text:p>62</text:p>
          </table:table-cell>
          <table:table-cell table:style-name="ce13" table:formula="of:=IF(ISNUMBER([.I344]);[.I344];0)+IF(ISNUMBER([.I474]);[.I474];0)+IF(ISNUMBER([.I604]);[.I604];0)+IF(ISNUMBER([.I1592]);[.I1592];0)" office:value-type="float" office:value="37.9">
            <text:p>38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45]" office:value-type="string" office:string-value="    Direct Machine Drive (f)">
            <text:p><text:s text:c="4"/>Direct Machine Drive (f)</text:p>
          </table:table-cell>
          <table:table-cell table:style-name="ce13" table:formula="of:=IF(ISNUMBER([.C345]);[.C345];0)+IF(ISNUMBER([.C475]);[.C475];0)+IF(ISNUMBER([.C605]);[.C605];0)+IF(ISNUMBER([.C1593]);[.C1593];0)" office:value-type="float" office:value="49498">
            <text:p>49,498</text:p>
          </table:table-cell>
          <table:table-cell table:style-name="ce13" table:formula="of:=IF(ISNUMBER([.D345]);[.D345];0)+IF(ISNUMBER([.D475]);[.D475];0)+IF(ISNUMBER([.D605]);[.D605];0)+IF(ISNUMBER([.D1593]);[.D1593];0)" office:value-type="float" office:value="3897">
            <text:p>3,897</text:p>
          </table:table-cell>
          <table:table-cell table:style-name="ce13" table:formula="of:=IF(ISNUMBER([.E345]);[.E345];0)+IF(ISNUMBER([.E475]);[.E475];0)+IF(ISNUMBER([.E605]);[.E605];0)+IF(ISNUMBER([.E1593]);[.E1593];0)" office:value-type="float" office:value="2824">
            <text:p>2,824</text:p>
          </table:table-cell>
          <table:table-cell table:style-name="ce13" table:formula="of:=IF(ISNUMBER([.F345]);[.F345];0)+IF(ISNUMBER([.F475]);[.F475];0)+IF(ISNUMBER([.F605]);[.F605];0)+IF(ISNUMBER([.F1593]);[.F1593];0)" office:value-type="float" office:value="349">
            <text:p>349</text:p>
          </table:table-cell>
          <table:table-cell table:style-name="ce13" table:formula="of:=IF(ISNUMBER([.G345]);[.G345];0)+IF(ISNUMBER([.G475]);[.G475];0)+IF(ISNUMBER([.G605]);[.G605];0)+IF(ISNUMBER([.G1593]);[.G1593];0)" office:value-type="float" office:value="25">
            <text:p>25</text:p>
          </table:table-cell>
          <table:table-cell table:style-name="ce13" table:formula="of:=IF(ISNUMBER([.H345]);[.H345];0)+IF(ISNUMBER([.H475]);[.H475];0)+IF(ISNUMBER([.H605]);[.H605];0)+IF(ISNUMBER([.H1593]);[.H1593];0)" office:value-type="float" office:value="306">
            <text:p>306</text:p>
          </table:table-cell>
          <table:table-cell table:style-name="ce13" table:formula="of:=IF(ISNUMBER([.I345]);[.I345];0)+IF(ISNUMBER([.I475]);[.I475];0)+IF(ISNUMBER([.I605]);[.I605];0)+IF(ISNUMBER([.I1593]);[.I1593];0)" office:value-type="float" office:value="56">
            <text:p>56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46]" office:value-type="string" office:string-value="    Facility HVAC (g)">
            <text:p><text:s text:c="4"/>Facility HVAC (g)</text:p>
          </table:table-cell>
          <table:table-cell table:style-name="ce13" table:formula="of:=IF(ISNUMBER([.C346]);[.C346];0)+IF(ISNUMBER([.C476]);[.C476];0)+IF(ISNUMBER([.C606]);[.C606];0)+IF(ISNUMBER([.C1594]);[.C1594];0)" office:value-type="float" office:value="49197">
            <text:p>49,197</text:p>
          </table:table-cell>
          <table:table-cell table:style-name="ce13" table:formula="of:=IF(ISNUMBER([.D346]);[.D346];0)+IF(ISNUMBER([.D476]);[.D476];0)+IF(ISNUMBER([.D606]);[.D606];0)+IF(ISNUMBER([.D1594]);[.D1594];0)" office:value-type="float" office:value="4198">
            <text:p>4,198</text:p>
          </table:table-cell>
          <table:table-cell table:style-name="ce13" table:formula="of:=IF(ISNUMBER([.E346]);[.E346];0)+IF(ISNUMBER([.E476]);[.E476];0)+IF(ISNUMBER([.E606]);[.E606];0)+IF(ISNUMBER([.E1594]);[.E1594];0)" office:value-type="float" office:value="3245">
            <text:p>3,245</text:p>
          </table:table-cell>
          <table:table-cell table:style-name="ce13" table:formula="of:=IF(ISNUMBER([.F346]);[.F346];0)+IF(ISNUMBER([.F476]);[.F476];0)+IF(ISNUMBER([.F606]);[.F606];0)+IF(ISNUMBER([.F1594]);[.F1594];0)" office:value-type="float" office:value="175">
            <text:p>175</text:p>
          </table:table-cell>
          <table:table-cell table:style-name="ce13" table:formula="of:=IF(ISNUMBER([.G346]);[.G346];0)+IF(ISNUMBER([.G476]);[.G476];0)+IF(ISNUMBER([.G606]);[.G606];0)+IF(ISNUMBER([.G1594]);[.G1594];0)" office:value-type="float" office:value="6">
            <text:p>6</text:p>
          </table:table-cell>
          <table:table-cell table:style-name="ce13" table:formula="of:=IF(ISNUMBER([.H346]);[.H346];0)+IF(ISNUMBER([.H476]);[.H476];0)+IF(ISNUMBER([.H606]);[.H606];0)+IF(ISNUMBER([.H1594]);[.H1594];0)" office:value-type="float" office:value="375">
            <text:p>375</text:p>
          </table:table-cell>
          <table:table-cell table:style-name="ce13" table:formula="of:=IF(ISNUMBER([.I346]);[.I346];0)+IF(ISNUMBER([.I476]);[.I476];0)+IF(ISNUMBER([.I606]);[.I606];0)+IF(ISNUMBER([.I1594]);[.I1594];0)" office:value-type="float" office:value="59.4">
            <text:p>59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47]" office:value-type="string" office:string-value="    Facility Lighting">
            <text:p><text:s text:c="4"/>Facility Lighting</text:p>
          </table:table-cell>
          <table:table-cell table:style-name="ce13" table:formula="of:=IF(ISNUMBER([.C347]);[.C347];0)+IF(ISNUMBER([.C477]);[.C477];0)+IF(ISNUMBER([.C607]);[.C607];0)+IF(ISNUMBER([.C1595]);[.C1595];0)" office:value-type="float" office:value="48602">
            <text:p>48,602</text:p>
          </table:table-cell>
          <table:table-cell table:style-name="ce13" table:formula="of:=IF(ISNUMBER([.D347]);[.D347];0)+IF(ISNUMBER([.D477]);[.D477];0)+IF(ISNUMBER([.D607]);[.D607];0)+IF(ISNUMBER([.D1595]);[.D1595];0)" office:value-type="float" office:value="4793">
            <text:p>4,793</text:p>
          </table:table-cell>
          <table:table-cell table:style-name="ce13" table:formula="of:=IF(ISNUMBER([.E347]);[.E347];0)+IF(ISNUMBER([.E477]);[.E477];0)+IF(ISNUMBER([.E607]);[.E607];0)+IF(ISNUMBER([.E1595]);[.E1595];0)" office:value-type="float" office:value="3224">
            <text:p>3,224</text:p>
          </table:table-cell>
          <table:table-cell table:style-name="ce13" table:formula="of:=IF(ISNUMBER([.F347]);[.F347];0)+IF(ISNUMBER([.F477]);[.F477];0)+IF(ISNUMBER([.F607]);[.F607];0)+IF(ISNUMBER([.F1595]);[.F1595];0)" office:value-type="float" office:value="419">
            <text:p>419</text:p>
          </table:table-cell>
          <table:table-cell table:style-name="ce13" table:formula="of:=IF(ISNUMBER([.G347]);[.G347];0)+IF(ISNUMBER([.G477]);[.G477];0)+IF(ISNUMBER([.G607]);[.G607];0)+IF(ISNUMBER([.G1595]);[.G1595];0)" office:value-type="float" office:value="297">
            <text:p>297</text:p>
          </table:table-cell>
          <table:table-cell table:style-name="ce13" table:formula="of:=IF(ISNUMBER([.H347]);[.H347];0)+IF(ISNUMBER([.H477]);[.H477];0)+IF(ISNUMBER([.H607]);[.H607];0)+IF(ISNUMBER([.H1595]);[.H1595];0)" office:value-type="float" office:value="503">
            <text:p>503</text:p>
          </table:table-cell>
          <table:table-cell table:style-name="ce13" table:formula="of:=IF(ISNUMBER([.I347]);[.I347];0)+IF(ISNUMBER([.I477]);[.I477];0)+IF(ISNUMBER([.I607]);[.I607];0)+IF(ISNUMBER([.I1595]);[.I1595];0)" office:value-type="float" office:value="62.6">
            <text:p>63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48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3" table:formula="of:=IF(ISNUMBER([.C348]);[.C348];0)+IF(ISNUMBER([.C478]);[.C478];0)+IF(ISNUMBER([.C608]);[.C608];0)+IF(ISNUMBER([.C1596]);[.C1596];0)" office:value-type="float" office:value="0">
            <text:p>0</text:p>
          </table:table-cell>
          <table:table-cell table:style-name="ce13" table:formula="of:=IF(ISNUMBER([.D348]);[.D348];0)+IF(ISNUMBER([.D478]);[.D478];0)+IF(ISNUMBER([.D608]);[.D608];0)+IF(ISNUMBER([.D1596]);[.D1596];0)" office:value-type="float" office:value="0">
            <text:p>0</text:p>
          </table:table-cell>
          <table:table-cell table:style-name="ce13" table:formula="of:=IF(ISNUMBER([.E348]);[.E348];0)+IF(ISNUMBER([.E478]);[.E478];0)+IF(ISNUMBER([.E608]);[.E608];0)+IF(ISNUMBER([.E1596]);[.E1596];0)" office:value-type="float" office:value="0">
            <text:p>0</text:p>
          </table:table-cell>
          <table:table-cell table:style-name="ce13" table:formula="of:=IF(ISNUMBER([.F348]);[.F348];0)+IF(ISNUMBER([.F478]);[.F478];0)+IF(ISNUMBER([.F608]);[.F608];0)+IF(ISNUMBER([.F1596]);[.F1596];0)" office:value-type="float" office:value="0">
            <text:p>0</text:p>
          </table:table-cell>
          <table:table-cell table:style-name="ce13" table:formula="of:=IF(ISNUMBER([.G348]);[.G348];0)+IF(ISNUMBER([.G478]);[.G478];0)+IF(ISNUMBER([.G608]);[.G608];0)+IF(ISNUMBER([.G1596]);[.G1596];0)" office:value-type="float" office:value="0">
            <text:p>0</text:p>
          </table:table-cell>
          <table:table-cell table:style-name="ce13" table:formula="of:=IF(ISNUMBER([.H348]);[.H348];0)+IF(ISNUMBER([.H478]);[.H478];0)+IF(ISNUMBER([.H608]);[.H608];0)+IF(ISNUMBER([.H1596]);[.H1596];0)" office:value-type="float" office:value="0">
            <text:p>0</text:p>
          </table:table-cell>
          <table:table-cell table:style-name="ce13" table:formula="of:=IF(ISNUMBER([.I348]);[.I348];0)+IF(ISNUMBER([.I478]);[.I478];0)+IF(ISNUMBER([.I608]);[.I608];0)+IF(ISNUMBER([.I1596]);[.I1596];0)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49]" office:value-type="string" office:string-value="    Using a Different Energy Source (h)">
            <text:p><text:s text:c="4"/>Using a Different Energy Source (h)</text:p>
          </table:table-cell>
          <table:table-cell table:style-name="ce13" table:formula="of:=IF(ISNUMBER([.C349]);[.C349];0)+IF(ISNUMBER([.C479]);[.C479];0)+IF(ISNUMBER([.C609]);[.C609];0)+IF(ISNUMBER([.C1597]);[.C1597];0)" office:value-type="float" office:value="52561">
            <text:p>52,561</text:p>
          </table:table-cell>
          <table:table-cell table:style-name="ce13" table:formula="of:=IF(ISNUMBER([.D349]);[.D349];0)+IF(ISNUMBER([.D479]);[.D479];0)+IF(ISNUMBER([.D609]);[.D609];0)+IF(ISNUMBER([.D1597]);[.D1597];0)" office:value-type="float" office:value="834">
            <text:p>834</text:p>
          </table:table-cell>
          <table:table-cell table:style-name="ce13" table:formula="of:=IF(ISNUMBER([.E349]);[.E349];0)+IF(ISNUMBER([.E479]);[.E479];0)+IF(ISNUMBER([.E609]);[.E609];0)+IF(ISNUMBER([.E1597]);[.E1597];0)" office:value-type="float" office:value="334">
            <text:p>334</text:p>
          </table:table-cell>
          <table:table-cell table:style-name="ce13" table:formula="of:=IF(ISNUMBER([.F349]);[.F349];0)+IF(ISNUMBER([.F479]);[.F479];0)+IF(ISNUMBER([.F609]);[.F609];0)+IF(ISNUMBER([.F1597]);[.F1597];0)" office:value-type="float" office:value="27">
            <text:p>27</text:p>
          </table:table-cell>
          <table:table-cell table:style-name="ce13" table:formula="of:=IF(ISNUMBER([.G349]);[.G349];0)+IF(ISNUMBER([.G479]);[.G479];0)+IF(ISNUMBER([.G609]);[.G609];0)+IF(ISNUMBER([.G1597]);[.G1597];0)" office:value-type="float" office:value="0">
            <text:p>0</text:p>
          </table:table-cell>
          <table:table-cell table:style-name="ce13" table:formula="of:=IF(ISNUMBER([.H349]);[.H349];0)+IF(ISNUMBER([.H479]);[.H479];0)+IF(ISNUMBER([.H609]);[.H609];0)+IF(ISNUMBER([.H1597]);[.H1597];0)" office:value-type="float" office:value="90">
            <text:p>90</text:p>
          </table:table-cell>
          <table:table-cell table:style-name="ce13" table:formula="of:=IF(ISNUMBER([.I349]);[.I349];0)+IF(ISNUMBER([.I479]);[.I479];0)+IF(ISNUMBER([.I609]);[.I609];0)+IF(ISNUMBER([.I1597]);[.I1597];0)" office:value-type="float" office:value="63.6">
            <text:p>64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50]" office:value-type="string" office:string-value="  Other (i)">
            <text:p><text:s text:c="2"/>Other (i)</text:p>
          </table:table-cell>
          <table:table-cell table:style-name="ce13" table:formula="of:=IF(ISNUMBER([.C350]);[.C350];0)+IF(ISNUMBER([.C480]);[.C480];0)+IF(ISNUMBER([.C610]);[.C610];0)+IF(ISNUMBER([.C1598]);[.C1598];0)" office:value-type="float" office:value="53239">
            <text:p>53,239</text:p>
          </table:table-cell>
          <table:table-cell table:style-name="ce13" table:formula="of:=IF(ISNUMBER([.D350]);[.D350];0)+IF(ISNUMBER([.D480]);[.D480];0)+IF(ISNUMBER([.D610]);[.D610];0)+IF(ISNUMBER([.D1598]);[.D1598];0)" office:value-type="float" office:value="83">
            <text:p>83</text:p>
          </table:table-cell>
          <table:table-cell table:style-name="ce13" table:formula="of:=IF(ISNUMBER([.E350]);[.E350];0)+IF(ISNUMBER([.E480]);[.E480];0)+IF(ISNUMBER([.E610]);[.E610];0)+IF(ISNUMBER([.E1598]);[.E1598];0)" office:value-type="float" office:value="41">
            <text:p>41</text:p>
          </table:table-cell>
          <table:table-cell table:style-name="ce13" table:formula="of:=IF(ISNUMBER([.F350]);[.F350];0)+IF(ISNUMBER([.F480]);[.F480];0)+IF(ISNUMBER([.F610]);[.F610];0)+IF(ISNUMBER([.F1598]);[.F1598];0)" office:value-type="float" office:value="0">
            <text:p>0</text:p>
          </table:table-cell>
          <table:table-cell table:style-name="ce13" table:formula="of:=IF(ISNUMBER([.G350]);[.G350];0)+IF(ISNUMBER([.G480]);[.G480];0)+IF(ISNUMBER([.G610]);[.G610];0)+IF(ISNUMBER([.G1598]);[.G1598];0)" office:value-type="float" office:value="0">
            <text:p>0</text:p>
          </table:table-cell>
          <table:table-cell table:style-name="ce13" table:formula="of:=IF(ISNUMBER([.H350]);[.H350];0)+IF(ISNUMBER([.H480]);[.H480];0)+IF(ISNUMBER([.H610]);[.H610];0)+IF(ISNUMBER([.H1598]);[.H1598];0)" office:value-type="float" office:value="0">
            <text:p>0</text:p>
          </table:table-cell>
          <table:table-cell table:style-name="ce13" table:formula="of:=IF(ISNUMBER([.I350]);[.I350];0)+IF(ISNUMBER([.I480]);[.I480];0)+IF(ISNUMBER([.I610]);[.I610];0)+IF(ISNUMBER([.I1598]);[.I1598];0)" office:value-type="float" office:value="40.1">
            <text:p>40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351]" office:value-type="string" office:string-value="Full-Time Energy Manager (j)">
            <text:p>Full-Time Energy Manager (j)</text:p>
          </table:table-cell>
          <table:table-cell table:style-name="ce13" table:formula="of:=IF(ISNUMBER([.C351]);[.C351];0)+IF(ISNUMBER([.C481]);[.C481];0)+IF(ISNUMBER([.C611]);[.C611];0)+IF(ISNUMBER([.C1599]);[.C1599];0)" office:value-type="float" office:value="53195">
            <text:p>53,195</text:p>
          </table:table-cell>
          <table:table-cell table:style-name="ce13" table:formula="of:=IF(ISNUMBER([.D351]);[.D351];0)+IF(ISNUMBER([.D481]);[.D481];0)+IF(ISNUMBER([.D611]);[.D611];0)+IF(ISNUMBER([.D1599]);[.D1599];0)" office:value-type="float" office:value="200">
            <text:p>200</text:p>
          </table:table-cell>
          <table:table-cell table:style-name="ce13" table:formula="of:=IF(ISNUMBER([.E351]);[.E351];0)+IF(ISNUMBER([.E481]);[.E481];0)+IF(ISNUMBER([.E611]);[.E611];0)+IF(ISNUMBER([.E1599]);[.E1599];0)" office:value-type="float" office:value="0">
            <text:p>0</text:p>
          </table:table-cell>
          <table:table-cell table:style-name="ce13" table:formula="of:=IF(ISNUMBER([.F351]);[.F351];0)+IF(ISNUMBER([.F481]);[.F481];0)+IF(ISNUMBER([.F611]);[.F611];0)+IF(ISNUMBER([.F1599]);[.F1599];0)" office:value-type="float" office:value="0">
            <text:p>0</text:p>
          </table:table-cell>
          <table:table-cell table:style-name="ce13" table:formula="of:=IF(ISNUMBER([.G351]);[.G351];0)+IF(ISNUMBER([.G481]);[.G481];0)+IF(ISNUMBER([.G611]);[.G611];0)+IF(ISNUMBER([.G1599]);[.G1599];0)" office:value-type="float" office:value="0">
            <text:p>0</text:p>
          </table:table-cell>
          <table:table-cell table:style-name="ce13" table:formula="of:=IF(ISNUMBER([.H351]);[.H351];0)+IF(ISNUMBER([.H481]);[.H481];0)+IF(ISNUMBER([.H611]);[.H611];0)+IF(ISNUMBER([.H1599]);[.H1599];0)" office:value-type="float" office:value="0">
            <text:p>0</text:p>
          </table:table-cell>
          <table:table-cell table:style-name="ce13" table:formula="of:=IF(ISNUMBER([.I351]);[.I351];0)+IF(ISNUMBER([.I481]);[.I481];0)+IF(ISNUMBER([.I611]);[.I611];0)+IF(ISNUMBER([.I1599]);[.I1599];0)" office:value-type="float" office:value="7.2">
            <text:p>7</text:p>
          </table:table-cell>
          <table:table-cell table:number-columns-repeated="247"/>
        </table:table-row>
        <table:table-row table:style-name="ro1">
          <table:table-cell table:style-name="ce5"/>
          <table:table-cell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2"/>321</text:p>
          </table:table-cell>
          <table:table-cell table:style-name="ce5" office:value-type="string">
            <text:p>WOOD PRODUC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7746">
            <text:p>7,746</text:p>
          </table:table-cell>
          <table:table-cell table:style-name="ce12" office:value-type="float" office:value="3917">
            <text:p>3,91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0679">
            <text:p>10,679</text:p>
          </table:table-cell>
          <table:table-cell table:style-name="ce12" office:value-type="float" office:value="984">
            <text:p>984</text:p>
          </table:table-cell>
          <table:table-cell table:style-name="ce12" office:value-type="float" office:value="420">
            <text:p>420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207">
            <text:p>207</text:p>
          </table:table-cell>
          <table:table-cell table:style-name="ce11" office:value-type="float" office:value="16.3">
            <text:p>16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0564">
            <text:p>10,564</text:p>
          </table:table-cell>
          <table:table-cell table:style-name="ce12" office:value-type="float" office:value="1099">
            <text:p>1,099</text:p>
          </table:table-cell>
          <table:table-cell table:style-name="ce12" office:value-type="float" office:value="376">
            <text:p>376</text:p>
          </table:table-cell>
          <table:table-cell table:style-name="ce12" office:value-type="float" office:value="166">
            <text:p>166</text:p>
          </table:table-cell>
          <table:table-cell table:style-name="ce12" office:value-type="float" office:value="248">
            <text:p>248</text:p>
          </table:table-cell>
          <table:table-cell table:style-name="ce12" office:value-type="float" office:value="309">
            <text:p>309</text:p>
          </table:table-cell>
          <table:table-cell table:style-name="ce11" office:value-type="float" office:value="18.1">
            <text:p>18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0645">
            <text:p>10,645</text:p>
          </table:table-cell>
          <table:table-cell table:style-name="ce12" office:value-type="float" office:value="1018">
            <text:p>1,01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1436">
            <text:p>11,436</text:p>
          </table:table-cell>
          <table:table-cell table:style-name="ce12" office:value-type="float" office:value="227">
            <text:p>227</text:p>
          </table:table-cell>
          <table:table-cell table:style-name="ce12" office:value-type="float" office:value="164">
            <text:p>164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float" office:value="29">
            <text:p>29</text:p>
          </table:table-cell>
          <table:table-cell table:style-name="ce11" office:value-type="float" office:value="11.4">
            <text:p>11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1288">
            <text:p>11,288</text:p>
          </table:table-cell>
          <table:table-cell table:style-name="ce12" office:value-type="float" office:value="375">
            <text:p>37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">
            <text:p>2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0560">
            <text:p>10,560</text:p>
          </table:table-cell>
          <table:table-cell table:style-name="ce12" office:value-type="float" office:value="1103">
            <text:p>1,103</text:p>
          </table:table-cell>
          <table:table-cell table:style-name="ce12" office:value-type="float" office:value="515">
            <text:p>515</text:p>
          </table:table-cell>
          <table:table-cell table:style-name="ce12" office:value-type="float" office:value="307">
            <text:p>307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159">
            <text:p>159</text:p>
          </table:table-cell>
          <table:table-cell table:style-name="ce11" office:value-type="float" office:value="15.7">
            <text:p>15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1658">
            <text:p>11,658</text:p>
          </table:table-cell>
          <table:table-cell table:style-name="ce12" office:value-type="float" office:value="5">
            <text:p>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1641">
            <text:p>11,641</text:p>
          </table:table-cell>
          <table:table-cell table:style-name="ce12" office:value-type="float" office:value="22">
            <text:p>2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11627">
            <text:p>11,627</text:p>
          </table:table-cell>
          <table:table-cell table:style-name="ce12" office:value-type="float" office:value="36">
            <text:p>3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1083">
            <text:p>11,083</text:p>
          </table:table-cell>
          <table:table-cell table:style-name="ce12" office:value-type="float" office:value="580">
            <text:p>580</text:p>
          </table:table-cell>
          <table:table-cell table:style-name="ce12" office:value-type="float" office:value="467">
            <text:p>467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82">
            <text:p>82</text:p>
          </table:table-cell>
          <table:table-cell table:style-name="ce11" office:value-type="float" office:value="12.6">
            <text:p>12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0076">
            <text:p>10,076</text:p>
          </table:table-cell>
          <table:table-cell table:style-name="ce12" office:value-type="float" office:value="1587">
            <text:p>1,587</text:p>
          </table:table-cell>
          <table:table-cell table:style-name="ce12" office:value-type="float" office:value="1231">
            <text:p>1,231</text:p>
          </table:table-cell>
          <table:table-cell table:style-name="ce12" office:value-type="float" office:value="216">
            <text:p>216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16">
            <text:p>116</text:p>
          </table:table-cell>
          <table:table-cell table:style-name="ce11" office:value-type="float" office:value="18.5">
            <text:p>18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1409">
            <text:p>11,409</text:p>
          </table:table-cell>
          <table:table-cell table:style-name="ce12" office:value-type="float" office:value="254">
            <text:p>254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6.6">
            <text:p>16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1563">
            <text:p>11,563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33">
            <text:p>33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51">
            <text:p>51</text:p>
          </table:table-cell>
          <table:table-cell table:style-name="ce11" office:value-type="float" office:value="13.1">
            <text:p>13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0206">
            <text:p>10,206</text:p>
          </table:table-cell>
          <table:table-cell table:style-name="ce12" office:value-type="float" office:value="1457">
            <text:p>1,457</text:p>
          </table:table-cell>
          <table:table-cell table:style-name="ce12" office:value-type="float" office:value="1082">
            <text:p>1,082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35">
            <text:p>235</text:p>
          </table:table-cell>
          <table:table-cell table:style-name="ce11" office:value-type="float" office:value="16.1">
            <text:p>16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0966">
            <text:p>10,966</text:p>
          </table:table-cell>
          <table:table-cell table:style-name="ce12" office:value-type="float" office:value="697">
            <text:p>697</text:p>
          </table:table-cell>
          <table:table-cell table:style-name="ce12" office:value-type="float" office:value="420">
            <text:p>420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252">
            <text:p>252</text:p>
          </table:table-cell>
          <table:table-cell table:style-name="ce11" office:value-type="float" office:value="20">
            <text:p>20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0513">
            <text:p>10,513</text:p>
          </table:table-cell>
          <table:table-cell table:style-name="ce12" office:value-type="float" office:value="1150">
            <text:p>1,150</text:p>
          </table:table-cell>
          <table:table-cell table:style-name="ce12" office:value-type="float" office:value="685">
            <text:p>685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331">
            <text:p>331</text:p>
          </table:table-cell>
          <table:table-cell table:style-name="ce11" office:value-type="float" office:value="12.5">
            <text:p>12.5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1392">
            <text:p>11,392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175">
            <text:p>175</text:p>
          </table:table-cell>
          <table:table-cell table:style-name="ce12" office:value-type="float" office:value="27">
            <text:p>27</text:p>
          </table:table-cell>
          <table:table-cell table:style-name="ce12" office:value-type="string">
            <text:p>Q</text:p>
          </table:table-cell>
          <table:table-cell table:style-name="ce12" office:value-type="float" office:value="55">
            <text:p>55</text:p>
          </table:table-cell>
          <table:table-cell table:style-name="ce11" office:value-type="float" office:value="16.8">
            <text:p>16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11636">
            <text:p>11,636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14">
            <text:p>14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5.9">
            <text:p>15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11630">
            <text:p>11,630</text:p>
          </table:table-cell>
          <table:table-cell table:style-name="ce12" office:value-type="float" office:value="33">
            <text:p>3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6"/>321113</text:p>
          </table:table-cell>
          <table:table-cell table:style-name="ce5" office:value-type="string">
            <text:p><text:s text:c="2"/>Sawmill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656">
            <text:p>1,656</text:p>
          </table:table-cell>
          <table:table-cell table:style-name="ce12" office:value-type="float" office:value="1409">
            <text:p>1,40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2704">
            <text:p>2,704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191">
            <text:p>191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103">
            <text:p>103</text:p>
          </table:table-cell>
          <table:table-cell table:style-name="ce11" office:value-type="float" office:value="21.7">
            <text:p>2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2626">
            <text:p>2,626</text:p>
          </table:table-cell>
          <table:table-cell table:style-name="ce12" office:value-type="float" office:value="439">
            <text:p>439</text:p>
          </table:table-cell>
          <table:table-cell table:style-name="ce12" office:value-type="float" office:value="152">
            <text:p>152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71">
            <text:p>171</text:p>
          </table:table-cell>
          <table:table-cell table:style-name="ce11" office:value-type="float" office:value="22.2">
            <text:p>22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2621">
            <text:p>2,621</text:p>
          </table:table-cell>
          <table:table-cell table:style-name="ce12" office:value-type="float" office:value="444">
            <text:p>44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1">
            <text:p>2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2942">
            <text:p>2,942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7.5">
            <text:p>17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2921">
            <text:p>2,921</text:p>
          </table:table-cell>
          <table:table-cell table:style-name="ce12" office:value-type="float" office:value="144">
            <text:p>14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3">
            <text:p>2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2550">
            <text:p>2,550</text:p>
          </table:table-cell>
          <table:table-cell table:style-name="ce12" office:value-type="float" office:value="515">
            <text:p>515</text:p>
          </table:table-cell>
          <table:table-cell table:style-name="ce12" office:value-type="float" office:value="251">
            <text:p>251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48">
            <text:p>48</text:p>
          </table:table-cell>
          <table:table-cell table:style-name="ce11" office:value-type="float" office:value="22.4">
            <text:p>22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3065">
            <text:p>3,065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3053">
            <text:p>3,053</text:p>
          </table:table-cell>
          <table:table-cell table:style-name="ce12" office:value-type="float" office:value="12">
            <text:p>1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3044">
            <text:p>3,044</text:p>
          </table:table-cell>
          <table:table-cell table:style-name="ce12" office:value-type="float" office:value="21">
            <text:p>2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2858">
            <text:p>2,858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167">
            <text:p>167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13.2">
            <text:p>13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2576">
            <text:p>2,576</text:p>
          </table:table-cell>
          <table:table-cell table:style-name="ce12" office:value-type="float" office:value="489">
            <text:p>489</text:p>
          </table:table-cell>
          <table:table-cell table:style-name="ce12" office:value-type="float" office:value="366">
            <text:p>366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37">
            <text:p>37</text:p>
          </table:table-cell>
          <table:table-cell table:style-name="ce11" office:value-type="float" office:value="17.9">
            <text:p>17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3014">
            <text:p>3,014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41">
            <text:p>4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9.7">
            <text:p>9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3053">
            <text:p>3,053</text:p>
          </table:table-cell>
          <table:table-cell table:style-name="ce12" office:value-type="float" office:value="12">
            <text:p>12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6.7">
            <text:p>6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2389">
            <text:p>2,389</text:p>
          </table:table-cell>
          <table:table-cell table:style-name="ce12" office:value-type="float" office:value="676">
            <text:p>676</text:p>
          </table:table-cell>
          <table:table-cell table:style-name="ce12" office:value-type="float" office:value="456">
            <text:p>456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24.8">
            <text:p>24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2864">
            <text:p>2,864</text:p>
          </table:table-cell>
          <table:table-cell table:style-name="ce12" office:value-type="float" office:value="201">
            <text:p>201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5">
            <text:p>15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2741">
            <text:p>2,741</text:p>
          </table:table-cell>
          <table:table-cell table:style-name="ce12" office:value-type="float" office:value="324">
            <text:p>324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4.1">
            <text:p>14.1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2931">
            <text:p>2,931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6.4">
            <text:p>16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3041">
            <text:p>3,041</text:p>
          </table:table-cell>
          <table:table-cell table:style-name="ce12" office:value-type="float" office:value="24">
            <text:p>2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6"/>321114</text:p>
          </table:table-cell>
          <table:table-cell table:style-name="ce5" office:value-type="string">
            <text:p><text:s text:c="2"/>Wood Preservation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101">
            <text:p>10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269">
            <text:p>269</text:p>
          </table:table-cell>
          <table:table-cell table:style-name="ce12" office:value-type="float" office:value="37">
            <text:p>37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6.2">
            <text:p>16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25">
            <text:p>25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W</text:p>
          </table:table-cell>
          <table:table-cell table:style-name="ce11" office:value-type="float" office:value="14.8">
            <text:p>14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278">
            <text:p>278</text:p>
          </table:table-cell>
          <table:table-cell table:style-name="ce12" office:value-type="float" office:value="28">
            <text:p>2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1">
            <text:p>2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10">
            <text:p>10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3.2">
            <text:p>13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296">
            <text:p>296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273">
            <text:p>273</text:p>
          </table:table-cell>
          <table:table-cell table:style-name="ce12" office:value-type="float" office:value="33">
            <text:p>33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1" office:value-type="float" office:value="21.4">
            <text:p>21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306">
            <text:p>306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306">
            <text:p>306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26">
            <text:p>26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3">
            <text:p>13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23">
            <text:p>23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7.4">
            <text:p>17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2.6">
            <text:p>12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9.2">
            <text:p>9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268">
            <text:p>268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34">
            <text:p>34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24.9">
            <text:p>24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288">
            <text:p>288</text:p>
          </table:table-cell>
          <table:table-cell table:number-columns-repeated="2" table:style-name="ce12" office:value-type="string">
            <text:p>Q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1.4">
            <text:p>11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298">
            <text:p>298</text:p>
          </table:table-cell>
          <table:table-cell table:style-name="ce12" office:value-type="float" office:value="8">
            <text:p>8</text:p>
          </table:table-cell>
          <table:table-cell table:number-columns-repeated="4" table:style-name="ce12" office:value-type="string">
            <text:p>W</text:p>
          </table:table-cell>
          <table:table-cell table:style-name="ce11" office:value-type="float" office:value="9.7">
            <text:p>9.7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">
            <text:p>7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0.4">
            <text:p>10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4">
            <text:p>4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4"/>3212</text:p>
          </table:table-cell>
          <table:table-cell table:style-name="ce5" office:value-type="string">
            <text:p><text:s text:c="2"/>Veneer, Plywood, and Engineered Wood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807">
            <text:p>807</text:p>
          </table:table-cell>
          <table:table-cell table:style-name="ce12" office:value-type="float" office:value="638">
            <text:p>63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4">
            <text:p>2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284">
            <text:p>1,284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26.1">
            <text:p>26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302">
            <text:p>1,302</text:p>
          </table:table-cell>
          <table:table-cell table:style-name="ce12" office:value-type="float" office:value="143">
            <text:p>143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17">
            <text:p>17</text:p>
          </table:table-cell>
          <table:table-cell table:style-name="ce12" office:value-type="string">
            <text:p>W</text:p>
          </table:table-cell>
          <table:table-cell table:style-name="ce11" office:value-type="float" office:value="23.9">
            <text:p>23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311">
            <text:p>1,311</text:p>
          </table:table-cell>
          <table:table-cell table:style-name="ce12" office:value-type="float" office:value="134">
            <text:p>13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">
            <text:p>2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409">
            <text:p>1,409</text:p>
          </table:table-cell>
          <table:table-cell table:style-name="ce12" office:value-type="float" office:value="36">
            <text:p>36</text:p>
          </table:table-cell>
          <table:table-cell table:number-columns-repeated="4" table:style-name="ce12" office:value-type="string">
            <text:p>W</text:p>
          </table:table-cell>
          <table:table-cell table:style-name="ce11" office:value-type="float" office:value="8.5">
            <text:p>8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423">
            <text:p>1,423</text:p>
          </table:table-cell>
          <table:table-cell table:style-name="ce12" office:value-type="float" office:value="22">
            <text:p>2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270">
            <text:p>1,270</text:p>
          </table:table-cell>
          <table:table-cell table:style-name="ce12" office:value-type="float" office:value="175">
            <text:p>175</text:p>
          </table:table-cell>
          <table:table-cell table:style-name="ce12" office:value-type="float" office:value="118">
            <text:p>118</text:p>
          </table:table-cell>
          <table:table-cell table:style-name="ce12" office:value-type="string">
            <text:p>Q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1" office:value-type="float" office:value="19">
            <text:p>19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440">
            <text:p>1,440</text:p>
          </table:table-cell>
          <table:table-cell table:style-name="ce12" office:value-type="float" office:value="5">
            <text:p>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312">
            <text:p>1,312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127">
            <text:p>127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2.1">
            <text:p>12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122">
            <text:p>1,122</text:p>
          </table:table-cell>
          <table:table-cell table:style-name="ce12" office:value-type="float" office:value="323">
            <text:p>323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8.3">
            <text:p>18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325">
            <text:p>1,325</text:p>
          </table:table-cell>
          <table:table-cell table:style-name="ce12" office:value-type="float" office:value="120">
            <text:p>120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5.9">
            <text:p>15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number-columns-repeated="6" table:style-name="ce12" office:value-type="string">
            <text:p>W</text:p>
          </table:table-cell>
          <table:table-cell table:style-name="ce11" office:value-type="float" office:value="9">
            <text:p>9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185">
            <text:p>1,185</text:p>
          </table:table-cell>
          <table:table-cell table:style-name="ce12" office:value-type="float" office:value="260">
            <text:p>260</text:p>
          </table:table-cell>
          <table:table-cell table:style-name="ce12" office:value-type="float" office:value="237">
            <text:p>237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20.5">
            <text:p>20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226">
            <text:p>1,226</text:p>
          </table:table-cell>
          <table:table-cell table:style-name="ce12" office:value-type="float" office:value="219">
            <text:p>219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8.4">
            <text:p>18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147">
            <text:p>1,147</text:p>
          </table:table-cell>
          <table:table-cell table:style-name="ce12" office:value-type="float" office:value="298">
            <text:p>298</text:p>
          </table:table-cell>
          <table:table-cell table:style-name="ce12" office:value-type="float" office:value="221">
            <text:p>22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24.8">
            <text:p>24.8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389">
            <text:p>1,389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44">
            <text:p>44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7">
            <text:p>7</text:p>
          </table:table-cell>
          <table:table-cell table:style-name="ce11" office:value-type="float" office:value="12.2">
            <text:p>12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4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1441">
            <text:p>1,441</text:p>
          </table:table-cell>
          <table:table-cell table:style-name="ce12" office:value-type="float" office:value="4">
            <text:p>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4"/>3219</text:p>
          </table:table-cell>
          <table:table-cell table:style-name="ce5" office:value-type="string">
            <text:p><text:s text:c="2"/>Other Wood Product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5077">
            <text:p>5,077</text:p>
          </table:table-cell>
          <table:table-cell table:style-name="ce12" office:value-type="float" office:value="1770">
            <text:p>1,77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">
            <text:p>2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6422">
            <text:p>6,422</text:p>
          </table:table-cell>
          <table:table-cell table:style-name="ce12" office:value-type="float" office:value="425">
            <text:p>425</text:p>
          </table:table-cell>
          <table:table-cell table:style-name="ce12" office:value-type="string">
            <text:p>Q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210">
            <text:p>210</text:p>
          </table:table-cell>
          <table:table-cell table:style-name="ce12" office:value-type="string">
            <text:p>Q</text:p>
          </table:table-cell>
          <table:table-cell table:style-name="ce11" office:value-type="float" office:value="17.6">
            <text:p>17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6356">
            <text:p>6,356</text:p>
          </table:table-cell>
          <table:table-cell table:style-name="ce12" office:value-type="float" office:value="491">
            <text:p>491</text:p>
          </table:table-cell>
          <table:table-cell table:number-columns-repeated="3" table:style-name="ce12" office:value-type="string">
            <text:p>Q</text:p>
          </table:table-cell>
          <table:table-cell table:style-name="ce12" office:value-type="float" office:value="131">
            <text:p>131</text:p>
          </table:table-cell>
          <table:table-cell table:style-name="ce11" office:value-type="float" office:value="14.7">
            <text:p>14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6434">
            <text:p>6,434</text:p>
          </table:table-cell>
          <table:table-cell table:style-name="ce12" office:value-type="float" office:value="413">
            <text:p>41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">
            <text:p>2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6789">
            <text:p>6,789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21">
            <text:p>21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6.1">
            <text:p>16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6647">
            <text:p>6,647</text:p>
          </table:table-cell>
          <table:table-cell table:style-name="ce12" office:value-type="float" office:value="200">
            <text:p>20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1">
            <text:p>2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6467">
            <text:p>6,467</text:p>
          </table:table-cell>
          <table:table-cell table:style-name="ce12" office:value-type="float" office:value="380">
            <text:p>380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float" office:value="28">
            <text:p>28</text:p>
          </table:table-cell>
          <table:table-cell table:style-name="ce12" office:value-type="string">
            <text:p>Q</text:p>
          </table:table-cell>
          <table:table-cell table:style-name="ce11" office:value-type="float" office:value="13.2">
            <text:p>13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6847">
            <text:p>6,847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6847">
            <text:p>6,847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6633">
            <text:p>6,633</text:p>
          </table:table-cell>
          <table:table-cell table:style-name="ce12" office:value-type="float" office:value="214">
            <text:p>214</text:p>
          </table:table-cell>
          <table:table-cell table:number-columns-repeated="4" table:style-name="ce12" office:value-type="string">
            <text:p>W</text:p>
          </table:table-cell>
          <table:table-cell table:style-name="ce11" office:value-type="float" office:value="22.7">
            <text:p>22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6094">
            <text:p>6,094</text:p>
          </table:table-cell>
          <table:table-cell table:style-name="ce12" office:value-type="float" office:value="753">
            <text:p>753</text:p>
          </table:table-cell>
          <table:table-cell table:style-name="ce12" office:value-type="float" office:value="568">
            <text:p>568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74">
            <text:p>74</text:p>
          </table:table-cell>
          <table:table-cell table:style-name="ce11" office:value-type="float" office:value="16.1">
            <text:p>16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6769">
            <text:p>6,769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4.3">
            <text:p>14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6776">
            <text:p>6,776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6">
            <text:p>16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6363">
            <text:p>6,363</text:p>
          </table:table-cell>
          <table:table-cell table:style-name="ce12" office:value-type="float" office:value="484">
            <text:p>484</text:p>
          </table:table-cell>
          <table:table-cell table:style-name="ce12" office:value-type="float" office:value="355">
            <text:p>355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68">
            <text:p>68</text:p>
          </table:table-cell>
          <table:table-cell table:style-name="ce11" office:value-type="float" office:value="14.9">
            <text:p>14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6588">
            <text:p>6,588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176">
            <text:p>176</text:p>
          </table:table-cell>
          <table:table-cell table:style-name="ce12" office:value-type="float" office:value="11">
            <text:p>11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5.8">
            <text:p>15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6326">
            <text:p>6,326</text:p>
          </table:table-cell>
          <table:table-cell table:style-name="ce12" office:value-type="float" office:value="521">
            <text:p>521</text:p>
          </table:table-cell>
          <table:table-cell table:style-name="ce12" office:value-type="float" office:value="337">
            <text:p>337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42">
            <text:p>142</text:p>
          </table:table-cell>
          <table:table-cell table:style-name="ce11" office:value-type="float" office:value="18.7">
            <text:p>18.7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6773">
            <text:p>6,773</text:p>
          </table:table-cell>
          <table:table-cell table:style-name="ce12" office:value-type="float" office:value="74">
            <text:p>74</text:p>
          </table:table-cell>
          <table:table-cell table:number-columns-repeated="4" table:style-name="ce12" office:value-type="string">
            <text:p>W</text:p>
          </table:table-cell>
          <table:table-cell table:style-name="ce11" office:value-type="float" office:value="6">
            <text:p>6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6835">
            <text:p>6,835</text:p>
          </table:table-cell>
          <table:table-cell table:style-name="ce12" office:value-type="float" office:value="12">
            <text:p>12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9.9">
            <text:p>9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4">
            <text:p>1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2"/>322</text:p>
          </table:table-cell>
          <table:table-cell table:style-name="ce5" office:value-type="string">
            <text:p>PAPER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2326">
            <text:p>2,326</text:p>
          </table:table-cell>
          <table:table-cell table:style-name="ce12" office:value-type="float" office:value="2350">
            <text:p>2,35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3692">
            <text:p>3,692</text:p>
          </table:table-cell>
          <table:table-cell table:style-name="ce12" office:value-type="float" office:value="984">
            <text:p>984</text:p>
          </table:table-cell>
          <table:table-cell table:style-name="ce12" office:value-type="float" office:value="227">
            <text:p>227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442">
            <text:p>442</text:p>
          </table:table-cell>
          <table:table-cell table:style-name="ce12" office:value-type="float" office:value="98">
            <text:p>98</text:p>
          </table:table-cell>
          <table:table-cell table:style-name="ce11" office:value-type="float" office:value="11">
            <text:p>1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3995">
            <text:p>3,995</text:p>
          </table:table-cell>
          <table:table-cell table:style-name="ce12" office:value-type="float" office:value="681">
            <text:p>681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123">
            <text:p>123</text:p>
          </table:table-cell>
          <table:table-cell table:style-name="ce11" office:value-type="float" office:value="13.1">
            <text:p>13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3773">
            <text:p>3,773</text:p>
          </table:table-cell>
          <table:table-cell table:style-name="ce12" office:value-type="float" office:value="903">
            <text:p>90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4492">
            <text:p>4,492</text:p>
          </table:table-cell>
          <table:table-cell table:style-name="ce12" office:value-type="float" office:value="184">
            <text:p>18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Q</text:p>
          </table:table-cell>
          <table:table-cell table:style-name="ce12" office:value-type="float" office:value="52">
            <text:p>52</text:p>
          </table:table-cell>
          <table:table-cell table:style-name="ce11" office:value-type="float" office:value="11">
            <text:p>1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4464">
            <text:p>4,464</text:p>
          </table:table-cell>
          <table:table-cell table:style-name="ce12" office:value-type="float" office:value="212">
            <text:p>21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4020">
            <text:p>4,020</text:p>
          </table:table-cell>
          <table:table-cell table:style-name="ce12" office:value-type="float" office:value="656">
            <text:p>656</text:p>
          </table:table-cell>
          <table:table-cell table:style-name="ce12" office:value-type="float" office:value="374">
            <text:p>374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127">
            <text:p>127</text:p>
          </table:table-cell>
          <table:table-cell table:style-name="ce11" office:value-type="float" office:value="13.1">
            <text:p>13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4653">
            <text:p>4,653</text:p>
          </table:table-cell>
          <table:table-cell table:style-name="ce12" office:value-type="float" office:value="23">
            <text:p>2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4613">
            <text:p>4,613</text:p>
          </table:table-cell>
          <table:table-cell table:style-name="ce12" office:value-type="float" office:value="63">
            <text:p>6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4630">
            <text:p>4,630</text:p>
          </table:table-cell>
          <table:table-cell table:style-name="ce12" office:value-type="float" office:value="46">
            <text:p>4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4056">
            <text:p>4,056</text:p>
          </table:table-cell>
          <table:table-cell table:style-name="ce12" office:value-type="float" office:value="620">
            <text:p>620</text:p>
          </table:table-cell>
          <table:table-cell table:style-name="ce12" office:value-type="float" office:value="543">
            <text:p>543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Q</text:p>
          </table:table-cell>
          <table:table-cell table:style-name="ce12" office:value-type="float" office:value="24">
            <text:p>24</text:p>
          </table:table-cell>
          <table:table-cell table:style-name="ce11" office:value-type="float" office:value="10.1">
            <text:p>10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3818">
            <text:p>3,818</text:p>
          </table:table-cell>
          <table:table-cell table:style-name="ce12" office:value-type="float" office:value="858">
            <text:p>858</text:p>
          </table:table-cell>
          <table:table-cell table:style-name="ce12" office:value-type="float" office:value="617">
            <text:p>617</text:p>
          </table:table-cell>
          <table:table-cell table:style-name="ce12" office:value-type="float" office:value="220">
            <text:p>22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2.4">
            <text:p>12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4421">
            <text:p>4,421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209">
            <text:p>209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23">
            <text:p>23</text:p>
          </table:table-cell>
          <table:table-cell table:style-name="ce11" office:value-type="float" office:value="8.5">
            <text:p>8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4547">
            <text:p>4,547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111">
            <text:p>111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11">
            <text:p>11</text:p>
          </table:table-cell>
          <table:table-cell table:style-name="ce11" office:value-type="float" office:value="12.7">
            <text:p>12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3820">
            <text:p>3,820</text:p>
          </table:table-cell>
          <table:table-cell table:style-name="ce12" office:value-type="float" office:value="856">
            <text:p>856</text:p>
          </table:table-cell>
          <table:table-cell table:style-name="ce12" office:value-type="float" office:value="687">
            <text:p>687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Q</text:p>
          </table:table-cell>
          <table:table-cell table:style-name="ce12" office:value-type="float" office:value="71">
            <text:p>71</text:p>
          </table:table-cell>
          <table:table-cell table:style-name="ce11" office:value-type="float" office:value="11.7">
            <text:p>1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4241">
            <text:p>4,241</text:p>
          </table:table-cell>
          <table:table-cell table:style-name="ce12" office:value-type="float" office:value="435">
            <text:p>435</text:p>
          </table:table-cell>
          <table:table-cell table:style-name="ce12" office:value-type="float" office:value="319">
            <text:p>319</text:p>
          </table:table-cell>
          <table:table-cell table:style-name="ce12" office:value-type="string">
            <text:p>Q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6">
            <text:p>56</text:p>
          </table:table-cell>
          <table:table-cell table:style-name="ce11" office:value-type="float" office:value="13.3">
            <text:p>13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4087">
            <text:p>4,087</text:p>
          </table:table-cell>
          <table:table-cell table:style-name="ce12" office:value-type="float" office:value="589">
            <text:p>589</text:p>
          </table:table-cell>
          <table:table-cell table:style-name="ce12" office:value-type="float" office:value="436">
            <text:p>436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33">
            <text:p>33</text:p>
          </table:table-cell>
          <table:table-cell table:style-name="ce11" office:value-type="float" office:value="15.1">
            <text:p>15.1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4390">
            <text:p>4,390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89">
            <text:p>89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float" office:value="35">
            <text:p>35</text:p>
          </table:table-cell>
          <table:table-cell table:style-name="ce11" office:value-type="float" office:value="13.1">
            <text:p>13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4637">
            <text:p>4,637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27">
            <text:p>27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9">
            <text:p>9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4556">
            <text:p>4,556</text:p>
          </table:table-cell>
          <table:table-cell table:style-name="ce12" office:value-type="float" office:value="120">
            <text:p>12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6"/>322110</text:p>
          </table:table-cell>
          <table:table-cell table:style-name="ce5" office:value-type="string">
            <text:p><text:s text:c="2"/>Pulp Mill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1">
            <text:p>3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0">
            <text:p>10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9">
            <text:p>9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22">
            <text:p>2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28">
            <text:p>28</text:p>
          </table:table-cell>
          <table:table-cell table:number-columns-repeated="2" table:style-name="ce12" office:value-type="float" office:value="7">
            <text:p>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31">
            <text:p>31</text:p>
          </table:table-cell>
          <table:table-cell table:number-columns-repeated="2" table:style-name="ce12" office:value-type="float" office:value="4">
            <text:p>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number-columns-repeated="2" table:style-name="ce12" office:value-type="float" office:value="18">
            <text:p>18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31">
            <text:p>31</text:p>
          </table:table-cell>
          <table:table-cell table:number-columns-repeated="2" table:style-name="ce12" office:value-type="float" office:value="4">
            <text:p>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31">
            <text:p>31</text:p>
          </table:table-cell>
          <table:table-cell table:number-columns-repeated="2" table:style-name="ce12" office:value-type="float" office:value="4">
            <text:p>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6"/>322121</text:p>
          </table:table-cell>
          <table:table-cell table:style-name="ce5" office:value-type="string">
            <text:p><text:s text:c="2"/>Paper Mills, except Newsprint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35">
            <text:p>23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1">
            <text:p>2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5">
            <text:p>5</text:p>
          </table:table-cell>
          <table:table-cell table:style-name="ce11" office:value-type="float" office:value="12.3">
            <text:p>12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45">
            <text:p>145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5">
            <text:p>5</text:p>
          </table:table-cell>
          <table:table-cell table:style-name="ce11" office:value-type="float" office:value="15.1">
            <text:p>15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134">
            <text:p>13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1">
            <text:p>2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229">
            <text:p>229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9">
            <text:p>19</text:p>
          </table:table-cell>
          <table:table-cell table:style-name="ce12" office:value-type="string">
            <text:p>W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W</text:p>
          </table:table-cell>
          <table:table-cell table:style-name="ce11" office:value-type="float" office:value="11.6">
            <text:p>11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51">
            <text:p>5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1">
            <text:p>2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56">
            <text:p>156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84">
            <text:p>84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6">
            <text:p>6</text:p>
          </table:table-cell>
          <table:table-cell table:style-name="ce11" office:value-type="float" office:value="15.5">
            <text:p>15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253">
            <text:p>253</text:p>
          </table:table-cell>
          <table:table-cell table:style-name="ce12" office:value-type="float" office:value="4">
            <text:p>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253">
            <text:p>253</text:p>
          </table:table-cell>
          <table:table-cell table:style-name="ce12" office:value-type="float" office:value="4">
            <text:p>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239">
            <text:p>239</text:p>
          </table:table-cell>
          <table:table-cell table:style-name="ce12" office:value-type="float" office:value="18">
            <text:p>1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11.5">
            <text:p>11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112">
            <text:p>112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1.6">
            <text:p>11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77">
            <text:p>177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67">
            <text:p>67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1" office:value-type="float" office:value="9.2">
            <text:p>9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233">
            <text:p>233</text:p>
          </table:table-cell>
          <table:table-cell table:style-name="ce12" office:value-type="float" office:value="24">
            <text:p>24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4.1">
            <text:p>4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22">
            <text:p>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3.2">
            <text:p>13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201">
            <text:p>201</text:p>
          </table:table-cell>
          <table:table-cell table:style-name="ce12" office:value-type="float" office:value="56">
            <text:p>56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0.1">
            <text:p>10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79">
            <text:p>179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11.2">
            <text:p>11.2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225">
            <text:p>225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27">
            <text:p>27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9.2">
            <text:p>9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246">
            <text:p>246</text:p>
          </table:table-cell>
          <table:table-cell table:style-name="ce12" office:value-type="float" office:value="11">
            <text:p>11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6.7">
            <text:p>6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225">
            <text:p>225</text:p>
          </table:table-cell>
          <table:table-cell table:style-name="ce12" office:value-type="float" office:value="32">
            <text:p>3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6"/>322122</text:p>
          </table:table-cell>
          <table:table-cell table:style-name="ce5" office:value-type="string">
            <text:p><text:s text:c="2"/>Newsprint Mill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9">
            <text:p>2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0.8">
            <text:p>0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11">
            <text:p>11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0">
            <text:p>10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7">
            <text:p>1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3">
            <text:p>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14">
            <text:p>14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0">
            <text:p>20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6">
            <text:p>16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2">
            <text:p>12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16">
            <text:p>16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2">
            <text:p>12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4">
            <text:p>14</text:p>
          </table:table-cell>
          <table:table-cell table:number-columns-repeated="2" table:style-name="ce12" office:value-type="float" office:value="15">
            <text:p>1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10">
            <text:p>1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6"/>322130</text:p>
          </table:table-cell>
          <table:table-cell table:style-name="ce5" office:value-type="string">
            <text:p><text:s text:c="2"/>Paperboard Mill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174">
            <text:p>17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7">
            <text:p>2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18">
            <text:p>18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5.3">
            <text:p>15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93">
            <text:p>93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Q</text:p>
          </table:table-cell>
          <table:table-cell table:style-name="ce12" office:value-type="float" office:value="11">
            <text:p>11</text:p>
          </table:table-cell>
          <table:table-cell table:style-name="ce11" office:value-type="float" office:value="18.7">
            <text:p>18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98">
            <text:p>9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3">
            <text:p>2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1.1">
            <text:p>11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87">
            <text:p>187</text:p>
          </table:table-cell>
          <table:table-cell table:style-name="ce12" office:value-type="float" office:value="29">
            <text:p>2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1">
            <text:p>2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48">
            <text:p>48</text:p>
          </table:table-cell>
          <table:table-cell table:style-name="ce12" office:value-type="string">
            <text:p>Q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1">
            <text:p>11</text:p>
          </table:table-cell>
          <table:table-cell table:style-name="ce11" office:value-type="float" office:value="16.8">
            <text:p>16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213">
            <text:p>213</text:p>
          </table:table-cell>
          <table:table-cell table:style-name="ce12" office:value-type="float" office:value="3">
            <text:p>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4">
            <text:p>1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4">
            <text:p>1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9">
            <text:p>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7">
            <text:p>7</text:p>
          </table:table-cell>
          <table:table-cell table:style-name="ce11" office:value-type="float" office:value="15.5">
            <text:p>15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58">
            <text:p>58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0.1">
            <text:p>10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82">
            <text:p>182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29">
            <text:p>29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8.3">
            <text:p>8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5.3">
            <text:p>5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2">
            <text:p>12</text:p>
          </table:table-cell>
          <table:table-cell table:style-name="ce11" office:value-type="float" office:value="14.7">
            <text:p>14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85">
            <text:p>185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10.2">
            <text:p>10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7">
            <text:p>7</text:p>
          </table:table-cell>
          <table:table-cell table:style-name="ce11" office:value-type="float" office:value="16.2">
            <text:p>16.2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94">
            <text:p>194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4">
            <text:p>14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9.2">
            <text:p>19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3.1">
            <text:p>13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16">
            <text:p>1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2"/>323</text:p>
          </table:table-cell>
          <table:table-cell table:style-name="ce5" office:value-type="string">
            <text:p>PRINTING AND RELATED SUPPORT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20081">
            <text:p>20,081</text:p>
          </table:table-cell>
          <table:table-cell table:style-name="ce12" office:value-type="float" office:value="5701">
            <text:p>5,70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24025">
            <text:p>24,025</text:p>
          </table:table-cell>
          <table:table-cell table:style-name="ce12" office:value-type="float" office:value="1757">
            <text:p>1,757</text:p>
          </table:table-cell>
          <table:table-cell table:style-name="ce12" office:value-type="float" office:value="245">
            <text:p>245</text:p>
          </table:table-cell>
          <table:table-cell table:style-name="ce12" office:value-type="float" office:value="298">
            <text:p>298</text:p>
          </table:table-cell>
          <table:table-cell table:style-name="ce12" office:value-type="float" office:value="1104">
            <text:p>1,104</text:p>
          </table:table-cell>
          <table:table-cell table:style-name="ce12" office:value-type="float" office:value="111">
            <text:p>111</text:p>
          </table:table-cell>
          <table:table-cell table:style-name="ce11" office:value-type="float" office:value="17.7">
            <text:p>17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24533">
            <text:p>24,533</text:p>
          </table:table-cell>
          <table:table-cell table:style-name="ce12" office:value-type="float" office:value="1249">
            <text:p>1,249</text:p>
          </table:table-cell>
          <table:table-cell table:style-name="ce12" office:value-type="float" office:value="327">
            <text:p>327</text:p>
          </table:table-cell>
          <table:table-cell table:style-name="ce12" office:value-type="float" office:value="306">
            <text:p>306</text:p>
          </table:table-cell>
          <table:table-cell table:style-name="ce12" office:value-type="float" office:value="420">
            <text:p>420</text:p>
          </table:table-cell>
          <table:table-cell table:style-name="ce12" office:value-type="float" office:value="196">
            <text:p>196</text:p>
          </table:table-cell>
          <table:table-cell table:style-name="ce11" office:value-type="float" office:value="16.8">
            <text:p>16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24374">
            <text:p>24,374</text:p>
          </table:table-cell>
          <table:table-cell table:style-name="ce12" office:value-type="float" office:value="1408">
            <text:p>1,40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25463">
            <text:p>25,463</text:p>
          </table:table-cell>
          <table:table-cell table:style-name="ce12" office:value-type="float" office:value="319">
            <text:p>319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12">
            <text:p>12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5.4">
            <text:p>15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25405">
            <text:p>25,405</text:p>
          </table:table-cell>
          <table:table-cell table:style-name="ce12" office:value-type="float" office:value="377">
            <text:p>37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24703">
            <text:p>24,703</text:p>
          </table:table-cell>
          <table:table-cell table:style-name="ce12" office:value-type="float" office:value="1079">
            <text:p>1,079</text:p>
          </table:table-cell>
          <table:table-cell table:style-name="ce12" office:value-type="float" office:value="569">
            <text:p>569</text:p>
          </table:table-cell>
          <table:table-cell table:style-name="ce12" office:value-type="float" office:value="86">
            <text:p>86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163">
            <text:p>163</text:p>
          </table:table-cell>
          <table:table-cell table:style-name="ce11" office:value-type="float" office:value="16">
            <text:p>16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25588">
            <text:p>25,588</text:p>
          </table:table-cell>
          <table:table-cell table:style-name="ce12" office:value-type="float" office:value="194">
            <text:p>19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25603">
            <text:p>25,603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25769">
            <text:p>25,769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25610">
            <text:p>25,610</text:p>
          </table:table-cell>
          <table:table-cell table:style-name="ce12" office:value-type="float" office:value="172">
            <text:p>172</text:p>
          </table:table-cell>
          <table:table-cell table:style-name="ce12" office:value-type="string">
            <text:p>Q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6.7">
            <text:p>6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24537">
            <text:p>24,537</text:p>
          </table:table-cell>
          <table:table-cell table:style-name="ce12" office:value-type="float" office:value="1245">
            <text:p>1,245</text:p>
          </table:table-cell>
          <table:table-cell table:style-name="ce12" office:value-type="float" office:value="742">
            <text:p>742</text:p>
          </table:table-cell>
          <table:table-cell table:style-name="ce12" office:value-type="string">
            <text:p>Q</text:p>
          </table:table-cell>
          <table:table-cell table:style-name="ce12" office:value-type="float" office:value="288">
            <text:p>288</text:p>
          </table:table-cell>
          <table:table-cell table:style-name="ce12" office:value-type="string">
            <text:p>Q</text:p>
          </table:table-cell>
          <table:table-cell table:style-name="ce11" office:value-type="float" office:value="10.8">
            <text:p>10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25227">
            <text:p>25,227</text:p>
          </table:table-cell>
          <table:table-cell table:style-name="ce12" office:value-type="float" office:value="555">
            <text:p>555</text:p>
          </table:table-cell>
          <table:table-cell table:style-name="ce12" office:value-type="float" office:value="347">
            <text:p>347</text:p>
          </table:table-cell>
          <table:table-cell table:number-columns-repeated="3" table:style-name="ce12" office:value-type="string">
            <text:p>Q</text:p>
          </table:table-cell>
          <table:table-cell table:style-name="ce11" office:value-type="float" office:value="10.2">
            <text:p>10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25435">
            <text:p>25,435</text:p>
          </table:table-cell>
          <table:table-cell table:style-name="ce12" office:value-type="float" office:value="347">
            <text:p>347</text:p>
          </table:table-cell>
          <table:table-cell table:style-name="ce12" office:value-type="float" office:value="278">
            <text:p>278</text:p>
          </table:table-cell>
          <table:table-cell table:number-columns-repeated="3" table:style-name="ce12" office:value-type="string">
            <text:p>Q</text:p>
          </table:table-cell>
          <table:table-cell table:style-name="ce11" office:value-type="float" office:value="9.8">
            <text:p>9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24852">
            <text:p>24,852</text:p>
          </table:table-cell>
          <table:table-cell table:style-name="ce12" office:value-type="float" office:value="930">
            <text:p>930</text:p>
          </table:table-cell>
          <table:table-cell table:style-name="ce12" office:value-type="float" office:value="613">
            <text:p>613</text:p>
          </table:table-cell>
          <table:table-cell table:style-name="ce12" office:value-type="float" office:value="164">
            <text:p>164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1.7">
            <text:p>1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23900">
            <text:p>23,900</text:p>
          </table:table-cell>
          <table:table-cell table:style-name="ce12" office:value-type="float" office:value="1882">
            <text:p>1,882</text:p>
          </table:table-cell>
          <table:table-cell table:style-name="ce12" office:value-type="float" office:value="1491">
            <text:p>1,491</text:p>
          </table:table-cell>
          <table:table-cell table:style-name="ce12" office:value-type="float" office:value="175">
            <text:p>175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1.4">
            <text:p>11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23896">
            <text:p>23,896</text:p>
          </table:table-cell>
          <table:table-cell table:style-name="ce12" office:value-type="float" office:value="1886">
            <text:p>1,886</text:p>
          </table:table-cell>
          <table:table-cell table:style-name="ce12" office:value-type="float" office:value="1117">
            <text:p>1,117</text:p>
          </table:table-cell>
          <table:table-cell table:style-name="ce12" office:value-type="float" office:value="353">
            <text:p>353</text:p>
          </table:table-cell>
          <table:table-cell table:style-name="ce12" office:value-type="float" office:value="244">
            <text:p>244</text:p>
          </table:table-cell>
          <table:table-cell table:style-name="ce12" office:value-type="string">
            <text:p>Q</text:p>
          </table:table-cell>
          <table:table-cell table:style-name="ce11" office:value-type="float" office:value="16">
            <text:p>16.0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6" table:style-name="ce12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25594">
            <text:p>25,594</text:p>
          </table:table-cell>
          <table:table-cell table:style-name="ce12" office:value-type="float" office:value="188">
            <text:p>188</text:p>
          </table:table-cell>
          <table:table-cell table:style-name="ce12" office:value-type="float" office:value="39">
            <text:p>39</text:p>
          </table:table-cell>
          <table:table-cell table:number-columns-repeated="3" table:style-name="ce12" office:value-type="string">
            <text:p>Q</text:p>
          </table:table-cell>
          <table:table-cell table:style-name="ce11" office:value-type="float" office:value="16.7">
            <text:p>16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25709">
            <text:p>25,709</text:p>
          </table:table-cell>
          <table:table-cell table:number-columns-repeated="3" table:style-name="ce12" office:value-type="string">
            <text:p>Q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25743">
            <text:p>25,743</text:p>
          </table:table-cell>
          <table:table-cell table:style-name="ce12" office:value-type="float" office:value="39">
            <text:p>3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6"/>323110</text:p>
          </table:table-cell>
          <table:table-cell table:style-name="ce5" office:value-type="string">
            <text:p><text:s text:c="2"/>Commercial Lithographic Printing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0515">
            <text:p>10,515</text:p>
          </table:table-cell>
          <table:table-cell table:style-name="ce12" office:value-type="float" office:value="2485">
            <text:p>2,48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2064">
            <text:p>12,064</text:p>
          </table:table-cell>
          <table:table-cell table:style-name="ce12" office:value-type="float" office:value="936">
            <text:p>936</text:p>
          </table:table-cell>
          <table:table-cell table:style-name="ce12" office:value-type="float" office:value="83">
            <text:p>83</text:p>
          </table:table-cell>
          <table:table-cell table:style-name="ce12" office:value-type="string">
            <text:p>Q</text:p>
          </table:table-cell>
          <table:table-cell table:style-name="ce12" office:value-type="float" office:value="665">
            <text:p>665</text:p>
          </table:table-cell>
          <table:table-cell table:style-name="ce12" office:value-type="string">
            <text:p>Q</text:p>
          </table:table-cell>
          <table:table-cell table:style-name="ce11" office:value-type="float" office:value="13.7">
            <text:p>13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2297">
            <text:p>12,297</text:p>
          </table:table-cell>
          <table:table-cell table:style-name="ce12" office:value-type="float" office:value="703">
            <text:p>703</text:p>
          </table:table-cell>
          <table:table-cell table:style-name="ce12" office:value-type="float" office:value="182">
            <text:p>182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307">
            <text:p>307</text:p>
          </table:table-cell>
          <table:table-cell table:style-name="ce12" office:value-type="string">
            <text:p>Q</text:p>
          </table:table-cell>
          <table:table-cell table:style-name="ce11" office:value-type="float" office:value="20.2">
            <text:p>20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2302">
            <text:p>12,302</text:p>
          </table:table-cell>
          <table:table-cell table:style-name="ce12" office:value-type="float" office:value="698">
            <text:p>69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2792">
            <text:p>12,792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1" office:value-type="float" office:value="12.4">
            <text:p>12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2767">
            <text:p>12,767</text:p>
          </table:table-cell>
          <table:table-cell table:style-name="ce12" office:value-type="float" office:value="233">
            <text:p>23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2520">
            <text:p>12,520</text:p>
          </table:table-cell>
          <table:table-cell table:style-name="ce12" office:value-type="float" office:value="480">
            <text:p>480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72">
            <text:p>72</text:p>
          </table:table-cell>
          <table:table-cell table:style-name="ce11" office:value-type="float" office:value="19">
            <text:p>19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2937">
            <text:p>12,937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2984">
            <text:p>12,984</text:p>
          </table:table-cell>
          <table:table-cell table:style-name="ce12" office:value-type="float" office:value="16">
            <text:p>1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12987">
            <text:p>12,987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2889">
            <text:p>12,889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2416">
            <text:p>12,416</text:p>
          </table:table-cell>
          <table:table-cell table:style-name="ce12" office:value-type="float" office:value="584">
            <text:p>584</text:p>
          </table:table-cell>
          <table:table-cell table:style-name="ce12" office:value-type="float" office:value="309">
            <text:p>309</text:p>
          </table:table-cell>
          <table:table-cell table:number-columns-repeated="3" table:style-name="ce12" office:value-type="string">
            <text:p>Q</text:p>
          </table:table-cell>
          <table:table-cell table:style-name="ce11" office:value-type="float" office:value="11.1">
            <text:p>11.1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2904">
            <text:p>12,904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2">
            <text:p>72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0.5">
            <text:p>10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2858">
            <text:p>12,858</text:p>
          </table:table-cell>
          <table:table-cell table:style-name="ce12" office:value-type="float" office:value="142">
            <text:p>142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1" office:value-type="float" office:value="8.5">
            <text:p>8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2582">
            <text:p>12,582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241">
            <text:p>241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9.8">
            <text:p>9.8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2328">
            <text:p>12,328</text:p>
          </table:table-cell>
          <table:table-cell table:style-name="ce12" office:value-type="float" office:value="672">
            <text:p>672</text:p>
          </table:table-cell>
          <table:table-cell table:style-name="ce12" office:value-type="float" office:value="488">
            <text:p>488</text:p>
          </table:table-cell>
          <table:table-cell table:style-name="ce12" office:value-type="float" office:value="154">
            <text:p>154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4.5">
            <text:p>14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2234">
            <text:p>12,234</text:p>
          </table:table-cell>
          <table:table-cell table:style-name="ce12" office:value-type="float" office:value="766">
            <text:p>766</text:p>
          </table:table-cell>
          <table:table-cell table:style-name="ce12" office:value-type="float" office:value="334">
            <text:p>334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Q</text:p>
          </table:table-cell>
          <table:table-cell table:style-name="ce11" office:value-type="float" office:value="19.1">
            <text:p>19.1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2945">
            <text:p>12,945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7">
            <text:p>17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1.4">
            <text:p>11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12972">
            <text:p>12,972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>
          <table:table-cell table:style-name="ce5" office:value-type="string">
            <text:p>Actual</text:p>
          </table:table-cell>
          <table:table-cell table:style-name="ce5" office:value-type="string">
            <text:p>PETROLEUM AND COAL PRODUCTS</text:p>
          </table:table-cell>
          <table:table-cell table:style-name="ce12" office:value-type="string">
            <text:p>Refining</text:p>
          </table:table-cell>
          <table:table-cell table:style-name="ce12" table:number-columns-repeated="5"/>
          <table:table-cell table:style-name="ce11"/>
          <table:table-cell table:style-name="ce21"/>
          <table:table-cell table:number-columns-repeated="246"/>
        </table:table-row>
        <table:table-row table:style-name="ro1">
          <table:table-cell/>
          <table:table-cell table:style-name="ce4"/>
          <table:table-cell table:style-name="ce12" office:value-type="string">
            <text:p>;</text:p>
          </table:table-cell>
          <table:table-cell table:style-name="ce12" table:number-columns-repeated="5"/>
          <table:table-cell table:style-name="ce11"/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number-columns-repeated="2" table:style-name="ce12" office:value-type="float" office:value="878">
            <text:p>87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522">
            <text:p>1,522</text:p>
          </table:table-cell>
          <table:table-cell table:style-name="ce12" office:value-type="float" office:value="234">
            <text:p>234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43">
            <text:p>43</text:p>
          </table:table-cell>
          <table:table-cell table:style-name="ce11" office:value-type="float" office:value="16.5">
            <text:p>16.5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521">
            <text:p>1,521</text:p>
          </table:table-cell>
          <table:table-cell table:style-name="ce12" office:value-type="float" office:value="235">
            <text:p>235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76">
            <text:p>76</text:p>
          </table:table-cell>
          <table:table-cell table:style-name="ce11" office:value-type="float" office:value="19">
            <text:p>19.0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399">
            <text:p>1,399</text:p>
          </table:table-cell>
          <table:table-cell table:style-name="ce12" office:value-type="float" office:value="357">
            <text:p>35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692">
            <text:p>1,692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5">
            <text:p>15</text:p>
          </table:table-cell>
          <table:table-cell table:style-name="ce11" office:value-type="float" office:value="14.7">
            <text:p>14.7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695">
            <text:p>1,695</text:p>
          </table:table-cell>
          <table:table-cell table:style-name="ce12" office:value-type="float" office:value="61">
            <text:p>6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559">
            <text:p>1,559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28">
            <text:p>28</text:p>
          </table:table-cell>
          <table:table-cell table:style-name="ce11" office:value-type="float" office:value="17.9">
            <text:p>17.9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733">
            <text:p>1,733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747">
            <text:p>1,747</text:p>
          </table:table-cell>
          <table:table-cell table:style-name="ce12" office:value-type="float" office:value="9">
            <text:p>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1739">
            <text:p>1,739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style-name="ce21"/>
          <table:table-cell table:number-columns-repeated="246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468">
            <text:p>1,468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12">
            <text:p>12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20.5">
            <text:p>20.5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606">
            <text:p>1,606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13">
            <text:p>13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2.9">
            <text:p>12.9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533">
            <text:p>1,533</text:p>
          </table:table-cell>
          <table:table-cell table:style-name="ce12" office:value-type="float" office:value="223">
            <text:p>223</text:p>
          </table:table-cell>
          <table:table-cell table:style-name="ce12" office:value-type="float" office:value="172">
            <text:p>17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2">
            <text:p>32</text:p>
          </table:table-cell>
          <table:table-cell table:style-name="ce11" office:value-type="float" office:value="20">
            <text:p>20.0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631">
            <text:p>1,631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40">
            <text:p>40</text:p>
          </table:table-cell>
          <table:table-cell table:style-name="ce12" office:value-type="string">
            <text:p>Q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Q</text:p>
          </table:table-cell>
          <table:table-cell table:style-name="ce11" office:value-type="float" office:value="14.8">
            <text:p>14.8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352">
            <text:p>1,352</text:p>
          </table:table-cell>
          <table:table-cell table:style-name="ce12" office:value-type="float" office:value="404">
            <text:p>404</text:p>
          </table:table-cell>
          <table:table-cell table:style-name="ce12" office:value-type="float" office:value="233">
            <text:p>233</text:p>
          </table:table-cell>
          <table:table-cell table:style-name="ce12" office:value-type="string">
            <text:p>W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W</text:p>
          </table:table-cell>
          <table:table-cell table:style-name="ce11" office:value-type="float" office:value="19.2">
            <text:p>19.2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598">
            <text:p>1,598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1">
            <text:p>11</text:p>
          </table:table-cell>
          <table:table-cell table:style-name="ce12" office:value-type="string">
            <text:p>Q</text:p>
          </table:table-cell>
          <table:table-cell table:style-name="ce11" office:value-type="float" office:value="19.7">
            <text:p>19.7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427">
            <text:p>1,427</text:p>
          </table:table-cell>
          <table:table-cell table:style-name="ce12" office:value-type="float" office:value="329">
            <text:p>329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Q</text:p>
          </table:table-cell>
          <table:table-cell table:style-name="ce11" office:value-type="float" office:value="22.7">
            <text:p>22.7</text:p>
          </table:table-cell>
          <table:table-cell table:style-name="ce21"/>
          <table:table-cell table:number-columns-repeated="246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675">
            <text:p>1,675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1">
            <text:p>11</text:p>
          </table:table-cell>
          <table:table-cell table:style-name="ce12" office:value-type="string">
            <text:p>Q</text:p>
          </table:table-cell>
          <table:table-cell table:style-name="ce11" office:value-type="float" office:value="13.3">
            <text:p>13.3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1742">
            <text:p>1,742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7.5">
            <text:p>7.5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1673">
            <text:p>1,673</text:p>
          </table:table-cell>
          <table:table-cell table:style-name="ce12" office:value-type="float" office:value="83">
            <text:p>8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 office:value-type="string">
            <text:p><text:s text:c="6"/>324110</text:p>
          </table:table-cell>
          <table:table-cell table:style-name="ce5" office:value-type="string">
            <text:p><text:s text:c="2"/>Petroleum Refinerie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152">
            <text:p>15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6">
            <text:p>2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59">
            <text:p>159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61">
            <text:p>61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9">
            <text:p>9</text:p>
          </table:table-cell>
          <table:table-cell table:style-name="ce11" office:value-type="float" office:value="14.3">
            <text:p>14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57">
            <text:p>57</text:p>
          </table:table-cell>
          <table:table-cell table:style-name="ce12" office:value-type="float" office:value="39">
            <text:p>39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7">
            <text:p>7</text:p>
          </table:table-cell>
          <table:table-cell table:style-name="ce11" office:value-type="float" office:value="11.4">
            <text:p>11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67">
            <text:p>167</text:p>
          </table:table-cell>
          <table:table-cell table:style-name="ce12" office:value-type="float" office:value="73">
            <text:p>7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3">
            <text:p>2.3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26">
            <text:p>26</text:p>
          </table:table-cell>
          <table:table-cell table:style-name="ce12" office:value-type="string">
            <text:p>W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W</text:p>
          </table:table-cell>
          <table:table-cell table:style-name="ce11" office:value-type="float" office:value="13.4">
            <text:p>13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23">
            <text:p>2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65">
            <text:p>165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3.4">
            <text:p>13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233">
            <text:p>233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229">
            <text:p>229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93">
            <text:p>93</text:p>
          </table:table-cell>
          <table:table-cell table:style-name="ce12" office:value-type="float" office:value="84">
            <text:p>84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3.2">
            <text:p>13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99">
            <text:p>199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34">
            <text:p>34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0.6">
            <text:p>10.6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49">
            <text:p>149</text:p>
          </table:table-cell>
          <table:table-cell table:style-name="ce12" office:value-type="float" office:value="91">
            <text:p>91</text:p>
          </table:table-cell>
          <table:table-cell table:style-name="ce12" office:value-type="float" office:value="83">
            <text:p>83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3.7">
            <text:p>13.7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92">
            <text:p>192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34">
            <text:p>34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1.4">
            <text:p>11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84">
            <text:p>184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9">
            <text:p>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4">
            <text:p>14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23">
            <text:p>23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3.4">
            <text:p>13.4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36">
            <text:p>36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.9">
            <text:p>12.9</text:p>
          </table:table-cell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213">
            <text:p>213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1">
            <text:p>11.0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4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7.2">
            <text:p>7.2</text:p>
          </table:table-cell>
          <table:table-cell table:style-name="ce21"/>
          <table:table-cell table:number-columns-repeated="246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37">
            <text:p>3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>
          <table:table-cell table:style-name="ce5" office:value-type="string">
            <text:p><text:s text:c="2"/>325</text:p>
          </table:table-cell>
          <table:table-cell table:style-name="ce5" office:value-type="string">
            <text:p>CHEMICALS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>
          <table:table-cell/>
          <table:table-cell table:style-name="ce4"/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4592">
            <text:p>4,592</text:p>
          </table:table-cell>
          <table:table-cell table:style-name="ce12" office:value-type="float" office:value="4370">
            <text:p>4,37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7270">
            <text:p>7,270</text:p>
          </table:table-cell>
          <table:table-cell table:style-name="ce12" office:value-type="float" office:value="1692">
            <text:p>1,692</text:p>
          </table:table-cell>
          <table:table-cell table:style-name="ce12" office:value-type="float" office:value="763">
            <text:p>763</text:p>
          </table:table-cell>
          <table:table-cell table:style-name="ce12" office:value-type="float" office:value="308">
            <text:p>308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227">
            <text:p>227</text:p>
          </table:table-cell>
          <table:table-cell table:style-name="ce11" office:value-type="float" office:value="11.4">
            <text:p>11.4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7256">
            <text:p>7,256</text:p>
          </table:table-cell>
          <table:table-cell table:style-name="ce12" office:value-type="float" office:value="1706">
            <text:p>1,706</text:p>
          </table:table-cell>
          <table:table-cell table:style-name="ce12" office:value-type="float" office:value="696">
            <text:p>696</text:p>
          </table:table-cell>
          <table:table-cell table:style-name="ce12" office:value-type="float" office:value="438">
            <text:p>438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318">
            <text:p>318</text:p>
          </table:table-cell>
          <table:table-cell table:style-name="ce11" office:value-type="float" office:value="12.4">
            <text:p>12.4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7201">
            <text:p>7,201</text:p>
          </table:table-cell>
          <table:table-cell table:style-name="ce12" office:value-type="float" office:value="1761">
            <text:p>1,76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8306">
            <text:p>8,306</text:p>
          </table:table-cell>
          <table:table-cell table:style-name="ce12" office:value-type="float" office:value="656">
            <text:p>656</text:p>
          </table:table-cell>
          <table:table-cell table:style-name="ce12" office:value-type="float" office:value="372">
            <text:p>372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76">
            <text:p>76</text:p>
          </table:table-cell>
          <table:table-cell table:style-name="ce11" office:value-type="float" office:value="10.8">
            <text:p>10.8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8699">
            <text:p>8,699</text:p>
          </table:table-cell>
          <table:table-cell table:style-name="ce12" office:value-type="float" office:value="263">
            <text:p>26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7413">
            <text:p>7,413</text:p>
          </table:table-cell>
          <table:table-cell table:style-name="ce12" office:value-type="float" office:value="1549">
            <text:p>1,549</text:p>
          </table:table-cell>
          <table:table-cell table:style-name="ce12" office:value-type="float" office:value="861">
            <text:p>861</text:p>
          </table:table-cell>
          <table:table-cell table:style-name="ce12" office:value-type="float" office:value="351">
            <text:p>351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259">
            <text:p>259</text:p>
          </table:table-cell>
          <table:table-cell table:style-name="ce11" office:value-type="float" office:value="11.3">
            <text:p>11.3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8676">
            <text:p>8,676</text:p>
          </table:table-cell>
          <table:table-cell table:style-name="ce12" office:value-type="float" office:value="286">
            <text:p>28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8698">
            <text:p>8,698</text:p>
          </table:table-cell>
          <table:table-cell table:style-name="ce12" office:value-type="float" office:value="264">
            <text:p>26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8664">
            <text:p>8,664</text:p>
          </table:table-cell>
          <table:table-cell table:style-name="ce12" office:value-type="float" office:value="298">
            <text:p>29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style-name="ce21"/>
          <table:table-cell table:number-columns-repeated="246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7924">
            <text:p>7,924</text:p>
          </table:table-cell>
          <table:table-cell table:style-name="ce12" office:value-type="float" office:value="1038">
            <text:p>1,038</text:p>
          </table:table-cell>
          <table:table-cell table:style-name="ce12" office:value-type="float" office:value="810">
            <text:p>81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84">
            <text:p>84</text:p>
          </table:table-cell>
          <table:table-cell table:style-name="ce11" office:value-type="float" office:value="11.4">
            <text:p>11.4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7523">
            <text:p>7,523</text:p>
          </table:table-cell>
          <table:table-cell table:style-name="ce12" office:value-type="float" office:value="1439">
            <text:p>1,439</text:p>
          </table:table-cell>
          <table:table-cell table:style-name="ce12" office:value-type="float" office:value="1079">
            <text:p>1,079</text:p>
          </table:table-cell>
          <table:table-cell table:style-name="ce12" office:value-type="float" office:value="262">
            <text:p>262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65">
            <text:p>65</text:p>
          </table:table-cell>
          <table:table-cell table:style-name="ce11" office:value-type="float" office:value="12.8">
            <text:p>12.8</text:p>
          </table:table-cell>
          <table:table-cell table:style-name="ce21"/>
          <table:table-cell table:number-columns-repeated="246"/>
        </table:table-row>
        <table:table-row table:style-name="ro1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8068">
            <text:p>8,068</text:p>
          </table:table-cell>
          <table:table-cell table:style-name="ce12" office:value-type="float" office:value="894">
            <text:p>894</text:p>
          </table:table-cell>
          <table:table-cell table:style-name="ce12" office:value-type="float" office:value="600">
            <text:p>600</text:p>
          </table:table-cell>
          <table:table-cell table:style-name="ce12" office:value-type="string">
            <text:p>Q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132">
            <text:p>132</text:p>
          </table:table-cell>
          <table:table-cell table:style-name="ce11" office:value-type="float" office:value="13.9">
            <text:p>13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8207">
            <text:p>8,207</text:p>
          </table:table-cell>
          <table:table-cell table:style-name="ce12" office:value-type="float" office:value="755">
            <text:p>755</text:p>
          </table:table-cell>
          <table:table-cell table:style-name="ce12" office:value-type="float" office:value="571">
            <text:p>571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22">
            <text:p>22</text:p>
          </table:table-cell>
          <table:table-cell table:style-name="ce12" office:value-type="string">
            <text:p>Q</text:p>
          </table:table-cell>
          <table:table-cell table:style-name="ce11" office:value-type="float" office:value="11.1">
            <text:p>11.1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7252">
            <text:p>7,252</text:p>
          </table:table-cell>
          <table:table-cell table:style-name="ce12" office:value-type="float" office:value="1710">
            <text:p>1,710</text:p>
          </table:table-cell>
          <table:table-cell table:style-name="ce12" office:value-type="float" office:value="1324">
            <text:p>1,324</text:p>
          </table:table-cell>
          <table:table-cell table:style-name="ce12" office:value-type="float" office:value="230">
            <text:p>23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28">
            <text:p>128</text:p>
          </table:table-cell>
          <table:table-cell table:style-name="ce11" office:value-type="float" office:value="13.6">
            <text:p>13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7521">
            <text:p>7,521</text:p>
          </table:table-cell>
          <table:table-cell table:style-name="ce12" office:value-type="float" office:value="1441">
            <text:p>1,441</text:p>
          </table:table-cell>
          <table:table-cell table:style-name="ce12" office:value-type="float" office:value="1126">
            <text:p>1,126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124">
            <text:p>124</text:p>
          </table:table-cell>
          <table:table-cell table:style-name="ce11" office:value-type="float" office:value="16.1">
            <text:p>16.1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7713">
            <text:p>7,713</text:p>
          </table:table-cell>
          <table:table-cell table:style-name="ce12" office:value-type="float" office:value="1249">
            <text:p>1,249</text:p>
          </table:table-cell>
          <table:table-cell table:style-name="ce12" office:value-type="float" office:value="976">
            <text:p>976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133">
            <text:p>133</text:p>
          </table:table-cell>
          <table:table-cell table:style-name="ce11" office:value-type="float" office:value="12.2">
            <text:p>12.2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8461">
            <text:p>8,461</text:p>
          </table:table-cell>
          <table:table-cell table:style-name="ce12" office:value-type="float" office:value="501">
            <text:p>501</text:p>
          </table:table-cell>
          <table:table-cell table:style-name="ce12" office:value-type="float" office:value="280">
            <text:p>280</text:p>
          </table:table-cell>
          <table:table-cell table:style-name="ce12" office:value-type="string">
            <text:p>Q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55">
            <text:p>55</text:p>
          </table:table-cell>
          <table:table-cell table:style-name="ce11" office:value-type="float" office:value="16.4">
            <text:p>16.4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8889">
            <text:p>8,889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6">
            <text:p>66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8.6">
            <text:p>8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8642">
            <text:p>8,642</text:p>
          </table:table-cell>
          <table:table-cell table:style-name="ce12" office:value-type="float" office:value="320">
            <text:p>32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5110</text:p>
          </table:table-cell>
          <table:table-cell table:style-name="ce5" office:value-type="string">
            <text:p><text:s text:c="2"/>Petrochemical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1">
            <text:p>3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8">
            <text:p>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8">
            <text:p>8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13">
            <text:p>13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number-columns-repeated="3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44">
            <text:p>44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5">
            <text:p>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5120</text:p>
          </table:table-cell>
          <table:table-cell table:style-name="ce5" office:value-type="string">
            <text:p><text:s text:c="2"/>Industrial Gase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479">
            <text:p>47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219">
            <text:p>219</text:p>
          </table:table-cell>
          <table:table-cell table:style-name="ce12" office:value-type="float" office:value="36">
            <text:p>36</text:p>
          </table:table-cell>
          <table:table-cell table:style-name="ce12" office:value-type="string">
            <text:p>Q</text:p>
          </table:table-cell>
          <table:table-cell table:style-name="ce12" office:value-type="float" office:value="23">
            <text:p>23</text:p>
          </table:table-cell>
          <table:table-cell table:style-name="ce11" office:value-type="float" office:value="18.4">
            <text:p>18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324">
            <text:p>324</text:p>
          </table:table-cell>
          <table:table-cell table:style-name="ce12" office:value-type="float" office:value="266">
            <text:p>266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36">
            <text:p>36</text:p>
          </table:table-cell>
          <table:table-cell table:style-name="ce11" office:value-type="float" office:value="16.1">
            <text:p>16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67">
            <text:p>167</text:p>
          </table:table-cell>
          <table:table-cell table:style-name="ce12" office:value-type="float" office:value="416">
            <text:p>41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553">
            <text:p>55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23">
            <text:p>23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0.2">
            <text:p>10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504">
            <text:p>504</text:p>
          </table:table-cell>
          <table:table-cell table:style-name="ce12" office:value-type="float" office:value="79">
            <text:p>7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276">
            <text:p>276</text:p>
          </table:table-cell>
          <table:table-cell table:style-name="ce12" office:value-type="float" office:value="307">
            <text:p>307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Q</text:p>
          </table:table-cell>
          <table:table-cell table:style-name="ce12" office:value-type="float" office:value="24">
            <text:p>24</text:p>
          </table:table-cell>
          <table:table-cell table:style-name="ce11" office:value-type="float" office:value="18.6">
            <text:p>18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443">
            <text:p>443</text:p>
          </table:table-cell>
          <table:table-cell table:style-name="ce12" office:value-type="float" office:value="140">
            <text:p>14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4">
            <text:p>2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4">
            <text:p>2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445">
            <text:p>445</text:p>
          </table:table-cell>
          <table:table-cell table:style-name="ce12" office:value-type="float" office:value="138">
            <text:p>13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4">
            <text:p>2.4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524">
            <text:p>524</text:p>
          </table:table-cell>
          <table:table-cell table:style-name="ce12" office:value-type="float" office:value="59">
            <text:p>59</text:p>
          </table:table-cell>
          <table:table-cell table:style-name="ce12" office:value-type="float" office:value="22">
            <text:p>22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30">
            <text:p>30</text:p>
          </table:table-cell>
          <table:table-cell table:style-name="ce11" office:value-type="float" office:value="8.5">
            <text:p>8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416">
            <text:p>416</text:p>
          </table:table-cell>
          <table:table-cell table:style-name="ce12" office:value-type="float" office:value="167">
            <text:p>167</text:p>
          </table:table-cell>
          <table:table-cell table:style-name="ce12" office:value-type="float" office:value="154">
            <text:p>154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9.8">
            <text:p>19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532">
            <text:p>532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4.5">
            <text:p>14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413">
            <text:p>413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2.8">
            <text:p>12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317">
            <text:p>317</text:p>
          </table:table-cell>
          <table:table-cell table:style-name="ce12" office:value-type="float" office:value="266">
            <text:p>266</text:p>
          </table:table-cell>
          <table:table-cell table:style-name="ce12" office:value-type="float" office:value="257">
            <text:p>257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1">
            <text:p>1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423">
            <text:p>423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3.1">
            <text:p>13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150">
            <text:p>150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5.9">
            <text:p>15.9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556">
            <text:p>556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0">
            <text:p>20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1.6">
            <text:p>1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577">
            <text:p>577</text:p>
          </table:table-cell>
          <table:table-cell table:number-columns-repeated="2" table:style-name="ce12" office:value-type="float" office:value="6">
            <text:p>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8.1">
            <text:p>8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421">
            <text:p>421</text:p>
          </table:table-cell>
          <table:table-cell table:style-name="ce12" office:value-type="float" office:value="162">
            <text:p>16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5181</text:p>
          </table:table-cell>
          <table:table-cell table:style-name="ce5" office:value-type="string">
            <text:p><text:s text:c="2"/>Alkalies and Chlorine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7">
            <text:p>2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0">
            <text:p>10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2">
            <text:p>2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4">
            <text:p>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3">
            <text:p>3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9">
            <text:p>9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9">
            <text:p>9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32">
            <text:p>32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5188</text:p>
          </table:table-cell>
          <table:table-cell table:style-name="ce5" office:value-type="string">
            <text:p><text:s text:c="2"/>Other Basic Inorganic Chemical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327">
            <text:p>327</text:p>
          </table:table-cell>
          <table:table-cell table:style-name="ce12" office:value-type="float" office:value="187">
            <text:p>18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6">
            <text:p>2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424">
            <text:p>424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41">
            <text:p>41</text:p>
          </table:table-cell>
          <table:table-cell table:style-name="ce12" office:value-type="string">
            <text:p>W</text:p>
          </table:table-cell>
          <table:table-cell table:style-name="ce12" office:value-type="float" office:value="40">
            <text:p>40</text:p>
          </table:table-cell>
          <table:table-cell table:style-name="ce12" office:value-type="string">
            <text:p>W</text:p>
          </table:table-cell>
          <table:table-cell table:style-name="ce11" office:value-type="float" office:value="25.1">
            <text:p>25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439">
            <text:p>439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34">
            <text:p>34</text:p>
          </table:table-cell>
          <table:table-cell table:number-columns-repeated="3" table:style-name="ce12" office:value-type="string">
            <text:p>Q</text:p>
          </table:table-cell>
          <table:table-cell table:style-name="ce11" office:value-type="float" office:value="17">
            <text:p>17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416">
            <text:p>416</text:p>
          </table:table-cell>
          <table:table-cell table:style-name="ce12" office:value-type="float" office:value="98">
            <text:p>9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4">
            <text:p>2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466">
            <text:p>466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33">
            <text:p>33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1" office:value-type="float" office:value="19.4">
            <text:p>19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507">
            <text:p>507</text:p>
          </table:table-cell>
          <table:table-cell table:style-name="ce12" office:value-type="float" office:value="7">
            <text:p>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432">
            <text:p>432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65">
            <text:p>65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5.6">
            <text:p>15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467">
            <text:p>467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3.5">
            <text:p>13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57">
            <text:p>57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4.3">
            <text:p>14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468">
            <text:p>468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7.4">
            <text:p>17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498">
            <text:p>498</text:p>
          </table:table-cell>
          <table:table-cell table:style-name="ce12" office:value-type="float" office:value="16">
            <text:p>16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9.1">
            <text:p>9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443">
            <text:p>443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3.8">
            <text:p>13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484">
            <text:p>484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1.2">
            <text:p>1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488">
            <text:p>488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18">
            <text:p>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17">
            <text:p>17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509">
            <text:p>509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4.2">
            <text:p>14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507">
            <text:p>507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5192</text:p>
          </table:table-cell>
          <table:table-cell table:style-name="ce5" office:value-type="string">
            <text:p><text:s text:c="2"/>Cyclic Crudes and Intermediate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38">
            <text:p>3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2">
            <text:p>12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21">
            <text:p>2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8">
            <text:p>8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24">
            <text:p>24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4">
            <text:p>14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11">
            <text:p>11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10">
            <text:p>10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54">
            <text:p>54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5199</text:p>
          </table:table-cell>
          <table:table-cell table:style-name="ce5" office:value-type="string">
            <text:p><text:s text:c="2"/>Other Basic Organic Chemical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438">
            <text:p>43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1">
            <text:p>2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419">
            <text:p>419</text:p>
          </table:table-cell>
          <table:table-cell table:style-name="ce12" office:value-type="float" office:value="166">
            <text:p>166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12">
            <text:p>12</text:p>
          </table:table-cell>
          <table:table-cell table:style-name="ce11" office:value-type="float" office:value="15.1">
            <text:p>15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451">
            <text:p>451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6">
            <text:p>6</text:p>
          </table:table-cell>
          <table:table-cell table:style-name="ce11" office:value-type="float" office:value="14.1">
            <text:p>14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371">
            <text:p>371</text:p>
          </table:table-cell>
          <table:table-cell table:style-name="ce12" office:value-type="float" office:value="214">
            <text:p>21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1">
            <text:p>2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522">
            <text:p>522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44">
            <text:p>44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11.8">
            <text:p>1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566">
            <text:p>566</text:p>
          </table:table-cell>
          <table:table-cell table:style-name="ce12" office:value-type="float" office:value="19">
            <text:p>1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401">
            <text:p>401</text:p>
          </table:table-cell>
          <table:table-cell table:style-name="ce12" office:value-type="float" office:value="184">
            <text:p>184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1">
            <text:p>31</text:p>
          </table:table-cell>
          <table:table-cell table:style-name="ce11" office:value-type="float" office:value="18.1">
            <text:p>18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585">
            <text:p>585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569">
            <text:p>569</text:p>
          </table:table-cell>
          <table:table-cell table:style-name="ce12" office:value-type="float" office:value="16">
            <text:p>1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571">
            <text:p>571</text:p>
          </table:table-cell>
          <table:table-cell table:style-name="ce12" office:value-type="float" office:value="14">
            <text:p>1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413">
            <text:p>413</text:p>
          </table:table-cell>
          <table:table-cell table:style-name="ce12" office:value-type="float" office:value="172">
            <text:p>172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16">
            <text:p>16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5.5">
            <text:p>15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434">
            <text:p>434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7">
            <text:p>7</text:p>
          </table:table-cell>
          <table:table-cell table:style-name="ce11" office:value-type="float" office:value="16.9">
            <text:p>16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488">
            <text:p>488</text:p>
          </table:table-cell>
          <table:table-cell table:style-name="ce12" office:value-type="float" office:value="97">
            <text:p>97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11">
            <text:p>11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1">
            <text:p>1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512">
            <text:p>512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58">
            <text:p>58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6">
            <text:p>6</text:p>
          </table:table-cell>
          <table:table-cell table:style-name="ce11" office:value-type="float" office:value="10.6">
            <text:p>10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236">
            <text:p>236</text:p>
          </table:table-cell>
          <table:table-cell table:style-name="ce12" office:value-type="float" office:value="177">
            <text:p>177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2">
            <text:p>42</text:p>
          </table:table-cell>
          <table:table-cell table:style-name="ce11" office:value-type="float" office:value="17.2">
            <text:p>17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18">
            <text:p>18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3.3">
            <text:p>13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465">
            <text:p>465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Q</text:p>
          </table:table-cell>
          <table:table-cell table:style-name="ce11" office:value-type="float" office:value="13.3">
            <text:p>13.3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543">
            <text:p>543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31">
            <text:p>31</text:p>
          </table:table-cell>
          <table:table-cell table:style-name="ce12" office:value-type="string">
            <text:p>W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W</text:p>
          </table:table-cell>
          <table:table-cell table:style-name="ce11" office:value-type="float" office:value="5.4">
            <text:p>5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570">
            <text:p>570</text:p>
          </table:table-cell>
          <table:table-cell table:style-name="ce12" office:value-type="float" office:value="15">
            <text:p>15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8.1">
            <text:p>8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547">
            <text:p>547</text:p>
          </table:table-cell>
          <table:table-cell table:style-name="ce12" office:value-type="float" office:value="38">
            <text:p>3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5211</text:p>
          </table:table-cell>
          <table:table-cell table:style-name="ce5" office:value-type="string">
            <text:p><text:s text:c="2"/>Plastics Materials and Resin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369">
            <text:p>36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4">
            <text:p>2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67">
            <text:p>67</text:p>
          </table:table-cell>
          <table:table-cell table:style-name="ce12" office:value-type="string">
            <text:p>Q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20">
            <text:p>20</text:p>
          </table:table-cell>
          <table:table-cell table:style-name="ce11" office:value-type="float" office:value="18.6">
            <text:p>18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430">
            <text:p>430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21">
            <text:p>21</text:p>
          </table:table-cell>
          <table:table-cell table:style-name="ce12" office:value-type="string">
            <text:p>Q</text:p>
          </table:table-cell>
          <table:table-cell table:style-name="ce12" office:value-type="float" office:value="12">
            <text:p>12</text:p>
          </table:table-cell>
          <table:table-cell table:style-name="ce11" office:value-type="float" office:value="20.8">
            <text:p>20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127">
            <text:p>12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509">
            <text:p>509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2">
            <text:p>12</text:p>
          </table:table-cell>
          <table:table-cell table:style-name="ce11" office:value-type="float" office:value="15">
            <text:p>15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543">
            <text:p>543</text:p>
          </table:table-cell>
          <table:table-cell table:style-name="ce12" office:value-type="float" office:value="24">
            <text:p>2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449">
            <text:p>449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6">
            <text:p>16</text:p>
          </table:table-cell>
          <table:table-cell table:style-name="ce11" office:value-type="float" office:value="17.9">
            <text:p>17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555">
            <text:p>555</text:p>
          </table:table-cell>
          <table:table-cell table:style-name="ce12" office:value-type="float" office:value="12">
            <text:p>1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551">
            <text:p>551</text:p>
          </table:table-cell>
          <table:table-cell table:style-name="ce12" office:value-type="float" office:value="16">
            <text:p>1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558">
            <text:p>558</text:p>
          </table:table-cell>
          <table:table-cell table:style-name="ce12" office:value-type="float" office:value="9">
            <text:p>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467">
            <text:p>467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87">
            <text:p>87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12.3">
            <text:p>1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424">
            <text:p>424</text:p>
          </table:table-cell>
          <table:table-cell table:style-name="ce12" office:value-type="float" office:value="143">
            <text:p>143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1" office:value-type="float" office:value="16.6">
            <text:p>16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494">
            <text:p>494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9">
            <text:p>9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2.5">
            <text:p>12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488">
            <text:p>488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11" office:value-type="float" office:value="13.1">
            <text:p>13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452">
            <text:p>452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11" office:value-type="float" office:value="11.6">
            <text:p>1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445">
            <text:p>44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105">
            <text:p>105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5.9">
            <text:p>15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496">
            <text:p>496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57">
            <text:p>57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1.2">
            <text:p>11.2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541">
            <text:p>541</text:p>
          </table:table-cell>
          <table:table-cell table:style-name="ce12" office:value-type="float" office:value="26">
            <text:p>26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0">
            <text:p>10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556">
            <text:p>556</text:p>
          </table:table-cell>
          <table:table-cell table:style-name="ce12" office:value-type="float" office:value="11">
            <text:p>11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5.8">
            <text:p>5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550">
            <text:p>550</text:p>
          </table:table-cell>
          <table:table-cell table:style-name="ce12" office:value-type="float" office:value="17">
            <text:p>1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5212</text:p>
          </table:table-cell>
          <table:table-cell table:style-name="ce5" office:value-type="string">
            <text:p><text:s text:c="2"/>Synthetic Rubber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56">
            <text:p>5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12">
            <text:p>12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57">
            <text:p>57</text:p>
          </table:table-cell>
          <table:table-cell table:style-name="ce12" office:value-type="float" office:value="22">
            <text:p>2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8">
            <text:p>8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4">
            <text:p>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18">
            <text:p>18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3">
            <text:p>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17">
            <text:p>17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1">
            <text:p>11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1">
            <text:p>11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9">
            <text:p>19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57">
            <text:p>57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5222</text:p>
          </table:table-cell>
          <table:table-cell table:style-name="ce5" office:value-type="string">
            <text:p><text:s text:c="2"/>Noncellulosic Organic Fiber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63">
            <text:p>6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19">
            <text:p>19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5">
            <text:p>5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31">
            <text:p>3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9">
            <text:p>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17">
            <text:p>17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21">
            <text:p>21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31">
            <text:p>31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18">
            <text:p>18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26">
            <text:p>26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34">
            <text:p>34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1">
            <text:p>21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25">
            <text:p>25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12">
            <text:p>12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5311</text:p>
          </table:table-cell>
          <table:table-cell table:style-name="ce5" office:value-type="string">
            <text:p><text:s text:c="2"/>Nitrogenous Fertilizer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54">
            <text:p>5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4">
            <text:p>14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25">
            <text:p>2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1">
            <text:p>11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92">
            <text:p>92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67">
            <text:p>67</text:p>
          </table:table-cell>
          <table:table-cell table:number-columns-repeated="2" table:style-name="ce12" office:value-type="float" office:value="25">
            <text:p>2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73">
            <text:p>73</text:p>
          </table:table-cell>
          <table:table-cell table:number-columns-repeated="2" table:style-name="ce12" office:value-type="float" office:value="19">
            <text:p>1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76">
            <text:p>76</text:p>
          </table:table-cell>
          <table:table-cell table:number-columns-repeated="2" table:style-name="ce12" office:value-type="float" office:value="16">
            <text:p>1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78">
            <text:p>78</text:p>
          </table:table-cell>
          <table:table-cell table:number-columns-repeated="2" table:style-name="ce12" office:value-type="float" office:value="14">
            <text:p>1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72">
            <text:p>72</text:p>
          </table:table-cell>
          <table:table-cell table:number-columns-repeated="2" table:style-name="ce12" office:value-type="float" office:value="20">
            <text:p>2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81">
            <text:p>81</text:p>
          </table:table-cell>
          <table:table-cell table:number-columns-repeated="2" table:style-name="ce12" office:value-type="float" office:value="11">
            <text:p>1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4">
            <text:p>14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5312</text:p>
          </table:table-cell>
          <table:table-cell table:style-name="ce5" office:value-type="string">
            <text:p><text:s text:c="2"/>Phosphatic Fertilizer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9">
            <text:p>2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6">
            <text:p>6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0">
            <text:p>10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5">
            <text:p>5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3">
            <text:p>2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number-columns-repeated="3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8">
            <text:p>8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number-columns-repeated="3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35">
            <text:p>35</text:p>
          </table:table-cell>
          <table:table-cell table:number-columns-repeated="2" table:style-name="ce12" office:value-type="float" office:value="3">
            <text:p>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38">
            <text:p>38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 office:value-type="string">
            <text:p><text:s text:c="2"/>326</text:p>
          </table:table-cell>
          <table:table-cell table:style-name="ce5" office:value-type="string">
            <text:p>PLASTICS AND RUBBER PRODUC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6368">
            <text:p>6,368</text:p>
          </table:table-cell>
          <table:table-cell table:style-name="ce12" office:value-type="float" office:value="5576">
            <text:p>5,57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9880">
            <text:p>9,880</text:p>
          </table:table-cell>
          <table:table-cell table:style-name="ce12" office:value-type="float" office:value="2064">
            <text:p>2,064</text:p>
          </table:table-cell>
          <table:table-cell table:style-name="ce12" office:value-type="float" office:value="546">
            <text:p>546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833">
            <text:p>833</text:p>
          </table:table-cell>
          <table:table-cell table:style-name="ce12" office:value-type="float" office:value="341">
            <text:p>341</text:p>
          </table:table-cell>
          <table:table-cell table:style-name="ce11" office:value-type="float" office:value="10.3">
            <text:p>10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0368">
            <text:p>10,368</text:p>
          </table:table-cell>
          <table:table-cell table:style-name="ce12" office:value-type="float" office:value="1576">
            <text:p>1,576</text:p>
          </table:table-cell>
          <table:table-cell table:style-name="ce12" office:value-type="float" office:value="568">
            <text:p>568</text:p>
          </table:table-cell>
          <table:table-cell table:style-name="ce12" office:value-type="float" office:value="244">
            <text:p>244</text:p>
          </table:table-cell>
          <table:table-cell table:style-name="ce12" office:value-type="float" office:value="510">
            <text:p>510</text:p>
          </table:table-cell>
          <table:table-cell table:style-name="ce12" office:value-type="float" office:value="254">
            <text:p>254</text:p>
          </table:table-cell>
          <table:table-cell table:style-name="ce11" office:value-type="float" office:value="9.8">
            <text:p>9.8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0225">
            <text:p>10,225</text:p>
          </table:table-cell>
          <table:table-cell table:style-name="ce12" office:value-type="float" office:value="1719">
            <text:p>1,71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1651">
            <text:p>11,651</text:p>
          </table:table-cell>
          <table:table-cell table:style-name="ce12" office:value-type="float" office:value="293">
            <text:p>293</text:p>
          </table:table-cell>
          <table:table-cell table:style-name="ce12" office:value-type="float" office:value="184">
            <text:p>184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5">
            <text:p>25</text:p>
          </table:table-cell>
          <table:table-cell table:style-name="ce12" office:value-type="string">
            <text:p>Q</text:p>
          </table:table-cell>
          <table:table-cell table:style-name="ce11" office:value-type="float" office:value="14.5">
            <text:p>14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1429">
            <text:p>11,429</text:p>
          </table:table-cell>
          <table:table-cell table:style-name="ce12" office:value-type="float" office:value="515">
            <text:p>51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0199">
            <text:p>10,199</text:p>
          </table:table-cell>
          <table:table-cell table:style-name="ce12" office:value-type="float" office:value="1745">
            <text:p>1,745</text:p>
          </table:table-cell>
          <table:table-cell table:style-name="ce12" office:value-type="float" office:value="981">
            <text:p>981</text:p>
          </table:table-cell>
          <table:table-cell table:style-name="ce12" office:value-type="float" office:value="189">
            <text:p>189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349">
            <text:p>349</text:p>
          </table:table-cell>
          <table:table-cell table:style-name="ce11" office:value-type="float" office:value="9.5">
            <text:p>9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1817">
            <text:p>11,817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1900">
            <text:p>11,900</text:p>
          </table:table-cell>
          <table:table-cell table:style-name="ce12" office:value-type="float" office:value="44">
            <text:p>4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11859">
            <text:p>11,859</text:p>
          </table:table-cell>
          <table:table-cell table:style-name="ce12" office:value-type="float" office:value="85">
            <text:p>8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1416">
            <text:p>11,416</text:p>
          </table:table-cell>
          <table:table-cell table:style-name="ce12" office:value-type="float" office:value="528">
            <text:p>528</text:p>
          </table:table-cell>
          <table:table-cell table:style-name="ce12" office:value-type="float" office:value="406">
            <text:p>406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40">
            <text:p>40</text:p>
          </table:table-cell>
          <table:table-cell table:style-name="ce11" office:value-type="float" office:value="12">
            <text:p>12.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9334">
            <text:p>9,334</text:p>
          </table:table-cell>
          <table:table-cell table:style-name="ce12" office:value-type="float" office:value="2610">
            <text:p>2,610</text:p>
          </table:table-cell>
          <table:table-cell table:style-name="ce12" office:value-type="float" office:value="2145">
            <text:p>2,1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83">
            <text:p>83</text:p>
          </table:table-cell>
          <table:table-cell table:style-name="ce12" office:value-type="float" office:value="256">
            <text:p>256</text:p>
          </table:table-cell>
          <table:table-cell table:style-name="ce11" office:value-type="float" office:value="12">
            <text:p>12.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0738">
            <text:p>10,738</text:p>
          </table:table-cell>
          <table:table-cell table:style-name="ce12" office:value-type="float" office:value="1206">
            <text:p>1,206</text:p>
          </table:table-cell>
          <table:table-cell table:style-name="ce12" office:value-type="float" office:value="961">
            <text:p>961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132">
            <text:p>132</text:p>
          </table:table-cell>
          <table:table-cell table:style-name="ce11" office:value-type="float" office:value="11.3">
            <text:p>11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0773">
            <text:p>10,773</text:p>
          </table:table-cell>
          <table:table-cell table:style-name="ce12" office:value-type="float" office:value="1171">
            <text:p>1,171</text:p>
          </table:table-cell>
          <table:table-cell table:style-name="ce12" office:value-type="float" office:value="975">
            <text:p>975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3">
            <text:p>73</text:p>
          </table:table-cell>
          <table:table-cell table:style-name="ce11" office:value-type="float" office:value="12">
            <text:p>12.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0118">
            <text:p>10,118</text:p>
          </table:table-cell>
          <table:table-cell table:style-name="ce12" office:value-type="float" office:value="1826">
            <text:p>1,826</text:p>
          </table:table-cell>
          <table:table-cell table:style-name="ce12" office:value-type="float" office:value="1280">
            <text:p>1,280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245">
            <text:p>245</text:p>
          </table:table-cell>
          <table:table-cell table:style-name="ce11" office:value-type="float" office:value="11.3">
            <text:p>11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0207">
            <text:p>10,207</text:p>
          </table:table-cell>
          <table:table-cell table:style-name="ce12" office:value-type="float" office:value="1737">
            <text:p>1,737</text:p>
          </table:table-cell>
          <table:table-cell table:style-name="ce12" office:value-type="float" office:value="1300">
            <text:p>1,300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48">
            <text:p>148</text:p>
          </table:table-cell>
          <table:table-cell table:style-name="ce11" office:value-type="float" office:value="13.1">
            <text:p>13.1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9882">
            <text:p>9,882</text:p>
          </table:table-cell>
          <table:table-cell table:style-name="ce12" office:value-type="float" office:value="2062">
            <text:p>2,062</text:p>
          </table:table-cell>
          <table:table-cell table:style-name="ce12" office:value-type="float" office:value="1481">
            <text:p>1,481</text:p>
          </table:table-cell>
          <table:table-cell table:style-name="ce12" office:value-type="float" office:value="254">
            <text:p>254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197">
            <text:p>197</text:p>
          </table:table-cell>
          <table:table-cell table:style-name="ce11" office:value-type="float" office:value="11.8">
            <text:p>11.8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1553">
            <text:p>11,553</text:p>
          </table:table-cell>
          <table:table-cell table:style-name="ce12" office:value-type="float" office:value="391">
            <text:p>391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91">
            <text:p>91</text:p>
          </table:table-cell>
          <table:table-cell table:style-name="ce12" office:value-type="float" office:value="53">
            <text:p>53</text:p>
          </table:table-cell>
          <table:table-cell table:style-name="ce12" office:value-type="string">
            <text:p>Q</text:p>
          </table:table-cell>
          <table:table-cell table:style-name="ce11" office:value-type="float" office:value="16.3">
            <text:p>16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11867">
            <text:p>11,867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13.1">
            <text:p>13.1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11891">
            <text:p>11,891</text:p>
          </table:table-cell>
          <table:table-cell table:style-name="ce12" office:value-type="float" office:value="53">
            <text:p>5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6199</text:p>
          </table:table-cell>
          <table:table-cell table:style-name="ce5" office:value-type="string">
            <text:p><text:s text:c="2"/>Other Plastics Produc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3442">
            <text:p>3,442</text:p>
          </table:table-cell>
          <table:table-cell table:style-name="ce12" office:value-type="float" office:value="3166">
            <text:p>3,16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5465">
            <text:p>5,465</text:p>
          </table:table-cell>
          <table:table-cell table:style-name="ce12" office:value-type="float" office:value="1143">
            <text:p>1,143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437">
            <text:p>437</text:p>
          </table:table-cell>
          <table:table-cell table:style-name="ce12" office:value-type="float" office:value="204">
            <text:p>204</text:p>
          </table:table-cell>
          <table:table-cell table:style-name="ce11" office:value-type="float" office:value="15">
            <text:p>15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5747">
            <text:p>5,747</text:p>
          </table:table-cell>
          <table:table-cell table:style-name="ce12" office:value-type="float" office:value="861">
            <text:p>861</text:p>
          </table:table-cell>
          <table:table-cell table:style-name="ce12" office:value-type="float" office:value="276">
            <text:p>276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323">
            <text:p>323</text:p>
          </table:table-cell>
          <table:table-cell table:style-name="ce12" office:value-type="float" office:value="110">
            <text:p>110</text:p>
          </table:table-cell>
          <table:table-cell table:style-name="ce11" office:value-type="float" office:value="12.6">
            <text:p>12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5654">
            <text:p>5,654</text:p>
          </table:table-cell>
          <table:table-cell table:style-name="ce12" office:value-type="float" office:value="954">
            <text:p>95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6448">
            <text:p>6,448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101">
            <text:p>101</text:p>
          </table:table-cell>
          <table:table-cell table:style-name="ce12" office:value-type="string">
            <text:p>W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W</text:p>
          </table:table-cell>
          <table:table-cell table:style-name="ce11" office:value-type="float" office:value="13.2">
            <text:p>13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6315">
            <text:p>6,315</text:p>
          </table:table-cell>
          <table:table-cell table:style-name="ce12" office:value-type="float" office:value="293">
            <text:p>29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5707">
            <text:p>5,707</text:p>
          </table:table-cell>
          <table:table-cell table:style-name="ce12" office:value-type="float" office:value="901">
            <text:p>901</text:p>
          </table:table-cell>
          <table:table-cell table:style-name="ce12" office:value-type="float" office:value="509">
            <text:p>50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186">
            <text:p>186</text:p>
          </table:table-cell>
          <table:table-cell table:style-name="ce11" office:value-type="float" office:value="12.1">
            <text:p>12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6557">
            <text:p>6,557</text:p>
          </table:table-cell>
          <table:table-cell table:style-name="ce12" office:value-type="float" office:value="51">
            <text:p>5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6593">
            <text:p>6,593</text:p>
          </table:table-cell>
          <table:table-cell table:style-name="ce12" office:value-type="float" office:value="15">
            <text:p>1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6588">
            <text:p>6,588</text:p>
          </table:table-cell>
          <table:table-cell table:style-name="ce12" office:value-type="float" office:value="20">
            <text:p>2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6400">
            <text:p>6,400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3">
            <text:p>33</text:p>
          </table:table-cell>
          <table:table-cell table:style-name="ce11" office:value-type="float" office:value="17.5">
            <text:p>17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5119">
            <text:p>5,119</text:p>
          </table:table-cell>
          <table:table-cell table:style-name="ce12" office:value-type="float" office:value="1489">
            <text:p>1,489</text:p>
          </table:table-cell>
          <table:table-cell table:style-name="ce12" office:value-type="float" office:value="1305">
            <text:p>1,305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106">
            <text:p>106</text:p>
          </table:table-cell>
          <table:table-cell table:style-name="ce11" office:value-type="float" office:value="14.8">
            <text:p>14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5891">
            <text:p>5,891</text:p>
          </table:table-cell>
          <table:table-cell table:style-name="ce12" office:value-type="float" office:value="717">
            <text:p>717</text:p>
          </table:table-cell>
          <table:table-cell table:style-name="ce12" office:value-type="float" office:value="591">
            <text:p>591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66">
            <text:p>66</text:p>
          </table:table-cell>
          <table:table-cell table:style-name="ce11" office:value-type="float" office:value="15.2">
            <text:p>15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5972">
            <text:p>5,972</text:p>
          </table:table-cell>
          <table:table-cell table:style-name="ce12" office:value-type="float" office:value="636">
            <text:p>636</text:p>
          </table:table-cell>
          <table:table-cell table:style-name="ce12" office:value-type="float" office:value="575">
            <text:p>57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32">
            <text:p>32</text:p>
          </table:table-cell>
          <table:table-cell table:style-name="ce11" office:value-type="float" office:value="15.1">
            <text:p>15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5772">
            <text:p>5,772</text:p>
          </table:table-cell>
          <table:table-cell table:style-name="ce12" office:value-type="float" office:value="836">
            <text:p>836</text:p>
          </table:table-cell>
          <table:table-cell table:style-name="ce12" office:value-type="float" office:value="623">
            <text:p>623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3">
            <text:p>73</text:p>
          </table:table-cell>
          <table:table-cell table:style-name="ce11" office:value-type="float" office:value="14.4">
            <text:p>14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5564">
            <text:p>5,564</text:p>
          </table:table-cell>
          <table:table-cell table:style-name="ce12" office:value-type="float" office:value="1044">
            <text:p>1,044</text:p>
          </table:table-cell>
          <table:table-cell table:style-name="ce12" office:value-type="float" office:value="855">
            <text:p>855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48">
            <text:p>48</text:p>
          </table:table-cell>
          <table:table-cell table:style-name="ce11" office:value-type="float" office:value="16.1">
            <text:p>16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5359">
            <text:p>5,359</text:p>
          </table:table-cell>
          <table:table-cell table:style-name="ce12" office:value-type="float" office:value="1249">
            <text:p>1,249</text:p>
          </table:table-cell>
          <table:table-cell table:style-name="ce12" office:value-type="float" office:value="928">
            <text:p>928</text:p>
          </table:table-cell>
          <table:table-cell table:style-name="ce12" office:value-type="float" office:value="139">
            <text:p>139</text:p>
          </table:table-cell>
          <table:table-cell table:style-name="ce12" office:value-type="string">
            <text:p>Q</text:p>
          </table:table-cell>
          <table:table-cell table:style-name="ce12" office:value-type="float" office:value="116">
            <text:p>116</text:p>
          </table:table-cell>
          <table:table-cell table:style-name="ce11" office:value-type="float" office:value="17.9">
            <text:p>17.9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6437">
            <text:p>6,437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57">
            <text:p>57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Q</text:p>
          </table:table-cell>
          <table:table-cell table:style-name="ce11" office:value-type="float" office:value="14.9">
            <text:p>14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6561">
            <text:p>6,561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1.9">
            <text:p>1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6580">
            <text:p>6,580</text:p>
          </table:table-cell>
          <table:table-cell table:style-name="ce12" office:value-type="float" office:value="28">
            <text:p>2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 office:value-type="string">
            <text:p><text:s text:c="2"/>327</text:p>
          </table:table-cell>
          <table:table-cell table:style-name="ce5" office:value-type="string">
            <text:p>NONMETALLIC MINERAL PRODUC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7821">
            <text:p>7,821</text:p>
          </table:table-cell>
          <table:table-cell table:style-name="ce12" office:value-type="float" office:value="3512">
            <text:p>3,51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0463">
            <text:p>10,463</text:p>
          </table:table-cell>
          <table:table-cell table:style-name="ce12" office:value-type="float" office:value="870">
            <text:p>870</text:p>
          </table:table-cell>
          <table:table-cell table:style-name="ce12" office:value-type="float" office:value="221">
            <text:p>221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473">
            <text:p>473</text:p>
          </table:table-cell>
          <table:table-cell table:style-name="ce12" office:value-type="float" office:value="101">
            <text:p>101</text:p>
          </table:table-cell>
          <table:table-cell table:style-name="ce11" office:value-type="float" office:value="15.7">
            <text:p>15.7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0659">
            <text:p>10,659</text:p>
          </table:table-cell>
          <table:table-cell table:style-name="ce12" office:value-type="float" office:value="674">
            <text:p>674</text:p>
          </table:table-cell>
          <table:table-cell table:style-name="ce12" office:value-type="float" office:value="202">
            <text:p>202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244">
            <text:p>244</text:p>
          </table:table-cell>
          <table:table-cell table:style-name="ce12" office:value-type="float" office:value="160">
            <text:p>160</text:p>
          </table:table-cell>
          <table:table-cell table:style-name="ce11" office:value-type="float" office:value="12.5">
            <text:p>12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0500">
            <text:p>10,500</text:p>
          </table:table-cell>
          <table:table-cell table:style-name="ce12" office:value-type="float" office:value="833">
            <text:p>83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1056">
            <text:p>11,056</text:p>
          </table:table-cell>
          <table:table-cell table:style-name="ce12" office:value-type="float" office:value="277">
            <text:p>277</text:p>
          </table:table-cell>
          <table:table-cell table:style-name="ce12" office:value-type="float" office:value="143">
            <text:p>143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37">
            <text:p>37</text:p>
          </table:table-cell>
          <table:table-cell table:style-name="ce12" office:value-type="string">
            <text:p>Q</text:p>
          </table:table-cell>
          <table:table-cell table:style-name="ce11" office:value-type="float" office:value="13.3">
            <text:p>13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1131">
            <text:p>11,131</text:p>
          </table:table-cell>
          <table:table-cell table:style-name="ce12" office:value-type="float" office:value="202">
            <text:p>20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0577">
            <text:p>10,577</text:p>
          </table:table-cell>
          <table:table-cell table:style-name="ce12" office:value-type="float" office:value="756">
            <text:p>756</text:p>
          </table:table-cell>
          <table:table-cell table:style-name="ce12" office:value-type="float" office:value="416">
            <text:p>416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151">
            <text:p>151</text:p>
          </table:table-cell>
          <table:table-cell table:style-name="ce11" office:value-type="float" office:value="13.3">
            <text:p>13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1303">
            <text:p>11,303</text:p>
          </table:table-cell>
          <table:table-cell table:style-name="ce12" office:value-type="float" office:value="30">
            <text:p>3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1294">
            <text:p>11,294</text:p>
          </table:table-cell>
          <table:table-cell table:style-name="ce12" office:value-type="float" office:value="39">
            <text:p>3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11303">
            <text:p>11,303</text:p>
          </table:table-cell>
          <table:table-cell table:style-name="ce12" office:value-type="float" office:value="30">
            <text:p>3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0939">
            <text:p>10,939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368">
            <text:p>368</text:p>
          </table:table-cell>
          <table:table-cell table:style-name="ce12" office:value-type="string">
            <text:p>W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W</text:p>
          </table:table-cell>
          <table:table-cell table:style-name="ce11" office:value-type="float" office:value="11.2">
            <text:p>11.2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0230">
            <text:p>10,230</text:p>
          </table:table-cell>
          <table:table-cell table:style-name="ce12" office:value-type="float" office:value="1103">
            <text:p>1,103</text:p>
          </table:table-cell>
          <table:table-cell table:style-name="ce12" office:value-type="float" office:value="982">
            <text:p>982</text:p>
          </table:table-cell>
          <table:table-cell table:style-name="ce12" office:value-type="string">
            <text:p>Q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9">
            <text:p>59</text:p>
          </table:table-cell>
          <table:table-cell table:style-name="ce11" office:value-type="float" office:value="13">
            <text:p>13.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0661">
            <text:p>10,661</text:p>
          </table:table-cell>
          <table:table-cell table:style-name="ce12" office:value-type="float" office:value="672">
            <text:p>672</text:p>
          </table:table-cell>
          <table:table-cell table:style-name="ce12" office:value-type="float" office:value="461">
            <text:p>461</text:p>
          </table:table-cell>
          <table:table-cell table:number-columns-repeated="3" table:style-name="ce12" office:value-type="string">
            <text:p>Q</text:p>
          </table:table-cell>
          <table:table-cell table:style-name="ce11" office:value-type="float" office:value="9">
            <text:p>9.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0920">
            <text:p>10,920</text:p>
          </table:table-cell>
          <table:table-cell table:style-name="ce12" office:value-type="float" office:value="413">
            <text:p>413</text:p>
          </table:table-cell>
          <table:table-cell table:style-name="ce12" office:value-type="float" office:value="327">
            <text:p>327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1" office:value-type="float" office:value="12.8">
            <text:p>12.8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0335">
            <text:p>10,335</text:p>
          </table:table-cell>
          <table:table-cell table:style-name="ce12" office:value-type="float" office:value="998">
            <text:p>998</text:p>
          </table:table-cell>
          <table:table-cell table:style-name="ce12" office:value-type="float" office:value="747">
            <text:p>747</text:p>
          </table:table-cell>
          <table:table-cell table:style-name="ce12" office:value-type="float" office:value="166">
            <text:p>166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3.4">
            <text:p>13.4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0298">
            <text:p>10,298</text:p>
          </table:table-cell>
          <table:table-cell table:style-name="ce12" office:value-type="float" office:value="1035">
            <text:p>1,035</text:p>
          </table:table-cell>
          <table:table-cell table:style-name="ce12" office:value-type="float" office:value="872">
            <text:p>872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float" office:value="104">
            <text:p>104</text:p>
          </table:table-cell>
          <table:table-cell table:style-name="ce11" office:value-type="float" office:value="13">
            <text:p>13.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0308">
            <text:p>10,308</text:p>
          </table:table-cell>
          <table:table-cell table:style-name="ce12" office:value-type="float" office:value="1025">
            <text:p>1,025</text:p>
          </table:table-cell>
          <table:table-cell table:style-name="ce12" office:value-type="float" office:value="782">
            <text:p>782</text:p>
          </table:table-cell>
          <table:table-cell table:style-name="ce12" office:value-type="float" office:value="107">
            <text:p>107</text:p>
          </table:table-cell>
          <table:table-cell table:style-name="ce12" office:value-type="string">
            <text:p>Q</text:p>
          </table:table-cell>
          <table:table-cell table:style-name="ce12" office:value-type="float" office:value="97">
            <text:p>97</text:p>
          </table:table-cell>
          <table:table-cell table:style-name="ce11" office:value-type="float" office:value="16.3">
            <text:p>16.3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0964">
            <text:p>10,964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202">
            <text:p>202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3.5">
            <text:p>13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11229">
            <text:p>11,229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9.3">
            <text:p>9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11281">
            <text:p>11,281</text:p>
          </table:table-cell>
          <table:table-cell table:style-name="ce12" office:value-type="float" office:value="52">
            <text:p>5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4"/>3272</text:p>
          </table:table-cell>
          <table:table-cell table:style-name="ce5" office:value-type="string">
            <text:p><text:s text:c="2"/>Glass and Glass Produc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512">
            <text:p>512</text:p>
          </table:table-cell>
          <table:table-cell table:style-name="ce12" office:value-type="float" office:value="514">
            <text:p>51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7">
            <text:p>2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838">
            <text:p>838</text:p>
          </table:table-cell>
          <table:table-cell table:style-name="ce12" office:value-type="float" office:value="188">
            <text:p>188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102">
            <text:p>102</text:p>
          </table:table-cell>
          <table:table-cell table:style-name="ce12" office:value-type="float" office:value="6">
            <text:p>6</text:p>
          </table:table-cell>
          <table:table-cell table:style-name="ce11" office:value-type="float" office:value="27.5">
            <text:p>27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901">
            <text:p>901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23">
            <text:p>23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21.4">
            <text:p>21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854">
            <text:p>854</text:p>
          </table:table-cell>
          <table:table-cell table:style-name="ce12" office:value-type="float" office:value="172">
            <text:p>17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5">
            <text:p>2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961">
            <text:p>961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57">
            <text:p>57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21.5">
            <text:p>21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008">
            <text:p>1,008</text:p>
          </table:table-cell>
          <table:table-cell table:style-name="ce12" office:value-type="float" office:value="18">
            <text:p>1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938">
            <text:p>938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4">
            <text:p>4</text:p>
          </table:table-cell>
          <table:table-cell table:style-name="ce11" office:value-type="float" office:value="17.5">
            <text:p>17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013">
            <text:p>1,013</text:p>
          </table:table-cell>
          <table:table-cell table:style-name="ce12" office:value-type="float" office:value="13">
            <text:p>1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015">
            <text:p>1,015</text:p>
          </table:table-cell>
          <table:table-cell table:style-name="ce12" office:value-type="float" office:value="11">
            <text:p>1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007">
            <text:p>1,007</text:p>
          </table:table-cell>
          <table:table-cell table:style-name="ce12" office:value-type="float" office:value="19">
            <text:p>19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2.5">
            <text:p>12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833">
            <text:p>833</text:p>
          </table:table-cell>
          <table:table-cell table:style-name="ce12" office:value-type="float" office:value="193">
            <text:p>193</text:p>
          </table:table-cell>
          <table:table-cell table:style-name="ce12" office:value-type="float" office:value="145">
            <text:p>145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25.7">
            <text:p>25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932">
            <text:p>932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57">
            <text:p>57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20.4">
            <text:p>20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999">
            <text:p>999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1">
            <text:p>21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2.6">
            <text:p>12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798">
            <text:p>798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178">
            <text:p>178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27.1">
            <text:p>27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819">
            <text:p>819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194">
            <text:p>194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27.2">
            <text:p>27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750">
            <text:p>750</text:p>
          </table:table-cell>
          <table:table-cell table:style-name="ce12" office:value-type="float" office:value="276">
            <text:p>276</text:p>
          </table:table-cell>
          <table:table-cell table:style-name="ce12" office:value-type="float" office:value="202">
            <text:p>202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25.6">
            <text:p>25.6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949">
            <text:p>949</text:p>
          </table:table-cell>
          <table:table-cell table:style-name="ce12" office:value-type="string">
            <text:p>Q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25.1">
            <text:p>25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995">
            <text:p>995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0">
            <text:p>10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998">
            <text:p>998</text:p>
          </table:table-cell>
          <table:table-cell table:style-name="ce12" office:value-type="float" office:value="28">
            <text:p>2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27310</text:p>
          </table:table-cell>
          <table:table-cell table:style-name="ce5" office:value-type="string">
            <text:p><text:s text:c="2"/>Cemen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string">
            <text:p>Q</text:p>
          </table:table-cell>
          <table:table-cell table:style-name="ce12" office:value-type="float" office:value="145">
            <text:p>14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46">
            <text:p>46</text:p>
          </table:table-cell>
          <table:table-cell table:style-name="ce12" office:value-type="string">
            <text:p>Q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Q</text:p>
          </table:table-cell>
          <table:table-cell table:style-name="ce11" office:value-type="float" office:value="30">
            <text:p>30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27">
            <text:p>27</text:p>
          </table:table-cell>
          <table:table-cell table:style-name="ce12" office:value-type="string">
            <text:p>W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W</text:p>
          </table:table-cell>
          <table:table-cell table:style-name="ce11" office:value-type="float" office:value="23.2">
            <text:p>23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65">
            <text:p>6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7">
            <text:p>2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5">
            <text:p>5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8.7">
            <text:p>18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86">
            <text:p>186</text:p>
          </table:table-cell>
          <table:table-cell table:style-name="ce12" office:value-type="float" office:value="8">
            <text:p>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1">
            <text:p>2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52">
            <text:p>152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W</text:p>
          </table:table-cell>
          <table:table-cell table:style-name="ce11" office:value-type="float" office:value="27.5">
            <text:p>27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77">
            <text:p>177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188">
            <text:p>188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4.8">
            <text:p>14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20">
            <text:p>120</text:p>
          </table:table-cell>
          <table:table-cell table:number-columns-repeated="2" table:style-name="ce12" office:value-type="string">
            <text:p>Q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46.2">
            <text:p>46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33">
            <text:p>133</text:p>
          </table:table-cell>
          <table:table-cell table:number-columns-repeated="2" table:style-name="ce12" office:value-type="string">
            <text:p>Q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38.9">
            <text:p>38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82">
            <text:p>182</text:p>
          </table:table-cell>
          <table:table-cell table:style-name="ce12" office:value-type="float" office:value="12">
            <text:p>12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8.2">
            <text:p>18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56">
            <text:p>156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28">
            <text:p>28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22">
            <text:p>22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37">
            <text:p>137</text:p>
          </table:table-cell>
          <table:table-cell table:number-columns-repeated="2" table:style-name="ce12" office:value-type="string">
            <text:p>Q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51.3">
            <text:p>51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74">
            <text:p>17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4">
            <text:p>14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9.4">
            <text:p>19.4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81">
            <text:p>181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20.7">
            <text:p>20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4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0.5">
            <text:p>10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 office:value-type="string">
            <text:p><text:s text:c="2"/>331</text:p>
          </table:table-cell>
          <table:table-cell table:style-name="ce5" office:value-type="string">
            <text:p>PRIMARY METAL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504">
            <text:p>1,504</text:p>
          </table:table-cell>
          <table:table-cell table:style-name="ce12" office:value-type="float" office:value="2326">
            <text:p>2,32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2848">
            <text:p>2,848</text:p>
          </table:table-cell>
          <table:table-cell table:style-name="ce12" office:value-type="float" office:value="982">
            <text:p>982</text:p>
          </table:table-cell>
          <table:table-cell table:style-name="ce12" office:value-type="float" office:value="282">
            <text:p>282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141">
            <text:p>141</text:p>
          </table:table-cell>
          <table:table-cell table:style-name="ce11" office:value-type="float" office:value="14.5">
            <text:p>14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2811">
            <text:p>2,811</text:p>
          </table:table-cell>
          <table:table-cell table:style-name="ce12" office:value-type="float" office:value="1019">
            <text:p>1,019</text:p>
          </table:table-cell>
          <table:table-cell table:style-name="ce12" office:value-type="float" office:value="545">
            <text:p>545</text:p>
          </table:table-cell>
          <table:table-cell table:style-name="ce12" office:value-type="float" office:value="173">
            <text:p>173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137">
            <text:p>137</text:p>
          </table:table-cell>
          <table:table-cell table:style-name="ce11" office:value-type="float" office:value="13.9">
            <text:p>13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2639">
            <text:p>2,639</text:p>
          </table:table-cell>
          <table:table-cell table:style-name="ce12" office:value-type="float" office:value="1191">
            <text:p>1,19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3519">
            <text:p>3,519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208">
            <text:p>208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50">
            <text:p>50</text:p>
          </table:table-cell>
          <table:table-cell table:style-name="ce11" office:value-type="float" office:value="16.3">
            <text:p>16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3544">
            <text:p>3,544</text:p>
          </table:table-cell>
          <table:table-cell table:style-name="ce12" office:value-type="float" office:value="286">
            <text:p>28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2935">
            <text:p>2,935</text:p>
          </table:table-cell>
          <table:table-cell table:style-name="ce12" office:value-type="float" office:value="895">
            <text:p>895</text:p>
          </table:table-cell>
          <table:table-cell table:style-name="ce12" office:value-type="float" office:value="514">
            <text:p>514</text:p>
          </table:table-cell>
          <table:table-cell table:style-name="ce12" office:value-type="float" office:value="98">
            <text:p>98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161">
            <text:p>161</text:p>
          </table:table-cell>
          <table:table-cell table:style-name="ce11" office:value-type="float" office:value="13.5">
            <text:p>13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3801">
            <text:p>3,801</text:p>
          </table:table-cell>
          <table:table-cell table:style-name="ce12" office:value-type="float" office:value="29">
            <text:p>2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3786">
            <text:p>3,786</text:p>
          </table:table-cell>
          <table:table-cell table:style-name="ce12" office:value-type="float" office:value="44">
            <text:p>4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3790">
            <text:p>3,790</text:p>
          </table:table-cell>
          <table:table-cell table:style-name="ce12" office:value-type="float" office:value="40">
            <text:p>4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3657">
            <text:p>3,657</text:p>
          </table:table-cell>
          <table:table-cell table:style-name="ce12" office:value-type="float" office:value="173">
            <text:p>173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Q</text:p>
          </table:table-cell>
          <table:table-cell table:style-name="ce12" office:value-type="float" office:value="21">
            <text:p>21</text:p>
          </table:table-cell>
          <table:table-cell table:style-name="ce11" office:value-type="float" office:value="15.8">
            <text:p>15.8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2859">
            <text:p>2,859</text:p>
          </table:table-cell>
          <table:table-cell table:style-name="ce12" office:value-type="float" office:value="971">
            <text:p>971</text:p>
          </table:table-cell>
          <table:table-cell table:style-name="ce12" office:value-type="float" office:value="813">
            <text:p>813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71">
            <text:p>71</text:p>
          </table:table-cell>
          <table:table-cell table:style-name="ce11" office:value-type="float" office:value="15.4">
            <text:p>15.4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3357">
            <text:p>3,357</text:p>
          </table:table-cell>
          <table:table-cell table:style-name="ce12" office:value-type="float" office:value="473">
            <text:p>473</text:p>
          </table:table-cell>
          <table:table-cell table:style-name="ce12" office:value-type="float" office:value="378">
            <text:p>378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5">
            <text:p>45</text:p>
          </table:table-cell>
          <table:table-cell table:style-name="ce11" office:value-type="float" office:value="16.1">
            <text:p>16.1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3634">
            <text:p>3,634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123">
            <text:p>123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0">
            <text:p>10.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3051">
            <text:p>3,051</text:p>
          </table:table-cell>
          <table:table-cell table:style-name="ce12" office:value-type="float" office:value="779">
            <text:p>779</text:p>
          </table:table-cell>
          <table:table-cell table:style-name="ce12" office:value-type="float" office:value="624">
            <text:p>624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7">
            <text:p>87</text:p>
          </table:table-cell>
          <table:table-cell table:style-name="ce11" office:value-type="float" office:value="15.9">
            <text:p>15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3373">
            <text:p>3,373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333">
            <text:p>333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47">
            <text:p>47</text:p>
          </table:table-cell>
          <table:table-cell table:style-name="ce11" office:value-type="float" office:value="13.1">
            <text:p>13.1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3250">
            <text:p>3,250</text:p>
          </table:table-cell>
          <table:table-cell table:style-name="ce12" office:value-type="float" office:value="580">
            <text:p>580</text:p>
          </table:table-cell>
          <table:table-cell table:style-name="ce12" office:value-type="float" office:value="427">
            <text:p>42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51">
            <text:p>51</text:p>
          </table:table-cell>
          <table:table-cell table:style-name="ce11" office:value-type="float" office:value="18.3">
            <text:p>18.3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3643">
            <text:p>3,643</text:p>
          </table:table-cell>
          <table:table-cell table:style-name="ce12" office:value-type="float" office:value="187">
            <text:p>187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64">
            <text:p>64</text:p>
          </table:table-cell>
          <table:table-cell table:style-name="ce12" office:value-type="string">
            <text:p>Q</text:p>
          </table:table-cell>
          <table:table-cell table:style-name="ce12" office:value-type="float" office:value="31">
            <text:p>31</text:p>
          </table:table-cell>
          <table:table-cell table:style-name="ce11" office:value-type="float" office:value="13.2">
            <text:p>13.2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3787">
            <text:p>3,787</text:p>
          </table:table-cell>
          <table:table-cell table:style-name="ce12" office:value-type="float" office:value="43">
            <text:p>43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2.5">
            <text:p>12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3735">
            <text:p>3,735</text:p>
          </table:table-cell>
          <table:table-cell table:style-name="ce12" office:value-type="float" office:value="95">
            <text:p>9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31111</text:p>
          </table:table-cell>
          <table:table-cell table:style-name="ce5" office:value-type="string">
            <text:p><text:s text:c="2"/>Iron and Steel Mill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string">
            <text:p>Q</text:p>
          </table:table-cell>
          <table:table-cell table:style-name="ce12" office:value-type="float" office:value="179">
            <text:p>17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3.3">
            <text:p>3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201">
            <text:p>201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1" office:value-type="float" office:value="24.9">
            <text:p>24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5">
            <text:p>15</text:p>
          </table:table-cell>
          <table:table-cell table:style-name="ce11" office:value-type="float" office:value="30">
            <text:p>30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154">
            <text:p>15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3.1">
            <text:p>3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235">
            <text:p>235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28">
            <text:p>28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8.9">
            <text:p>18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260">
            <text:p>260</text:p>
          </table:table-cell>
          <table:table-cell table:style-name="ce12" office:value-type="float" office:value="12">
            <text:p>1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">
            <text:p>2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87">
            <text:p>187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 office:value-type="float" office:value="6">
            <text:p>6</text:p>
          </table:table-cell>
          <table:table-cell table:style-name="ce11" office:value-type="float" office:value="26.6">
            <text:p>26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266">
            <text:p>266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260">
            <text:p>260</text:p>
          </table:table-cell>
          <table:table-cell table:style-name="ce12" office:value-type="float" office:value="12">
            <text:p>1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13">
            <text:p>1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">
            <text:p>2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234">
            <text:p>234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30">
            <text:p>30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21.9">
            <text:p>2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24.7">
            <text:p>24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219">
            <text:p>219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38">
            <text:p>38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9.9">
            <text:p>19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253">
            <text:p>253</text:p>
          </table:table-cell>
          <table:table-cell table:style-name="ce12" office:value-type="float" office:value="19">
            <text:p>19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.9">
            <text:p>12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93">
            <text:p>193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55">
            <text:p>55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0">
            <text:p>20</text:p>
          </table:table-cell>
          <table:table-cell table:style-name="ce11" office:value-type="float" office:value="29.2">
            <text:p>29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221">
            <text:p>221</text:p>
          </table:table-cell>
          <table:table-cell table:style-name="ce12" office:value-type="float" office:value="51">
            <text:p>51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8.1">
            <text:p>18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225">
            <text:p>225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21.6">
            <text:p>21.6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241">
            <text:p>241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20">
            <text:p>20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9.4">
            <text:p>19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262">
            <text:p>262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8.6">
            <text:p>8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227">
            <text:p>227</text:p>
          </table:table-cell>
          <table:table-cell table:style-name="ce12" office:value-type="float" office:value="45">
            <text:p>4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31112</text:p>
          </table:table-cell>
          <table:table-cell table:style-name="ce5" office:value-type="string">
            <text:p><text:s text:c="2"/>Electrometallurgical Ferroalloy Produc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7">
            <text:p>1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5">
            <text:p>5</text:p>
          </table:table-cell>
          <table:table-cell table:number-columns-repeated="4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number-columns-repeated="2"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3">
            <text:p>1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number-columns-repeated="2" table:style-name="ce12" office:value-type="float" office:value="12">
            <text:p>12</text:p>
          </table:table-cell>
          <table:table-cell table:style-name="ce12" office:value-type="float" office:value="6">
            <text:p>6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7">
            <text:p>17</text:p>
          </table:table-cell>
          <table:table-cell table:number-columns-repeated="2" table:style-name="ce12" office:value-type="float" office:value="7">
            <text:p>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21">
            <text:p>21</text:p>
          </table:table-cell>
          <table:table-cell table:number-columns-repeated="2" table:style-name="ce12" office:value-type="float" office:value="3">
            <text:p>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21">
            <text:p>21</text:p>
          </table:table-cell>
          <table:table-cell table:number-columns-repeated="2" table:style-name="ce12" office:value-type="float" office:value="3">
            <text:p>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4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24">
            <text:p>24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4"/>3312</text:p>
          </table:table-cell>
          <table:table-cell table:style-name="ce5" office:value-type="string">
            <text:p><text:s text:c="2"/>Steel Products from Purchased Steel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295">
            <text:p>295</text:p>
          </table:table-cell>
          <table:table-cell table:style-name="ce12" office:value-type="float" office:value="263">
            <text:p>26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6">
            <text:p>2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478">
            <text:p>478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Q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Q</text:p>
          </table:table-cell>
          <table:table-cell table:style-name="ce11" office:value-type="float" office:value="22.9">
            <text:p>22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489">
            <text:p>489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25">
            <text:p>25</text:p>
          </table:table-cell>
          <table:table-cell table:style-name="ce12" office:value-type="string">
            <text:p>Q</text:p>
          </table:table-cell>
          <table:table-cell table:style-name="ce12" office:value-type="float" office:value="7">
            <text:p>7</text:p>
          </table:table-cell>
          <table:table-cell table:style-name="ce11" office:value-type="float" office:value="23.6">
            <text:p>23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118">
            <text:p>11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530">
            <text:p>530</text:p>
          </table:table-cell>
          <table:table-cell table:style-name="ce12" office:value-type="float" office:value="28">
            <text:p>28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1.1">
            <text:p>11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554">
            <text:p>554</text:p>
          </table:table-cell>
          <table:table-cell table:style-name="ce12" office:value-type="float" office:value="4">
            <text:p>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464">
            <text:p>464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31">
            <text:p>31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1" office:value-type="float" office:value="22.5">
            <text:p>22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558">
            <text:p>558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547">
            <text:p>547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1.3">
            <text:p>11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6.3">
            <text:p>16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520">
            <text:p>520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31">
            <text:p>31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5">
            <text:p>15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545">
            <text:p>545</text:p>
          </table:table-cell>
          <table:table-cell table:style-name="ce12" office:value-type="float" office:value="13">
            <text:p>13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3.1">
            <text:p>13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481">
            <text:p>481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65">
            <text:p>65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6.7">
            <text:p>16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507">
            <text:p>507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8">
            <text:p>18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36">
            <text:p>36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20.1">
            <text:p>20.1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520">
            <text:p>520</text:p>
          </table:table-cell>
          <table:table-cell table:style-name="ce12" office:value-type="string">
            <text:p>Q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7.1">
            <text:p>17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4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8.3">
            <text:p>8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553">
            <text:p>553</text:p>
          </table:table-cell>
          <table:table-cell table:style-name="ce12" office:value-type="float" office:value="5">
            <text:p>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4"/>3313</text:p>
          </table:table-cell>
          <table:table-cell table:style-name="ce5" office:value-type="string">
            <text:p><text:s text:c="2"/>Alumina and Aluminum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247">
            <text:p>24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9">
            <text:p>2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357">
            <text:p>357</text:p>
          </table:table-cell>
          <table:table-cell table:style-name="ce12" office:value-type="string">
            <text:p>Q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33">
            <text:p>33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314">
            <text:p>314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Q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Q</text:p>
          </table:table-cell>
          <table:table-cell table:style-name="ce11" office:value-type="float" office:value="30.6">
            <text:p>30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316">
            <text:p>316</text:p>
          </table:table-cell>
          <table:table-cell table:style-name="ce12" office:value-type="float" office:value="127">
            <text:p>12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9">
            <text:p>2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420">
            <text:p>420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16">
            <text:p>16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7.5">
            <text:p>17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8">
            <text:p>8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25.9">
            <text:p>25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432">
            <text:p>432</text:p>
          </table:table-cell>
          <table:table-cell table:style-name="ce12" office:value-type="float" office:value="11">
            <text:p>1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443">
            <text:p>443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427">
            <text:p>427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2">
            <text:p>12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8.7">
            <text:p>8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389">
            <text:p>389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11">
            <text:p>1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8.3">
            <text:p>18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37">
            <text:p>37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6.6">
            <text:p>6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4.5">
            <text:p>4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390">
            <text:p>390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38">
            <text:p>38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7">
            <text:p>7</text:p>
          </table:table-cell>
          <table:table-cell table:style-name="ce11" office:value-type="float" office:value="16.7">
            <text:p>16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416">
            <text:p>416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18">
            <text:p>18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2.4">
            <text:p>12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48">
            <text:p>48</text:p>
          </table:table-cell>
          <table:table-cell table:style-name="ce12" office:value-type="string">
            <text:p>Q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9.8">
            <text:p>9.8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436">
            <text:p>436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6.4">
            <text:p>6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4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3.4">
            <text:p>3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436">
            <text:p>436</text:p>
          </table:table-cell>
          <table:table-cell table:style-name="ce12" office:value-type="float" office:value="7">
            <text:p>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31312</text:p>
          </table:table-cell>
          <table:table-cell table:style-name="ce5" office:value-type="string">
            <text:p><text:s text:c="2"/>Primary Aluminum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18">
            <text:p>1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1">
            <text:p>11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1">
            <text:p>1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10">
            <text:p>10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4">
            <text:p>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number-columns-repeated="4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8">
            <text:p>8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">
            <text:p>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">
            <text:p>1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4"/>3315</text:p>
          </table:table-cell>
          <table:table-cell table:style-name="ce5" office:value-type="string">
            <text:p><text:s text:c="2"/>Foundrie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70">
            <text:p>77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771">
            <text:p>771</text:p>
          </table:table-cell>
          <table:table-cell table:style-name="ce12" office:value-type="float" office:value="351">
            <text:p>351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46">
            <text:p>46</text:p>
          </table:table-cell>
          <table:table-cell table:style-name="ce11" office:value-type="float" office:value="21.7">
            <text:p>2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721">
            <text:p>721</text:p>
          </table:table-cell>
          <table:table-cell table:style-name="ce12" office:value-type="float" office:value="401">
            <text:p>401</text:p>
          </table:table-cell>
          <table:table-cell table:style-name="ce12" office:value-type="float" office:value="248">
            <text:p>248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62">
            <text:p>62</text:p>
          </table:table-cell>
          <table:table-cell table:style-name="ce11" office:value-type="float" office:value="20.8">
            <text:p>20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725">
            <text:p>725</text:p>
          </table:table-cell>
          <table:table-cell table:style-name="ce12" office:value-type="float" office:value="397">
            <text:p>39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1">
            <text:p>2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999">
            <text:p>999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3">
            <text:p>13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9.4">
            <text:p>19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000">
            <text:p>1,000</text:p>
          </table:table-cell>
          <table:table-cell table:style-name="ce12" office:value-type="float" office:value="122">
            <text:p>12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809">
            <text:p>809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40">
            <text:p>40</text:p>
          </table:table-cell>
          <table:table-cell table:style-name="ce11" office:value-type="float" office:value="18.4">
            <text:p>18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118">
            <text:p>1,118</text:p>
          </table:table-cell>
          <table:table-cell table:style-name="ce12" office:value-type="float" office:value="4">
            <text:p>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112">
            <text:p>1,112</text:p>
          </table:table-cell>
          <table:table-cell table:style-name="ce12" office:value-type="float" office:value="10">
            <text:p>1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1115">
            <text:p>1,115</text:p>
          </table:table-cell>
          <table:table-cell table:style-name="ce12" office:value-type="float" office:value="7">
            <text:p>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090">
            <text:p>1,09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22">
            <text:p>22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0.9">
            <text:p>10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681">
            <text:p>681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Q</text:p>
          </table:table-cell>
          <table:table-cell table:style-name="ce11" office:value-type="float" office:value="18.6">
            <text:p>18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957">
            <text:p>957</text:p>
          </table:table-cell>
          <table:table-cell table:style-name="ce12" office:value-type="float" office:value="165">
            <text:p>165</text:p>
          </table:table-cell>
          <table:table-cell table:style-name="ce12" office:value-type="float" office:value="130">
            <text:p>130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4.3">
            <text:p>14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057">
            <text:p>1,057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1" office:value-type="float" office:value="12.8">
            <text:p>12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861">
            <text:p>861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213">
            <text:p>213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8">
            <text:p>8</text:p>
          </table:table-cell>
          <table:table-cell table:style-name="ce11" office:value-type="float" office:value="19.5">
            <text:p>19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924">
            <text:p>924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127">
            <text:p>127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6.4">
            <text:p>16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855">
            <text:p>855</text:p>
          </table:table-cell>
          <table:table-cell table:style-name="ce12" office:value-type="float" office:value="267">
            <text:p>267</text:p>
          </table:table-cell>
          <table:table-cell table:style-name="ce12" office:value-type="float" office:value="225">
            <text:p>225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8">
            <text:p>8</text:p>
          </table:table-cell>
          <table:table-cell table:style-name="ce11" office:value-type="float" office:value="20.8">
            <text:p>20.8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060">
            <text:p>1,06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31">
            <text:p>31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1" office:value-type="float" office:value="10.1">
            <text:p>10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1115">
            <text:p>1,115</text:p>
          </table:table-cell>
          <table:table-cell table:number-columns-repeated="2" table:style-name="ce12" office:value-type="float" office:value="7">
            <text:p>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0.1">
            <text:p>10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1098">
            <text:p>1,098</text:p>
          </table:table-cell>
          <table:table-cell table:style-name="ce12" office:value-type="float" office:value="24">
            <text:p>2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6" office:value-type="string">
            <text:p><text:s text:c="6"/>331511</text:p>
          </table:table-cell>
          <table:table-cell table:style-name="ce5" office:value-type="string">
            <text:p><text:s text:c="2"/>Iron Foundrie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385">
            <text:p>38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7">
            <text:p>2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306">
            <text:p>306</text:p>
          </table:table-cell>
          <table:table-cell table:style-name="ce12" office:value-type="float" office:value="187">
            <text:p>187</text:p>
          </table:table-cell>
          <table:table-cell table:number-columns-repeated="2" table:style-name="ce12" office:value-type="float" office:value="47">
            <text:p>47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32">
            <text:p>32</text:p>
          </table:table-cell>
          <table:table-cell table:style-name="ce11" office:value-type="float" office:value="25.7">
            <text:p>25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244">
            <text:p>244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37">
            <text:p>37</text:p>
          </table:table-cell>
          <table:table-cell table:style-name="ce12" office:value-type="string">
            <text:p>Q</text:p>
          </table:table-cell>
          <table:table-cell table:style-name="ce12" office:value-type="float" office:value="39">
            <text:p>39</text:p>
          </table:table-cell>
          <table:table-cell table:style-name="ce11" office:value-type="float" office:value="23.9">
            <text:p>23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233">
            <text:p>233</text:p>
          </table:table-cell>
          <table:table-cell table:style-name="ce12" office:value-type="float" office:value="260">
            <text:p>26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5">
            <text:p>2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45">
            <text:p>45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1" office:value-type="float" office:value="20">
            <text:p>20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53">
            <text:p>5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289">
            <text:p>289</text:p>
          </table:table-cell>
          <table:table-cell table:style-name="ce12" office:value-type="float" office:value="204">
            <text:p>204</text:p>
          </table:table-cell>
          <table:table-cell table:style-name="ce12" office:value-type="float" office:value="141">
            <text:p>141</text:p>
          </table:table-cell>
          <table:table-cell table:number-columns-repeated="3" table:style-name="ce12" office:value-type="string">
            <text:p>Q</text:p>
          </table:table-cell>
          <table:table-cell table:style-name="ce11" office:value-type="float" office:value="15.8">
            <text:p>15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493">
            <text:p>493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486">
            <text:p>486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488">
            <text:p>488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487">
            <text:p>487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9.9">
            <text:p>9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284">
            <text:p>284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188">
            <text:p>188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8.2">
            <text:p>18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431">
            <text:p>431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56">
            <text:p>56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8.4">
            <text:p>18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453">
            <text:p>453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27">
            <text:p>2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18.9">
            <text:p>18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359">
            <text:p>359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114">
            <text:p>114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8.1">
            <text:p>18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424">
            <text:p>424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64">
            <text:p>64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23.7">
            <text:p>23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355">
            <text:p>355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127">
            <text:p>127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22.5">
            <text:p>22.5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469">
            <text:p>469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12">
            <text:p>12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1.4">
            <text:p>11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5.3">
            <text:p>5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480">
            <text:p>480</text:p>
          </table:table-cell>
          <table:table-cell table:style-name="ce12" office:value-type="float" office:value="13">
            <text:p>1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1">
            <text:p>2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6" office:value-type="string">
            <text:p><text:s text:c="6"/>331521</text:p>
          </table:table-cell>
          <table:table-cell table:style-name="ce5" office:value-type="string">
            <text:p><text:s text:c="2"/>Aluminum Die-Casting Foundrie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130">
            <text:p>13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6">
            <text:p>2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W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W</text:p>
          </table:table-cell>
          <table:table-cell table:style-name="ce11" office:value-type="float" office:value="25">
            <text:p>25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84">
            <text:p>184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Q</text:p>
          </table:table-cell>
          <table:table-cell table:style-name="ce12" office:value-type="float" office:value="11">
            <text:p>11</text:p>
          </table:table-cell>
          <table:table-cell table:style-name="ce11" office:value-type="float" office:value="22.2">
            <text:p>22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62">
            <text:p>6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20">
            <text:p>20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8.5">
            <text:p>18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211">
            <text:p>211</text:p>
          </table:table-cell>
          <table:table-cell table:style-name="ce12" office:value-type="float" office:value="19">
            <text:p>1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8">
            <text:p>18</text:p>
          </table:table-cell>
          <table:table-cell table:style-name="ce12" office:value-type="string">
            <text:p>Q</text:p>
          </table:table-cell>
          <table:table-cell table:style-name="ce11" office:value-type="float" office:value="23.6">
            <text:p>23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224">
            <text:p>22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7.2">
            <text:p>7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46">
            <text:p>46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21.4">
            <text:p>21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77">
            <text:p>177</text:p>
          </table:table-cell>
          <table:table-cell table:style-name="ce12" office:value-type="float" office:value="53">
            <text:p>53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6.8">
            <text:p>16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13">
            <text:p>13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8.1">
            <text:p>18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24">
            <text:p>24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7.6">
            <text:p>17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21.9">
            <text:p>2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25">
            <text:p>25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8.9">
            <text:p>18.9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214">
            <text:p>214</text:p>
          </table:table-cell>
          <table:table-cell table:style-name="ce12" office:value-type="float" office:value="16">
            <text:p>16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3.5">
            <text:p>13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number-columns-repeated="3" table:style-name="ce12" office:value-type="string">
            <text:p>W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.5">
            <text:p>4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31524</text:p>
          </table:table-cell>
          <table:table-cell table:style-name="ce5" office:value-type="string">
            <text:p><text:s text:c="2"/>Aluminum Foundries, except Die-Casting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45">
            <text:p>145</text:p>
          </table:table-cell>
          <table:table-cell table:style-name="ce12" office:value-type="float" office:value="254">
            <text:p>25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6">
            <text:p>2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269">
            <text:p>269</text:p>
          </table:table-cell>
          <table:table-cell table:style-name="ce12" office:value-type="float" office:value="130">
            <text:p>130</text:p>
          </table:table-cell>
          <table:table-cell table:style-name="ce12" office:value-type="string">
            <text:p>Q</text:p>
          </table:table-cell>
          <table:table-cell table:style-name="ce12" office:value-type="float" office:value="22">
            <text:p>22</text:p>
          </table:table-cell>
          <table:table-cell table:style-name="ce12" office:value-type="string">
            <text:p>Q</text:p>
          </table:table-cell>
          <table:table-cell table:style-name="ce12" office:value-type="float" office:value="10">
            <text:p>10</text:p>
          </table:table-cell>
          <table:table-cell table:style-name="ce11" office:value-type="float" office:value="31.9">
            <text:p>3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293">
            <text:p>293</text:p>
          </table:table-cell>
          <table:table-cell table:style-name="ce12" office:value-type="float" office:value="106">
            <text:p>106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1">
            <text:p>11</text:p>
          </table:table-cell>
          <table:table-cell table:style-name="ce11" office:value-type="float" office:value="30.9">
            <text:p>30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324">
            <text:p>324</text:p>
          </table:table-cell>
          <table:table-cell table:style-name="ce12" office:value-type="float" office:value="75">
            <text:p>7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5">
            <text:p>2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377">
            <text:p>377</text:p>
          </table:table-cell>
          <table:table-cell table:style-name="ce12" office:value-type="float" office:value="22">
            <text:p>22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.2">
            <text:p>12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348">
            <text:p>348</text:p>
          </table:table-cell>
          <table:table-cell table:style-name="ce12" office:value-type="float" office:value="51">
            <text:p>5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6">
            <text:p>2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359">
            <text:p>359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2">
            <text:p>12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7.8">
            <text:p>17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0">
            <text:p>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379">
            <text:p>379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1.9">
            <text:p>11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236">
            <text:p>236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153">
            <text:p>153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25.3">
            <text:p>25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33">
            <text:p>33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9.3">
            <text:p>19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13">
            <text:p>13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4.4">
            <text:p>14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98">
            <text:p>98</text:p>
          </table:table-cell>
          <table:table-cell table:style-name="ce12" office:value-type="string">
            <text:p>Q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22.2">
            <text:p>22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37">
            <text:p>37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23.8">
            <text:p>23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295">
            <text:p>295</text:p>
          </table:table-cell>
          <table:table-cell table:style-name="ce12" office:value-type="float" office:value="104">
            <text:p>104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24.1">
            <text:p>24.1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376">
            <text:p>376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6.6">
            <text:p>16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399">
            <text:p>399</text:p>
          </table:table-cell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389">
            <text:p>389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 office:value-type="string">
            <text:p><text:s text:c="2"/>332</text:p>
          </table:table-cell>
          <table:table-cell table:style-name="ce5" office:value-type="string">
            <text:p>FABRICATED METAL PRODUC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28559">
            <text:p>28,559</text:p>
          </table:table-cell>
          <table:table-cell table:style-name="ce12" office:value-type="float" office:value="12184">
            <text:p>12,18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1">
            <text:p>1.1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37282">
            <text:p>37,282</text:p>
          </table:table-cell>
          <table:table-cell table:style-name="ce12" office:value-type="float" office:value="3461">
            <text:p>3,461</text:p>
          </table:table-cell>
          <table:table-cell table:style-name="ce12" office:value-type="float" office:value="608">
            <text:p>608</text:p>
          </table:table-cell>
          <table:table-cell table:style-name="ce12" office:value-type="float" office:value="583">
            <text:p>583</text:p>
          </table:table-cell>
          <table:table-cell table:style-name="ce12" office:value-type="float" office:value="1559">
            <text:p>1,559</text:p>
          </table:table-cell>
          <table:table-cell table:style-name="ce12" office:value-type="float" office:value="711">
            <text:p>711</text:p>
          </table:table-cell>
          <table:table-cell table:style-name="ce11" office:value-type="float" office:value="2.5">
            <text:p>2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37727">
            <text:p>37,727</text:p>
          </table:table-cell>
          <table:table-cell table:style-name="ce12" office:value-type="float" office:value="3016">
            <text:p>3,016</text:p>
          </table:table-cell>
          <table:table-cell table:style-name="ce12" office:value-type="float" office:value="912">
            <text:p>912</text:p>
          </table:table-cell>
          <table:table-cell table:style-name="ce12" office:value-type="float" office:value="617">
            <text:p>617</text:p>
          </table:table-cell>
          <table:table-cell table:style-name="ce12" office:value-type="float" office:value="874">
            <text:p>874</text:p>
          </table:table-cell>
          <table:table-cell table:style-name="ce12" office:value-type="float" office:value="613">
            <text:p>613</text:p>
          </table:table-cell>
          <table:table-cell table:style-name="ce11" office:value-type="float" office:value="2.8">
            <text:p>2.8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38221">
            <text:p>38,221</text:p>
          </table:table-cell>
          <table:table-cell table:style-name="ce12" office:value-type="float" office:value="2522">
            <text:p>2,522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39822">
            <text:p>39,822</text:p>
          </table:table-cell>
          <table:table-cell table:style-name="ce12" office:value-type="float" office:value="921">
            <text:p>921</text:p>
          </table:table-cell>
          <table:table-cell table:style-name="ce12" office:value-type="float" office:value="411">
            <text:p>411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211">
            <text:p>211</text:p>
          </table:table-cell>
          <table:table-cell table:style-name="ce12" office:value-type="float" office:value="248">
            <text:p>248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40017">
            <text:p>40,017</text:p>
          </table:table-cell>
          <table:table-cell table:style-name="ce12" office:value-type="float" office:value="726">
            <text:p>72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4">
            <text:p>1.4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37298">
            <text:p>37,298</text:p>
          </table:table-cell>
          <table:table-cell table:style-name="ce12" office:value-type="float" office:value="3445">
            <text:p>3,445</text:p>
          </table:table-cell>
          <table:table-cell table:style-name="ce12" office:value-type="float" office:value="1366">
            <text:p>1,366</text:p>
          </table:table-cell>
          <table:table-cell table:style-name="ce12" office:value-type="float" office:value="529">
            <text:p>529</text:p>
          </table:table-cell>
          <table:table-cell table:style-name="ce12" office:value-type="float" office:value="646">
            <text:p>646</text:p>
          </table:table-cell>
          <table:table-cell table:style-name="ce12" office:value-type="float" office:value="903">
            <text:p>903</text:p>
          </table:table-cell>
          <table:table-cell table:style-name="ce11" office:value-type="float" office:value="3.5">
            <text:p>3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40244">
            <text:p>40,244</text:p>
          </table:table-cell>
          <table:table-cell table:style-name="ce12" office:value-type="float" office:value="499">
            <text:p>49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1">
            <text:p>1.1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40595">
            <text:p>40,595</text:p>
          </table:table-cell>
          <table:table-cell table:style-name="ce12" office:value-type="float" office:value="148">
            <text:p>14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40638">
            <text:p>40,638</text:p>
          </table:table-cell>
          <table:table-cell table:style-name="ce12" office:value-type="float" office:value="105">
            <text:p>10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39932">
            <text:p>39,932</text:p>
          </table:table-cell>
          <table:table-cell table:style-name="ce12" office:value-type="float" office:value="811">
            <text:p>811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130">
            <text:p>130</text:p>
          </table:table-cell>
          <table:table-cell table:style-name="ce11" office:value-type="float" office:value="1.4">
            <text:p>1.4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35408">
            <text:p>35,408</text:p>
          </table:table-cell>
          <table:table-cell table:style-name="ce12" office:value-type="float" office:value="5335">
            <text:p>5,335</text:p>
          </table:table-cell>
          <table:table-cell table:style-name="ce12" office:value-type="float" office:value="3562">
            <text:p>3,562</text:p>
          </table:table-cell>
          <table:table-cell table:style-name="ce12" office:value-type="float" office:value="517">
            <text:p>517</text:p>
          </table:table-cell>
          <table:table-cell table:style-name="ce12" office:value-type="float" office:value="278">
            <text:p>278</text:p>
          </table:table-cell>
          <table:table-cell table:style-name="ce12" office:value-type="float" office:value="977">
            <text:p>977</text:p>
          </table:table-cell>
          <table:table-cell table:style-name="ce11" office:value-type="float" office:value="3.2">
            <text:p>3.2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38671">
            <text:p>38,671</text:p>
          </table:table-cell>
          <table:table-cell table:style-name="ce12" office:value-type="float" office:value="2072">
            <text:p>2,072</text:p>
          </table:table-cell>
          <table:table-cell table:style-name="ce12" office:value-type="float" office:value="1358">
            <text:p>1,358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202">
            <text:p>202</text:p>
          </table:table-cell>
          <table:table-cell table:style-name="ce12" office:value-type="float" office:value="231">
            <text:p>231</text:p>
          </table:table-cell>
          <table:table-cell table:style-name="ce11" office:value-type="float" office:value="2.7">
            <text:p>2.7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39634">
            <text:p>39,634</text:p>
          </table:table-cell>
          <table:table-cell table:style-name="ce12" office:value-type="float" office:value="1109">
            <text:p>1,109</text:p>
          </table:table-cell>
          <table:table-cell table:style-name="ce12" office:value-type="float" office:value="610">
            <text:p>610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156">
            <text:p>156</text:p>
          </table:table-cell>
          <table:table-cell table:style-name="ce12" office:value-type="float" office:value="174">
            <text:p>174</text:p>
          </table:table-cell>
          <table:table-cell table:style-name="ce11" office:value-type="float" office:value="1.3">
            <text:p>1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37431">
            <text:p>37,431</text:p>
          </table:table-cell>
          <table:table-cell table:style-name="ce12" office:value-type="float" office:value="3312">
            <text:p>3,312</text:p>
          </table:table-cell>
          <table:table-cell table:style-name="ce12" office:value-type="float" office:value="2023">
            <text:p>2,023</text:p>
          </table:table-cell>
          <table:table-cell table:style-name="ce12" office:value-type="float" office:value="453">
            <text:p>453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646">
            <text:p>646</text:p>
          </table:table-cell>
          <table:table-cell table:style-name="ce11" office:value-type="float" office:value="4.9">
            <text:p>4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36766">
            <text:p>36,766</text:p>
          </table:table-cell>
          <table:table-cell table:style-name="ce12" office:value-type="float" office:value="3977">
            <text:p>3,977</text:p>
          </table:table-cell>
          <table:table-cell table:style-name="ce12" office:value-type="float" office:value="2784">
            <text:p>2,784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97">
            <text:p>97</text:p>
          </table:table-cell>
          <table:table-cell table:style-name="ce12" office:value-type="float" office:value="577">
            <text:p>577</text:p>
          </table:table-cell>
          <table:table-cell table:style-name="ce11" office:value-type="float" office:value="3.2">
            <text:p>3.2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36432">
            <text:p>36,432</text:p>
          </table:table-cell>
          <table:table-cell table:style-name="ce12" office:value-type="float" office:value="4311">
            <text:p>4,311</text:p>
          </table:table-cell>
          <table:table-cell table:style-name="ce12" office:value-type="float" office:value="2860">
            <text:p>2,860</text:p>
          </table:table-cell>
          <table:table-cell table:style-name="ce12" office:value-type="float" office:value="484">
            <text:p>484</text:p>
          </table:table-cell>
          <table:table-cell table:style-name="ce12" office:value-type="float" office:value="236">
            <text:p>236</text:p>
          </table:table-cell>
          <table:table-cell table:style-name="ce12" office:value-type="float" office:value="731">
            <text:p>731</text:p>
          </table:table-cell>
          <table:table-cell table:style-name="ce11" office:value-type="float" office:value="4.3">
            <text:p>4.3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39743">
            <text:p>39,743</text:p>
          </table:table-cell>
          <table:table-cell table:style-name="ce12" office:value-type="float" office:value="1000">
            <text:p>1,000</text:p>
          </table:table-cell>
          <table:table-cell table:style-name="ce12" office:value-type="float" office:value="494">
            <text:p>494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24">
            <text:p>224</text:p>
          </table:table-cell>
          <table:table-cell table:style-name="ce12" office:value-type="float" office:value="255">
            <text:p>255</text:p>
          </table:table-cell>
          <table:table-cell table:style-name="ce11" office:value-type="float" office:value="4.4">
            <text:p>4.4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40645">
            <text:p>40,645</text:p>
          </table:table-cell>
          <table:table-cell table:style-name="ce12" office:value-type="float" office:value="98">
            <text:p>98</text:p>
          </table:table-cell>
          <table:table-cell table:style-name="ce12" office:value-type="float" office:value="83">
            <text:p>83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40474">
            <text:p>40,474</text:p>
          </table:table-cell>
          <table:table-cell table:style-name="ce12" office:value-type="float" office:value="269">
            <text:p>26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 office:value-type="string">
            <text:p><text:s text:c="2"/>333</text:p>
          </table:table-cell>
          <table:table-cell table:style-name="ce5" office:value-type="string">
            <text:p>MACHINERY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13004">
            <text:p>13,004</text:p>
          </table:table-cell>
          <table:table-cell table:style-name="ce12" office:value-type="float" office:value="6573">
            <text:p>6,57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17681">
            <text:p>17,681</text:p>
          </table:table-cell>
          <table:table-cell table:style-name="ce12" office:value-type="float" office:value="1896">
            <text:p>1,896</text:p>
          </table:table-cell>
          <table:table-cell table:style-name="ce12" office:value-type="float" office:value="503">
            <text:p>503</text:p>
          </table:table-cell>
          <table:table-cell table:style-name="ce12" office:value-type="float" office:value="287">
            <text:p>287</text:p>
          </table:table-cell>
          <table:table-cell table:style-name="ce12" office:value-type="float" office:value="690">
            <text:p>690</text:p>
          </table:table-cell>
          <table:table-cell table:style-name="ce12" office:value-type="float" office:value="417">
            <text:p>417</text:p>
          </table:table-cell>
          <table:table-cell table:style-name="ce11" office:value-type="float" office:value="9.9">
            <text:p>9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17827">
            <text:p>17,827</text:p>
          </table:table-cell>
          <table:table-cell table:style-name="ce12" office:value-type="float" office:value="1750">
            <text:p>1,750</text:p>
          </table:table-cell>
          <table:table-cell table:style-name="ce12" office:value-type="float" office:value="527">
            <text:p>527</text:p>
          </table:table-cell>
          <table:table-cell table:style-name="ce12" office:value-type="float" office:value="270">
            <text:p>27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625">
            <text:p>625</text:p>
          </table:table-cell>
          <table:table-cell table:style-name="ce11" office:value-type="float" office:value="10.2">
            <text:p>10.2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8291">
            <text:p>18,291</text:p>
          </table:table-cell>
          <table:table-cell table:style-name="ce12" office:value-type="float" office:value="1286">
            <text:p>1,28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9144">
            <text:p>19,144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250">
            <text:p>250</text:p>
          </table:table-cell>
          <table:table-cell table:style-name="ce12" office:value-type="float" office:value="57">
            <text:p>57</text:p>
          </table:table-cell>
          <table:table-cell table:number-columns-repeated="2" table:style-name="ce12" office:value-type="float" office:value="63">
            <text:p>63</text:p>
          </table:table-cell>
          <table:table-cell table:style-name="ce11" office:value-type="float" office:value="6.4">
            <text:p>6.4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19226">
            <text:p>19,226</text:p>
          </table:table-cell>
          <table:table-cell table:style-name="ce12" office:value-type="float" office:value="351">
            <text:p>35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8304">
            <text:p>18,304</text:p>
          </table:table-cell>
          <table:table-cell table:style-name="ce12" office:value-type="float" office:value="1273">
            <text:p>1,273</text:p>
          </table:table-cell>
          <table:table-cell table:style-name="ce12" office:value-type="float" office:value="407">
            <text:p>407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481">
            <text:p>481</text:p>
          </table:table-cell>
          <table:table-cell table:style-name="ce11" office:value-type="float" office:value="11.1">
            <text:p>11.1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9473">
            <text:p>19,473</text:p>
          </table:table-cell>
          <table:table-cell table:style-name="ce12" office:value-type="float" office:value="104">
            <text:p>10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9389">
            <text:p>19,389</text:p>
          </table:table-cell>
          <table:table-cell table:style-name="ce12" office:value-type="float" office:value="188">
            <text:p>18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19483">
            <text:p>19,483</text:p>
          </table:table-cell>
          <table:table-cell table:style-name="ce12" office:value-type="float" office:value="94">
            <text:p>9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4">
            <text:p>1.4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9168">
            <text:p>19,168</text:p>
          </table:table-cell>
          <table:table-cell table:style-name="ce12" office:value-type="float" office:value="409">
            <text:p>409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94">
            <text:p>94</text:p>
          </table:table-cell>
          <table:table-cell table:style-name="ce12" office:value-type="string">
            <text:p>Q</text:p>
          </table:table-cell>
          <table:table-cell table:style-name="ce12" office:value-type="float" office:value="58">
            <text:p>58</text:p>
          </table:table-cell>
          <table:table-cell table:style-name="ce11" office:value-type="float" office:value="7.8">
            <text:p>7.8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6642">
            <text:p>16,642</text:p>
          </table:table-cell>
          <table:table-cell table:style-name="ce12" office:value-type="float" office:value="2935">
            <text:p>2,935</text:p>
          </table:table-cell>
          <table:table-cell table:style-name="ce12" office:value-type="float" office:value="2126">
            <text:p>2,126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341">
            <text:p>341</text:p>
          </table:table-cell>
          <table:table-cell table:style-name="ce11" office:value-type="float" office:value="8.6">
            <text:p>8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8618">
            <text:p>18,618</text:p>
          </table:table-cell>
          <table:table-cell table:style-name="ce12" office:value-type="float" office:value="959">
            <text:p>959</text:p>
          </table:table-cell>
          <table:table-cell table:style-name="ce12" office:value-type="float" office:value="452">
            <text:p>452</text:p>
          </table:table-cell>
          <table:table-cell table:style-name="ce12" office:value-type="float" office:value="173">
            <text:p>173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284">
            <text:p>284</text:p>
          </table:table-cell>
          <table:table-cell table:style-name="ce11" office:value-type="float" office:value="10.7">
            <text:p>10.7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8986">
            <text:p>18,986</text:p>
          </table:table-cell>
          <table:table-cell table:style-name="ce12" office:value-type="float" office:value="591">
            <text:p>591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6">
            <text:p>126</text:p>
          </table:table-cell>
          <table:table-cell table:style-name="ce11" office:value-type="float" office:value="12">
            <text:p>12.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18042">
            <text:p>18,042</text:p>
          </table:table-cell>
          <table:table-cell table:style-name="ce12" office:value-type="float" office:value="1535">
            <text:p>1,535</text:p>
          </table:table-cell>
          <table:table-cell table:style-name="ce12" office:value-type="float" office:value="1118">
            <text:p>1,118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98">
            <text:p>298</text:p>
          </table:table-cell>
          <table:table-cell table:style-name="ce11" office:value-type="float" office:value="10.5">
            <text:p>10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17251">
            <text:p>17,251</text:p>
          </table:table-cell>
          <table:table-cell table:style-name="ce12" office:value-type="float" office:value="2326">
            <text:p>2,326</text:p>
          </table:table-cell>
          <table:table-cell table:style-name="ce12" office:value-type="float" office:value="1659">
            <text:p>1,659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292">
            <text:p>292</text:p>
          </table:table-cell>
          <table:table-cell table:style-name="ce11" office:value-type="float" office:value="8.2">
            <text:p>8.2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17360">
            <text:p>17,360</text:p>
          </table:table-cell>
          <table:table-cell table:style-name="ce12" office:value-type="float" office:value="2217">
            <text:p>2,217</text:p>
          </table:table-cell>
          <table:table-cell table:style-name="ce12" office:value-type="float" office:value="1407">
            <text:p>1,407</text:p>
          </table:table-cell>
          <table:table-cell table:style-name="ce12" office:value-type="float" office:value="346">
            <text:p>346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301">
            <text:p>301</text:p>
          </table:table-cell>
          <table:table-cell table:style-name="ce11" office:value-type="float" office:value="8.5">
            <text:p>8.5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9223">
            <text:p>19,223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224">
            <text:p>224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41">
            <text:p>41</text:p>
          </table:table-cell>
          <table:table-cell table:style-name="ce11" office:value-type="float" office:value="9.3">
            <text:p>9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19470">
            <text:p>19,470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82">
            <text:p>82</text:p>
          </table:table-cell>
          <table:table-cell table:style-name="ce11" office:value-type="float" office:value="8">
            <text:p>8.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19441">
            <text:p>19,441</text:p>
          </table:table-cell>
          <table:table-cell table:style-name="ce12" office:value-type="float" office:value="136">
            <text:p>13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 office:value-type="string">
            <text:p>Actual</text:p>
          </table:table-cell>
          <table:table-cell table:style-name="ce8" office:value-type="string">
            <text:p>Computers &amp; Electronic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formula="of:=[.B1473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2" table:formula="of:=IF(ISNUMBER([.C1473]);[.C1473];0)+IF(ISNUMBER([.C1525]);[.C1525];0)" office:value-type="float" office:value="9496">
            <text:p>9,496</text:p>
          </table:table-cell>
          <table:table-cell table:style-name="ce12" table:formula="of:=IF(ISNUMBER([.D1473]);[.D1473];0)+IF(ISNUMBER([.D1525]);[.D1525];0)" office:value-type="float" office:value="4955">
            <text:p>4,955</text:p>
          </table:table-cell>
          <table:table-cell table:style-name="ce12" table:formula="of:=IF(ISNUMBER([.E1473]);[.E1473];0)+IF(ISNUMBER([.E1525]);[.E1525];0)" office:value-type="float" office:value="0">
            <text:p>0</text:p>
          </table:table-cell>
          <table:table-cell table:style-name="ce12" table:formula="of:=IF(ISNUMBER([.F1473]);[.F1473];0)+IF(ISNUMBER([.F1525]);[.F1525];0)" office:value-type="float" office:value="0">
            <text:p>0</text:p>
          </table:table-cell>
          <table:table-cell table:style-name="ce12" table:formula="of:=IF(ISNUMBER([.G1473]);[.G1473];0)+IF(ISNUMBER([.G1525]);[.G1525];0)" office:value-type="float" office:value="0">
            <text:p>0</text:p>
          </table:table-cell>
          <table:table-cell table:style-name="ce12" table:formula="of:=IF(ISNUMBER([.H1473]);[.H1473];0)+IF(ISNUMBER([.H1525]);[.H1525];0)" office:value-type="float" office:value="0">
            <text:p>0</text:p>
          </table:table-cell>
          <table:table-cell table:style-name="ce12" table:formula="of:=IF(ISNUMBER([.I1473]);[.I1473];0)+IF(ISNUMBER([.I1525]);[.I1525];0)" office:value-type="float" office:value="3.8">
            <text:p>4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74]" office:value-type="string" office:string-value="  Energy Audits">
            <text:p><text:s text:c="2"/>Energy Audits</text:p>
          </table:table-cell>
          <table:table-cell table:style-name="ce12" table:formula="of:=IF(ISNUMBER([.C1474]);[.C1474];0)+IF(ISNUMBER([.C1526]);[.C1526];0)" office:value-type="float" office:value="12519">
            <text:p>12,519</text:p>
          </table:table-cell>
          <table:table-cell table:style-name="ce12" table:formula="of:=IF(ISNUMBER([.D1474]);[.D1474];0)+IF(ISNUMBER([.D1526]);[.D1526];0)" office:value-type="float" office:value="1932">
            <text:p>1,932</text:p>
          </table:table-cell>
          <table:table-cell table:style-name="ce12" table:formula="of:=IF(ISNUMBER([.E1474]);[.E1474];0)+IF(ISNUMBER([.E1526]);[.E1526];0)" office:value-type="float" office:value="520">
            <text:p>520</text:p>
          </table:table-cell>
          <table:table-cell table:style-name="ce12" table:formula="of:=IF(ISNUMBER([.F1474]);[.F1474];0)+IF(ISNUMBER([.F1526]);[.F1526];0)" office:value-type="float" office:value="403">
            <text:p>403</text:p>
          </table:table-cell>
          <table:table-cell table:style-name="ce12" table:formula="of:=IF(ISNUMBER([.G1474]);[.G1474];0)+IF(ISNUMBER([.G1526]);[.G1526];0)" office:value-type="float" office:value="809">
            <text:p>809</text:p>
          </table:table-cell>
          <table:table-cell table:style-name="ce12" table:formula="of:=IF(ISNUMBER([.H1474]);[.H1474];0)+IF(ISNUMBER([.H1526]);[.H1526];0)" office:value-type="float" office:value="200">
            <text:p>200</text:p>
          </table:table-cell>
          <table:table-cell table:style-name="ce12" table:formula="of:=IF(ISNUMBER([.I1474]);[.I1474];0)+IF(ISNUMBER([.I1526]);[.I1526];0)" office:value-type="float" office:value="34.7">
            <text:p>35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75]" office:value-type="string" office:string-value="  Electricity Load Control">
            <text:p><text:s text:c="2"/>Electricity Load Control</text:p>
          </table:table-cell>
          <table:table-cell table:style-name="ce12" table:formula="of:=IF(ISNUMBER([.C1475]);[.C1475];0)+IF(ISNUMBER([.C1527]);[.C1527];0)" office:value-type="float" office:value="12939">
            <text:p>12,939</text:p>
          </table:table-cell>
          <table:table-cell table:style-name="ce12" table:formula="of:=IF(ISNUMBER([.D1475]);[.D1475];0)+IF(ISNUMBER([.D1527]);[.D1527];0)" office:value-type="float" office:value="1512">
            <text:p>1,512</text:p>
          </table:table-cell>
          <table:table-cell table:style-name="ce12" table:formula="of:=IF(ISNUMBER([.E1475]);[.E1475];0)+IF(ISNUMBER([.E1527]);[.E1527];0)" office:value-type="float" office:value="750">
            <text:p>750</text:p>
          </table:table-cell>
          <table:table-cell table:style-name="ce12" table:formula="of:=IF(ISNUMBER([.F1475]);[.F1475];0)+IF(ISNUMBER([.F1527]);[.F1527];0)" office:value-type="float" office:value="148">
            <text:p>148</text:p>
          </table:table-cell>
          <table:table-cell table:style-name="ce12" table:formula="of:=IF(ISNUMBER([.G1475]);[.G1475];0)+IF(ISNUMBER([.G1527]);[.G1527];0)" office:value-type="float" office:value="304">
            <text:p>304</text:p>
          </table:table-cell>
          <table:table-cell table:style-name="ce12" table:formula="of:=IF(ISNUMBER([.H1475]);[.H1475];0)+IF(ISNUMBER([.H1527]);[.H1527];0)" office:value-type="float" office:value="112">
            <text:p>112</text:p>
          </table:table-cell>
          <table:table-cell table:style-name="ce12" table:formula="of:=IF(ISNUMBER([.I1475]);[.I1475];0)+IF(ISNUMBER([.I1527]);[.I1527];0)" office:value-type="float" office:value="30">
            <text:p>30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76]" office:value-type="string" office:string-value="  Special Rate Schedule (c)">
            <text:p><text:s text:c="2"/>Special Rate Schedule (c)</text:p>
          </table:table-cell>
          <table:table-cell table:style-name="ce12" table:formula="of:=IF(ISNUMBER([.C1476]);[.C1476];0)+IF(ISNUMBER([.C1528]);[.C1528];0)" office:value-type="float" office:value="13259">
            <text:p>13,259</text:p>
          </table:table-cell>
          <table:table-cell table:style-name="ce12" table:formula="of:=IF(ISNUMBER([.D1476]);[.D1476];0)+IF(ISNUMBER([.D1528]);[.D1528];0)" office:value-type="float" office:value="1192">
            <text:p>1,192</text:p>
          </table:table-cell>
          <table:table-cell table:style-name="ce12" table:formula="of:=IF(ISNUMBER([.E1476]);[.E1476];0)+IF(ISNUMBER([.E1528]);[.E1528];0)" office:value-type="float" office:value="0">
            <text:p>0</text:p>
          </table:table-cell>
          <table:table-cell table:style-name="ce12" table:formula="of:=IF(ISNUMBER([.F1476]);[.F1476];0)+IF(ISNUMBER([.F1528]);[.F1528];0)" office:value-type="float" office:value="0">
            <text:p>0</text:p>
          </table:table-cell>
          <table:table-cell table:style-name="ce12" table:formula="of:=IF(ISNUMBER([.G1476]);[.G1476];0)+IF(ISNUMBER([.G1528]);[.G1528];0)" office:value-type="float" office:value="0">
            <text:p>0</text:p>
          </table:table-cell>
          <table:table-cell table:style-name="ce12" table:formula="of:=IF(ISNUMBER([.H1476]);[.H1476];0)+IF(ISNUMBER([.H1528]);[.H1528];0)" office:value-type="float" office:value="0">
            <text:p>0</text:p>
          </table:table-cell>
          <table:table-cell table:style-name="ce12" table:formula="of:=IF(ISNUMBER([.I1476]);[.I1476];0)+IF(ISNUMBER([.I1528]);[.I1528];0)" office:value-type="float" office:value="3.5">
            <text:p>4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77]" office:value-type="string" office:string-value="  Standby Generation Program">
            <text:p><text:s text:c="2"/>Standby Generation Program</text:p>
          </table:table-cell>
          <table:table-cell table:style-name="ce12" table:formula="of:=IF(ISNUMBER([.C1477]);[.C1477];0)+IF(ISNUMBER([.C1529]);[.C1529];0)" office:value-type="float" office:value="13787">
            <text:p>13,787</text:p>
          </table:table-cell>
          <table:table-cell table:style-name="ce12" table:formula="of:=IF(ISNUMBER([.D1477]);[.D1477];0)+IF(ISNUMBER([.D1529]);[.D1529];0)" office:value-type="float" office:value="664">
            <text:p>664</text:p>
          </table:table-cell>
          <table:table-cell table:style-name="ce12" table:formula="of:=IF(ISNUMBER([.E1477]);[.E1477];0)+IF(ISNUMBER([.E1529]);[.E1529];0)" office:value-type="float" office:value="468">
            <text:p>468</text:p>
          </table:table-cell>
          <table:table-cell table:style-name="ce12" table:formula="of:=IF(ISNUMBER([.F1477]);[.F1477];0)+IF(ISNUMBER([.F1529]);[.F1529];0)" office:value-type="float" office:value="56">
            <text:p>56</text:p>
          </table:table-cell>
          <table:table-cell table:style-name="ce12" table:formula="of:=IF(ISNUMBER([.G1477]);[.G1477];0)+IF(ISNUMBER([.G1529]);[.G1529];0)" office:value-type="float" office:value="14">
            <text:p>14</text:p>
          </table:table-cell>
          <table:table-cell table:style-name="ce12" table:formula="of:=IF(ISNUMBER([.H1477]);[.H1477];0)+IF(ISNUMBER([.H1529]);[.H1529];0)" office:value-type="float" office:value="50">
            <text:p>50</text:p>
          </table:table-cell>
          <table:table-cell table:style-name="ce12" table:formula="of:=IF(ISNUMBER([.I1477]);[.I1477];0)+IF(ISNUMBER([.I1529]);[.I1529];0)" office:value-type="float" office:value="31.7">
            <text:p>32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78]" office:value-type="string" office:string-value="  Equipment Rebates">
            <text:p><text:s text:c="2"/>Equipment Rebates</text:p>
          </table:table-cell>
          <table:table-cell table:style-name="ce12" table:formula="of:=IF(ISNUMBER([.C1478]);[.C1478];0)+IF(ISNUMBER([.C1530]);[.C1530];0)" office:value-type="float" office:value="14025">
            <text:p>14,025</text:p>
          </table:table-cell>
          <table:table-cell table:style-name="ce12" table:formula="of:=IF(ISNUMBER([.D1478]);[.D1478];0)+IF(ISNUMBER([.D1530]);[.D1530];0)" office:value-type="float" office:value="426">
            <text:p>426</text:p>
          </table:table-cell>
          <table:table-cell table:style-name="ce12" table:formula="of:=IF(ISNUMBER([.E1478]);[.E1478];0)+IF(ISNUMBER([.E1530]);[.E1530];0)" office:value-type="float" office:value="0">
            <text:p>0</text:p>
          </table:table-cell>
          <table:table-cell table:style-name="ce12" table:formula="of:=IF(ISNUMBER([.F1478]);[.F1478];0)+IF(ISNUMBER([.F1530]);[.F1530];0)" office:value-type="float" office:value="0">
            <text:p>0</text:p>
          </table:table-cell>
          <table:table-cell table:style-name="ce12" table:formula="of:=IF(ISNUMBER([.G1478]);[.G1478];0)+IF(ISNUMBER([.G1530]);[.G1530];0)" office:value-type="float" office:value="0">
            <text:p>0</text:p>
          </table:table-cell>
          <table:table-cell table:style-name="ce12" table:formula="of:=IF(ISNUMBER([.H1478]);[.H1478];0)+IF(ISNUMBER([.H1530]);[.H1530];0)" office:value-type="float" office:value="0">
            <text:p>0</text:p>
          </table:table-cell>
          <table:table-cell table:style-name="ce12" table:formula="of:=IF(ISNUMBER([.I1478]);[.I1478];0)+IF(ISNUMBER([.I1530]);[.I1530];0)" office:value-type="float" office:value="3.4">
            <text:p>3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79]" office:value-type="string" office:string-value="  Power Factor Correction or Improvement">
            <text:p><text:s text:c="2"/>Power Factor Correction or Improvement</text:p>
          </table:table-cell>
          <table:table-cell table:style-name="ce12" table:formula="of:=IF(ISNUMBER([.C1479]);[.C1479];0)+IF(ISNUMBER([.C1531]);[.C1531];0)" office:value-type="float" office:value="13395">
            <text:p>13,395</text:p>
          </table:table-cell>
          <table:table-cell table:style-name="ce12" table:formula="of:=IF(ISNUMBER([.D1479]);[.D1479];0)+IF(ISNUMBER([.D1531]);[.D1531];0)" office:value-type="float" office:value="1056">
            <text:p>1,056</text:p>
          </table:table-cell>
          <table:table-cell table:style-name="ce12" table:formula="of:=IF(ISNUMBER([.E1479]);[.E1479];0)+IF(ISNUMBER([.E1531]);[.E1531];0)" office:value-type="float" office:value="496">
            <text:p>496</text:p>
          </table:table-cell>
          <table:table-cell table:style-name="ce12" table:formula="of:=IF(ISNUMBER([.F1479]);[.F1479];0)+IF(ISNUMBER([.F1531]);[.F1531];0)" office:value-type="float" office:value="135">
            <text:p>135</text:p>
          </table:table-cell>
          <table:table-cell table:style-name="ce12" table:formula="of:=IF(ISNUMBER([.G1479]);[.G1479];0)+IF(ISNUMBER([.G1531]);[.G1531];0)" office:value-type="float" office:value="70">
            <text:p>70</text:p>
          </table:table-cell>
          <table:table-cell table:style-name="ce12" table:formula="of:=IF(ISNUMBER([.H1479]);[.H1479];0)+IF(ISNUMBER([.H1531]);[.H1531];0)" office:value-type="float" office:value="217">
            <text:p>217</text:p>
          </table:table-cell>
          <table:table-cell table:style-name="ce12" table:formula="of:=IF(ISNUMBER([.I1479]);[.I1479];0)+IF(ISNUMBER([.I1531]);[.I1531];0)" office:value-type="float" office:value="29.8">
            <text:p>30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80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2" table:formula="of:=IF(ISNUMBER([.C1480]);[.C1480];0)+IF(ISNUMBER([.C1532]);[.C1532];0)" office:value-type="float" office:value="14345">
            <text:p>14,345</text:p>
          </table:table-cell>
          <table:table-cell table:style-name="ce12" table:formula="of:=IF(ISNUMBER([.D1480]);[.D1480];0)+IF(ISNUMBER([.D1532]);[.D1532];0)" office:value-type="float" office:value="106">
            <text:p>106</text:p>
          </table:table-cell>
          <table:table-cell table:style-name="ce12" table:formula="of:=IF(ISNUMBER([.E1480]);[.E1480];0)+IF(ISNUMBER([.E1532]);[.E1532];0)" office:value-type="float" office:value="0">
            <text:p>0</text:p>
          </table:table-cell>
          <table:table-cell table:style-name="ce12" table:formula="of:=IF(ISNUMBER([.F1480]);[.F1480];0)+IF(ISNUMBER([.F1532]);[.F1532];0)" office:value-type="float" office:value="0">
            <text:p>0</text:p>
          </table:table-cell>
          <table:table-cell table:style-name="ce12" table:formula="of:=IF(ISNUMBER([.G1480]);[.G1480];0)+IF(ISNUMBER([.G1532]);[.G1532];0)" office:value-type="float" office:value="0">
            <text:p>0</text:p>
          </table:table-cell>
          <table:table-cell table:style-name="ce12" table:formula="of:=IF(ISNUMBER([.H1480]);[.H1480];0)+IF(ISNUMBER([.H1532]);[.H1532];0)" office:value-type="float" office:value="0">
            <text:p>0</text:p>
          </table:table-cell>
          <table:table-cell table:style-name="ce12" table:formula="of:=IF(ISNUMBER([.I1480]);[.I1480];0)+IF(ISNUMBER([.I1532]);[.I1532];0)" office:value-type="float" office:value="3.5">
            <text:p>4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81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2" table:formula="of:=IF(ISNUMBER([.C1481]);[.C1481];0)+IF(ISNUMBER([.C1533]);[.C1533];0)" office:value-type="float" office:value="13910">
            <text:p>13,910</text:p>
          </table:table-cell>
          <table:table-cell table:style-name="ce12" table:formula="of:=IF(ISNUMBER([.D1481]);[.D1481];0)+IF(ISNUMBER([.D1533]);[.D1533];0)" office:value-type="float" office:value="541">
            <text:p>541</text:p>
          </table:table-cell>
          <table:table-cell table:style-name="ce12" table:formula="of:=IF(ISNUMBER([.E1481]);[.E1481];0)+IF(ISNUMBER([.E1533]);[.E1533];0)" office:value-type="float" office:value="0">
            <text:p>0</text:p>
          </table:table-cell>
          <table:table-cell table:style-name="ce12" table:formula="of:=IF(ISNUMBER([.F1481]);[.F1481];0)+IF(ISNUMBER([.F1533]);[.F1533];0)" office:value-type="float" office:value="0">
            <text:p>0</text:p>
          </table:table-cell>
          <table:table-cell table:style-name="ce12" table:formula="of:=IF(ISNUMBER([.G1481]);[.G1481];0)+IF(ISNUMBER([.G1533]);[.G1533];0)" office:value-type="float" office:value="0">
            <text:p>0</text:p>
          </table:table-cell>
          <table:table-cell table:style-name="ce12" table:formula="of:=IF(ISNUMBER([.H1481]);[.H1481];0)+IF(ISNUMBER([.H1533]);[.H1533];0)" office:value-type="float" office:value="0">
            <text:p>0</text:p>
          </table:table-cell>
          <table:table-cell table:style-name="ce12" table:formula="of:=IF(ISNUMBER([.I1481]);[.I1481];0)+IF(ISNUMBER([.I1533]);[.I1533];0)" office:value-type="float" office:value="3.7">
            <text:p>4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82]" office:value-type="string" office:string-value="  U.S. Department of Energy's Motor Challenge Program">
            <text:p><text:s text:c="2"/>U.S. Department of Energy's Motor Challenge Program</text:p>
          </table:table-cell>
          <table:table-cell table:style-name="ce12" table:formula="of:=IF(ISNUMBER([.C1482]);[.C1482];0)+IF(ISNUMBER([.C1534]);[.C1534];0)" office:value-type="float" office:value="14394">
            <text:p>14,394</text:p>
          </table:table-cell>
          <table:table-cell table:style-name="ce12" table:formula="of:=IF(ISNUMBER([.D1482]);[.D1482];0)+IF(ISNUMBER([.D1534]);[.D1534];0)" office:value-type="float" office:value="57">
            <text:p>57</text:p>
          </table:table-cell>
          <table:table-cell table:style-name="ce12" table:formula="of:=IF(ISNUMBER([.E1482]);[.E1482];0)+IF(ISNUMBER([.E1534]);[.E1534];0)" office:value-type="float" office:value="0">
            <text:p>0</text:p>
          </table:table-cell>
          <table:table-cell table:style-name="ce12" table:formula="of:=IF(ISNUMBER([.F1482]);[.F1482];0)+IF(ISNUMBER([.F1534]);[.F1534];0)" office:value-type="float" office:value="0">
            <text:p>0</text:p>
          </table:table-cell>
          <table:table-cell table:style-name="ce12" table:formula="of:=IF(ISNUMBER([.G1482]);[.G1482];0)+IF(ISNUMBER([.G1534]);[.G1534];0)" office:value-type="float" office:value="0">
            <text:p>0</text:p>
          </table:table-cell>
          <table:table-cell table:style-name="ce12" table:formula="of:=IF(ISNUMBER([.H1482]);[.H1482];0)+IF(ISNUMBER([.H1534]);[.H1534];0)" office:value-type="float" office:value="0">
            <text:p>0</text:p>
          </table:table-cell>
          <table:table-cell table:style-name="ce12" table:formula="of:=IF(ISNUMBER([.I1482]);[.I1482];0)+IF(ISNUMBER([.I1534]);[.I1534];0)" office:value-type="float" office:value="3.6">
            <text:p>4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83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2" table:formula="of:=IF(ISNUMBER([.C1483]);[.C1483];0)+IF(ISNUMBER([.C1535]);[.C1535];0)" office:value-type="float" office:value="0">
            <text:p>0</text:p>
          </table:table-cell>
          <table:table-cell table:style-name="ce12" table:formula="of:=IF(ISNUMBER([.D1483]);[.D1483];0)+IF(ISNUMBER([.D1535]);[.D1535];0)" office:value-type="float" office:value="0">
            <text:p>0</text:p>
          </table:table-cell>
          <table:table-cell table:style-name="ce12" table:formula="of:=IF(ISNUMBER([.E1483]);[.E1483];0)+IF(ISNUMBER([.E1535]);[.E1535];0)" office:value-type="float" office:value="0">
            <text:p>0</text:p>
          </table:table-cell>
          <table:table-cell table:style-name="ce12" table:formula="of:=IF(ISNUMBER([.F1483]);[.F1483];0)+IF(ISNUMBER([.F1535]);[.F1535];0)" office:value-type="float" office:value="0">
            <text:p>0</text:p>
          </table:table-cell>
          <table:table-cell table:style-name="ce12" table:formula="of:=IF(ISNUMBER([.G1483]);[.G1483];0)+IF(ISNUMBER([.G1535]);[.G1535];0)" office:value-type="float" office:value="0">
            <text:p>0</text:p>
          </table:table-cell>
          <table:table-cell table:style-name="ce12" table:formula="of:=IF(ISNUMBER([.H1483]);[.H1483];0)+IF(ISNUMBER([.H1535]);[.H1535];0)" office:value-type="float" office:value="0">
            <text:p>0</text:p>
          </table:table-cell>
          <table:table-cell table:style-name="ce12" table:formula="of:=IF(ISNUMBER([.I1483]);[.I1483];0)+IF(ISNUMBER([.I1535]);[.I1535];0)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84]" office:value-type="string" office:string-value="    Improving Energy Efficiency Affecting:">
            <text:p><text:s text:c="4"/>Improving Energy Efficiency Affecting:</text:p>
          </table:table-cell>
          <table:table-cell table:style-name="ce12" table:formula="of:=IF(ISNUMBER([.C1484]);[.C1484];0)+IF(ISNUMBER([.C1536]);[.C1536];0)" office:value-type="float" office:value="0">
            <text:p>0</text:p>
          </table:table-cell>
          <table:table-cell table:style-name="ce12" table:formula="of:=IF(ISNUMBER([.D1484]);[.D1484];0)+IF(ISNUMBER([.D1536]);[.D1536];0)" office:value-type="float" office:value="0">
            <text:p>0</text:p>
          </table:table-cell>
          <table:table-cell table:style-name="ce12" table:formula="of:=IF(ISNUMBER([.E1484]);[.E1484];0)+IF(ISNUMBER([.E1536]);[.E1536];0)" office:value-type="float" office:value="0">
            <text:p>0</text:p>
          </table:table-cell>
          <table:table-cell table:style-name="ce12" table:formula="of:=IF(ISNUMBER([.F1484]);[.F1484];0)+IF(ISNUMBER([.F1536]);[.F1536];0)" office:value-type="float" office:value="0">
            <text:p>0</text:p>
          </table:table-cell>
          <table:table-cell table:style-name="ce12" table:formula="of:=IF(ISNUMBER([.G1484]);[.G1484];0)+IF(ISNUMBER([.G1536]);[.G1536];0)" office:value-type="float" office:value="0">
            <text:p>0</text:p>
          </table:table-cell>
          <table:table-cell table:style-name="ce12" table:formula="of:=IF(ISNUMBER([.H1484]);[.H1484];0)+IF(ISNUMBER([.H1536]);[.H1536];0)" office:value-type="float" office:value="0">
            <text:p>0</text:p>
          </table:table-cell>
          <table:table-cell table:style-name="ce12" table:formula="of:=IF(ISNUMBER([.I1484]);[.I1484];0)+IF(ISNUMBER([.I1536]);[.I1536];0)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85]" office:value-type="string" office:string-value="    Steam Production/System (d)">
            <text:p><text:s text:c="4"/>Steam Production/System (d)</text:p>
          </table:table-cell>
          <table:table-cell table:style-name="ce12" table:formula="of:=IF(ISNUMBER([.C1485]);[.C1485];0)+IF(ISNUMBER([.C1537]);[.C1537];0)" office:value-type="float" office:value="13972">
            <text:p>13,972</text:p>
          </table:table-cell>
          <table:table-cell table:style-name="ce12" table:formula="of:=IF(ISNUMBER([.D1485]);[.D1485];0)+IF(ISNUMBER([.D1537]);[.D1537];0)" office:value-type="float" office:value="479">
            <text:p>479</text:p>
          </table:table-cell>
          <table:table-cell table:style-name="ce12" table:formula="of:=IF(ISNUMBER([.E1485]);[.E1485];0)+IF(ISNUMBER([.E1537]);[.E1537];0)" office:value-type="float" office:value="257">
            <text:p>257</text:p>
          </table:table-cell>
          <table:table-cell table:style-name="ce12" table:formula="of:=IF(ISNUMBER([.F1485]);[.F1485];0)+IF(ISNUMBER([.F1537]);[.F1537];0)" office:value-type="float" office:value="21">
            <text:p>21</text:p>
          </table:table-cell>
          <table:table-cell table:style-name="ce12" table:formula="of:=IF(ISNUMBER([.G1485]);[.G1485];0)+IF(ISNUMBER([.G1537]);[.G1537];0)" office:value-type="float" office:value="14">
            <text:p>14</text:p>
          </table:table-cell>
          <table:table-cell table:style-name="ce12" table:formula="of:=IF(ISNUMBER([.H1485]);[.H1485];0)+IF(ISNUMBER([.H1537]);[.H1537];0)" office:value-type="float" office:value="0">
            <text:p>0</text:p>
          </table:table-cell>
          <table:table-cell table:style-name="ce12" table:formula="of:=IF(ISNUMBER([.I1485]);[.I1485];0)+IF(ISNUMBER([.I1537]);[.I1537];0)" office:value-type="float" office:value="25.7">
            <text:p>26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86]" office:value-type="string" office:string-value="    Compressed Air Systems (e)">
            <text:p><text:s text:c="4"/>Compressed Air Systems (e)</text:p>
          </table:table-cell>
          <table:table-cell table:style-name="ce12" table:formula="of:=IF(ISNUMBER([.C1486]);[.C1486];0)+IF(ISNUMBER([.C1538]);[.C1538];0)" office:value-type="float" office:value="12855">
            <text:p>12,855</text:p>
          </table:table-cell>
          <table:table-cell table:style-name="ce12" table:formula="of:=IF(ISNUMBER([.D1486]);[.D1486];0)+IF(ISNUMBER([.D1538]);[.D1538];0)" office:value-type="float" office:value="1596">
            <text:p>1,596</text:p>
          </table:table-cell>
          <table:table-cell table:style-name="ce12" table:formula="of:=IF(ISNUMBER([.E1486]);[.E1486];0)+IF(ISNUMBER([.E1538]);[.E1538];0)" office:value-type="float" office:value="1144">
            <text:p>1,144</text:p>
          </table:table-cell>
          <table:table-cell table:style-name="ce12" table:formula="of:=IF(ISNUMBER([.F1486]);[.F1486];0)+IF(ISNUMBER([.F1538]);[.F1538];0)" office:value-type="float" office:value="134">
            <text:p>134</text:p>
          </table:table-cell>
          <table:table-cell table:style-name="ce12" table:formula="of:=IF(ISNUMBER([.G1486]);[.G1486];0)+IF(ISNUMBER([.G1538]);[.G1538];0)" office:value-type="float" office:value="28">
            <text:p>28</text:p>
          </table:table-cell>
          <table:table-cell table:style-name="ce12" table:formula="of:=IF(ISNUMBER([.H1486]);[.H1486];0)+IF(ISNUMBER([.H1538]);[.H1538];0)" office:value-type="float" office:value="207">
            <text:p>207</text:p>
          </table:table-cell>
          <table:table-cell table:style-name="ce12" table:formula="of:=IF(ISNUMBER([.I1486]);[.I1486];0)+IF(ISNUMBER([.I1538]);[.I1538];0)" office:value-type="float" office:value="33.3">
            <text:p>33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87]" office:value-type="string" office:string-value="    Direct/Indirect Process Heating">
            <text:p><text:s text:c="4"/>Direct/Indirect Process Heating</text:p>
          </table:table-cell>
          <table:table-cell table:style-name="ce12" table:formula="of:=IF(ISNUMBER([.C1487]);[.C1487];0)+IF(ISNUMBER([.C1539]);[.C1539];0)" office:value-type="float" office:value="13906">
            <text:p>13,906</text:p>
          </table:table-cell>
          <table:table-cell table:style-name="ce12" table:formula="of:=IF(ISNUMBER([.D1487]);[.D1487];0)+IF(ISNUMBER([.D1539]);[.D1539];0)" office:value-type="float" office:value="545">
            <text:p>545</text:p>
          </table:table-cell>
          <table:table-cell table:style-name="ce12" table:formula="of:=IF(ISNUMBER([.E1487]);[.E1487];0)+IF(ISNUMBER([.E1539]);[.E1539];0)" office:value-type="float" office:value="275">
            <text:p>275</text:p>
          </table:table-cell>
          <table:table-cell table:style-name="ce12" table:formula="of:=IF(ISNUMBER([.F1487]);[.F1487];0)+IF(ISNUMBER([.F1539]);[.F1539];0)" office:value-type="float" office:value="0">
            <text:p>0</text:p>
          </table:table-cell>
          <table:table-cell table:style-name="ce12" table:formula="of:=IF(ISNUMBER([.G1487]);[.G1487];0)+IF(ISNUMBER([.G1539]);[.G1539];0)" office:value-type="float" office:value="5">
            <text:p>5</text:p>
          </table:table-cell>
          <table:table-cell table:style-name="ce12" table:formula="of:=IF(ISNUMBER([.H1487]);[.H1487];0)+IF(ISNUMBER([.H1539]);[.H1539];0)" office:value-type="float" office:value="13">
            <text:p>13</text:p>
          </table:table-cell>
          <table:table-cell table:style-name="ce12" table:formula="of:=IF(ISNUMBER([.I1487]);[.I1487];0)+IF(ISNUMBER([.I1539]);[.I1539];0)" office:value-type="float" office:value="26">
            <text:p>26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88]" office:value-type="string" office:string-value="    Direct Process Cooling, Refrigeration">
            <text:p><text:s text:c="4"/>Direct Process Cooling, Refrigeration</text:p>
          </table:table-cell>
          <table:table-cell table:style-name="ce12" table:formula="of:=IF(ISNUMBER([.C1488]);[.C1488];0)+IF(ISNUMBER([.C1540]);[.C1540];0)" office:value-type="float" office:value="14014">
            <text:p>14,014</text:p>
          </table:table-cell>
          <table:table-cell table:style-name="ce12" table:formula="of:=IF(ISNUMBER([.D1488]);[.D1488];0)+IF(ISNUMBER([.D1540]);[.D1540];0)" office:value-type="float" office:value="437">
            <text:p>437</text:p>
          </table:table-cell>
          <table:table-cell table:style-name="ce12" table:formula="of:=IF(ISNUMBER([.E1488]);[.E1488];0)+IF(ISNUMBER([.E1540]);[.E1540];0)" office:value-type="float" office:value="287">
            <text:p>287</text:p>
          </table:table-cell>
          <table:table-cell table:style-name="ce12" table:formula="of:=IF(ISNUMBER([.F1488]);[.F1488];0)+IF(ISNUMBER([.F1540]);[.F1540];0)" office:value-type="float" office:value="29">
            <text:p>29</text:p>
          </table:table-cell>
          <table:table-cell table:style-name="ce12" table:formula="of:=IF(ISNUMBER([.G1488]);[.G1488];0)+IF(ISNUMBER([.G1540]);[.G1540];0)" office:value-type="float" office:value="12">
            <text:p>12</text:p>
          </table:table-cell>
          <table:table-cell table:style-name="ce12" table:formula="of:=IF(ISNUMBER([.H1488]);[.H1488];0)+IF(ISNUMBER([.H1540]);[.H1540];0)" office:value-type="float" office:value="15">
            <text:p>15</text:p>
          </table:table-cell>
          <table:table-cell table:style-name="ce12" table:formula="of:=IF(ISNUMBER([.I1488]);[.I1488];0)+IF(ISNUMBER([.I1540]);[.I1540];0)" office:value-type="float" office:value="29.5">
            <text:p>30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89]" office:value-type="string" office:string-value="    Direct Machine Drive (f)">
            <text:p><text:s text:c="4"/>Direct Machine Drive (f)</text:p>
          </table:table-cell>
          <table:table-cell table:style-name="ce12" table:formula="of:=IF(ISNUMBER([.C1489]);[.C1489];0)+IF(ISNUMBER([.C1541]);[.C1541];0)" office:value-type="float" office:value="13304">
            <text:p>13,304</text:p>
          </table:table-cell>
          <table:table-cell table:style-name="ce12" table:formula="of:=IF(ISNUMBER([.D1489]);[.D1489];0)+IF(ISNUMBER([.D1541]);[.D1541];0)" office:value-type="float" office:value="1147">
            <text:p>1,147</text:p>
          </table:table-cell>
          <table:table-cell table:style-name="ce12" table:formula="of:=IF(ISNUMBER([.E1489]);[.E1489];0)+IF(ISNUMBER([.E1541]);[.E1541];0)" office:value-type="float" office:value="820">
            <text:p>820</text:p>
          </table:table-cell>
          <table:table-cell table:style-name="ce12" table:formula="of:=IF(ISNUMBER([.F1489]);[.F1489];0)+IF(ISNUMBER([.F1541]);[.F1541];0)" office:value-type="float" office:value="165">
            <text:p>165</text:p>
          </table:table-cell>
          <table:table-cell table:style-name="ce12" table:formula="of:=IF(ISNUMBER([.G1489]);[.G1489];0)+IF(ISNUMBER([.G1541]);[.G1541];0)" office:value-type="float" office:value="5">
            <text:p>5</text:p>
          </table:table-cell>
          <table:table-cell table:style-name="ce12" table:formula="of:=IF(ISNUMBER([.H1489]);[.H1489];0)+IF(ISNUMBER([.H1541]);[.H1541];0)" office:value-type="float" office:value="77">
            <text:p>77</text:p>
          </table:table-cell>
          <table:table-cell table:style-name="ce12" table:formula="of:=IF(ISNUMBER([.I1489]);[.I1489];0)+IF(ISNUMBER([.I1541]);[.I1541];0)" office:value-type="float" office:value="34.2">
            <text:p>34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90]" office:value-type="string" office:string-value="    Facility HVAC (g)">
            <text:p><text:s text:c="4"/>Facility HVAC (g)</text:p>
          </table:table-cell>
          <table:table-cell table:style-name="ce12" table:formula="of:=IF(ISNUMBER([.C1490]);[.C1490];0)+IF(ISNUMBER([.C1542]);[.C1542];0)" office:value-type="float" office:value="12508">
            <text:p>12,508</text:p>
          </table:table-cell>
          <table:table-cell table:style-name="ce12" table:formula="of:=IF(ISNUMBER([.D1490]);[.D1490];0)+IF(ISNUMBER([.D1542]);[.D1542];0)" office:value-type="float" office:value="1943">
            <text:p>1,943</text:p>
          </table:table-cell>
          <table:table-cell table:style-name="ce12" table:formula="of:=IF(ISNUMBER([.E1490]);[.E1490];0)+IF(ISNUMBER([.E1542]);[.E1542];0)" office:value-type="float" office:value="1477">
            <text:p>1,477</text:p>
          </table:table-cell>
          <table:table-cell table:style-name="ce12" table:formula="of:=IF(ISNUMBER([.F1490]);[.F1490];0)+IF(ISNUMBER([.F1542]);[.F1542];0)" office:value-type="float" office:value="110">
            <text:p>110</text:p>
          </table:table-cell>
          <table:table-cell table:style-name="ce12" table:formula="of:=IF(ISNUMBER([.G1490]);[.G1490];0)+IF(ISNUMBER([.G1542]);[.G1542];0)" office:value-type="float" office:value="0">
            <text:p>0</text:p>
          </table:table-cell>
          <table:table-cell table:style-name="ce12" table:formula="of:=IF(ISNUMBER([.H1490]);[.H1490];0)+IF(ISNUMBER([.H1542]);[.H1542];0)" office:value-type="float" office:value="180">
            <text:p>180</text:p>
          </table:table-cell>
          <table:table-cell table:style-name="ce12" table:formula="of:=IF(ISNUMBER([.I1490]);[.I1490];0)+IF(ISNUMBER([.I1542]);[.I1542];0)" office:value-type="float" office:value="28.5">
            <text:p>29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91]" office:value-type="string" office:string-value="    Facility Lighting">
            <text:p><text:s text:c="4"/>Facility Lighting</text:p>
          </table:table-cell>
          <table:table-cell table:style-name="ce12" table:formula="of:=IF(ISNUMBER([.C1491]);[.C1491];0)+IF(ISNUMBER([.C1543]);[.C1543];0)" office:value-type="float" office:value="12240">
            <text:p>12,240</text:p>
          </table:table-cell>
          <table:table-cell table:style-name="ce12" table:formula="of:=IF(ISNUMBER([.D1491]);[.D1491];0)+IF(ISNUMBER([.D1543]);[.D1543];0)" office:value-type="float" office:value="2211">
            <text:p>2,211</text:p>
          </table:table-cell>
          <table:table-cell table:style-name="ce12" table:formula="of:=IF(ISNUMBER([.E1491]);[.E1491];0)+IF(ISNUMBER([.E1543]);[.E1543];0)" office:value-type="float" office:value="1627">
            <text:p>1,627</text:p>
          </table:table-cell>
          <table:table-cell table:style-name="ce12" table:formula="of:=IF(ISNUMBER([.F1491]);[.F1491];0)+IF(ISNUMBER([.F1543]);[.F1543];0)" office:value-type="float" office:value="375">
            <text:p>375</text:p>
          </table:table-cell>
          <table:table-cell table:style-name="ce12" table:formula="of:=IF(ISNUMBER([.G1491]);[.G1491];0)+IF(ISNUMBER([.G1543]);[.G1543];0)" office:value-type="float" office:value="25">
            <text:p>25</text:p>
          </table:table-cell>
          <table:table-cell table:style-name="ce12" table:formula="of:=IF(ISNUMBER([.H1491]);[.H1491];0)+IF(ISNUMBER([.H1543]);[.H1543];0)" office:value-type="float" office:value="141">
            <text:p>141</text:p>
          </table:table-cell>
          <table:table-cell table:style-name="ce12" table:formula="of:=IF(ISNUMBER([.I1491]);[.I1491];0)+IF(ISNUMBER([.I1543]);[.I1543];0)" office:value-type="float" office:value="37.4">
            <text:p>37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92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2" table:formula="of:=IF(ISNUMBER([.C1492]);[.C1492];0)+IF(ISNUMBER([.C1544]);[.C1544];0)" office:value-type="float" office:value="0">
            <text:p>0</text:p>
          </table:table-cell>
          <table:table-cell table:style-name="ce12" table:formula="of:=IF(ISNUMBER([.D1492]);[.D1492];0)+IF(ISNUMBER([.D1544]);[.D1544];0)" office:value-type="float" office:value="0">
            <text:p>0</text:p>
          </table:table-cell>
          <table:table-cell table:style-name="ce12" table:formula="of:=IF(ISNUMBER([.E1492]);[.E1492];0)+IF(ISNUMBER([.E1544]);[.E1544];0)" office:value-type="float" office:value="0">
            <text:p>0</text:p>
          </table:table-cell>
          <table:table-cell table:style-name="ce12" table:formula="of:=IF(ISNUMBER([.F1492]);[.F1492];0)+IF(ISNUMBER([.F1544]);[.F1544];0)" office:value-type="float" office:value="0">
            <text:p>0</text:p>
          </table:table-cell>
          <table:table-cell table:style-name="ce12" table:formula="of:=IF(ISNUMBER([.G1492]);[.G1492];0)+IF(ISNUMBER([.G1544]);[.G1544];0)" office:value-type="float" office:value="0">
            <text:p>0</text:p>
          </table:table-cell>
          <table:table-cell table:style-name="ce12" table:formula="of:=IF(ISNUMBER([.H1492]);[.H1492];0)+IF(ISNUMBER([.H1544]);[.H1544];0)" office:value-type="float" office:value="0">
            <text:p>0</text:p>
          </table:table-cell>
          <table:table-cell table:style-name="ce12" table:formula="of:=IF(ISNUMBER([.I1492]);[.I1492];0)+IF(ISNUMBER([.I1544]);[.I1544];0)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93]" office:value-type="string" office:string-value="    Using a Different Energy Source (h)">
            <text:p><text:s text:c="4"/>Using a Different Energy Source (h)</text:p>
          </table:table-cell>
          <table:table-cell table:style-name="ce12" table:formula="of:=IF(ISNUMBER([.C1493]);[.C1493];0)+IF(ISNUMBER([.C1545]);[.C1545];0)" office:value-type="float" office:value="13875">
            <text:p>13,875</text:p>
          </table:table-cell>
          <table:table-cell table:style-name="ce12" table:formula="of:=IF(ISNUMBER([.D1493]);[.D1493];0)+IF(ISNUMBER([.D1545]);[.D1545];0)" office:value-type="float" office:value="576">
            <text:p>576</text:p>
          </table:table-cell>
          <table:table-cell table:style-name="ce12" table:formula="of:=IF(ISNUMBER([.E1493]);[.E1493];0)+IF(ISNUMBER([.E1545]);[.E1545];0)" office:value-type="float" office:value="258">
            <text:p>258</text:p>
          </table:table-cell>
          <table:table-cell table:style-name="ce12" table:formula="of:=IF(ISNUMBER([.F1493]);[.F1493];0)+IF(ISNUMBER([.F1545]);[.F1545];0)" office:value-type="float" office:value="32">
            <text:p>32</text:p>
          </table:table-cell>
          <table:table-cell table:style-name="ce12" table:formula="of:=IF(ISNUMBER([.G1493]);[.G1493];0)+IF(ISNUMBER([.G1545]);[.G1545];0)" office:value-type="float" office:value="23">
            <text:p>23</text:p>
          </table:table-cell>
          <table:table-cell table:style-name="ce12" table:formula="of:=IF(ISNUMBER([.H1493]);[.H1493];0)+IF(ISNUMBER([.H1545]);[.H1545];0)" office:value-type="float" office:value="0">
            <text:p>0</text:p>
          </table:table-cell>
          <table:table-cell table:style-name="ce12" table:formula="of:=IF(ISNUMBER([.I1493]);[.I1493];0)+IF(ISNUMBER([.I1545]);[.I1545];0)" office:value-type="float" office:value="36.4">
            <text:p>36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94]" office:value-type="string" office:string-value="  Other (i)">
            <text:p><text:s text:c="2"/>Other (i)</text:p>
          </table:table-cell>
          <table:table-cell table:style-name="ce12" table:formula="of:=IF(ISNUMBER([.C1494]);[.C1494];0)+IF(ISNUMBER([.C1546]);[.C1546];0)" office:value-type="float" office:value="14356">
            <text:p>14,356</text:p>
          </table:table-cell>
          <table:table-cell table:style-name="ce12" table:formula="of:=IF(ISNUMBER([.D1494]);[.D1494];0)+IF(ISNUMBER([.D1546]);[.D1546];0)" office:value-type="float" office:value="95">
            <text:p>95</text:p>
          </table:table-cell>
          <table:table-cell table:style-name="ce12" table:formula="of:=IF(ISNUMBER([.E1494]);[.E1494];0)+IF(ISNUMBER([.E1546]);[.E1546];0)" office:value-type="float" office:value="82">
            <text:p>82</text:p>
          </table:table-cell>
          <table:table-cell table:style-name="ce12" table:formula="of:=IF(ISNUMBER([.F1494]);[.F1494];0)+IF(ISNUMBER([.F1546]);[.F1546];0)" office:value-type="float" office:value="0">
            <text:p>0</text:p>
          </table:table-cell>
          <table:table-cell table:style-name="ce12" table:formula="of:=IF(ISNUMBER([.G1494]);[.G1494];0)+IF(ISNUMBER([.G1546]);[.G1546];0)" office:value-type="float" office:value="0">
            <text:p>0</text:p>
          </table:table-cell>
          <table:table-cell table:style-name="ce12" table:formula="of:=IF(ISNUMBER([.H1494]);[.H1494];0)+IF(ISNUMBER([.H1546]);[.H1546];0)" office:value-type="float" office:value="0">
            <text:p>0</text:p>
          </table:table-cell>
          <table:table-cell table:style-name="ce12" table:formula="of:=IF(ISNUMBER([.I1494]);[.I1494];0)+IF(ISNUMBER([.I1546]);[.I1546];0)" office:value-type="float" office:value="21">
            <text:p>21</text:p>
          </table:table-cell>
          <table:table-cell table:number-columns-repeated="247"/>
        </table:table-row>
        <table:table-row table:style-name="ro1">
          <table:table-cell table:style-name="ce5"/>
          <table:table-cell table:formula="of:=[.B1495]" office:value-type="string" office:string-value="Full-Time Energy Manager (j)">
            <text:p>Full-Time Energy Manager (j)</text:p>
          </table:table-cell>
          <table:table-cell table:style-name="ce12" table:formula="of:=IF(ISNUMBER([.C1495]);[.C1495];0)+IF(ISNUMBER([.C1547]);[.C1547];0)" office:value-type="float" office:value="14237">
            <text:p>14,237</text:p>
          </table:table-cell>
          <table:table-cell table:style-name="ce12" table:formula="of:=IF(ISNUMBER([.D1495]);[.D1495];0)+IF(ISNUMBER([.D1547]);[.D1547];0)" office:value-type="float" office:value="110">
            <text:p>110</text:p>
          </table:table-cell>
          <table:table-cell table:style-name="ce12" table:formula="of:=IF(ISNUMBER([.E1495]);[.E1495];0)+IF(ISNUMBER([.E1547]);[.E1547];0)" office:value-type="float" office:value="0">
            <text:p>0</text:p>
          </table:table-cell>
          <table:table-cell table:style-name="ce12" table:formula="of:=IF(ISNUMBER([.F1495]);[.F1495];0)+IF(ISNUMBER([.F1547]);[.F1547];0)" office:value-type="float" office:value="0">
            <text:p>0</text:p>
          </table:table-cell>
          <table:table-cell table:style-name="ce12" table:formula="of:=IF(ISNUMBER([.G1495]);[.G1495];0)+IF(ISNUMBER([.G1547]);[.G1547];0)" office:value-type="float" office:value="0">
            <text:p>0</text:p>
          </table:table-cell>
          <table:table-cell table:style-name="ce12" table:formula="of:=IF(ISNUMBER([.H1495]);[.H1495];0)+IF(ISNUMBER([.H1547]);[.H1547];0)" office:value-type="float" office:value="0">
            <text:p>0</text:p>
          </table:table-cell>
          <table:table-cell table:style-name="ce12" table:formula="of:=IF(ISNUMBER([.I1495]);[.I1495];0)+IF(ISNUMBER([.I1547]);[.I1547];0)" office:value-type="float" office:value="2.9">
            <text:p>3</text:p>
          </table:table-cell>
          <table:table-cell table:number-columns-repeated="247"/>
        </table:table-row>
        <table:table-row table:style-name="ro1">
          <table:table-cell table:style-name="ce5"/>
          <table:table-cell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2"/>334</text:p>
          </table:table-cell>
          <table:table-cell table:style-name="ce5" office:value-type="string">
            <text:p>COMPUTER AND ELECTRONIC PRODUC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6511">
            <text:p>6,511</text:p>
          </table:table-cell>
          <table:table-cell table:style-name="ce12" office:value-type="float" office:value="3414">
            <text:p>3,41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8706">
            <text:p>8,706</text:p>
          </table:table-cell>
          <table:table-cell table:style-name="ce12" office:value-type="float" office:value="1219">
            <text:p>1,219</text:p>
          </table:table-cell>
          <table:table-cell table:style-name="ce12" office:value-type="float" office:value="370">
            <text:p>370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427">
            <text:p>427</text:p>
          </table:table-cell>
          <table:table-cell table:style-name="ce12" office:value-type="float" office:value="162">
            <text:p>162</text:p>
          </table:table-cell>
          <table:table-cell table:style-name="ce11" office:value-type="float" office:value="15.8">
            <text:p>15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8974">
            <text:p>8,974</text:p>
          </table:table-cell>
          <table:table-cell table:style-name="ce12" office:value-type="float" office:value="951">
            <text:p>951</text:p>
          </table:table-cell>
          <table:table-cell table:style-name="ce12" office:value-type="float" office:value="547">
            <text:p>547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145">
            <text:p>145</text:p>
          </table:table-cell>
          <table:table-cell table:style-name="ce12" office:value-type="float" office:value="112">
            <text:p>112</text:p>
          </table:table-cell>
          <table:table-cell table:style-name="ce11" office:value-type="float" office:value="15.8">
            <text:p>15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9194">
            <text:p>9,194</text:p>
          </table:table-cell>
          <table:table-cell table:style-name="ce12" office:value-type="float" office:value="731">
            <text:p>73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9457">
            <text:p>9,457</text:p>
          </table:table-cell>
          <table:table-cell table:style-name="ce12" office:value-type="float" office:value="468">
            <text:p>468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38">
            <text:p>38</text:p>
          </table:table-cell>
          <table:table-cell table:style-name="ce11" office:value-type="float" office:value="14.9">
            <text:p>14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9564">
            <text:p>9,564</text:p>
          </table:table-cell>
          <table:table-cell table:style-name="ce12" office:value-type="float" office:value="361">
            <text:p>36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9299">
            <text:p>9,299</text:p>
          </table:table-cell>
          <table:table-cell table:style-name="ce12" office:value-type="float" office:value="626">
            <text:p>626</text:p>
          </table:table-cell>
          <table:table-cell table:style-name="ce12" office:value-type="float" office:value="264">
            <text:p>264</text:p>
          </table:table-cell>
          <table:table-cell table:style-name="ce12" office:value-type="float" office:value="103">
            <text:p>103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190">
            <text:p>190</text:p>
          </table:table-cell>
          <table:table-cell table:style-name="ce11" office:value-type="float" office:value="15.2">
            <text:p>15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9847">
            <text:p>9,847</text:p>
          </table:table-cell>
          <table:table-cell table:style-name="ce12" office:value-type="float" office:value="78">
            <text:p>7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9529">
            <text:p>9,529</text:p>
          </table:table-cell>
          <table:table-cell table:style-name="ce12" office:value-type="float" office:value="396">
            <text:p>39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9891">
            <text:p>9,891</text:p>
          </table:table-cell>
          <table:table-cell table:style-name="ce12" office:value-type="float" office:value="34">
            <text:p>3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9616">
            <text:p>9,616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173">
            <text:p>173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Q</text:p>
          </table:table-cell>
          <table:table-cell table:style-name="ce11" office:value-type="float" office:value="14.1">
            <text:p>14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8965">
            <text:p>8,965</text:p>
          </table:table-cell>
          <table:table-cell table:style-name="ce12" office:value-type="float" office:value="960">
            <text:p>960</text:p>
          </table:table-cell>
          <table:table-cell table:style-name="ce12" office:value-type="float" office:value="649">
            <text:p>649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188">
            <text:p>188</text:p>
          </table:table-cell>
          <table:table-cell table:style-name="ce11" office:value-type="float" office:value="16.2">
            <text:p>16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9614">
            <text:p>9,614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152">
            <text:p>152</text:p>
          </table:table-cell>
          <table:table-cell table:style-name="ce12" office:value-type="string">
            <text:p>Q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Q</text:p>
          </table:table-cell>
          <table:table-cell table:style-name="ce11" office:value-type="float" office:value="11.6">
            <text:p>1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9695">
            <text:p>9,695</text:p>
          </table:table-cell>
          <table:table-cell table:style-name="ce12" office:value-type="float" office:value="230">
            <text:p>230</text:p>
          </table:table-cell>
          <table:table-cell table:style-name="ce12" office:value-type="float" office:value="185">
            <text:p>185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5">
            <text:p>15</text:p>
          </table:table-cell>
          <table:table-cell table:style-name="ce11" office:value-type="float" office:value="13.4">
            <text:p>13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9183">
            <text:p>9,183</text:p>
          </table:table-cell>
          <table:table-cell table:style-name="ce12" office:value-type="float" office:value="742">
            <text:p>742</text:p>
          </table:table-cell>
          <table:table-cell table:style-name="ce12" office:value-type="float" office:value="536">
            <text:p>536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6">
            <text:p>66</text:p>
          </table:table-cell>
          <table:table-cell table:style-name="ce11" office:value-type="float" office:value="16.7">
            <text:p>16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8552">
            <text:p>8,552</text:p>
          </table:table-cell>
          <table:table-cell table:style-name="ce12" office:value-type="float" office:value="1373">
            <text:p>1,373</text:p>
          </table:table-cell>
          <table:table-cell table:style-name="ce12" office:value-type="float" office:value="1082">
            <text:p>1,082</text:p>
          </table:table-cell>
          <table:table-cell table:style-name="ce12" office:value-type="float" office:value="85">
            <text:p>85</text:p>
          </table:table-cell>
          <table:table-cell table:style-name="ce12" office:value-type="string">
            <text:p>Q</text:p>
          </table:table-cell>
          <table:table-cell table:style-name="ce12" office:value-type="float" office:value="180">
            <text:p>180</text:p>
          </table:table-cell>
          <table:table-cell table:style-name="ce11" office:value-type="float" office:value="13.7">
            <text:p>13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8273">
            <text:p>8,273</text:p>
          </table:table-cell>
          <table:table-cell table:style-name="ce12" office:value-type="float" office:value="1652">
            <text:p>1,652</text:p>
          </table:table-cell>
          <table:table-cell table:style-name="ce12" office:value-type="float" office:value="1170">
            <text:p>1,170</text:p>
          </table:table-cell>
          <table:table-cell table:style-name="ce12" office:value-type="float" office:value="334">
            <text:p>33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41">
            <text:p>141</text:p>
          </table:table-cell>
          <table:table-cell table:style-name="ce11" office:value-type="float" office:value="16.4">
            <text:p>16.4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9549">
            <text:p>9,549</text:p>
          </table:table-cell>
          <table:table-cell table:style-name="ce12" office:value-type="float" office:value="376">
            <text:p>376</text:p>
          </table:table-cell>
          <table:table-cell table:style-name="ce12" office:value-type="float" office:value="233">
            <text:p>233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23">
            <text:p>23</text:p>
          </table:table-cell>
          <table:table-cell table:style-name="ce12" office:value-type="string">
            <text:p>Q</text:p>
          </table:table-cell>
          <table:table-cell table:style-name="ce11" office:value-type="float" office:value="18.4">
            <text:p>18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9837">
            <text:p>9,837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2.2">
            <text:p>12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9815">
            <text:p>9,815</text:p>
          </table:table-cell>
          <table:table-cell table:style-name="ce12" office:value-type="float" office:value="110">
            <text:p>11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6"/>334413</text:p>
          </table:table-cell>
          <table:table-cell table:style-name="ce5" office:value-type="string">
            <text:p><text:s text:c="2"/>Semiconductors and Related Device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231">
            <text:p>23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9">
            <text:p>2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423">
            <text:p>423</text:p>
          </table:table-cell>
          <table:table-cell table:style-name="ce12" office:value-type="float" office:value="139">
            <text:p>139</text:p>
          </table:table-cell>
          <table:table-cell table:number-columns-repeated="2" table:style-name="ce12" office:value-type="string">
            <text:p>Q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29.1">
            <text:p>29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470">
            <text:p>470</text:p>
          </table:table-cell>
          <table:table-cell table:style-name="ce12" office:value-type="float" office:value="92">
            <text:p>92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7">
            <text:p>7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20.1">
            <text:p>20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498">
            <text:p>498</text:p>
          </table:table-cell>
          <table:table-cell table:style-name="ce12" office:value-type="float" office:value="64">
            <text:p>6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4">
            <text:p>2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501">
            <text:p>501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52">
            <text:p>52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20.1">
            <text:p>20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529">
            <text:p>529</text:p>
          </table:table-cell>
          <table:table-cell table:style-name="ce12" office:value-type="float" office:value="33">
            <text:p>3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.2">
            <text:p>2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516">
            <text:p>516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14">
            <text:p>14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6.3">
            <text:p>16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551">
            <text:p>551</text:p>
          </table:table-cell>
          <table:table-cell table:style-name="ce12" office:value-type="float" office:value="11">
            <text:p>1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539">
            <text:p>539</text:p>
          </table:table-cell>
          <table:table-cell table:style-name="ce12" office:value-type="float" office:value="23">
            <text:p>2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">
            <text:p>2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551">
            <text:p>551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523">
            <text:p>523</text:p>
          </table:table-cell>
          <table:table-cell table:style-name="ce12" office:value-type="float" office:value="39">
            <text:p>39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20.7">
            <text:p>20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518">
            <text:p>518</text:p>
          </table:table-cell>
          <table:table-cell table:style-name="ce12" office:value-type="float" office:value="44">
            <text:p>44</text:p>
          </table:table-cell>
          <table:table-cell table:number-columns-repeated="2" table:style-name="ce12" office:value-type="string">
            <text:p>W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6">
            <text:p>16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540">
            <text:p>540</text:p>
          </table:table-cell>
          <table:table-cell table:number-columns-repeated="2" table:style-name="ce12" office:value-type="float" office:value="22">
            <text:p>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6.7">
            <text:p>16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538">
            <text:p>538</text:p>
          </table:table-cell>
          <table:table-cell table:number-columns-repeated="2" table:style-name="ce12" office:value-type="float" office:value="24">
            <text:p>2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1.4">
            <text:p>11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486">
            <text:p>486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58">
            <text:p>58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8.5">
            <text:p>18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140">
            <text:p>140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29.3">
            <text:p>29.3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430">
            <text:p>430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27.5">
            <text:p>27.5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548">
            <text:p>548</text:p>
          </table:table-cell>
          <table:table-cell table:number-columns-repeated="2" table:style-name="ce12" office:value-type="float" office:value="14">
            <text:p>1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6.9">
            <text:p>16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555">
            <text:p>555</text:p>
          </table:table-cell>
          <table:table-cell table:number-columns-repeated="2" table:style-name="ce12" office:value-type="float" office:value="7">
            <text:p>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7.1">
            <text:p>7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539">
            <text:p>539</text:p>
          </table:table-cell>
          <table:table-cell table:style-name="ce12" office:value-type="float" office:value="23">
            <text:p>2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">
            <text:p>2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2"/>335</text:p>
          </table:table-cell>
          <table:table-cell table:style-name="ce9" office:value-type="string">
            <text:p>ELEC. EQUIP., APPLIANCES, COMPONEN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2985">
            <text:p>2,985</text:p>
          </table:table-cell>
          <table:table-cell table:style-name="ce12" office:value-type="float" office:value="1541">
            <text:p>1,54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">
            <text:p>2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3813">
            <text:p>3,813</text:p>
          </table:table-cell>
          <table:table-cell table:style-name="ce12" office:value-type="float" office:value="713">
            <text:p>713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382">
            <text:p>382</text:p>
          </table:table-cell>
          <table:table-cell table:style-name="ce12" office:value-type="float" office:value="38">
            <text:p>38</text:p>
          </table:table-cell>
          <table:table-cell table:style-name="ce11" office:value-type="float" office:value="18.9">
            <text:p>18.9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3965">
            <text:p>3,965</text:p>
          </table:table-cell>
          <table:table-cell table:style-name="ce12" office:value-type="float" office:value="561">
            <text:p>561</text:p>
          </table:table-cell>
          <table:table-cell table:style-name="ce12" office:value-type="float" office:value="203">
            <text:p>203</text:p>
          </table:table-cell>
          <table:table-cell table:style-name="ce12" office:value-type="string">
            <text:p>W</text:p>
          </table:table-cell>
          <table:table-cell table:style-name="ce12" office:value-type="float" office:value="159">
            <text:p>159</text:p>
          </table:table-cell>
          <table:table-cell table:style-name="ce12" office:value-type="string">
            <text:p>W</text:p>
          </table:table-cell>
          <table:table-cell table:style-name="ce11" office:value-type="float" office:value="14.2">
            <text:p>14.2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4065">
            <text:p>4,065</text:p>
          </table:table-cell>
          <table:table-cell table:style-name="ce12" office:value-type="float" office:value="461">
            <text:p>46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4330">
            <text:p>4,33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Q</text:p>
          </table:table-cell>
          <table:table-cell table:style-name="ce12" office:value-type="float" office:value="12">
            <text:p>12</text:p>
          </table:table-cell>
          <table:table-cell table:style-name="ce11" office:value-type="float" office:value="16.8">
            <text:p>16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4461">
            <text:p>4,461</text:p>
          </table:table-cell>
          <table:table-cell table:style-name="ce12" office:value-type="float" office:value="65">
            <text:p>6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4096">
            <text:p>4,096</text:p>
          </table:table-cell>
          <table:table-cell table:style-name="ce12" office:value-type="float" office:value="430">
            <text:p>43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32">
            <text:p>32</text:p>
          </table:table-cell>
          <table:table-cell table:style-name="ce12" office:value-type="string">
            <text:p>Q</text:p>
          </table:table-cell>
          <table:table-cell table:style-name="ce12" office:value-type="float" office:value="27">
            <text:p>27</text:p>
          </table:table-cell>
          <table:table-cell table:style-name="ce11" office:value-type="float" office:value="14.6">
            <text:p>14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4498">
            <text:p>4,498</text:p>
          </table:table-cell>
          <table:table-cell table:style-name="ce12" office:value-type="float" office:value="28">
            <text:p>2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4381">
            <text:p>4,381</text:p>
          </table:table-cell>
          <table:table-cell table:style-name="ce12" office:value-type="float" office:value="145">
            <text:p>145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2">
            <text:p>2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4503">
            <text:p>4,503</text:p>
          </table:table-cell>
          <table:table-cell table:style-name="ce12" office:value-type="float" office:value="23">
            <text:p>2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4356">
            <text:p>4,356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1.6">
            <text:p>11.6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3890">
            <text:p>3,890</text:p>
          </table:table-cell>
          <table:table-cell table:style-name="ce12" office:value-type="float" office:value="636">
            <text:p>636</text:p>
          </table:table-cell>
          <table:table-cell table:style-name="ce12" office:value-type="float" office:value="495">
            <text:p>495</text:p>
          </table:table-cell>
          <table:table-cell table:style-name="ce12" office:value-type="float" office:value="38">
            <text:p>38</text:p>
          </table:table-cell>
          <table:table-cell table:style-name="ce12" office:value-type="string">
            <text:p>Q</text:p>
          </table:table-cell>
          <table:table-cell table:style-name="ce12" office:value-type="float" office:value="19">
            <text:p>19</text:p>
          </table:table-cell>
          <table:table-cell table:style-name="ce11" office:value-type="float" office:value="17.1">
            <text:p>17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4292">
            <text:p>4,292</text:p>
          </table:table-cell>
          <table:table-cell table:style-name="ce12" office:value-type="float" office:value="234">
            <text:p>234</text:p>
          </table:table-cell>
          <table:table-cell table:style-name="ce12" office:value-type="float" office:value="123">
            <text:p>123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float" office:value="13">
            <text:p>13</text:p>
          </table:table-cell>
          <table:table-cell table:style-name="ce11" office:value-type="float" office:value="14.4">
            <text:p>14.4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4319">
            <text:p>4,319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102">
            <text:p>102</text:p>
          </table:table-cell>
          <table:table-cell table:style-name="ce12" office:value-type="float" office:value="11">
            <text:p>11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6.1">
            <text:p>16.1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4121">
            <text:p>4,121</text:p>
          </table:table-cell>
          <table:table-cell table:style-name="ce12" office:value-type="float" office:value="405">
            <text:p>405</text:p>
          </table:table-cell>
          <table:table-cell table:style-name="ce12" office:value-type="float" office:value="284">
            <text:p>284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Q</text:p>
          </table:table-cell>
          <table:table-cell table:style-name="ce12" office:value-type="float" office:value="11">
            <text:p>11</text:p>
          </table:table-cell>
          <table:table-cell table:style-name="ce11" office:value-type="float" office:value="17.5">
            <text:p>17.5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3956">
            <text:p>3,956</text:p>
          </table:table-cell>
          <table:table-cell table:style-name="ce12" office:value-type="float" office:value="570">
            <text:p>570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25">
            <text:p>25</text:p>
          </table:table-cell>
          <table:table-cell table:number-columns-repeated="2" table:style-name="ce12" office:value-type="string">
            <text:p>Q</text:p>
          </table:table-cell>
          <table:table-cell table:style-name="ce11" office:value-type="float" office:value="14.8">
            <text:p>14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3967">
            <text:p>3,967</text:p>
          </table:table-cell>
          <table:table-cell table:style-name="ce12" office:value-type="float" office:value="559">
            <text:p>559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18">
            <text:p>18</text:p>
          </table:table-cell>
          <table:table-cell table:style-name="ce12" office:value-type="string">
            <text:p>Q</text:p>
          </table:table-cell>
          <table:table-cell table:style-name="ce11" office:value-type="float" office:value="21">
            <text:p>21.0</text:p>
          </table:table-cell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2" table:visibility="collapse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4326">
            <text:p>4,326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25">
            <text:p>25</text:p>
          </table:table-cell>
          <table:table-cell table:number-columns-repeated="3" table:style-name="ce12" office:value-type="string">
            <text:p>Q</text:p>
          </table:table-cell>
          <table:table-cell table:style-name="ce11" office:value-type="float" office:value="18">
            <text:p>18.0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4519">
            <text:p>4,519</text:p>
          </table:table-cell>
          <table:table-cell table:number-columns-repeated="2" table:style-name="ce12" office:value-type="float" office:value="7">
            <text:p>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8.8">
            <text:p>8.8</text:p>
          </table:table-cell>
          <table:table-cell table:number-columns-repeated="247"/>
        </table:table-row>
        <table:table-row table:style-name="ro1" table:visibility="collapse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4422">
            <text:p>4,422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 office:value-type="string">
            <text:p><text:s text:c="2"/>336</text:p>
          </table:table-cell>
          <table:table-cell table:style-name="ce5" office:value-type="string">
            <text:p>TRANSPORTATION EQUIPMENT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5082">
            <text:p>5,082</text:p>
          </table:table-cell>
          <table:table-cell table:style-name="ce12" office:value-type="float" office:value="3298">
            <text:p>3,29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nergy Audits</text:p>
          </table:table-cell>
          <table:table-cell table:style-name="ce12" office:value-type="float" office:value="7374">
            <text:p>7,374</text:p>
          </table:table-cell>
          <table:table-cell table:style-name="ce12" office:value-type="float" office:value="1006">
            <text:p>1,006</text:p>
          </table:table-cell>
          <table:table-cell table:style-name="ce12" office:value-type="float" office:value="329">
            <text:p>329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218">
            <text:p>218</text:p>
          </table:table-cell>
          <table:table-cell table:style-name="ce11" office:value-type="float" office:value="10.5">
            <text:p>10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lectricity Load Control</text:p>
          </table:table-cell>
          <table:table-cell table:style-name="ce12" office:value-type="float" office:value="7352">
            <text:p>7,352</text:p>
          </table:table-cell>
          <table:table-cell table:style-name="ce12" office:value-type="float" office:value="1028">
            <text:p>1,028</text:p>
          </table:table-cell>
          <table:table-cell table:style-name="ce12" office:value-type="float" office:value="411">
            <text:p>411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357">
            <text:p>357</text:p>
          </table:table-cell>
          <table:table-cell table:style-name="ce11" office:value-type="float" office:value="11.4">
            <text:p>11.4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Special Rate Schedule (c)</text:p>
          </table:table-cell>
          <table:table-cell table:style-name="ce12" office:value-type="float" office:value="7431">
            <text:p>7,431</text:p>
          </table:table-cell>
          <table:table-cell table:style-name="ce12" office:value-type="float" office:value="949">
            <text:p>949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8024">
            <text:p>8,024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152">
            <text:p>152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55">
            <text:p>155</text:p>
          </table:table-cell>
          <table:table-cell table:style-name="ce11" office:value-type="float" office:value="12.5">
            <text:p>12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Equipment Rebates</text:p>
          </table:table-cell>
          <table:table-cell table:style-name="ce12" office:value-type="float" office:value="8253">
            <text:p>8,253</text:p>
          </table:table-cell>
          <table:table-cell table:style-name="ce12" office:value-type="float" office:value="127">
            <text:p>12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7198">
            <text:p>7,198</text:p>
          </table:table-cell>
          <table:table-cell table:style-name="ce12" office:value-type="float" office:value="1182">
            <text:p>1,182</text:p>
          </table:table-cell>
          <table:table-cell table:style-name="ce12" office:value-type="float" office:value="584">
            <text:p>584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93">
            <text:p>93</text:p>
          </table:table-cell>
          <table:table-cell table:style-name="ce12" office:value-type="float" office:value="309">
            <text:p>309</text:p>
          </table:table-cell>
          <table:table-cell table:style-name="ce11" office:value-type="float" office:value="14.2">
            <text:p>14.2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8359">
            <text:p>8,359</text:p>
          </table:table-cell>
          <table:table-cell table:style-name="ce12" office:value-type="float" office:value="21">
            <text:p>2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5">
            <text:p>1.5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8266">
            <text:p>8,266</text:p>
          </table:table-cell>
          <table:table-cell table:style-name="ce12" office:value-type="float" office:value="114">
            <text:p>11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6">
            <text:p>1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8239">
            <text:p>8,239</text:p>
          </table:table-cell>
          <table:table-cell table:style-name="ce12" office:value-type="float" office:value="141">
            <text:p>14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8003">
            <text:p>8,003</text:p>
          </table:table-cell>
          <table:table-cell table:style-name="ce12" office:value-type="float" office:value="377">
            <text:p>377</text:p>
          </table:table-cell>
          <table:table-cell table:style-name="ce12" office:value-type="float" office:value="278">
            <text:p>278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Q</text:p>
          </table:table-cell>
          <table:table-cell table:style-name="ce11" office:value-type="float" office:value="8.2">
            <text:p>8.2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6344">
            <text:p>6,344</text:p>
          </table:table-cell>
          <table:table-cell table:style-name="ce12" office:value-type="float" office:value="2036">
            <text:p>2,036</text:p>
          </table:table-cell>
          <table:table-cell table:style-name="ce12" office:value-type="float" office:value="1483">
            <text:p>1,483</text:p>
          </table:table-cell>
          <table:table-cell table:style-name="ce12" office:value-type="float" office:value="211">
            <text:p>2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37">
            <text:p>337</text:p>
          </table:table-cell>
          <table:table-cell table:style-name="ce11" office:value-type="float" office:value="14.3">
            <text:p>14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7602">
            <text:p>7,602</text:p>
          </table:table-cell>
          <table:table-cell table:style-name="ce12" office:value-type="float" office:value="778">
            <text:p>778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130">
            <text:p>13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2.6">
            <text:p>12.6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7948">
            <text:p>7,948</text:p>
          </table:table-cell>
          <table:table-cell table:style-name="ce12" office:value-type="float" office:value="432">
            <text:p>432</text:p>
          </table:table-cell>
          <table:table-cell table:style-name="ce12" office:value-type="float" office:value="290">
            <text:p>290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118">
            <text:p>118</text:p>
          </table:table-cell>
          <table:table-cell table:style-name="ce11" office:value-type="float" office:value="16.4">
            <text:p>16.4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Direct Machine Drive (f)</text:p>
          </table:table-cell>
          <table:table-cell table:style-name="ce12" office:value-type="float" office:value="7513">
            <text:p>7,513</text:p>
          </table:table-cell>
          <table:table-cell table:style-name="ce12" office:value-type="float" office:value="867">
            <text:p>867</text:p>
          </table:table-cell>
          <table:table-cell table:style-name="ce12" office:value-type="float" office:value="719">
            <text:p>719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48">
            <text:p>48</text:p>
          </table:table-cell>
          <table:table-cell table:style-name="ce12" office:value-type="string">
            <text:p>Q</text:p>
          </table:table-cell>
          <table:table-cell table:style-name="ce11" office:value-type="float" office:value="12">
            <text:p>12.0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HVAC (g)</text:p>
          </table:table-cell>
          <table:table-cell table:style-name="ce12" office:value-type="float" office:value="7246">
            <text:p>7,246</text:p>
          </table:table-cell>
          <table:table-cell table:style-name="ce12" office:value-type="float" office:value="1134">
            <text:p>1,134</text:p>
          </table:table-cell>
          <table:table-cell table:style-name="ce12" office:value-type="float" office:value="863">
            <text:p>863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Q</text:p>
          </table:table-cell>
          <table:table-cell table:style-name="ce11" office:value-type="float" office:value="11.2">
            <text:p>11.2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4"/>Facility Lighting</text:p>
          </table:table-cell>
          <table:table-cell table:style-name="ce12" office:value-type="float" office:value="7381">
            <text:p>7,381</text:p>
          </table:table-cell>
          <table:table-cell table:style-name="ce12" office:value-type="float" office:value="999">
            <text:p>999</text:p>
          </table:table-cell>
          <table:table-cell table:style-name="ce12" office:value-type="float" office:value="750">
            <text:p>750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54">
            <text:p>154</text:p>
          </table:table-cell>
          <table:table-cell table:style-name="ce11" office:value-type="float" office:value="14.1">
            <text:p>14.1</text:p>
          </table:table-cell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 table:style-name="ce5"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7960">
            <text:p>7,960</text:p>
          </table:table-cell>
          <table:table-cell table:style-name="ce12" office:value-type="float" office:value="420">
            <text:p>420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34">
            <text:p>134</text:p>
          </table:table-cell>
          <table:table-cell table:style-name="ce11" office:value-type="float" office:value="19.3">
            <text:p>19.3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<text:s text:c="2"/>Other (i)</text:p>
          </table:table-cell>
          <table:table-cell table:style-name="ce12" office:value-type="float" office:value="8322">
            <text:p>8,322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8.4">
            <text:p>8.4</text:p>
          </table:table-cell>
          <table:table-cell table:number-columns-repeated="247"/>
        </table:table-row>
        <table:table-row table:style-name="ro1">
          <table:table-cell table:style-name="ce5"/>
          <table:table-cell table:style-name="ce8" office:value-type="string">
            <text:p>Full-Time Energy Manager (j)</text:p>
          </table:table-cell>
          <table:table-cell table:style-name="ce12" office:value-type="float" office:value="8256">
            <text:p>8,256</text:p>
          </table:table-cell>
          <table:table-cell table:style-name="ce12" office:value-type="float" office:value="124">
            <text:p>124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4">
            <text:p>1.4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 table:style-name="ce5" office:value-type="string">
            <text:p><text:s text:c="2"/>337</text:p>
          </table:table-cell>
          <table:table-cell table:style-name="ce5" office:value-type="string">
            <text:p>FURNITURE AND RELATED PRODUCT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8043">
            <text:p>8,043</text:p>
          </table:table-cell>
          <table:table-cell table:style-name="ce12" office:value-type="float" office:value="3231">
            <text:p>3,231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2"/>Energy Audits</text:p>
          </table:table-cell>
          <table:table-cell table:style-name="ce12" office:value-type="float" office:value="10433">
            <text:p>10,433</text:p>
          </table:table-cell>
          <table:table-cell table:style-name="ce12" office:value-type="float" office:value="841">
            <text:p>841</text:p>
          </table:table-cell>
          <table:table-cell table:style-name="ce12" office:value-type="string">
            <text:p>Q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217">
            <text:p>217</text:p>
          </table:table-cell>
          <table:table-cell table:style-name="ce11" office:value-type="float" office:value="22.6">
            <text:p>22.6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2"/>Electricity Load Control</text:p>
          </table:table-cell>
          <table:table-cell table:style-name="ce12" office:value-type="float" office:value="10597">
            <text:p>10,597</text:p>
          </table:table-cell>
          <table:table-cell table:style-name="ce12" office:value-type="float" office:value="677">
            <text:p>677</text:p>
          </table:table-cell>
          <table:table-cell table:style-name="ce12" office:value-type="float" office:value="193">
            <text:p>193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206">
            <text:p>206</text:p>
          </table:table-cell>
          <table:table-cell table:style-name="ce12" office:value-type="string">
            <text:p>Q</text:p>
          </table:table-cell>
          <table:table-cell table:style-name="ce11" office:value-type="float" office:value="20">
            <text:p>20.0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0718">
            <text:p>10,718</text:p>
          </table:table-cell>
          <table:table-cell table:style-name="ce12" office:value-type="float" office:value="556">
            <text:p>55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1196">
            <text:p>11,196</text:p>
          </table:table-cell>
          <table:table-cell table:style-name="ce12" office:value-type="float" office:value="78">
            <text:p>78</text:p>
          </table:table-cell>
          <table:table-cell table:number-columns-repeated="3"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1" office:value-type="float" office:value="6">
            <text:p>6.0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2"/>Equipment Rebates</text:p>
          </table:table-cell>
          <table:table-cell table:style-name="ce12" office:value-type="float" office:value="11196">
            <text:p>11,196</text:p>
          </table:table-cell>
          <table:table-cell table:style-name="ce12" office:value-type="float" office:value="78">
            <text:p>7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0879">
            <text:p>10,879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54">
            <text:p>54</text:p>
          </table:table-cell>
          <table:table-cell table:style-name="ce11" office:value-type="float" office:value="18.9">
            <text:p>18.9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1188">
            <text:p>11,188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1191">
            <text:p>11,191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2">
            <text:p>1.2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2"/>U.S. Department of Energy's Motor Challenge Program</text:p>
          </table:table-cell>
          <table:table-cell table:number-columns-repeated="2" table:style-name="ce12" office:value-type="string">
            <text:p>W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3">
            <text:p>1.3</text:p>
          </table:table-cell>
          <table:table-cell table:number-columns-repeated="247"/>
        </table:table-row>
        <table:table-row table:style-name="ro2" table:visibility="collapse">
          <table:table-cell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2" table:visibility="collapse">
          <table:table-cell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1146">
            <text:p>11,146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93">
            <text:p>93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8.7">
            <text:p>8.7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9593">
            <text:p>9,593</text:p>
          </table:table-cell>
          <table:table-cell table:style-name="ce12" office:value-type="float" office:value="1681">
            <text:p>1,681</text:p>
          </table:table-cell>
          <table:table-cell table:style-name="ce12" office:value-type="float" office:value="1144">
            <text:p>1,144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float" office:value="190">
            <text:p>190</text:p>
          </table:table-cell>
          <table:table-cell table:style-name="ce11" office:value-type="float" office:value="17.9">
            <text:p>17.9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1107">
            <text:p>11,107</text:p>
          </table:table-cell>
          <table:table-cell table:style-name="ce12" office:value-type="float" office:value="167">
            <text:p>167</text:p>
          </table:table-cell>
          <table:table-cell table:style-name="ce12" office:value-type="float" office:value="49">
            <text:p>49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1" office:value-type="float" office:value="10.9">
            <text:p>10.9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1154">
            <text:p>11,154</text:p>
          </table:table-cell>
          <table:table-cell table:number-columns-repeated="2" table:style-name="ce12" office:value-type="string">
            <text:p>Q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2.3">
            <text:p>2.3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4"/>Direct Machine Drive (f)</text:p>
          </table:table-cell>
          <table:table-cell table:style-name="ce12" office:value-type="float" office:value="10620">
            <text:p>10,620</text:p>
          </table:table-cell>
          <table:table-cell table:style-name="ce12" office:value-type="float" office:value="654">
            <text:p>654</text:p>
          </table:table-cell>
          <table:table-cell table:style-name="ce12" office:value-type="float" office:value="442">
            <text:p>442</text:p>
          </table:table-cell>
          <table:table-cell table:number-columns-repeated="3" table:style-name="ce12" office:value-type="string">
            <text:p>W</text:p>
          </table:table-cell>
          <table:table-cell table:style-name="ce11" office:value-type="float" office:value="16.5">
            <text:p>16.5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4"/>Facility HVAC (g)</text:p>
          </table:table-cell>
          <table:table-cell table:style-name="ce12" office:value-type="float" office:value="10090">
            <text:p>10,090</text:p>
          </table:table-cell>
          <table:table-cell table:style-name="ce12" office:value-type="float" office:value="1184">
            <text:p>1,184</text:p>
          </table:table-cell>
          <table:table-cell table:style-name="ce12" office:value-type="float" office:value="1015">
            <text:p>1,015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float" office:value="67">
            <text:p>67</text:p>
          </table:table-cell>
          <table:table-cell table:style-name="ce11" office:value-type="float" office:value="14.7">
            <text:p>14.7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4"/>Facility Lighting</text:p>
          </table:table-cell>
          <table:table-cell table:style-name="ce12" office:value-type="float" office:value="10106">
            <text:p>10,106</text:p>
          </table:table-cell>
          <table:table-cell table:style-name="ce12" office:value-type="float" office:value="1168">
            <text:p>1,168</text:p>
          </table:table-cell>
          <table:table-cell table:style-name="ce12" office:value-type="float" office:value="986">
            <text:p>986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139">
            <text:p>139</text:p>
          </table:table-cell>
          <table:table-cell table:style-name="ce11" office:value-type="float" office:value="19">
            <text:p>19.0</text:p>
          </table:table-cell>
          <table:table-cell table:number-columns-repeated="247"/>
        </table:table-row>
        <table:table-row table:style-name="ro2" table:visibility="collapse">
          <table:table-cell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number-columns-repeated="6" table:style-name="ce12"/>
          <table:table-cell table:style-name="ce11"/>
          <table:table-cell table:number-columns-repeated="247"/>
        </table:table-row>
        <table:table-row table:style-name="ro2" table:visibility="collapse">
          <table:table-cell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1185">
            <text:p>11,185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31">
            <text:p>31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7">
            <text:p>17.0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<text:s text:c="2"/>Other (i)</text:p>
          </table:table-cell>
          <table:table-cell table:style-name="ce12" office:value-type="float" office:value="11257">
            <text:p>11,257</text:p>
          </table:table-cell>
          <table:table-cell table:style-name="ce12" office:value-type="float" office:value="17">
            <text:p>17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12.9">
            <text:p>12.9</text:p>
          </table:table-cell>
          <table:table-cell table:number-columns-repeated="247"/>
        </table:table-row>
        <table:table-row table:style-name="ro1" table:visibility="collapse">
          <table:table-cell/>
          <table:table-cell table:style-name="ce8" office:value-type="string">
            <text:p>Full-Time Energy Manager (j)</text:p>
          </table:table-cell>
          <table:table-cell table:style-name="ce12" office:value-type="float" office:value="11266">
            <text:p>11,266</text:p>
          </table:table-cell>
          <table:table-cell table:style-name="ce12" office:value-type="float" office:value="8">
            <text:p>8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 table:style-name="ce5" office:value-type="string">
            <text:p><text:s text:c="2"/>339</text:p>
          </table:table-cell>
          <table:table-cell table:style-name="ce5" office:value-type="string">
            <text:p>MISCELLANEOUS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/>
          <table:table-cell table:style-name="ce4"/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/>
          <table:table-cell table:style-name="ce8" office:value-type="string">
            <text:p>Participation in One or More of the Following Types of Activities</text:p>
          </table:table-cell>
          <table:table-cell table:style-name="ce12" office:value-type="float" office:value="9823">
            <text:p>9,823</text:p>
          </table:table-cell>
          <table:table-cell table:style-name="ce12" office:value-type="float" office:value="3807">
            <text:p>3,80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2"/>Energy Audits</text:p>
          </table:table-cell>
          <table:table-cell table:style-name="ce12" office:value-type="float" office:value="12461">
            <text:p>12,461</text:p>
          </table:table-cell>
          <table:table-cell table:style-name="ce12" office:value-type="float" office:value="1169">
            <text:p>1,169</text:p>
          </table:table-cell>
          <table:table-cell table:style-name="ce12" office:value-type="float" office:value="437">
            <text:p>437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450">
            <text:p>450</text:p>
          </table:table-cell>
          <table:table-cell table:style-name="ce12" office:value-type="string">
            <text:p>Q</text:p>
          </table:table-cell>
          <table:table-cell table:style-name="ce11" office:value-type="float" office:value="14.9">
            <text:p>14.9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2"/>Electricity Load Control</text:p>
          </table:table-cell>
          <table:table-cell table:style-name="ce12" office:value-type="float" office:value="12715">
            <text:p>12,715</text:p>
          </table:table-cell>
          <table:table-cell table:style-name="ce12" office:value-type="float" office:value="915">
            <text:p>915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174">
            <text:p>174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225">
            <text:p>225</text:p>
          </table:table-cell>
          <table:table-cell table:style-name="ce11" office:value-type="float" office:value="21.7">
            <text:p>21.7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2"/>Special Rate Schedule (c)</text:p>
          </table:table-cell>
          <table:table-cell table:style-name="ce12" office:value-type="float" office:value="13250">
            <text:p>13,250</text:p>
          </table:table-cell>
          <table:table-cell table:style-name="ce12" office:value-type="float" office:value="380">
            <text:p>380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2"/>Standby Generation Program</text:p>
          </table:table-cell>
          <table:table-cell table:style-name="ce12" office:value-type="float" office:value="13151">
            <text:p>13,151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235">
            <text:p>235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float" office:value="14">
            <text:p>14</text:p>
          </table:table-cell>
          <table:table-cell table:style-name="ce11" office:value-type="float" office:value="22.8">
            <text:p>22.8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2"/>Equipment Rebates</text:p>
          </table:table-cell>
          <table:table-cell table:style-name="ce12" office:value-type="float" office:value="13534">
            <text:p>13,534</text:p>
          </table:table-cell>
          <table:table-cell table:style-name="ce12" office:value-type="float" office:value="96">
            <text:p>96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7">
            <text:p>1.7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2"/>Power Factor Correction or Improvement</text:p>
          </table:table-cell>
          <table:table-cell table:style-name="ce12" office:value-type="float" office:value="12899">
            <text:p>12,899</text:p>
          </table:table-cell>
          <table:table-cell table:style-name="ce12" office:value-type="float" office:value="731">
            <text:p>731</text:p>
          </table:table-cell>
          <table:table-cell table:style-name="ce12" office:value-type="float" office:value="291">
            <text:p>291</text:p>
          </table:table-cell>
          <table:table-cell table:style-name="ce12" office:value-type="string">
            <text:p>Q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230">
            <text:p>230</text:p>
          </table:table-cell>
          <table:table-cell table:style-name="ce11" office:value-type="float" office:value="19">
            <text:p>19.0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2"/>U.S. Environmental Protection Agency's Energy Star Program</text:p>
          </table:table-cell>
          <table:table-cell table:style-name="ce12" office:value-type="float" office:value="13473">
            <text:p>13,473</text:p>
          </table:table-cell>
          <table:table-cell table:style-name="ce12" office:value-type="float" office:value="157">
            <text:p>15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2"/>U.S. Environmental Protection Agency's Green Lights Program</text:p>
          </table:table-cell>
          <table:table-cell table:style-name="ce12" office:value-type="float" office:value="13353">
            <text:p>13,353</text:p>
          </table:table-cell>
          <table:table-cell table:style-name="ce12" office:value-type="float" office:value="277">
            <text:p>277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2"/>U.S. Department of Energy's Motor Challenge Program</text:p>
          </table:table-cell>
          <table:table-cell table:style-name="ce12" office:value-type="float" office:value="13567">
            <text:p>13,567</text:p>
          </table:table-cell>
          <table:table-cell table:style-name="ce12" office:value-type="float" office:value="63">
            <text:p>63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8">
            <text:p>1.8</text:p>
          </table:table-cell>
          <table:table-cell table:number-columns-repeated="247"/>
        </table:table-row>
        <table:table-row table:style-name="ro2">
          <table:table-cell/>
          <table:table-cell table:style-name="ce8" office:value-type="string">
            <text:p><text:s text:c="2"/>Equipment Installation or Retrofit for the <text:span text:style-name="T1">Primary Purpose of 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/>
          <table:table-cell table:style-name="ce8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4"/>Steam Production/System (d)</text:p>
          </table:table-cell>
          <table:table-cell table:style-name="ce12" office:value-type="float" office:value="13350">
            <text:p>13,35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243">
            <text:p>243</text:p>
          </table:table-cell>
          <table:table-cell table:style-name="ce12" office:value-type="string">
            <text:p>Q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9.8">
            <text:p>9.8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4"/>Compressed Air Systems (e)</text:p>
          </table:table-cell>
          <table:table-cell table:style-name="ce12" office:value-type="float" office:value="12373">
            <text:p>12,373</text:p>
          </table:table-cell>
          <table:table-cell table:style-name="ce12" office:value-type="float" office:value="1257">
            <text:p>1,257</text:p>
          </table:table-cell>
          <table:table-cell table:style-name="ce12" office:value-type="float" office:value="1000">
            <text:p>1,000</text:p>
          </table:table-cell>
          <table:table-cell table:style-name="ce12" office:value-type="string">
            <text:p>Q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Q</text:p>
          </table:table-cell>
          <table:table-cell table:style-name="ce11" office:value-type="float" office:value="9">
            <text:p>9.0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4"/>Direct/Indirect Process Heating</text:p>
          </table:table-cell>
          <table:table-cell table:style-name="ce12" office:value-type="float" office:value="13137">
            <text:p>13,137</text:p>
          </table:table-cell>
          <table:table-cell table:style-name="ce12" office:value-type="float" office:value="493">
            <text:p>493</text:p>
          </table:table-cell>
          <table:table-cell table:style-name="ce12" office:value-type="float" office:value="305">
            <text:p>305</text:p>
          </table:table-cell>
          <table:table-cell table:number-columns-repeated="3" table:style-name="ce12" office:value-type="string">
            <text:p>Q</text:p>
          </table:table-cell>
          <table:table-cell table:style-name="ce11" office:value-type="float" office:value="8.8">
            <text:p>8.8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4"/>Direct Process Cooling, Refrigeration</text:p>
          </table:table-cell>
          <table:table-cell table:style-name="ce12" office:value-type="float" office:value="13442">
            <text:p>13,442</text:p>
          </table:table-cell>
          <table:table-cell table:style-name="ce12" office:value-type="float" office:value="188">
            <text:p>188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50">
            <text:p>50</text:p>
          </table:table-cell>
          <table:table-cell table:number-columns-repeated="2" table:style-name="ce12" office:value-type="string">
            <text:p>W</text:p>
          </table:table-cell>
          <table:table-cell table:style-name="ce11" office:value-type="float" office:value="12.6">
            <text:p>12.6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4"/>Direct Machine Drive (f)</text:p>
          </table:table-cell>
          <table:table-cell table:style-name="ce12" office:value-type="float" office:value="12941">
            <text:p>12,941</text:p>
          </table:table-cell>
          <table:table-cell table:style-name="ce12" office:value-type="float" office:value="689">
            <text:p>689</text:p>
          </table:table-cell>
          <table:table-cell table:style-name="ce12" office:value-type="float" office:value="450">
            <text:p>450</text:p>
          </table:table-cell>
          <table:table-cell table:number-columns-repeated="2"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1" office:value-type="float" office:value="16">
            <text:p>16.0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4"/>Facility HVAC (g)</text:p>
          </table:table-cell>
          <table:table-cell table:style-name="ce12" office:value-type="float" office:value="11751">
            <text:p>11,751</text:p>
          </table:table-cell>
          <table:table-cell table:style-name="ce12" office:value-type="float" office:value="1879">
            <text:p>1,879</text:p>
          </table:table-cell>
          <table:table-cell table:style-name="ce12" office:value-type="float" office:value="1306">
            <text:p>1,306</text:p>
          </table:table-cell>
          <table:table-cell table:style-name="ce12" office:value-type="float" office:value="294">
            <text:p>294</text:p>
          </table:table-cell>
          <table:table-cell table:style-name="ce12" office:value-type="string">
            <text:p>Q</text:p>
          </table:table-cell>
          <table:table-cell table:style-name="ce12" office:value-type="float" office:value="85">
            <text:p>85</text:p>
          </table:table-cell>
          <table:table-cell table:style-name="ce11" office:value-type="float" office:value="17.5">
            <text:p>17.5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4"/>Facility Lighting</text:p>
          </table:table-cell>
          <table:table-cell table:style-name="ce12" office:value-type="float" office:value="12189">
            <text:p>12,189</text:p>
          </table:table-cell>
          <table:table-cell table:style-name="ce12" office:value-type="float" office:value="1441">
            <text:p>1,441</text:p>
          </table:table-cell>
          <table:table-cell table:style-name="ce12" office:value-type="float" office:value="1018">
            <text:p>1,018</text:p>
          </table:table-cell>
          <table:table-cell table:style-name="ce12" office:value-type="float" office:value="202">
            <text:p>202</text:p>
          </table:table-cell>
          <table:table-cell table:style-name="ce12" office:value-type="string">
            <text:p>Q</text:p>
          </table:table-cell>
          <table:table-cell table:style-name="ce12" office:value-type="float" office:value="45">
            <text:p>45</text:p>
          </table:table-cell>
          <table:table-cell table:style-name="ce11" office:value-type="float" office:value="16.5">
            <text:p>16.5</text:p>
          </table:table-cell>
          <table:table-cell table:number-columns-repeated="247"/>
        </table:table-row>
        <table:table-row table:style-name="ro2">
          <table:table-cell/>
          <table:table-cell table:style-name="ce8" office:value-type="string">
            <text:p><text:s text:c="2"/>Equipment Installation or Retrofit for the <text:span text:style-name="T1">Primary Purpose of</text:span></text:p>
          </table:table-cell>
          <table:table-cell table:style-name="ce12" table:number-columns-repeated="6"/>
          <table:table-cell table:style-name="ce11"/>
          <table:table-cell table:number-columns-repeated="247"/>
        </table:table-row>
        <table:table-row table:style-name="ro2">
          <table:table-cell/>
          <table:table-cell table:style-name="ce8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2" office:value-type="float" office:value="13226">
            <text:p>13,226</text:p>
          </table:table-cell>
          <table:table-cell table:style-name="ce12" office:value-type="float" office:value="404">
            <text:p>404</text:p>
          </table:table-cell>
          <table:table-cell table:style-name="ce12" office:value-type="float" office:value="269">
            <text:p>269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1" office:value-type="float" office:value="14.4">
            <text:p>14.4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<text:s text:c="2"/>Other (i)</text:p>
          </table:table-cell>
          <table:table-cell table:style-name="ce12" office:value-type="float" office:value="13530">
            <text:p>13,530</text:p>
          </table:table-cell>
          <table:table-cell table:number-columns-repeated="2" table:style-name="ce12" office:value-type="string">
            <text:p>Q</text:p>
          </table:table-cell>
          <table:table-cell table:style-name="ce12" office:value-type="string">
            <text:p>W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1" office:value-type="float" office:value="3.3">
            <text:p>3.3</text:p>
          </table:table-cell>
          <table:table-cell table:number-columns-repeated="247"/>
        </table:table-row>
        <table:table-row table:style-name="ro1">
          <table:table-cell/>
          <table:table-cell table:style-name="ce8" office:value-type="string">
            <text:p>Full-Time Energy Manager (j)</text:p>
          </table:table-cell>
          <table:table-cell table:style-name="ce12" office:value-type="float" office:value="13429">
            <text:p>13,429</text:p>
          </table:table-cell>
          <table:table-cell table:style-name="ce12" office:value-type="string">
            <text:p>Q</text:p>
          </table:table-cell>
          <table:table-cell table:number-columns-repeated="4" table:style-name="ce12" office:value-type="string">
            <text:p>--</text:p>
          </table:table-cell>
          <table:table-cell table:style-name="ce11" office:value-type="float" office:value="1.9">
            <text:p>1.9</text:p>
          </table:table-cell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<text:s text:c="4"/>(a) The North American Industry Classification System (NAICS) has replaced</text:p>
          </table:table-cell>
          <table:table-cell table:number-columns-repeated="255"/>
        </table:table-row>
        <table:table-row table:style-name="ro1">
          <table:table-cell office:value-type="string">
            <text:p>the Standard Industrial Classification (SIC) system.</text:p>
          </table:table-cell>
          <table:table-cell table:number-columns-repeated="255"/>
        </table:table-row>
        <table:table-row table:style-name="ro1">
          <table:table-cell office:value-type="string">
            <text:p><text:s text:c="4"/>(b) This count includes only those establishments that reported this activity in 1998.</text:p>
          </table:table-cell>
          <table:table-cell table:number-columns-repeated="255"/>
        </table:table-row>
        <table:table-row table:style-name="ro1">
          <table:table-cell office:value-type="string">
            <text:p><text:s text:c="4"/>(c) Examples are interruptible rates and time-of-use rates.</text:p>
          </table:table-cell>
          <table:table-cell table:number-columns-repeated="255"/>
        </table:table-row>
        <table:table-row table:style-name="ro1">
          <table:table-cell office:value-type="string">
            <text:p><text:s text:c="4"/>(d) Some examples are boilers, burners, insulation, and piping.</text:p>
          </table:table-cell>
          <table:table-cell table:number-columns-repeated="255"/>
        </table:table-row>
        <table:table-row table:style-name="ro1">
          <table:table-cell office:value-type="string">
            <text:p><text:s text:c="4"/>(e) Some examples are compressors, sizing, and leak reduction.</text:p>
          </table:table-cell>
          <table:table-cell table:number-columns-repeated="255"/>
        </table:table-row>
        <table:table-row table:style-name="ro1">
          <table:table-cell office:value-type="string">
            <text:p><text:s text:c="4"/>(f) Some examples are adjustable-speed drives, motors, and pumps.</text:p>
          </table:table-cell>
          <table:table-cell table:number-columns-repeated="255"/>
        </table:table-row>
        <table:table-row table:style-name="ro1">
          <table:table-cell office:value-type="string">
            <text:p><text:s text:c="4"/>(g) Facility Heating, Ventilation, and Air Conditioning '(Facility HVAC)' excludes</text:p>
          </table:table-cell>
          <table:table-cell table:number-columns-repeated="255"/>
        </table:table-row>
        <table:table-row table:style-name="ro1">
          <table:table-cell office:value-type="string">
            <text:p>steam and hot water.</text:p>
          </table:table-cell>
          <table:table-cell table:number-columns-repeated="255"/>
        </table:table-row>
        <table:table-row table:style-name="ro1">
          <table:table-cell office:value-type="string">
            <text:p><text:s text:c="4"/>(h) One example is electrification of a subset of the manufacturing operation.</text:p>
          </table:table-cell>
          <table:table-cell table:number-columns-repeated="255"/>
        </table:table-row>
        <table:table-row table:style-name="ro1">
          <table:table-cell office:value-type="string">
            <text:p><text:s text:c="4"/>(i) Examples are improvements in operating procedures and other energy-management</text:p>
          </table:table-cell>
          <table:table-cell table:number-columns-repeated="255"/>
        </table:table-row>
        <table:table-row table:style-name="ro1">
          <table:table-cell office:value-type="string">
            <text:p>programs reported by respondents.</text:p>
          </table:table-cell>
          <table:table-cell table:number-columns-repeated="255"/>
        </table:table-row>
        <table:table-row table:style-name="ro1">
          <table:table-cell office:value-type="string">
            <text:p><text:s text:c="4"/>(j) A 'Full-Time Energy Manager' is a person whose major function is to direct or plan energy</text:p>
          </table:table-cell>
          <table:table-cell table:number-columns-repeated="255"/>
        </table:table-row>
        <table:table-row table:style-name="ro1">
          <table:table-cell office:value-type="string">
            <text:p>strategies relating to energy use and energy-efficient technology within the establishment.</text:p>
          </table:table-cell>
          <table:table-cell table:number-columns-repeated="255"/>
        </table:table-row>
        <table:table-row table:style-name="ro1">
          <table:table-cell office:value-type="string">
            <text:p>This category is not considered an Energy-Management Activity, and hence, does not affect </text:p>
          </table:table-cell>
          <table:table-cell table:number-columns-repeated="255"/>
        </table:table-row>
        <table:table-row table:style-name="ro1">
          <table:table-cell office:value-type="string">
            <text:p>totals in the rows labeled 'Participation in One or More of the Following Types of Activities.'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<text:s text:c="4"/>NF=No applicable RSE row/column factor.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<text:s text:c="4"/>* Estimate less than 0.5.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<text:s text:c="4"/>W=Withheld to avoid disclosing data for individual establishments.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<text:s text:c="4"/>Q=Withheld because Relative Standard Error is greater than 50 percent.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<text:s text:c="4"/>NA=Not available.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<text:s text:c="4"/>-- Estimation is not applicable.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<text:s text:c="4"/>Notes: <text:s/>To obtain the RSE percentage for any table cell, multiply the cell's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corresponding RSE column and RSE row factors. <text:s text:c="2"/>Totals may not equal sum of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components because of independent rounding.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<text:s text:c="4"/>Source: Energy Information Administration, Office of Energy Markets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and End Use, Energy Consumption Division, Form EIA-846, '1998 Manufacturing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Energy Consumption Survey.'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10469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_Regression_Int" table:base-cell-address="$Sheet1.$A$1" table:expression="1"/>
        <table:named-expression table:name="Excel_BuiltIn_Print_Area" table:base-cell-address="$Sheet1.$A$1" table:expression="$M98_01p1.$#REF!$#REF!:$#REF!$#REF!"/>
        <table:named-expression table:name="Print_Area_MI" table:base-cell-address="$Sheet1.$A$1" table:expression="$M98_01p1.$#REF!$#REF!: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" svg:font-family="Helv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  <number:text> </number:text>
    </number:number-style>
    <number:number-style style:name="N144">
      <number:number number:decimal-places="1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Helv" fo:font-size="12pt" style:font-name-asian="Microsoft YaHei" style:font-size-asian="12pt" style:font-name-complex="Helv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5in" fo:margin-bottom="0.5in" fo:margin-left="0.5in" fo:margin-right="0.5in" style:first-page-number="continue" style:scale-to="100%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7/19/2012</text:date>, <text:time>13:0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98_5f_01p1" style:display-name="PageStyle_M98_01p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ferred Customer</meta:initial-creator>
    <meta:creation-date>1999-04-01T06:48:46</meta:creation-date>
    <dc:date>2012-07-19T13:07:39.43</dc:date>
    <meta:print-date>1999-06-01T05:28:47</meta:print-date>
    <meta:generator>OpenOffice.org/3.4$Win32 OpenOffice.org_project/340m1$Build-9590</meta:generator>
    <meta:editing-duration>PT1H30M21S</meta:editing-duration>
    <meta:editing-cycles>3</meta:editing-cycles>
    <meta:document-statistic meta:table-count="2" meta:cell-count="10628" meta:object-count="0"/>
  </office:meta>
</office:document-meta>
</file>